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Frost et al., 2003" table:style-name="ta1">
        <table:table-column table:style-name="co1" table:number-columns-repeated="5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Run_no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_(GPa)</text:p>
          </table:table-cell>
          <table:table-cell office:value-type="string" calcext:value-type="string">
            <text:p>T_(K)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Fe</text:p>
          </table:table-cell>
          <table:table-cell table:style-name="Default" office:value-type="string" calcext:value-type="string">
            <text:p>Feerr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lerr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err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Mgerr</text:p>
          </table:table-cell>
          <table:table-cell table:style-name="Default" office:value-type="string" calcext:value-type="string">
            <text:p>Cations</text:p>
          </table:table-cell>
          <table:table-cell table:style-name="Default" office:value-type="string" calcext:value-type="string">
            <text:p>r=Fe/(Fe+Mg)</text:p>
          </table:table-cell>
          <table:table-cell table:style-name="Default"/>
          <table:table-cell/>
          <table:table-cell office:value-type="string" calcext:value-type="string">
            <text:p>dr/dFe</text:p>
          </table:table-cell>
          <table:table-cell office:value-type="string" calcext:value-type="string">
            <text:p>dr/dM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3" calcext:value-type="float">
            <text:p>0.003</text:p>
          </table:table-cell>
          <table:table-cell office:value-type="float" office:value="1.771" calcext:value-type="float">
            <text:p>1.771</text:p>
          </table:table-cell>
          <table:table-cell office:value-type="float" office:value="0.004" calcext:value-type="float">
            <text:p>0.004</text:p>
          </table:table-cell>
          <table:table-cell table:formula="of:=[.L3]+[.J3]+[.H3]+[.F3]" office:value-type="float" office:value="3.009" calcext:value-type="float">
            <text:p>3.009</text:p>
          </table:table-cell>
          <table:table-cell table:formula="of:=[.F3]/([.F3]+[.L3])" office:value-type="float" office:value="0.122398414271556" calcext:value-type="float">
            <text:p>0.1224</text:p>
          </table:table-cell>
          <table:table-cell table:formula="of:=SQRT(([.R3]*[.G3])^2 + ([.S3]*[.M3])^2)" office:value-type="float" office:value="0.00262057562700885" calcext:value-type="float">
            <text:p>0.0026</text:p>
          </table:table-cell>
          <table:table-cell/>
          <table:table-cell table:formula="of:=[.L3]/([.L3]+[.F3])^2" office:value-type="float" office:value="0.43488681156018" calcext:value-type="float">
            <text:p>0.43488681156018</text:p>
          </table:table-cell>
          <table:table-cell table:formula="of:=-[.F3]/([.L3]+[.F3])^2" office:value-type="float" office:value="-0.0606533271910585" calcext:value-type="float">
            <text:p>-0.060653327191059</text:p>
          </table:table-cell>
          <table:table-cell/>
          <table:table-cell office:value-type="string" calcext:value-type="string">
            <text:p>0.122(3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4" calcext:value-type="float">
            <text:p>0.4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6" calcext:value-type="float">
            <text:p>0.5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" calcext:value-type="float">
            <text:p>0.996</text:p>
          </table:table-cell>
          <table:table-cell table:formula="of:=[.F4]/([.F4]+[.L4])" office:value-type="float" office:value="0.441767068273092" calcext:value-type="float">
            <text:p>0.4418</text:p>
          </table:table-cell>
          <table:table-cell table:formula="of:=SQRT(([.R4]*[.G4])^2 + ([.S4]*[.M4])^2)" office:value-type="float" office:value="0.00357372656269194" calcext:value-type="float">
            <text:p>0.0036</text:p>
          </table:table-cell>
          <table:table-cell/>
          <table:table-cell table:formula="of:=[.L4]/([.L4]+[.F4])^2" office:value-type="float" office:value="0.560474831051112" calcext:value-type="float">
            <text:p>0.560474831051112</text:p>
          </table:table-cell>
          <table:table-cell table:formula="of:=-[.F4]/([.L4]+[.F4])^2" office:value-type="float" office:value="-0.443541233205916" calcext:value-type="float">
            <text:p>-0.443541233205916</text:p>
          </table:table-cell>
          <table:table-cell/>
          <table:table-cell office:value-type="string" calcext:value-type="string">
            <text:p>0.442(5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4" calcext:value-type="float">
            <text:p>1.854</text:p>
          </table:table-cell>
          <table:table-cell office:value-type="float" office:value="0.003" calcext:value-type="float">
            <text:p>0.003</text:p>
          </table:table-cell>
          <table:table-cell office:value-type="float" office:value="3.005" calcext:value-type="float">
            <text:p>3.005</text:p>
          </table:table-cell>
          <table:table-cell table:formula="of:=[.F5]/([.F5]+[.L5])" office:value-type="float" office:value="0.078070611636002" calcext:value-type="float">
            <text:p>0.0781</text:p>
          </table:table-cell>
          <table:table-cell table:formula="of:=SQRT(([.R5]*[.G5])^2 + ([.S5]*[.M5])^2)" office:value-type="float" office:value="0.000473005706976488" calcext:value-type="float">
            <text:p>0.0005</text:p>
          </table:table-cell>
          <table:table-cell/>
          <table:table-cell table:formula="of:=[.L5]/([.L5]+[.F5])^2" office:value-type="float" office:value="0.4584432562725" calcext:value-type="float">
            <text:p>0.4584432562725</text:p>
          </table:table-cell>
          <table:table-cell table:formula="of:=-[.F5]/([.L5]+[.F5])^2" office:value-type="float" office:value="-0.0388217859950283" calcext:value-type="float">
            <text:p>-0.038821785995028</text:p>
          </table:table-cell>
          <table:table-cell/>
          <table:table-cell office:value-type="string" calcext:value-type="string">
            <text:p>0.078(1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table:formula="of:=[.F6]/([.F6]+[.L6])" office:value-type="float" office:value="0.264056224899598" calcext:value-type="float">
            <text:p>0.2641</text:p>
          </table:table-cell>
          <table:table-cell table:formula="of:=SQRT(([.R6]*[.G6])^2 + ([.S6]*[.M6])^2)" office:value-type="float" office:value="0.00235506524052643" calcext:value-type="float">
            <text:p>0.0024</text:p>
          </table:table-cell>
          <table:table-cell/>
          <table:table-cell table:formula="of:=[.L6]/([.L6]+[.F6])^2" office:value-type="float" office:value="0.738899372590765" calcext:value-type="float">
            <text:p>0.738899372590765</text:p>
          </table:table-cell>
          <table:table-cell table:formula="of:=-[.F6]/([.L6]+[.F6])^2" office:value-type="float" office:value="-0.265116691666263" calcext:value-type="float">
            <text:p>-0.265116691666263</text:p>
          </table:table-cell>
          <table:table-cell/>
          <table:table-cell office:value-type="string" calcext:value-type="string">
            <text:p>0.264(3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7" calcext:value-type="float">
            <text:p>0.17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.000</text:p>
          </table:table-cell>
          <table:table-cell office:value-type="float" office:value="0.016" calcext:value-type="float">
            <text:p>0.016</text:p>
          </table:table-cell>
          <table:table-cell office:value-type="float" office:value="1.829" calcext:value-type="float">
            <text:p>1.829</text:p>
          </table:table-cell>
          <table:table-cell office:value-type="float" office:value="0.029" calcext:value-type="float">
            <text:p>0.029</text:p>
          </table:table-cell>
          <table:table-cell office:value-type="float" office:value="2.999" calcext:value-type="float">
            <text:p>2.999</text:p>
          </table:table-cell>
          <table:table-cell table:formula="of:=[.F7]/([.F7]+[.L7])" office:value-type="float" office:value="0.0850425212606303" calcext:value-type="float">
            <text:p>0.0850</text:p>
          </table:table-cell>
          <table:table-cell table:formula="of:=SQRT(([.R7]*[.G7])^2 + ([.S7]*[.M7])^2)" office:value-type="float" office:value="0.00259990464921178" calcext:value-type="float">
            <text:p>0.0026</text:p>
          </table:table-cell>
          <table:table-cell/>
          <table:table-cell table:formula="of:=[.L7]/([.L7]+[.F7])^2" office:value-type="float" office:value="0.457707593166268" calcext:value-type="float">
            <text:p>0.457707593166268</text:p>
          </table:table-cell>
          <table:table-cell table:formula="of:=-[.F7]/([.L7]+[.F7])^2" office:value-type="float" office:value="-0.0425425318962633" calcext:value-type="float">
            <text:p>-0.042542531896263</text:p>
          </table:table-cell>
          <table:table-cell/>
          <table:table-cell office:value-type="string" calcext:value-type="string">
            <text:p>0.085(2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84" calcext:value-type="float">
            <text:p>0.28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table:formula="of:=[.F8]/([.F8]+[.L8])" office:value-type="float" office:value="0.285427135678392" calcext:value-type="float">
            <text:p>0.2854</text:p>
          </table:table-cell>
          <table:table-cell table:formula="of:=SQRT(([.R8]*[.G8])^2 + ([.S8]*[.M8])^2)" office:value-type="float" office:value="0.00299879152159093" calcext:value-type="float">
            <text:p>0.0030</text:p>
          </table:table-cell>
          <table:table-cell/>
          <table:table-cell table:formula="of:=[.L8]/([.L8]+[.F8])^2" office:value-type="float" office:value="0.718163682735284" calcext:value-type="float">
            <text:p>0.718163682735284</text:p>
          </table:table-cell>
          <table:table-cell table:formula="of:=-[.F8]/([.L8]+[.F8])^2" office:value-type="float" office:value="-0.286861442892856" calcext:value-type="float">
            <text:p>-0.286861442892856</text:p>
          </table:table-cell>
          <table:table-cell/>
          <table:table-cell office:value-type="string" calcext:value-type="string">
            <text:p>0.286(4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2" calcext:value-type="float">
            <text:p>0.002</text:p>
          </table:table-cell>
          <table:table-cell office:value-type="float" office:value="1.903" calcext:value-type="float">
            <text:p>1.903</text:p>
          </table:table-cell>
          <table:table-cell office:value-type="float" office:value="0.003" calcext:value-type="float">
            <text:p>0.003</text:p>
          </table:table-cell>
          <table:table-cell office:value-type="float" office:value="3.004" calcext:value-type="float">
            <text:p>3.004</text:p>
          </table:table-cell>
          <table:table-cell table:formula="of:=[.F9]/([.F9]+[.L9])" office:value-type="float" office:value="0.0522908366533865" calcext:value-type="float">
            <text:p>0.0523</text:p>
          </table:table-cell>
          <table:table-cell table:formula="of:=SQRT(([.R9]*[.G9])^2 + ([.S9]*[.M9])^2)" office:value-type="float" office:value="0.000947160831874229" calcext:value-type="float">
            <text:p>0.0009</text:p>
          </table:table-cell>
          <table:table-cell/>
          <table:table-cell table:formula="of:=[.L9]/([.L9]+[.F9])^2" office:value-type="float" office:value="0.471966714814051" calcext:value-type="float">
            <text:p>0.471966714814051</text:p>
          </table:table-cell>
          <table:table-cell table:formula="of:=-[.F9]/([.L9]+[.F9])^2" office:value-type="float" office:value="-0.0260412533134395" calcext:value-type="float">
            <text:p>-0.02604125331344</text:p>
          </table:table-cell>
          <table:table-cell/>
          <table:table-cell office:value-type="string" calcext:value-type="string">
            <text:p>0.052(1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table:formula="of:=[.F10]/([.F10]+[.L10])" office:value-type="float" office:value="0.153768844221106" calcext:value-type="float">
            <text:p>0.1538</text:p>
          </table:table-cell>
          <table:table-cell table:formula="of:=SQRT(([.R10]*[.G10])^2 + ([.S10]*[.M10])^2)" office:value-type="float" office:value="0.00172882087022605" calcext:value-type="float">
            <text:p>0.0017</text:p>
          </table:table-cell>
          <table:table-cell/>
          <table:table-cell table:formula="of:=[.L10]/([.L10]+[.F10])^2" office:value-type="float" office:value="0.85048357364713" calcext:value-type="float">
            <text:p>0.85048357364713</text:p>
          </table:table-cell>
          <table:table-cell table:formula="of:=-[.F10]/([.L10]+[.F10])^2" office:value-type="float" office:value="-0.154541551981011" calcext:value-type="float">
            <text:p>-0.154541551981011</text:p>
          </table:table-cell>
          <table:table-cell/>
          <table:table-cell office:value-type="string" calcext:value-type="string">
            <text:p>0.154(2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anB</text:p>
          </table:table-cell>
          <table:table-cell office:value-type="float" office:value="0.98" calcext:value-type="float">
            <text:p>0.980</text:p>
          </table:table-cell>
          <table:table-cell office:value-type="float" office:value="0.09" calcext:value-type="float">
            <text:p>0.090</text:p>
          </table:table-cell>
          <table:table-cell office:value-type="float" office:value="0.1" calcext:value-type="float">
            <text:p>0.100</text:p>
          </table:table-cell>
          <table:table-cell office:value-type="float" office:value="0.06" calcext:value-type="float">
            <text:p>0.060</text:p>
          </table:table-cell>
          <table:table-cell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float" office:value="12.6" calcext:value-type="float">
            <text:p>12.600</text:p>
          </table:table-cell>
          <table:table-cell office:value-type="float" office:value="0.2" calcext:value-type="float">
            <text:p>0.200</text:p>
          </table:table-cell>
          <table:table-cell office:value-type="float" office:value="18.88" calcext:value-type="float">
            <text:p>18.880</text:p>
          </table:table-cell>
          <table:table-cell table:formula="of:=[.F11]/([.F11]+[.L11])" office:value-type="float" office:value="0.0721649484536082" calcext:value-type="float">
            <text:p>0.0722</text:p>
          </table:table-cell>
          <table:table-cell table:formula="of:=SQRT(([.R11]*[.G11])^2 + ([.S11]*[.M11])^2)" office:value-type="float" office:value="0.0062402998064352" calcext:value-type="float">
            <text:p>0.0062</text:p>
          </table:table-cell>
          <table:table-cell/>
          <table:table-cell table:formula="of:=[.L11]/([.L11]+[.F11])^2" office:value-type="float" office:value="0.0683236414982615" calcext:value-type="float">
            <text:p>0.068323641498262</text:p>
          </table:table-cell>
          <table:table-cell table:formula="of:=-[.F11]/([.L11]+[.F11])^2" office:value-type="float" office:value="-0.00531406100542034" calcext:value-type="float">
            <text:p>-0.00531406100542</text:p>
          </table:table-cell>
          <table:table-cell/>
          <table:table-cell office:value-type="string" calcext:value-type="string">
            <text:p>0.072(6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2" calcext:value-type="float">
            <text:p>0.002</text:p>
          </table:table-cell>
          <table:table-cell office:value-type="float" office:value="1.87" calcext:value-type="float">
            <text:p>1.870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2" calcext:value-type="float">
            <text:p>3.002</text:p>
          </table:table-cell>
          <table:table-cell table:formula="of:=[.F12]/([.F12]+[.L12])" office:value-type="float" office:value="0.0673316708229427" calcext:value-type="float">
            <text:p>0.0673</text:p>
          </table:table-cell>
          <table:table-cell table:formula="of:=SQRT(([.R12]*[.G12])^2 + ([.S12]*[.M12])^2)" office:value-type="float" office:value="0.00140196376442893" calcext:value-type="float">
            <text:p>0.0014</text:p>
          </table:table-cell>
          <table:table-cell/>
          <table:table-cell table:formula="of:=[.L12]/([.L12]+[.F12])^2" office:value-type="float" office:value="0.465171236497286" calcext:value-type="float">
            <text:p>0.465171236497286</text:p>
          </table:table-cell>
          <table:table-cell table:formula="of:=-[.F12]/([.L12]+[.F12])^2" office:value-type="float" office:value="-0.0335818807096971" calcext:value-type="float">
            <text:p>-0.033581880709697</text:p>
          </table:table-cell>
          <table:table-cell/>
          <table:table-cell office:value-type="string" calcext:value-type="string">
            <text:p>0.068(1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5" calcext:value-type="float">
            <text:p>0.995</text:p>
          </table:table-cell>
          <table:table-cell table:formula="of:=[.F13]/([.F13]+[.L13])" office:value-type="float" office:value="0.214285714285714" calcext:value-type="float">
            <text:p>0.2143</text:p>
          </table:table-cell>
          <table:table-cell table:formula="of:=SQRT(([.R13]*[.G13])^2 + ([.S13]*[.M13])^2)" office:value-type="float" office:value="0.00281080874038631" calcext:value-type="float">
            <text:p>0.0028</text:p>
          </table:table-cell>
          <table:table-cell/>
          <table:table-cell table:formula="of:=[.L13]/([.L13]+[.F13])^2" office:value-type="float" office:value="0.790457027881575" calcext:value-type="float">
            <text:p>0.790457027881575</text:p>
          </table:table-cell>
          <table:table-cell table:formula="of:=-[.F13]/([.L13]+[.F13])^2" office:value-type="float" office:value="-0.215579189422248" calcext:value-type="float">
            <text:p>-0.215579189422248</text:p>
          </table:table-cell>
          <table:table-cell/>
          <table:table-cell office:value-type="string" calcext:value-type="string">
            <text:p>0.214(2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16" calcext:value-type="float">
            <text:p>0.116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896" calcext:value-type="float">
            <text:p>1.896</text:p>
          </table:table-cell>
          <table:table-cell office:value-type="float" office:value="0.005" calcext:value-type="float">
            <text:p>0.005</text:p>
          </table:table-cell>
          <table:table-cell office:value-type="float" office:value="3.006" calcext:value-type="float">
            <text:p>3.006</text:p>
          </table:table-cell>
          <table:table-cell table:formula="of:=[.F14]/([.F14]+[.L14])" office:value-type="float" office:value="0.0576540755467197" calcext:value-type="float">
            <text:p>0.0577</text:p>
          </table:table-cell>
          <table:table-cell table:formula="of:=SQRT(([.R14]*[.G14])^2 + ([.S14]*[.M14])^2)" office:value-type="float" office:value="0.000489787278285829" calcext:value-type="float">
            <text:p>0.0005</text:p>
          </table:table-cell>
          <table:table-cell/>
          <table:table-cell table:formula="of:=[.L14]/([.L14]+[.F14])^2" office:value-type="float" office:value="0.468362785513559" calcext:value-type="float">
            <text:p>0.468362785513559</text:p>
          </table:table-cell>
          <table:table-cell table:formula="of:=-[.F14]/([.L14]+[.F14])^2" office:value-type="float" office:value="-0.0286551071305764" calcext:value-type="float">
            <text:p>-0.028655107130576</text:p>
          </table:table-cell>
          <table:table-cell/>
          <table:table-cell office:value-type="string" calcext:value-type="string">
            <text:p>0.058(1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68" calcext:value-type="float">
            <text:p>0.168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83" calcext:value-type="float">
            <text:p>0.83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formula="of:=[.F15]/([.F15]+[.L15])" office:value-type="float" office:value="0.168336673346693" calcext:value-type="float">
            <text:p>0.1683</text:p>
          </table:table-cell>
          <table:table-cell table:formula="of:=SQRT(([.R15]*[.G15])^2 + ([.S15]*[.M15])^2)" office:value-type="float" office:value="0.000850229258554843" calcext:value-type="float">
            <text:p>0.0009</text:p>
          </table:table-cell>
          <table:table-cell/>
          <table:table-cell table:formula="of:=[.L15]/([.L15]+[.F15])^2" office:value-type="float" office:value="0.83332998662656" calcext:value-type="float">
            <text:p>0.83332998662656</text:p>
          </table:table-cell>
          <table:table-cell table:formula="of:=-[.F15]/([.L15]+[.F15])^2" office:value-type="float" office:value="-0.168674021389472" calcext:value-type="float">
            <text:p>-0.168674021389472</text:p>
          </table:table-cell>
          <table:table-cell/>
          <table:table-cell office:value-type="string" calcext:value-type="string">
            <text:p>0.168(1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anB</text:p>
          </table:table-cell>
          <table:table-cell office:value-type="float" office:value="1.02" calcext:value-type="float">
            <text:p>1.020</text:p>
          </table:table-cell>
          <table:table-cell office:value-type="float" office:value="0.05" calcext:value-type="float">
            <text:p>0.050</text:p>
          </table:table-cell>
          <table:table-cell office:value-type="float" office:value="0.11" calcext:value-type="float">
            <text:p>0.110</text:p>
          </table:table-cell>
          <table:table-cell office:value-type="float" office:value="0.02" calcext:value-type="float">
            <text:p>0.020</text:p>
          </table:table-cell>
          <table:table-cell office:value-type="float" office:value="4.9" calcext:value-type="float">
            <text:p>4.900</text:p>
          </table:table-cell>
          <table:table-cell office:value-type="float" office:value="0.1" calcext:value-type="float">
            <text:p>0.100</text:p>
          </table:table-cell>
          <table:table-cell office:value-type="float" office:value="13.1" calcext:value-type="float">
            <text:p>13.100</text:p>
          </table:table-cell>
          <table:table-cell office:value-type="float" office:value="0.2" calcext:value-type="float">
            <text:p>0.200</text:p>
          </table:table-cell>
          <table:table-cell office:value-type="float" office:value="19.1" calcext:value-type="float">
            <text:p>19.100</text:p>
          </table:table-cell>
          <table:table-cell table:formula="of:=[.F16]/([.F16]+[.L16])" office:value-type="float" office:value="0.0722379603399433" calcext:value-type="float">
            <text:p>0.0722</text:p>
          </table:table-cell>
          <table:table-cell table:formula="of:=SQRT(([.R16]*[.G16])^2 + ([.S16]*[.M16])^2)" office:value-type="float" office:value="0.00344092721056351" calcext:value-type="float">
            <text:p>0.0034</text:p>
          </table:table-cell>
          <table:table-cell/>
          <table:table-cell table:formula="of:=[.L16]/([.L16]+[.F16])^2" office:value-type="float" office:value="0.065705526888106" calcext:value-type="float">
            <text:p>0.065705526888106</text:p>
          </table:table-cell>
          <table:table-cell table:formula="of:=-[.F16]/([.L16]+[.F16])^2" office:value-type="float" office:value="-0.0051160028569365" calcext:value-type="float">
            <text:p>-0.005116002856937</text:p>
          </table:table-cell>
          <table:table-cell/>
          <table:table-cell office:value-type="string" calcext:value-type="string">
            <text:p>0.073(3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" calcext:value-type="float">
            <text:p>0.2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5" calcext:value-type="float">
            <text:p>0.005</text:p>
          </table:table-cell>
          <table:table-cell office:value-type="float" office:value="1.803" calcext:value-type="float">
            <text:p>1.803</text:p>
          </table:table-cell>
          <table:table-cell office:value-type="float" office:value="0.013" calcext:value-type="float">
            <text:p>0.013</text:p>
          </table:table-cell>
          <table:table-cell office:value-type="float" office:value="3.001" calcext:value-type="float">
            <text:p>3.001</text:p>
          </table:table-cell>
          <table:table-cell table:formula="of:=[.F17]/([.F17]+[.L17])" office:value-type="float" office:value="0.0998502246630055" calcext:value-type="float">
            <text:p>0.0999</text:p>
          </table:table-cell>
          <table:table-cell table:formula="of:=SQRT(([.R17]*[.G17])^2 + ([.S17]*[.M17])^2)" office:value-type="float" office:value="0.00233858956429381" calcext:value-type="float">
            <text:p>0.0023</text:p>
          </table:table-cell>
          <table:table-cell/>
          <table:table-cell table:formula="of:=[.L17]/([.L17]+[.F17])^2" office:value-type="float" office:value="0.449400786488764" calcext:value-type="float">
            <text:p>0.449400786488764</text:p>
          </table:table-cell>
          <table:table-cell table:formula="of:=-[.F17]/([.L17]+[.F17])^2" office:value-type="float" office:value="-0.0498503368262633" calcext:value-type="float">
            <text:p>-0.049850336826263</text:p>
          </table:table-cell>
          <table:table-cell/>
          <table:table-cell office:value-type="string" calcext:value-type="string">
            <text:p>0.100(3)</text:p>
          </table:table-cell>
        </table:table-row>
        <table:table-row table:style-name="ro1">
          <table:table-cell office:value-type="string" calcext:value-type="string">
            <text:p>V189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5" calcext:value-type="float">
            <text:p>0.6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2" calcext:value-type="float">
            <text:p>0.992</text:p>
          </table:table-cell>
          <table:table-cell table:formula="of:=[.F18]/([.F18]+[.L18])" office:value-type="float" office:value="0.378787878787879" calcext:value-type="float">
            <text:p>0.3788</text:p>
          </table:table-cell>
          <table:table-cell table:formula="of:=SQRT(([.R18]*[.G18])^2 + ([.S18]*[.M18])^2)" office:value-type="float" office:value="0.00462038073684831" calcext:value-type="float">
            <text:p>0.0046</text:p>
          </table:table-cell>
          <table:table-cell/>
          <table:table-cell table:formula="of:=[.L18]/([.L18]+[.F18])^2" office:value-type="float" office:value="0.627486991123355" calcext:value-type="float">
            <text:p>0.627486991123355</text:p>
          </table:table-cell>
          <table:table-cell table:formula="of:=-[.F18]/([.L18]+[.F18])^2" office:value-type="float" office:value="-0.382614018977655" calcext:value-type="float">
            <text:p>-0.382614018977655</text:p>
          </table:table-cell>
          <table:table-cell/>
          <table:table-cell office:value-type="string" calcext:value-type="string">
            <text:p>0.379(7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G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1.75" calcext:value-type="float">
            <text:p>1.750</text:p>
          </table:table-cell>
          <table:table-cell office:value-type="float" office:value="0.011" calcext:value-type="float">
            <text:p>0.011</text:p>
          </table:table-cell>
          <table:table-cell office:value-type="float" office:value="2.999" calcext:value-type="float">
            <text:p>2.999</text:p>
          </table:table-cell>
          <table:table-cell table:formula="of:=[.F20]/([.F20]+[.L20])" office:value-type="float" office:value="0.123685528292439" calcext:value-type="float">
            <text:p>0.1237</text:p>
          </table:table-cell>
          <table:table-cell table:formula="of:=SQRT(([.R20]*[.G20])^2 + ([.S20]*[.M20])^2)" office:value-type="float" office:value="0.00271961091216489" calcext:value-type="float">
            <text:p>0.0027</text:p>
          </table:table-cell>
          <table:table-cell/>
          <table:table-cell table:formula="of:=[.L20]/([.L20]+[.F20])^2" office:value-type="float" office:value="0.438815459042344" calcext:value-type="float">
            <text:p>0.438815459042344</text:p>
          </table:table-cell>
          <table:table-cell table:formula="of:=-[.F20]/([.L20]+[.F20])^2" office:value-type="float" office:value="-0.0619356676476909" calcext:value-type="float">
            <text:p>-0.061935667647691</text:p>
          </table:table-cell>
          <table:table-cell/>
          <table:table-cell office:value-type="string" calcext:value-type="string">
            <text:p>0.124(3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G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21]/([.F21]+[.L21])" office:value-type="float" office:value="0.265326633165829" calcext:value-type="float">
            <text:p>0.2653</text:p>
          </table:table-cell>
          <table:table-cell table:formula="of:=SQRT(([.R21]*[.G21])^2 + ([.S21]*[.M21])^2)" office:value-type="float" office:value="0.00167949406362019" calcext:value-type="float">
            <text:p>0.0017</text:p>
          </table:table-cell>
          <table:table-cell/>
          <table:table-cell table:formula="of:=[.L21]/([.L21]+[.F21])^2" office:value-type="float" office:value="0.738365192798162" calcext:value-type="float">
            <text:p>0.738365192798162</text:p>
          </table:table-cell>
          <table:table-cell table:formula="of:=-[.F21]/([.L21]+[.F21])^2" office:value-type="float" office:value="-0.266659932829979" calcext:value-type="float">
            <text:p>-0.266659932829979</text:p>
          </table:table-cell>
          <table:table-cell/>
          <table:table-cell office:value-type="string" calcext:value-type="string">
            <text:p>0.265(2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F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6" calcext:value-type="float">
            <text:p>0.006</text:p>
          </table:table-cell>
          <table:table-cell office:value-type="float" office:value="1.625" calcext:value-type="float">
            <text:p>1.625</text:p>
          </table:table-cell>
          <table:table-cell office:value-type="float" office:value="0.008" calcext:value-type="float">
            <text:p>0.008</text:p>
          </table:table-cell>
          <table:table-cell office:value-type="float" office:value="3.001" calcext:value-type="float">
            <text:p>3.001</text:p>
          </table:table-cell>
          <table:table-cell table:formula="of:=[.F22]/([.F22]+[.L22])" office:value-type="float" office:value="0.188311688311688" calcext:value-type="float">
            <text:p>0.1883</text:p>
          </table:table-cell>
          <table:table-cell table:formula="of:=SQRT(([.R22]*[.G22])^2 + ([.S22]*[.M22])^2)" office:value-type="float" office:value="0.00332965509083578" calcext:value-type="float">
            <text:p>0.0033</text:p>
          </table:table-cell>
          <table:table-cell/>
          <table:table-cell table:formula="of:=[.L22]/([.L22]+[.F22])^2" office:value-type="float" office:value="0.405438717127029" calcext:value-type="float">
            <text:p>0.405438717127029</text:p>
          </table:table-cell>
          <table:table-cell table:formula="of:=-[.F22]/([.L22]+[.F22])^2" office:value-type="float" office:value="-0.0940617823734707" calcext:value-type="float">
            <text:p>-0.094061782373471</text:p>
          </table:table-cell>
          <table:table-cell/>
          <table:table-cell office:value-type="string" calcext:value-type="string">
            <text:p>0.188(3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F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19" calcext:value-type="float">
            <text:p>0.41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73" calcext:value-type="float">
            <text:p>0.5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" calcext:value-type="float">
            <text:p>0.996</text:p>
          </table:table-cell>
          <table:table-cell table:formula="of:=[.F23]/([.F23]+[.L23])" office:value-type="float" office:value="0.422379032258065" calcext:value-type="float">
            <text:p>0.4224</text:p>
          </table:table-cell>
          <table:table-cell table:formula="of:=SQRT(([.R23]*[.G23])^2 + ([.S23]*[.M23])^2)" office:value-type="float" office:value="0.00360673745442864" calcext:value-type="float">
            <text:p>0.0036</text:p>
          </table:table-cell>
          <table:table-cell/>
          <table:table-cell table:formula="of:=[.L23]/([.L23]+[.F23])^2" office:value-type="float" office:value="0.582279201352758" calcext:value-type="float">
            <text:p>0.582279201352758</text:p>
          </table:table-cell>
          <table:table-cell table:formula="of:=-[.F23]/([.L23]+[.F23])^2" office:value-type="float" office:value="-0.425785314776275" calcext:value-type="float">
            <text:p>-0.425785314776275</text:p>
          </table:table-cell>
          <table:table-cell/>
          <table:table-cell office:value-type="string" calcext:value-type="string">
            <text:p>0.422(4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E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1.769" calcext:value-type="float">
            <text:p>1.769</text:p>
          </table:table-cell>
          <table:table-cell office:value-type="float" office:value="0.006" calcext:value-type="float">
            <text:p>0.006</text:p>
          </table:table-cell>
          <table:table-cell office:value-type="float" office:value="2.999" calcext:value-type="float">
            <text:p>2.999</text:p>
          </table:table-cell>
          <table:table-cell table:formula="of:=[.F24]/([.F24]+[.L24])" office:value-type="float" office:value="0.114614614614615" calcext:value-type="float">
            <text:p>0.1146</text:p>
          </table:table-cell>
          <table:table-cell table:formula="of:=SQRT(([.R24]*[.G24])^2 + ([.S24]*[.M24])^2)" office:value-type="float" office:value="0.00268100027079019" calcext:value-type="float">
            <text:p>0.0027</text:p>
          </table:table-cell>
          <table:table-cell/>
          <table:table-cell table:formula="of:=[.L24]/([.L24]+[.F24])^2" office:value-type="float" office:value="0.443135828521214" calcext:value-type="float">
            <text:p>0.443135828521214</text:p>
          </table:table-cell>
          <table:table-cell table:formula="of:=-[.F24]/([.L24]+[.F24])^2" office:value-type="float" office:value="-0.0573646719792866" calcext:value-type="float">
            <text:p>-0.057364671979287</text:p>
          </table:table-cell>
          <table:table-cell/>
          <table:table-cell office:value-type="string" calcext:value-type="string">
            <text:p>0.115(3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E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25]/([.F25]+[.L25])" office:value-type="float" office:value="0.240201005025126" calcext:value-type="float">
            <text:p>0.2402</text:p>
          </table:table-cell>
          <table:table-cell table:formula="of:=SQRT(([.R25]*[.G25])^2 + ([.S25]*[.M25])^2)" office:value-type="float" office:value="0.00169024991660445" calcext:value-type="float">
            <text:p>0.0017</text:p>
          </table:table-cell>
          <table:table-cell/>
          <table:table-cell table:formula="of:=[.L25]/([.L25]+[.F25])^2" office:value-type="float" office:value="0.763617080376758" calcext:value-type="float">
            <text:p>0.763617080376758</text:p>
          </table:table-cell>
          <table:table-cell table:formula="of:=-[.F25]/([.L25]+[.F25])^2" office:value-type="float" office:value="-0.241408045251383" calcext:value-type="float">
            <text:p>-0.241408045251383</text:p>
          </table:table-cell>
          <table:table-cell/>
          <table:table-cell office:value-type="string" calcext:value-type="string">
            <text:p>0.240(2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D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94" calcext:value-type="float">
            <text:p>0.29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" calcext:value-type="float">
            <text:p>0.003</text:p>
          </table:table-cell>
          <table:table-cell office:value-type="float" office:value="1.716" calcext:value-type="float">
            <text:p>1.716</text:p>
          </table:table-cell>
          <table:table-cell office:value-type="float" office:value="0.006" calcext:value-type="float">
            <text:p>0.006</text:p>
          </table:table-cell>
          <table:table-cell office:value-type="float" office:value="3.005" calcext:value-type="float">
            <text:p>3.005</text:p>
          </table:table-cell>
          <table:table-cell table:formula="of:=[.F26]/([.F26]+[.L26])" office:value-type="float" office:value="0.146268656716418" calcext:value-type="float">
            <text:p>0.1463</text:p>
          </table:table-cell>
          <table:table-cell table:formula="of:=SQRT(([.R26]*[.G26])^2 + ([.S26]*[.M26])^2)" office:value-type="float" office:value="0.00342587310087801" calcext:value-type="float">
            <text:p>0.0034</text:p>
          </table:table-cell>
          <table:table-cell/>
          <table:table-cell table:formula="of:=[.L26]/([.L26]+[.F26])^2" office:value-type="float" office:value="0.424741961832628" calcext:value-type="float">
            <text:p>0.424741961832628</text:p>
          </table:table-cell>
          <table:table-cell table:formula="of:=-[.F26]/([.L26]+[.F26])^2" office:value-type="float" office:value="-0.0727704759783174" calcext:value-type="float">
            <text:p>-0.072770475978317</text:p>
          </table:table-cell>
          <table:table-cell/>
          <table:table-cell office:value-type="string" calcext:value-type="string">
            <text:p>0.146(4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D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63" calcext:value-type="float">
            <text:p>0.6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9" calcext:value-type="float">
            <text:p>0.999</text:p>
          </table:table-cell>
          <table:table-cell table:formula="of:=[.F27]/([.F27]+[.L27])" office:value-type="float" office:value="0.368104312938816" calcext:value-type="float">
            <text:p>0.3681</text:p>
          </table:table-cell>
          <table:table-cell table:formula="of:=SQRT(([.R27]*[.G27])^2 + ([.S27]*[.M27])^2)" office:value-type="float" office:value="0.0044009752538461" calcext:value-type="float">
            <text:p>0.0044</text:p>
          </table:table-cell>
          <table:table-cell/>
          <table:table-cell table:formula="of:=[.L27]/([.L27]+[.F27])^2" office:value-type="float" office:value="0.633797078296072" calcext:value-type="float">
            <text:p>0.633797078296072</text:p>
          </table:table-cell>
          <table:table-cell table:formula="of:=-[.F27]/([.L27]+[.F27])^2" office:value-type="float" office:value="-0.369211948785172" calcext:value-type="float">
            <text:p>-0.369211948785172</text:p>
          </table:table-cell>
          <table:table-cell/>
          <table:table-cell office:value-type="string" calcext:value-type="string">
            <text:p>0.368(6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C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3" calcext:value-type="float">
            <text:p>0.003</text:p>
          </table:table-cell>
          <table:table-cell office:value-type="float" office:value="1.812" calcext:value-type="float">
            <text:p>1.812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.000</text:p>
          </table:table-cell>
          <table:table-cell table:formula="of:=[.F28]/([.F28]+[.L28])" office:value-type="float" office:value="0.094" calcext:value-type="float">
            <text:p>0.0940</text:p>
          </table:table-cell>
          <table:table-cell table:formula="of:=SQRT(([.R28]*[.G28])^2 + ([.S28]*[.M28])^2)" office:value-type="float" office:value="0" calcext:value-type="float">
            <text:p>0.0000</text:p>
          </table:table-cell>
          <table:table-cell table:number-columns-repeated="4"/>
          <table:table-cell office:value-type="string" calcext:value-type="string">
            <text:p>0.094(3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C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7" calcext:value-type="float">
            <text:p>0.807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.000</text:p>
          </table:table-cell>
          <table:table-cell table:formula="of:=[.F29]/([.F29]+[.L29])" office:value-type="float" office:value="0.192192192192192" calcext:value-type="float">
            <text:p>0.1922</text:p>
          </table:table-cell>
          <table:table-cell table:formula="of:=SQRT(([.R29]*[.G29])^2 + ([.S29]*[.M29])^2)" office:value-type="float" office:value="0.00249356193471256" calcext:value-type="float">
            <text:p>0.0025</text:p>
          </table:table-cell>
          <table:table-cell/>
          <table:table-cell table:formula="of:=[.L29]/([.L29]+[.F29])^2" office:value-type="float" office:value="0.80861642423204" calcext:value-type="float">
            <text:p>0.80861642423204</text:p>
          </table:table-cell>
          <table:table-cell table:formula="of:=-[.F29]/([.L29]+[.F29])^2" office:value-type="float" office:value="-0.192384576768961" calcext:value-type="float">
            <text:p>-0.192384576768961</text:p>
          </table:table-cell>
          <table:table-cell/>
          <table:table-cell office:value-type="string" calcext:value-type="string">
            <text:p>0.192(3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A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003" calcext:value-type="float">
            <text:p>1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1.85" calcext:value-type="float">
            <text:p>1.850</text:p>
          </table:table-cell>
          <table:table-cell office:value-type="float" office:value="0.007" calcext:value-type="float">
            <text:p>0.007</text:p>
          </table:table-cell>
          <table:table-cell office:value-type="float" office:value="2.997" calcext:value-type="float">
            <text:p>2.997</text:p>
          </table:table-cell>
          <table:table-cell table:formula="of:=[.F30]/([.F30]+[.L30])" office:value-type="float" office:value="0.0726817042606516" calcext:value-type="float">
            <text:p>0.0727</text:p>
          </table:table-cell>
          <table:table-cell table:formula="of:=SQRT(([.R30]*[.G30])^2 + ([.S30]*[.M30])^2)" office:value-type="float" office:value="0.00141759152673503" calcext:value-type="float">
            <text:p>0.0014</text:p>
          </table:table-cell>
          <table:table-cell/>
          <table:table-cell table:formula="of:=[.L30]/([.L30]+[.F30])^2" office:value-type="float" office:value="0.464821200871854" calcext:value-type="float">
            <text:p>0.464821200871854</text:p>
          </table:table-cell>
          <table:table-cell table:formula="of:=-[.F30]/([.L30]+[.F30])^2" office:value-type="float" office:value="-0.0364319319602264" calcext:value-type="float">
            <text:p>-0.036431931960226</text:p>
          </table:table-cell>
          <table:table-cell/>
          <table:table-cell office:value-type="string" calcext:value-type="string">
            <text:p>0.073(2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A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9" calcext:value-type="float">
            <text:p>0.999</text:p>
          </table:table-cell>
          <table:table-cell table:formula="of:=[.F31]/([.F31]+[.L31])" office:value-type="float" office:value="0.142284569138277" calcext:value-type="float">
            <text:p>0.1423</text:p>
          </table:table-cell>
          <table:table-cell table:formula="of:=SQRT(([.R31]*[.G31])^2 + ([.S31]*[.M31])^2)" office:value-type="float" office:value="0.00264061806866608" calcext:value-type="float">
            <text:p>0.0026</text:p>
          </table:table-cell>
          <table:table-cell/>
          <table:table-cell table:formula="of:=[.L31]/([.L31]+[.F31])^2" office:value-type="float" office:value="0.859434299460645" calcext:value-type="float">
            <text:p>0.859434299460645</text:p>
          </table:table-cell>
          <table:table-cell table:formula="of:=-[.F31]/([.L31]+[.F31])^2" office:value-type="float" office:value="-0.142569708555387" calcext:value-type="float">
            <text:p>-0.142569708555387</text:p>
          </table:table-cell>
          <table:table-cell/>
          <table:table-cell office:value-type="string" calcext:value-type="string">
            <text:p>0.143(3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B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16" calcext:value-type="float">
            <text:p>0.16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84" calcext:value-type="float">
            <text:p>1.840</text:p>
          </table:table-cell>
          <table:table-cell office:value-type="float" office:value="0.01" calcext:value-type="float">
            <text:p>0.010</text:p>
          </table:table-cell>
          <table:table-cell office:value-type="float" office:value="3" calcext:value-type="float">
            <text:p>3.000</text:p>
          </table:table-cell>
          <table:table-cell table:formula="of:=[.F32]/([.F32]+[.L32])" office:value-type="float" office:value="0.08" calcext:value-type="float">
            <text:p>0.0800</text:p>
          </table:table-cell>
          <table:table-cell table:formula="of:=SQRT(([.R32]*[.G32])^2 + ([.S32]*[.M32])^2)" office:value-type="float" office:value="0.00370167529640297" calcext:value-type="float">
            <text:p>0.0037</text:p>
          </table:table-cell>
          <table:table-cell/>
          <table:table-cell table:formula="of:=[.L32]/([.L32]+[.F32])^2" office:value-type="float" office:value="0.46" calcext:value-type="float">
            <text:p>0.46</text:p>
          </table:table-cell>
          <table:table-cell table:formula="of:=-[.F32]/([.L32]+[.F32])^2" office:value-type="float" office:value="-0.04" calcext:value-type="float">
            <text:p>-0.04</text:p>
          </table:table-cell>
          <table:table-cell/>
          <table:table-cell office:value-type="string" calcext:value-type="string">
            <text:p>0.080(4)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B</text:p>
          </table:table-cell>
          <table:table-cell office:value-type="float" office:value="14.5" calcext:value-type="float">
            <text:p>14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" calcext:value-type="float">
            <text:p>0.999</text:p>
          </table:table-cell>
          <table:table-cell table:formula="of:=[.F33]/([.F33]+[.L33])" office:value-type="float" office:value="0.161161161161161" calcext:value-type="float">
            <text:p>0.1612</text:p>
          </table:table-cell>
          <table:table-cell table:formula="of:=SQRT(([.R33]*[.G33])^2 + ([.S33]*[.M33])^2)" office:value-type="float" office:value="0.00171007012281816" calcext:value-type="float">
            <text:p>0.0017</text:p>
          </table:table-cell>
          <table:table-cell/>
          <table:table-cell table:formula="of:=[.L33]/([.L33]+[.F33])^2" office:value-type="float" office:value="0.839678517356195" calcext:value-type="float">
            <text:p>0.839678517356195</text:p>
          </table:table-cell>
          <table:table-cell table:formula="of:=-[.F33]/([.L33]+[.F33])^2" office:value-type="float" office:value="-0.161322483644806" calcext:value-type="float">
            <text:p>-0.161322483644806</text:p>
          </table:table-cell>
          <table:table-cell/>
          <table:table-cell office:value-type="string" calcext:value-type="string">
            <text:p>0.161(2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4" calcext:value-type="float">
            <text:p>0.004</text:p>
          </table:table-cell>
          <table:table-cell office:value-type="float" office:value="1.833" calcext:value-type="float">
            <text:p>1.833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6" calcext:value-type="float">
            <text:p>3.006</text:p>
          </table:table-cell>
          <table:table-cell table:formula="of:=[.F35]/([.F35]+[.L35])" office:value-type="float" office:value="0.0889662027833002" calcext:value-type="float">
            <text:p>0.0890</text:p>
          </table:table-cell>
          <table:table-cell table:formula="of:=SQRT(([.R35]*[.G35])^2 + ([.S35]*[.M35])^2)" office:value-type="float" office:value="0.00408693866908302" calcext:value-type="float">
            <text:p>0.0041</text:p>
          </table:table-cell>
          <table:table-cell/>
          <table:table-cell table:formula="of:=[.L35]/([.L35]+[.F35])^2" office:value-type="float" office:value="0.452800098020229" calcext:value-type="float">
            <text:p>0.452800098020229</text:p>
          </table:table-cell>
          <table:table-cell table:formula="of:=-[.F35]/([.L35]+[.F35])^2" office:value-type="float" office:value="-0.0442177946239067" calcext:value-type="float">
            <text:p>-0.044217794623907</text:p>
          </table:table-cell>
          <table:table-cell/>
          <table:table-cell office:value-type="string" calcext:value-type="string">
            <text:p>0.089(4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4" calcext:value-type="float">
            <text:p>0.994</text:p>
          </table:table-cell>
          <table:table-cell table:formula="of:=[.F36]/([.F36]+[.L36])" office:value-type="float" office:value="0.270325203252032" calcext:value-type="float">
            <text:p>0.2703</text:p>
          </table:table-cell>
          <table:table-cell table:formula="of:=SQRT(([.R36]*[.G36])^2 + ([.S36]*[.M36])^2)" office:value-type="float" office:value="0.00417673565081363" calcext:value-type="float">
            <text:p>0.0042</text:p>
          </table:table-cell>
          <table:table-cell/>
          <table:table-cell table:formula="of:=[.L36]/([.L36]+[.F36])^2" office:value-type="float" office:value="0.741539427589398" calcext:value-type="float">
            <text:p>0.741539427589398</text:p>
          </table:table-cell>
          <table:table-cell table:formula="of:=-[.F36]/([.L36]+[.F36])^2" office:value-type="float" office:value="-0.274720735012228" calcext:value-type="float">
            <text:p>-0.274720735012228</text:p>
          </table:table-cell>
          <table:table-cell/>
          <table:table-cell office:value-type="string" calcext:value-type="string">
            <text:p>0.270(5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" calcext:value-type="float">
            <text:p>0.990</text:p>
          </table:table-cell>
          <table:table-cell office:value-type="float" office:value="0.003" calcext:value-type="float">
            <text:p>0.003</text:p>
          </table:table-cell>
          <table:table-cell office:value-type="float" office:value="1.728" calcext:value-type="float">
            <text:p>1.728</text:p>
          </table:table-cell>
          <table:table-cell office:value-type="float" office:value="0.005" calcext:value-type="float">
            <text:p>0.005</text:p>
          </table:table-cell>
          <table:table-cell office:value-type="float" office:value="3.009" calcext:value-type="float">
            <text:p>3.009</text:p>
          </table:table-cell>
          <table:table-cell table:formula="of:=[.F37]/([.F37]+[.L37])" office:value-type="float" office:value="0.142857142857143" calcext:value-type="float">
            <text:p>0.1429</text:p>
          </table:table-cell>
          <table:table-cell table:formula="of:=SQRT(([.R37]*[.G37])^2 + ([.S37]*[.M37])^2)" office:value-type="float" office:value="0.00132380539202589" calcext:value-type="float">
            <text:p>0.0013</text:p>
          </table:table-cell>
          <table:table-cell/>
          <table:table-cell table:formula="of:=[.L37]/([.L37]+[.F37])^2" office:value-type="float" office:value="0.425170068027211" calcext:value-type="float">
            <text:p>0.425170068027211</text:p>
          </table:table-cell>
          <table:table-cell table:formula="of:=-[.F37]/([.L37]+[.F37])^2" office:value-type="float" office:value="-0.0708616780045352" calcext:value-type="float">
            <text:p>-0.070861678004535</text:p>
          </table:table-cell>
          <table:table-cell/>
          <table:table-cell office:value-type="string" calcext:value-type="string">
            <text:p>0.143(1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514" calcext:value-type="float">
            <text:p>0.5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3" calcext:value-type="float">
            <text:p>0.993</text:p>
          </table:table-cell>
          <table:table-cell table:formula="of:=[.F38]/([.F38]+[.L38])" office:value-type="float" office:value="0.476044852191641" calcext:value-type="float">
            <text:p>0.4760</text:p>
          </table:table-cell>
          <table:table-cell table:formula="of:=SQRT(([.R38]*[.G38])^2 + ([.S38]*[.M38])^2)" office:value-type="float" office:value="0.00216488642570332" calcext:value-type="float">
            <text:p>0.0022</text:p>
          </table:table-cell>
          <table:table-cell/>
          <table:table-cell table:formula="of:=[.L38]/([.L38]+[.F38])^2" office:value-type="float" office:value="0.534103106838286" calcext:value-type="float">
            <text:p>0.534103106838286</text:p>
          </table:table-cell>
          <table:table-cell table:formula="of:=-[.F38]/([.L38]+[.F38])^2" office:value-type="float" office:value="-0.48526488500677" calcext:value-type="float">
            <text:p>-0.48526488500677</text:p>
          </table:table-cell>
          <table:table-cell/>
          <table:table-cell office:value-type="string" calcext:value-type="string">
            <text:p>0.476(3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9" calcext:value-type="float">
            <text:p>1.829</text:p>
          </table:table-cell>
          <table:table-cell office:value-type="float" office:value="0.005" calcext:value-type="float">
            <text:p>0.005</text:p>
          </table:table-cell>
          <table:table-cell office:value-type="float" office:value="3.007" calcext:value-type="float">
            <text:p>3.007</text:p>
          </table:table-cell>
          <table:table-cell table:formula="of:=[.F39]/([.F39]+[.L39])" office:value-type="float" office:value="0.0909542743538767" calcext:value-type="float">
            <text:p>0.0910</text:p>
          </table:table-cell>
          <table:table-cell table:formula="of:=SQRT(([.R39]*[.G39])^2 + ([.S39]*[.M39])^2)" office:value-type="float" office:value="0.00227033944959484" calcext:value-type="float">
            <text:p>0.0023</text:p>
          </table:table-cell>
          <table:table-cell/>
          <table:table-cell table:formula="of:=[.L39]/([.L39]+[.F39])^2" office:value-type="float" office:value="0.451811990877795" calcext:value-type="float">
            <text:p>0.451811990877795</text:p>
          </table:table-cell>
          <table:table-cell table:formula="of:=-[.F39]/([.L39]+[.F39])^2" office:value-type="float" office:value="-0.0452059017663403" calcext:value-type="float">
            <text:p>-0.04520590176634</text:p>
          </table:table-cell>
          <table:table-cell/>
          <table:table-cell office:value-type="string" calcext:value-type="string">
            <text:p>0.091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83" calcext:value-type="float">
            <text:p>0.28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table:formula="of:=[.F40]/([.F40]+[.L40])" office:value-type="float" office:value="0.286437246963563" calcext:value-type="float">
            <text:p>0.2864</text:p>
          </table:table-cell>
          <table:table-cell table:formula="of:=SQRT(([.R40]*[.G40])^2 + ([.S40]*[.M40])^2)" office:value-type="float" office:value="0.00233473809972275" calcext:value-type="float">
            <text:p>0.0023</text:p>
          </table:table-cell>
          <table:table-cell/>
          <table:table-cell table:formula="of:=[.L40]/([.L40]+[.F40])^2" office:value-type="float" office:value="0.7222295071219" calcext:value-type="float">
            <text:p>0.7222295071219</text:p>
          </table:table-cell>
          <table:table-cell table:formula="of:=-[.F40]/([.L40]+[.F40])^2" office:value-type="float" office:value="-0.289916241865954" calcext:value-type="float">
            <text:p>-0.289916241865954</text:p>
          </table:table-cell>
          <table:table-cell/>
          <table:table-cell office:value-type="string" calcext:value-type="string">
            <text:p>0.287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1" calcext:value-type="float">
            <text:p>0.21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office:value-type="float" office:value="1.792" calcext:value-type="float">
            <text:p>1.792</text:p>
          </table:table-cell>
          <table:table-cell office:value-type="float" office:value="0.006" calcext:value-type="float">
            <text:p>0.006</text:p>
          </table:table-cell>
          <table:table-cell office:value-type="float" office:value="3.002" calcext:value-type="float">
            <text:p>3.002</text:p>
          </table:table-cell>
          <table:table-cell table:formula="of:=[.F41]/([.F41]+[.L41])" office:value-type="float" office:value="0.104895104895105" calcext:value-type="float">
            <text:p>0.1049</text:p>
          </table:table-cell>
          <table:table-cell table:formula="of:=SQRT(([.R41]*[.G41])^2 + ([.S41]*[.M41])^2)" office:value-type="float" office:value="0.00137766388265258" calcext:value-type="float">
            <text:p>0.0014</text:p>
          </table:table-cell>
          <table:table-cell/>
          <table:table-cell table:formula="of:=[.L41]/([.L41]+[.F41])^2" office:value-type="float" office:value="0.447105342210237" calcext:value-type="float">
            <text:p>0.447105342210237</text:p>
          </table:table-cell>
          <table:table-cell table:formula="of:=-[.F41]/([.L41]+[.F41])^2" office:value-type="float" office:value="-0.0523951572902622" calcext:value-type="float">
            <text:p>-0.052395157290262</text:p>
          </table:table-cell>
          <table:table-cell/>
          <table:table-cell office:value-type="string" calcext:value-type="string">
            <text:p>0.105(1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02" calcext:value-type="float">
            <text:p>0.4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8" calcext:value-type="float">
            <text:p>0.988</text:p>
          </table:table-cell>
          <table:table-cell table:formula="of:=[.F42]/([.F42]+[.L42])" office:value-type="float" office:value="0.415289256198347" calcext:value-type="float">
            <text:p>0.4153</text:p>
          </table:table-cell>
          <table:table-cell table:formula="of:=SQRT(([.R42]*[.G42])^2 + ([.S42]*[.M42])^2)" office:value-type="float" office:value="0.00200499484889157" calcext:value-type="float">
            <text:p>0.0020</text:p>
          </table:table-cell>
          <table:table-cell/>
          <table:table-cell table:formula="of:=[.L42]/([.L42]+[.F42])^2" office:value-type="float" office:value="0.604040024588484" calcext:value-type="float">
            <text:p>0.604040024588484</text:p>
          </table:table-cell>
          <table:table-cell table:formula="of:=-[.F42]/([.L42]+[.F42])^2" office:value-type="float" office:value="-0.429017826651185" calcext:value-type="float">
            <text:p>-0.429017826651185</text:p>
          </table:table-cell>
          <table:table-cell/>
          <table:table-cell office:value-type="string" calcext:value-type="string">
            <text:p>0.415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4" calcext:value-type="float">
            <text:p>0.004</text:p>
          </table:table-cell>
          <table:table-cell office:value-type="float" office:value="1.869" calcext:value-type="float">
            <text:p>1.869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8" calcext:value-type="float">
            <text:p>3.008</text:p>
          </table:table-cell>
          <table:table-cell table:formula="of:=[.F43]/([.F43]+[.L43])" office:value-type="float" office:value="0.0724565756823821" calcext:value-type="float">
            <text:p>0.0725</text:p>
          </table:table-cell>
          <table:table-cell table:formula="of:=SQRT(([.R43]*[.G43])^2 + ([.S43]*[.M43])^2)" office:value-type="float" office:value="0.00323205164533949" calcext:value-type="float">
            <text:p>0.0032</text:p>
          </table:table-cell>
          <table:table-cell/>
          <table:table-cell table:formula="of:=[.L43]/([.L43]+[.F43])^2" office:value-type="float" office:value="0.460319317279215" calcext:value-type="float">
            <text:p>0.460319317279215</text:p>
          </table:table-cell>
          <table:table-cell table:formula="of:=-[.F43]/([.L43]+[.F43])^2" office:value-type="float" office:value="-0.0359585983535395" calcext:value-type="float">
            <text:p>-0.03595859835354</text:p>
          </table:table-cell>
          <table:table-cell/>
          <table:table-cell office:value-type="string" calcext:value-type="string">
            <text:p>0.072(3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table:formula="of:=[.F44]/([.F44]+[.L44])" office:value-type="float" office:value="0.214141414141414" calcext:value-type="float">
            <text:p>0.2141</text:p>
          </table:table-cell>
          <table:table-cell table:formula="of:=SQRT(([.R44]*[.G44])^2 + ([.S44]*[.M44])^2)" office:value-type="float" office:value="0.00164547936339109" calcext:value-type="float">
            <text:p>0.0016</text:p>
          </table:table-cell>
          <table:table-cell/>
          <table:table-cell table:formula="of:=[.L44]/([.L44]+[.F44])^2" office:value-type="float" office:value="0.793796551372309" calcext:value-type="float">
            <text:p>0.793796551372309</text:p>
          </table:table-cell>
          <table:table-cell table:formula="of:=-[.F44]/([.L44]+[.F44])^2" office:value-type="float" office:value="-0.216304458728701" calcext:value-type="float">
            <text:p>-0.216304458728701</text:p>
          </table:table-cell>
          <table:table-cell/>
          <table:table-cell office:value-type="string" calcext:value-type="string">
            <text:p>0.214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3" calcext:value-type="float">
            <text:p>0.003</text:p>
          </table:table-cell>
          <table:table-cell office:value-type="float" office:value="1.896" calcext:value-type="float">
            <text:p>1.896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.000</text:p>
          </table:table-cell>
          <table:table-cell table:formula="of:=[.F45]/([.F45]+[.L45])" office:value-type="float" office:value="0.052" calcext:value-type="float">
            <text:p>0.0520</text:p>
          </table:table-cell>
          <table:table-cell table:formula="of:=SQRT(([.R45]*[.G45])^2 + ([.S45]*[.M45])^2)" office:value-type="float" office:value="0.00190240689653922" calcext:value-type="float">
            <text:p>0.0019</text:p>
          </table:table-cell>
          <table:table-cell/>
          <table:table-cell table:formula="of:=[.L45]/([.L45]+[.F45])^2" office:value-type="float" office:value="0.474" calcext:value-type="float">
            <text:p>0.474</text:p>
          </table:table-cell>
          <table:table-cell table:formula="of:=-[.F45]/([.L45]+[.F45])^2" office:value-type="float" office:value="-0.026" calcext:value-type="float">
            <text:p>-0.026</text:p>
          </table:table-cell>
          <table:table-cell/>
          <table:table-cell office:value-type="string" calcext:value-type="string">
            <text:p>0.052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6" calcext:value-type="float">
            <text:p>0.996</text:p>
          </table:table-cell>
          <table:table-cell table:formula="of:=[.F46]/([.F46]+[.L46])" office:value-type="float" office:value="0.149646107178969" calcext:value-type="float">
            <text:p>0.1496</text:p>
          </table:table-cell>
          <table:table-cell table:formula="of:=SQRT(([.R46]*[.G46])^2 + ([.S46]*[.M46])^2)" office:value-type="float" office:value="0.00177852729868104" calcext:value-type="float">
            <text:p>0.0018</text:p>
          </table:table-cell>
          <table:table-cell/>
          <table:table-cell table:formula="of:=[.L46]/([.L46]+[.F46])^2" office:value-type="float" office:value="0.85981182287263" calcext:value-type="float">
            <text:p>0.85981182287263</text:p>
          </table:table-cell>
          <table:table-cell table:formula="of:=-[.F46]/([.L46]+[.F46])^2" office:value-type="float" office:value="-0.151310522931212" calcext:value-type="float">
            <text:p>-0.151310522931212</text:p>
          </table:table-cell>
          <table:table-cell/>
          <table:table-cell office:value-type="string" calcext:value-type="string">
            <text:p>0.149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87" calcext:value-type="float">
            <text:p>1.870</text:p>
          </table:table-cell>
          <table:table-cell office:value-type="float" office:value="0.005" calcext:value-type="float">
            <text:p>0.005</text:p>
          </table:table-cell>
          <table:table-cell office:value-type="float" office:value="3.006" calcext:value-type="float">
            <text:p>3.006</text:p>
          </table:table-cell>
          <table:table-cell table:formula="of:=[.F47]/([.F47]+[.L47])" office:value-type="float" office:value="0.0705765407554672" calcext:value-type="float">
            <text:p>0.0706</text:p>
          </table:table-cell>
          <table:table-cell table:formula="of:=SQRT(([.R47]*[.G47])^2 + ([.S47]*[.M47])^2)" office:value-type="float" office:value="0.00185606563517047" calcext:value-type="float">
            <text:p>0.0019</text:p>
          </table:table-cell>
          <table:table-cell/>
          <table:table-cell table:formula="of:=[.L47]/([.L47]+[.F47])^2" office:value-type="float" office:value="0.46194008908774" calcext:value-type="float">
            <text:p>0.46194008908774</text:p>
          </table:table-cell>
          <table:table-cell table:formula="of:=-[.F47]/([.L47]+[.F47])^2" office:value-type="float" office:value="-0.0350778035563952" calcext:value-type="float">
            <text:p>-0.035077803556395</text:p>
          </table:table-cell>
          <table:table-cell/>
          <table:table-cell office:value-type="string" calcext:value-type="string">
            <text:p>0.070(2)</text:p>
          </table:table-cell>
        </table:table-row>
        <table:table-row table:style-name="ro1">
          <table:table-cell office:value-type="string" calcext:value-type="string">
            <text:p>V19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81" calcext:value-type="float">
            <text:p>0.810</text:p>
          </table:table-cell>
          <table:table-cell office:value-type="float" office:value="0.01" calcext:value-type="float">
            <text:p>0.010</text:p>
          </table:table-cell>
          <table:table-cell office:value-type="float" office:value="0.992" calcext:value-type="float">
            <text:p>0.992</text:p>
          </table:table-cell>
          <table:table-cell table:formula="of:=[.F48]/([.F48]+[.L48])" office:value-type="float" office:value="0.178498985801217" calcext:value-type="float">
            <text:p>0.1785</text:p>
          </table:table-cell>
          <table:table-cell table:formula="of:=SQRT(([.R48]*[.G48])^2 + ([.S48]*[.M48])^2)" office:value-type="float" office:value="0.00379261685309423" calcext:value-type="float">
            <text:p>0.0038</text:p>
          </table:table-cell>
          <table:table-cell/>
          <table:table-cell table:formula="of:=[.L48]/([.L48]+[.F48])^2" office:value-type="float" office:value="0.833165328802011" calcext:value-type="float">
            <text:p>0.833165328802011</text:p>
          </table:table-cell>
          <table:table-cell table:formula="of:=-[.F48]/([.L48]+[.F48])^2" office:value-type="float" office:value="-0.181033454159449" calcext:value-type="float">
            <text:p>-0.181033454159449</text:p>
          </table:table-cell>
          <table:table-cell/>
          <table:table-cell office:value-type="string" calcext:value-type="string">
            <text:p>0.179(3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3" calcext:value-type="float">
            <text:p>0.003</text:p>
          </table:table-cell>
          <table:table-cell office:value-type="float" office:value="1.896" calcext:value-type="float">
            <text:p>1.896</text:p>
          </table:table-cell>
          <table:table-cell office:value-type="float" office:value="0.009" calcext:value-type="float">
            <text:p>0.009</text:p>
          </table:table-cell>
          <table:table-cell office:value-type="float" office:value="3.007" calcext:value-type="float">
            <text:p>3.007</text:p>
          </table:table-cell>
          <table:table-cell table:formula="of:=[.F50]/([.F50]+[.L50])" office:value-type="float" office:value="0.0553064275037369" calcext:value-type="float">
            <text:p>0.0553</text:p>
          </table:table-cell>
          <table:table-cell table:formula="of:=SQRT(([.R50]*[.G50])^2 + ([.S50]*[.M50])^2)" office:value-type="float" office:value="0.00330421623055686" calcext:value-type="float">
            <text:p>0.0033</text:p>
          </table:table-cell>
          <table:table-cell/>
          <table:table-cell table:formula="of:=[.L50]/([.L50]+[.F50])^2" office:value-type="float" office:value="0.47069933856316" calcext:value-type="float">
            <text:p>0.47069933856316</text:p>
          </table:table-cell>
          <table:table-cell table:formula="of:=-[.F50]/([.L50]+[.F50])^2" office:value-type="float" office:value="-0.0275567650741091" calcext:value-type="float">
            <text:p>-0.027556765074109</text:p>
          </table:table-cell>
          <table:table-cell/>
          <table:table-cell office:value-type="string" calcext:value-type="string">
            <text:p>0.055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5" calcext:value-type="float">
            <text:p>0.15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formula="of:=[.F51]/([.F51]+[.L51])" office:value-type="float" office:value="0.152284263959391" calcext:value-type="float">
            <text:p>0.1523</text:p>
          </table:table-cell>
          <table:table-cell table:formula="of:=SQRT(([.R51]*[.G51])^2 + ([.S51]*[.M51])^2)" office:value-type="float" office:value="0.00174880275532748" calcext:value-type="float">
            <text:p>0.0017</text:p>
          </table:table-cell>
          <table:table-cell/>
          <table:table-cell table:formula="of:=[.L51]/([.L51]+[.F51])^2" office:value-type="float" office:value="0.860625112731583" calcext:value-type="float">
            <text:p>0.860625112731583</text:p>
          </table:table-cell>
          <table:table-cell table:formula="of:=-[.F51]/([.L51]+[.F51])^2" office:value-type="float" office:value="-0.154603313664356" calcext:value-type="float">
            <text:p>-0.154603313664356</text:p>
          </table:table-cell>
          <table:table-cell/>
          <table:table-cell office:value-type="string" calcext:value-type="string">
            <text:p>0.153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53" calcext:value-type="float">
            <text:p>0.1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4" calcext:value-type="float">
            <text:p>0.004</text:p>
          </table:table-cell>
          <table:table-cell office:value-type="float" office:value="1.857" calcext:value-type="float">
            <text:p>1.857</text:p>
          </table:table-cell>
          <table:table-cell office:value-type="float" office:value="0.006" calcext:value-type="float">
            <text:p>0.006</text:p>
          </table:table-cell>
          <table:table-cell office:value-type="float" office:value="3.008" calcext:value-type="float">
            <text:p>3.008</text:p>
          </table:table-cell>
          <table:table-cell table:formula="of:=[.F52]/([.F52]+[.L52])" office:value-type="float" office:value="0.0761194029850746" calcext:value-type="float">
            <text:p>0.0761</text:p>
          </table:table-cell>
          <table:table-cell table:formula="of:=SQRT(([.R52]*[.G52])^2 + ([.S52]*[.M52])^2)" office:value-type="float" office:value="0.00230941575081179" calcext:value-type="float">
            <text:p>0.0023</text:p>
          </table:table-cell>
          <table:table-cell/>
          <table:table-cell table:formula="of:=[.L52]/([.L52]+[.F52])^2" office:value-type="float" office:value="0.459642088067127" calcext:value-type="float">
            <text:p>0.459642088067127</text:p>
          </table:table-cell>
          <table:table-cell table:formula="of:=-[.F52]/([.L52]+[.F52])^2" office:value-type="float" office:value="-0.0378703497438182" calcext:value-type="float">
            <text:p>-0.037870349743818</text:p>
          </table:table-cell>
          <table:table-cell/>
          <table:table-cell office:value-type="string" calcext:value-type="string">
            <text:p>0.076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4" calcext:value-type="float">
            <text:p>0.994</text:p>
          </table:table-cell>
          <table:table-cell table:formula="of:=[.F53]/([.F53]+[.L53])" office:value-type="float" office:value="0.232960325534079" calcext:value-type="float">
            <text:p>0.2330</text:p>
          </table:table-cell>
          <table:table-cell table:formula="of:=SQRT(([.R53]*[.G53])^2 + ([.S53]*[.M53])^2)" office:value-type="float" office:value="0.00244649866247404" calcext:value-type="float">
            <text:p>0.0024</text:p>
          </table:table-cell>
          <table:table-cell/>
          <table:table-cell table:formula="of:=[.L53]/([.L53]+[.F53])^2" office:value-type="float" office:value="0.780304857035525" calcext:value-type="float">
            <text:p>0.780304857035525</text:p>
          </table:table-cell>
          <table:table-cell table:formula="of:=-[.F53]/([.L53]+[.F53])^2" office:value-type="float" office:value="-0.236989140929887" calcext:value-type="float">
            <text:p>-0.236989140929887</text:p>
          </table:table-cell>
          <table:table-cell/>
          <table:table-cell office:value-type="string" calcext:value-type="string">
            <text:p>0.233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7" calcext:value-type="float">
            <text:p>0.007</text:p>
          </table:table-cell>
          <table:table-cell office:value-type="float" office:value="1.769" calcext:value-type="float">
            <text:p>1.769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8" calcext:value-type="float">
            <text:p>3.008</text:p>
          </table:table-cell>
          <table:table-cell table:formula="of:=[.F54]/([.F54]+[.L54])" office:value-type="float" office:value="0.120338140228742" calcext:value-type="float">
            <text:p>0.1203</text:p>
          </table:table-cell>
          <table:table-cell table:formula="of:=SQRT(([.R54]*[.G54])^2 + ([.S54]*[.M54])^2)" office:value-type="float" office:value="0.00352438160077333" calcext:value-type="float">
            <text:p>0.0035</text:p>
          </table:table-cell>
          <table:table-cell/>
          <table:table-cell table:formula="of:=[.L54]/([.L54]+[.F54])^2" office:value-type="float" office:value="0.437425091880287" calcext:value-type="float">
            <text:p>0.437425091880287</text:p>
          </table:table-cell>
          <table:table-cell table:formula="of:=-[.F54]/([.L54]+[.F54])^2" office:value-type="float" office:value="-0.0598399503872411" calcext:value-type="float">
            <text:p>-0.059839950387241</text:p>
          </table:table-cell>
          <table:table-cell/>
          <table:table-cell office:value-type="string" calcext:value-type="string">
            <text:p>0.120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36" calcext:value-type="float">
            <text:p>0.4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" calcext:value-type="float">
            <text:p>0.990</text:p>
          </table:table-cell>
          <table:table-cell table:formula="of:=[.F55]/([.F55]+[.L55])" office:value-type="float" office:value="0.448559670781893" calcext:value-type="float">
            <text:p>0.4486</text:p>
          </table:table-cell>
          <table:table-cell table:formula="of:=SQRT(([.R55]*[.G55])^2 + ([.S55]*[.M55])^2)" office:value-type="float" office:value="0.00219394781530274" calcext:value-type="float">
            <text:p>0.0022</text:p>
          </table:table-cell>
          <table:table-cell/>
          <table:table-cell table:formula="of:=[.L55]/([.L55]+[.F55])^2" office:value-type="float" office:value="0.567325441582415" calcext:value-type="float">
            <text:p>0.567325441582415</text:p>
          </table:table-cell>
          <table:table-cell table:formula="of:=-[.F55]/([.L55]+[.F55])^2" office:value-type="float" office:value="-0.461481142779725" calcext:value-type="float">
            <text:p>-0.461481142779725</text:p>
          </table:table-cell>
          <table:table-cell/>
          <table:table-cell office:value-type="string" calcext:value-type="string">
            <text:p>0.448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6" calcext:value-type="float">
            <text:p>0.006</text:p>
          </table:table-cell>
          <table:table-cell office:value-type="float" office:value="1.82" calcext:value-type="float">
            <text:p>1.820</text:p>
          </table:table-cell>
          <table:table-cell office:value-type="float" office:value="0.015" calcext:value-type="float">
            <text:p>0.015</text:p>
          </table:table-cell>
          <table:table-cell office:value-type="float" office:value="3.014" calcext:value-type="float">
            <text:p>3.014</text:p>
          </table:table-cell>
          <table:table-cell table:formula="of:=[.F56]/([.F56]+[.L56])" office:value-type="float" office:value="0.0972222222222222" calcext:value-type="float">
            <text:p>0.0972</text:p>
          </table:table-cell>
          <table:table-cell table:formula="of:=SQRT(([.R56]*[.G56])^2 + ([.S56]*[.M56])^2)" office:value-type="float" office:value="0.00193177839682677" calcext:value-type="float">
            <text:p>0.0019</text:p>
          </table:table-cell>
          <table:table-cell/>
          <table:table-cell table:formula="of:=[.L56]/([.L56]+[.F56])^2" office:value-type="float" office:value="0.447806437389771" calcext:value-type="float">
            <text:p>0.447806437389771</text:p>
          </table:table-cell>
          <table:table-cell table:formula="of:=-[.F56]/([.L56]+[.F56])^2" office:value-type="float" office:value="-0.0482253086419753" calcext:value-type="float">
            <text:p>-0.048225308641975</text:p>
          </table:table-cell>
          <table:table-cell/>
          <table:table-cell office:value-type="string" calcext:value-type="string">
            <text:p>0.097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96" calcext:value-type="float">
            <text:p>0.29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67" calcext:value-type="float">
            <text:p>0.670</text:p>
          </table:table-cell>
          <table:table-cell office:value-type="float" office:value="0.013" calcext:value-type="float">
            <text:p>0.013</text:p>
          </table:table-cell>
          <table:table-cell office:value-type="float" office:value="0.989" calcext:value-type="float">
            <text:p>0.989</text:p>
          </table:table-cell>
          <table:table-cell table:formula="of:=[.F57]/([.F57]+[.L57])" office:value-type="float" office:value="0.306418219461698" calcext:value-type="float">
            <text:p>0.3064</text:p>
          </table:table-cell>
          <table:table-cell table:formula="of:=SQRT(([.R57]*[.G57])^2 + ([.S57]*[.M57])^2)" office:value-type="float" office:value="0.00650112567606381" calcext:value-type="float">
            <text:p>0.0065</text:p>
          </table:table-cell>
          <table:table-cell/>
          <table:table-cell table:formula="of:=[.L57]/([.L57]+[.F57])^2" office:value-type="float" office:value="0.717993561633853" calcext:value-type="float">
            <text:p>0.717993561633853</text:p>
          </table:table-cell>
          <table:table-cell table:formula="of:=-[.F57]/([.L57]+[.F57])^2" office:value-type="float" office:value="-0.317203125736747" calcext:value-type="float">
            <text:p>-0.317203125736747</text:p>
          </table:table-cell>
          <table:table-cell/>
          <table:table-cell office:value-type="string" calcext:value-type="string">
            <text:p>0.304(3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332" calcext:value-type="float">
            <text:p>0.3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" calcext:value-type="float">
            <text:p>0.005</text:p>
          </table:table-cell>
          <table:table-cell office:value-type="float" office:value="1.703" calcext:value-type="float">
            <text:p>1.703</text:p>
          </table:table-cell>
          <table:table-cell office:value-type="float" office:value="0.008" calcext:value-type="float">
            <text:p>0.008</text:p>
          </table:table-cell>
          <table:table-cell office:value-type="float" office:value="3.02" calcext:value-type="float">
            <text:p>3.020</text:p>
          </table:table-cell>
          <table:table-cell table:formula="of:=[.F58]/([.F58]+[.L58])" office:value-type="float" office:value="0.163144963144963" calcext:value-type="float">
            <text:p>0.1631</text:p>
          </table:table-cell>
          <table:table-cell table:formula="of:=SQRT(([.R58]*[.G58])^2 + ([.S58]*[.M58])^2)" office:value-type="float" office:value="0.00538433677074926" calcext:value-type="float">
            <text:p>0.0054</text:p>
          </table:table-cell>
          <table:table-cell/>
          <table:table-cell table:formula="of:=[.L58]/([.L58]+[.F58])^2" office:value-type="float" office:value="0.411230976341541" calcext:value-type="float">
            <text:p>0.411230976341541</text:p>
          </table:table-cell>
          <table:table-cell table:formula="of:=-[.F58]/([.L58]+[.F58])^2" office:value-type="float" office:value="-0.0801695150589499" calcext:value-type="float">
            <text:p>-0.08016951505895</text:p>
          </table:table-cell>
          <table:table-cell/>
          <table:table-cell office:value-type="string" calcext:value-type="string">
            <text:p>0.163(6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15" calcext:value-type="float">
            <text:p>0.5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1" calcext:value-type="float">
            <text:p>0.4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" calcext:value-type="float">
            <text:p>0.991</text:p>
          </table:table-cell>
          <table:table-cell table:formula="of:=[.F59]/([.F59]+[.L59])" office:value-type="float" office:value="0.527663934426229" calcext:value-type="float">
            <text:p>0.5277</text:p>
          </table:table-cell>
          <table:table-cell table:formula="of:=SQRT(([.R59]*[.G59])^2 + ([.S59]*[.M59])^2)" office:value-type="float" office:value="0.00181025950064854" calcext:value-type="float">
            <text:p>0.0018</text:p>
          </table:table-cell>
          <table:table-cell/>
          <table:table-cell table:formula="of:=[.L59]/([.L59]+[.F59])^2" office:value-type="float" office:value="0.483950886858371" calcext:value-type="float">
            <text:p>0.483950886858371</text:p>
          </table:table-cell>
          <table:table-cell table:formula="of:=-[.F59]/([.L59]+[.F59])^2" office:value-type="float" office:value="-0.540639277076055" calcext:value-type="float">
            <text:p>-0.540639277076055</text:p>
          </table:table-cell>
          <table:table-cell/>
          <table:table-cell office:value-type="string" calcext:value-type="string">
            <text:p>0.527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9" calcext:value-type="float">
            <text:p>0.19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7" calcext:value-type="float">
            <text:p>0.007</text:p>
          </table:table-cell>
          <table:table-cell office:value-type="float" office:value="1.83" calcext:value-type="float">
            <text:p>1.830</text:p>
          </table:table-cell>
          <table:table-cell office:value-type="float" office:value="0.03" calcext:value-type="float">
            <text:p>0.030</text:p>
          </table:table-cell>
          <table:table-cell office:value-type="float" office:value="3.014" calcext:value-type="float">
            <text:p>3.014</text:p>
          </table:table-cell>
          <table:table-cell table:formula="of:=[.F60]/([.F60]+[.L60])" office:value-type="float" office:value="0.0940594059405941" calcext:value-type="float">
            <text:p>0.0941</text:p>
          </table:table-cell>
          <table:table-cell table:formula="of:=SQRT(([.R60]*[.G60])^2 + ([.S60]*[.M60])^2)" office:value-type="float" office:value="0.00599532436140424" calcext:value-type="float">
            <text:p>0.0060</text:p>
          </table:table-cell>
          <table:table-cell/>
          <table:table-cell table:formula="of:=[.L60]/([.L60]+[.F60])^2" office:value-type="float" office:value="0.448485442603666" calcext:value-type="float">
            <text:p>0.448485442603666</text:p>
          </table:table-cell>
          <table:table-cell table:formula="of:=-[.F60]/([.L60]+[.F60])^2" office:value-type="float" office:value="-0.0465640623468287" calcext:value-type="float">
            <text:p>-0.046564062346829</text:p>
          </table:table-cell>
          <table:table-cell/>
          <table:table-cell office:value-type="string" calcext:value-type="string">
            <text:p>0.094(7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" calcext:value-type="float">
            <text:p>0.993</text:p>
          </table:table-cell>
          <table:table-cell table:formula="of:=[.F61]/([.F61]+[.L61])" office:value-type="float" office:value="0.284984678243105" calcext:value-type="float">
            <text:p>0.2850</text:p>
          </table:table-cell>
          <table:table-cell table:formula="of:=SQRT(([.R61]*[.G61])^2 + ([.S61]*[.M61])^2)" office:value-type="float" office:value="0.00206206393068292" calcext:value-type="float">
            <text:p>0.0021</text:p>
          </table:table-cell>
          <table:table-cell/>
          <table:table-cell table:formula="of:=[.L61]/([.L61]+[.F61])^2" office:value-type="float" office:value="0.730352729067308" calcext:value-type="float">
            <text:p>0.730352729067308</text:p>
          </table:table-cell>
          <table:table-cell table:formula="of:=-[.F61]/([.L61]+[.F61])^2" office:value-type="float" office:value="-0.291097730585399" calcext:value-type="float">
            <text:p>-0.291097730585399</text:p>
          </table:table-cell>
          <table:table-cell/>
          <table:table-cell office:value-type="string" calcext:value-type="string">
            <text:p>0.285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7" calcext:value-type="float">
            <text:p>0.007</text:p>
          </table:table-cell>
          <table:table-cell office:value-type="float" office:value="1.896" calcext:value-type="float">
            <text:p>1.89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21" calcext:value-type="float">
            <text:p>3.021</text:p>
          </table:table-cell>
          <table:table-cell table:formula="of:=[.F62]/([.F62]+[.L62])" office:value-type="float" office:value="0.0683046683046683" calcext:value-type="float">
            <text:p>0.0683</text:p>
          </table:table-cell>
          <table:table-cell table:formula="of:=SQRT(([.R62]*[.G62])^2 + ([.S62]*[.M62])^2)" office:value-type="float" office:value="0.00367251404593687" calcext:value-type="float">
            <text:p>0.0037</text:p>
          </table:table-cell>
          <table:table-cell/>
          <table:table-cell table:formula="of:=[.L62]/([.L62]+[.F62])^2" office:value-type="float" office:value="0.45783554383063" calcext:value-type="float">
            <text:p>0.45783554383063</text:p>
          </table:table-cell>
          <table:table-cell table:formula="of:=-[.F62]/([.L62]+[.F62])^2" office:value-type="float" office:value="-0.0335649475698616" calcext:value-type="float">
            <text:p>-0.033564947569862</text:p>
          </table:table-cell>
          <table:table-cell/>
          <table:table-cell office:value-type="string" calcext:value-type="string">
            <text:p>0.068(4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8" calcext:value-type="float">
            <text:p>0.18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0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4" calcext:value-type="float">
            <text:p>0.994</text:p>
          </table:table-cell>
          <table:table-cell table:formula="of:=[.F63]/([.F63]+[.L63])" office:value-type="float" office:value="0.183299389002037" calcext:value-type="float">
            <text:p>0.1833</text:p>
          </table:table-cell>
          <table:table-cell table:formula="of:=SQRT(([.R63]*[.G63])^2 + ([.S63]*[.M63])^2)" office:value-type="float" office:value="0.00167378199880603" calcext:value-type="float">
            <text:p>0.0017</text:p>
          </table:table-cell>
          <table:table-cell/>
          <table:table-cell table:formula="of:=[.L63]/([.L63]+[.F63])^2" office:value-type="float" office:value="0.831670683297315" calcext:value-type="float">
            <text:p>0.831670683297315</text:p>
          </table:table-cell>
          <table:table-cell table:formula="of:=-[.F63]/([.L63]+[.F63])^2" office:value-type="float" office:value="-0.186659255602889" calcext:value-type="float">
            <text:p>-0.186659255602889</text:p>
          </table:table-cell>
          <table:table-cell/>
          <table:table-cell office:value-type="string" calcext:value-type="string">
            <text:p>0.184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1.825" calcext:value-type="float">
            <text:p>1.825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1" calcext:value-type="float">
            <text:p>3.011</text:p>
          </table:table-cell>
          <table:table-cell table:formula="of:=[.F64]/([.F64]+[.L64])" office:value-type="float" office:value="0.0933929458519622" calcext:value-type="float">
            <text:p>0.0934</text:p>
          </table:table-cell>
          <table:table-cell table:formula="of:=SQRT(([.R64]*[.G64])^2 + ([.S64]*[.M64])^2)" office:value-type="float" office:value="0.00181637827398467" calcext:value-type="float">
            <text:p>0.0018</text:p>
          </table:table-cell>
          <table:table-cell/>
          <table:table-cell table:formula="of:=[.L64]/([.L64]+[.F64])^2" office:value-type="float" office:value="0.450376082537525" calcext:value-type="float">
            <text:p>0.450376082537525</text:p>
          </table:table-cell>
          <table:table-cell table:formula="of:=-[.F64]/([.L64]+[.F64])^2" office:value-type="float" office:value="-0.0463949060367423" calcext:value-type="float">
            <text:p>-0.046394906036742</text:p>
          </table:table-cell>
          <table:table-cell/>
          <table:table-cell office:value-type="string" calcext:value-type="string">
            <text:p>0.094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68" calcext:value-type="float">
            <text:p>0.6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4" calcext:value-type="float">
            <text:p>0.994</text:p>
          </table:table-cell>
          <table:table-cell table:formula="of:=[.F65]/([.F65]+[.L65])" office:value-type="float" office:value="0.309644670050761" calcext:value-type="float">
            <text:p>0.3096</text:p>
          </table:table-cell>
          <table:table-cell table:formula="of:=SQRT(([.R65]*[.G65])^2 + ([.S65]*[.M65])^2)" office:value-type="float" office:value="0.00282463258108813" calcext:value-type="float">
            <text:p>0.0028</text:p>
          </table:table-cell>
          <table:table-cell/>
          <table:table-cell table:formula="of:=[.L65]/([.L65]+[.F65])^2" office:value-type="float" office:value="0.700868355278415" calcext:value-type="float">
            <text:p>0.700868355278415</text:p>
          </table:table-cell>
          <table:table-cell table:formula="of:=-[.F65]/([.L65]+[.F65])^2" office:value-type="float" office:value="-0.314360071117524" calcext:value-type="float">
            <text:p>-0.314360071117524</text:p>
          </table:table-cell>
          <table:table-cell/>
          <table:table-cell office:value-type="string" calcext:value-type="string">
            <text:p>0.309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F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8" calcext:value-type="float">
            <text:p>0.8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3" calcext:value-type="float">
            <text:p>0.003</text:p>
          </table:table-cell>
          <table:table-cell office:value-type="float" office:value="1.222" calcext:value-type="float">
            <text:p>1.222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2" calcext:value-type="float">
            <text:p>3.012</text:p>
          </table:table-cell>
          <table:table-cell table:formula="of:=[.F66]/([.F66]+[.L66])" office:value-type="float" office:value="0.39564787339268" calcext:value-type="float">
            <text:p>0.3956</text:p>
          </table:table-cell>
          <table:table-cell table:formula="of:=SQRT(([.R66]*[.G66])^2 + ([.S66]*[.M66])^2)" office:value-type="float" office:value="0.00142896643202773" calcext:value-type="float">
            <text:p>0.0014</text:p>
          </table:table-cell>
          <table:table-cell/>
          <table:table-cell table:formula="of:=[.L66]/([.L66]+[.F66])^2" office:value-type="float" office:value="0.298888292090662" calcext:value-type="float">
            <text:p>0.298888292090662</text:p>
          </table:table-cell>
          <table:table-cell table:formula="of:=-[.F66]/([.L66]+[.F66])^2" office:value-type="float" office:value="-0.195671549650188" calcext:value-type="float">
            <text:p>-0.195671549650188</text:p>
          </table:table-cell>
          <table:table-cell/>
          <table:table-cell office:value-type="string" calcext:value-type="string">
            <text:p>0.396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F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formula="of:=[.F67]/([.F67]+[.L67])" office:value-type="float" office:value="0.861336032388664" calcext:value-type="float">
            <text:p>0.8613</text:p>
          </table:table-cell>
          <table:table-cell table:formula="of:=SQRT(([.R67]*[.G67])^2 + ([.S67]*[.M67])^2)" office:value-type="float" office:value="0.00176604491857222" calcext:value-type="float">
            <text:p>0.0018</text:p>
          </table:table-cell>
          <table:table-cell/>
          <table:table-cell table:formula="of:=[.L67]/([.L67]+[.F67])^2" office:value-type="float" office:value="0.140348145355603" calcext:value-type="float">
            <text:p>0.140348145355603</text:p>
          </table:table-cell>
          <table:table-cell table:formula="of:=-[.F67]/([.L67]+[.F67])^2" office:value-type="float" office:value="-0.871797603632251" calcext:value-type="float">
            <text:p>-0.871797603632251</text:p>
          </table:table-cell>
          <table:table-cell/>
          <table:table-cell office:value-type="string" calcext:value-type="string">
            <text:p>0.861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3" calcext:value-type="float">
            <text:p>0.003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11" calcext:value-type="float">
            <text:p>3.011</text:p>
          </table:table-cell>
          <table:table-cell table:formula="of:=[.F68]/([.F68]+[.L68])" office:value-type="float" office:value="0.447524752475248" calcext:value-type="float">
            <text:p>0.4475</text:p>
          </table:table-cell>
          <table:table-cell table:formula="of:=SQRT(([.R68]*[.G68])^2 + ([.S68]*[.M68])^2)" office:value-type="float" office:value="0.00303321799470024" calcext:value-type="float">
            <text:p>0.0030</text:p>
          </table:table-cell>
          <table:table-cell/>
          <table:table-cell table:formula="of:=[.L68]/([.L68]+[.F68])^2" office:value-type="float" office:value="0.273502597784531" calcext:value-type="float">
            <text:p>0.273502597784531</text:p>
          </table:table-cell>
          <table:table-cell table:formula="of:=-[.F68]/([.L68]+[.F68])^2" office:value-type="float" office:value="-0.221546907165964" calcext:value-type="float">
            <text:p>-0.221546907165964</text:p>
          </table:table-cell>
          <table:table-cell/>
          <table:table-cell office:value-type="string" calcext:value-type="string">
            <text:p>0.448(4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" calcext:value-type="float">
            <text:p>0.995</text:p>
          </table:table-cell>
          <table:table-cell table:formula="of:=[.F69]/([.F69]+[.L69])" office:value-type="float" office:value="0.885627530364372" calcext:value-type="float">
            <text:p>0.8856</text:p>
          </table:table-cell>
          <table:table-cell table:formula="of:=SQRT(([.R69]*[.G69])^2 + ([.S69]*[.M69])^2)" office:value-type="float" office:value="0.00182609552243078" calcext:value-type="float">
            <text:p>0.0018</text:p>
          </table:table-cell>
          <table:table-cell/>
          <table:table-cell table:formula="of:=[.L69]/([.L69]+[.F69])^2" office:value-type="float" office:value="0.115761608942943" calcext:value-type="float">
            <text:p>0.115761608942943</text:p>
          </table:table-cell>
          <table:table-cell table:formula="of:=-[.F69]/([.L69]+[.F69])^2" office:value-type="float" office:value="-0.896384140044911" calcext:value-type="float">
            <text:p>-0.896384140044911</text:p>
          </table:table-cell>
          <table:table-cell/>
          <table:table-cell office:value-type="string" calcext:value-type="string">
            <text:p>0.886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H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674" calcext:value-type="float">
            <text:p>0.674</text:p>
          </table:table-cell>
          <table:table-cell office:value-type="float" office:value="0.008" calcext:value-type="float">
            <text:p>0.008</text:p>
          </table:table-cell>
          <table:table-cell office:value-type="float" office:value="3.008" calcext:value-type="float">
            <text:p>3.008</text:p>
          </table:table-cell>
          <table:table-cell table:formula="of:=[.F70]/([.F70]+[.L70])" office:value-type="float" office:value="0.665508684863524" calcext:value-type="float">
            <text:p>0.6655</text:p>
          </table:table-cell>
          <table:table-cell table:formula="of:=SQRT(([.R70]*[.G70])^2 + ([.S70]*[.M70])^2)" office:value-type="float" office:value="0.00303535336643328" calcext:value-type="float">
            <text:p>0.0030</text:p>
          </table:table-cell>
          <table:table-cell/>
          <table:table-cell table:formula="of:=[.L70]/([.L70]+[.F70])^2" office:value-type="float" office:value="0.166000652673189" calcext:value-type="float">
            <text:p>0.166000652673189</text:p>
          </table:table-cell>
          <table:table-cell table:formula="of:=-[.F70]/([.L70]+[.F70])^2" office:value-type="float" office:value="-0.330277262959565" calcext:value-type="float">
            <text:p>-0.330277262959565</text:p>
          </table:table-cell>
          <table:table-cell/>
          <table:table-cell office:value-type="string" calcext:value-type="string">
            <text:p>0.666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H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941" calcext:value-type="float">
            <text:p>0.9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5" calcext:value-type="float">
            <text:p>0.995</text:p>
          </table:table-cell>
          <table:table-cell table:formula="of:=[.F71]/([.F71]+[.L71])" office:value-type="float" office:value="0.951466127401416" calcext:value-type="float">
            <text:p>0.9515</text:p>
          </table:table-cell>
          <table:table-cell table:formula="of:=SQRT(([.R71]*[.G71])^2 + ([.S71]*[.M71])^2)" office:value-type="float" office:value="0.00096329946317842" calcext:value-type="float">
            <text:p>0.0010</text:p>
          </table:table-cell>
          <table:table-cell/>
          <table:table-cell table:formula="of:=[.L71]/([.L71]+[.F71])^2" office:value-type="float" office:value="0.0490736831128255" calcext:value-type="float">
            <text:p>0.049073683112826</text:p>
          </table:table-cell>
          <table:table-cell table:formula="of:=-[.F71]/([.L71]+[.F71])^2" office:value-type="float" office:value="-0.962048662691017" calcext:value-type="float">
            <text:p>-0.962048662691017</text:p>
          </table:table-cell>
          <table:table-cell/>
          <table:table-cell office:value-type="string" calcext:value-type="string">
            <text:p>0.951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D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498" calcext:value-type="float">
            <text:p>0.49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2" calcext:value-type="float">
            <text:p>0.002</text:p>
          </table:table-cell>
          <table:table-cell office:value-type="float" office:value="1.522" calcext:value-type="float">
            <text:p>1.522</text:p>
          </table:table-cell>
          <table:table-cell office:value-type="float" office:value="0.003" calcext:value-type="float">
            <text:p>0.003</text:p>
          </table:table-cell>
          <table:table-cell office:value-type="float" office:value="3.011" calcext:value-type="float">
            <text:p>3.011</text:p>
          </table:table-cell>
          <table:table-cell table:formula="of:=[.F72]/([.F72]+[.L72])" office:value-type="float" office:value="0.246534653465347" calcext:value-type="float">
            <text:p>0.2465</text:p>
          </table:table-cell>
          <table:table-cell table:formula="of:=SQRT(([.R72]*[.G72])^2 + ([.S72]*[.M72])^2)" office:value-type="float" office:value="0.00226776850735612" calcext:value-type="float">
            <text:p>0.0023</text:p>
          </table:table-cell>
          <table:table-cell/>
          <table:table-cell table:formula="of:=[.L72]/([.L72]+[.F72])^2" office:value-type="float" office:value="0.373002646799333" calcext:value-type="float">
            <text:p>0.373002646799333</text:p>
          </table:table-cell>
          <table:table-cell table:formula="of:=-[.F72]/([.L72]+[.F72])^2" office:value-type="float" office:value="-0.122046858151162" calcext:value-type="float">
            <text:p>-0.122046858151162</text:p>
          </table:table-cell>
          <table:table-cell/>
          <table:table-cell office:value-type="string" calcext:value-type="string">
            <text:p>0.246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D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94" calcext:value-type="float">
            <text:p>0.69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table:formula="of:=[.F73]/([.F73]+[.L73])" office:value-type="float" office:value="0.711065573770492" calcext:value-type="float">
            <text:p>0.7111</text:p>
          </table:table-cell>
          <table:table-cell table:formula="of:=SQRT(([.R73]*[.G73])^2 + ([.S73]*[.M73])^2)" office:value-type="float" office:value="0.000786400385903472" calcext:value-type="float">
            <text:p>0.0008</text:p>
          </table:table-cell>
          <table:table-cell/>
          <table:table-cell table:formula="of:=[.L73]/([.L73]+[.F73])^2" office:value-type="float" office:value="0.296039371136791" calcext:value-type="float">
            <text:p>0.296039371136791</text:p>
          </table:table-cell>
          <table:table-cell table:formula="of:=-[.F73]/([.L73]+[.F73])^2" office:value-type="float" office:value="-0.728550792797635" calcext:value-type="float">
            <text:p>-0.728550792797635</text:p>
          </table:table-cell>
          <table:table-cell/>
          <table:table-cell office:value-type="string" calcext:value-type="string">
            <text:p>0.711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E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579" calcext:value-type="float">
            <text:p>0.5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2" calcext:value-type="float">
            <text:p>0.002</text:p>
          </table:table-cell>
          <table:table-cell office:value-type="float" office:value="1.447" calcext:value-type="float">
            <text:p>1.447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4" calcext:value-type="float">
            <text:p>3.014</text:p>
          </table:table-cell>
          <table:table-cell table:formula="of:=[.F74]/([.F74]+[.L74])" office:value-type="float" office:value="0.2857847976308" calcext:value-type="float">
            <text:p>0.2858</text:p>
          </table:table-cell>
          <table:table-cell table:formula="of:=SQRT(([.R74]*[.G74])^2 + ([.S74]*[.M74])^2)" office:value-type="float" office:value="0.0013545386227703" calcext:value-type="float">
            <text:p>0.0014</text:p>
          </table:table-cell>
          <table:table-cell/>
          <table:table-cell table:formula="of:=[.L74]/([.L74]+[.F74])^2" office:value-type="float" office:value="0.352524779056861" calcext:value-type="float">
            <text:p>0.352524779056861</text:p>
          </table:table-cell>
          <table:table-cell table:formula="of:=-[.F74]/([.L74]+[.F74])^2" office:value-type="float" office:value="-0.141058636540375" calcext:value-type="float">
            <text:p>-0.141058636540375</text:p>
          </table:table-cell>
          <table:table-cell/>
          <table:table-cell office:value-type="string" calcext:value-type="string">
            <text:p>0.286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E2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2" calcext:value-type="float">
            <text:p>0.992</text:p>
          </table:table-cell>
          <table:table-cell table:formula="of:=[.F75]/([.F75]+[.L75])" office:value-type="float" office:value="0.764044943820225" calcext:value-type="float">
            <text:p>0.7640</text:p>
          </table:table-cell>
          <table:table-cell table:formula="of:=SQRT(([.R75]*[.G75])^2 + ([.S75]*[.M75])^2)" office:value-type="float" office:value="0.00253201863550519" calcext:value-type="float">
            <text:p>0.0025</text:p>
          </table:table-cell>
          <table:table-cell/>
          <table:table-cell table:formula="of:=[.L75]/([.L75]+[.F75])^2" office:value-type="float" office:value="0.241016400592212" calcext:value-type="float">
            <text:p>0.241016400592212</text:p>
          </table:table-cell>
          <table:table-cell table:formula="of:=-[.F75]/([.L75]+[.F75])^2" office:value-type="float" office:value="-0.780434059060495" calcext:value-type="float">
            <text:p>-0.780434059060495</text:p>
          </table:table-cell>
          <table:table-cell/>
          <table:table-cell office:value-type="string" calcext:value-type="string">
            <text:p>0.764(3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4" calcext:value-type="float">
            <text:p>0.004</text:p>
          </table:table-cell>
          <table:table-cell office:value-type="float" office:value="1.824" calcext:value-type="float">
            <text:p>1.824</text:p>
          </table:table-cell>
          <table:table-cell office:value-type="float" office:value="0.007" calcext:value-type="float">
            <text:p>0.007</text:p>
          </table:table-cell>
          <table:table-cell office:value-type="float" office:value="3.015" calcext:value-type="float">
            <text:p>3.015</text:p>
          </table:table-cell>
          <table:table-cell table:formula="of:=[.F76]/([.F76]+[.L76])" office:value-type="float" office:value="0.0974764967837704" calcext:value-type="float">
            <text:p>0.0975</text:p>
          </table:table-cell>
          <table:table-cell table:formula="of:=SQRT(([.R76]*[.G76])^2 + ([.S76]*[.M76])^2)" office:value-type="float" office:value="0.00181791761392609" calcext:value-type="float">
            <text:p>0.0018</text:p>
          </table:table-cell>
          <table:table-cell/>
          <table:table-cell table:formula="of:=[.L76]/([.L76]+[.F76])^2" office:value-type="float" office:value="0.446572737860579" calcext:value-type="float">
            <text:p>0.446572737860579</text:p>
          </table:table-cell>
          <table:table-cell table:formula="of:=-[.F76]/([.L76]+[.F76])^2" office:value-type="float" office:value="-0.0482318143413015" calcext:value-type="float">
            <text:p>-0.048231814341302</text:p>
          </table:table-cell>
          <table:table-cell/>
          <table:table-cell office:value-type="string" calcext:value-type="string">
            <text:p>0.098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3" calcext:value-type="float">
            <text:p>0.993</text:p>
          </table:table-cell>
          <table:table-cell table:formula="of:=[.F77]/([.F77]+[.L77])" office:value-type="float" office:value="0.310204081632653" calcext:value-type="float">
            <text:p>0.3102</text:p>
          </table:table-cell>
          <table:table-cell table:formula="of:=SQRT(([.R77]*[.G77])^2 + ([.S77]*[.M77])^2)" office:value-type="float" office:value="0.00169808697098707" calcext:value-type="float">
            <text:p>0.0017</text:p>
          </table:table-cell>
          <table:table-cell/>
          <table:table-cell table:formula="of:=[.L77]/([.L77]+[.F77])^2" office:value-type="float" office:value="0.70387338608913" calcext:value-type="float">
            <text:p>0.70387338608913</text:p>
          </table:table-cell>
          <table:table-cell table:formula="of:=-[.F77]/([.L77]+[.F77])^2" office:value-type="float" office:value="-0.316534777176177" calcext:value-type="float">
            <text:p>-0.316534777176177</text:p>
          </table:table-cell>
          <table:table-cell/>
          <table:table-cell office:value-type="string" calcext:value-type="string">
            <text:p>0.310(2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3" calcext:value-type="float">
            <text:p>1.783</text:p>
          </table:table-cell>
          <table:table-cell office:value-type="float" office:value="0.001" calcext:value-type="float">
            <text:p>0.001</text:p>
          </table:table-cell>
          <table:table-cell office:value-type="float" office:value="3.012" calcext:value-type="float">
            <text:p>3.012</text:p>
          </table:table-cell>
          <table:table-cell table:formula="of:=[.F78]/([.F78]+[.L78])" office:value-type="float" office:value="0.118199802176063" calcext:value-type="float">
            <text:p>0.1182</text:p>
          </table:table-cell>
          <table:table-cell table:formula="of:=SQRT(([.R78]*[.G78])^2 + ([.S78]*[.M78])^2)" office:value-type="float" office:value="0.000440003413042465" calcext:value-type="float">
            <text:p>0.0004</text:p>
          </table:table-cell>
          <table:table-cell/>
          <table:table-cell table:formula="of:=[.L78]/([.L78]+[.F78])^2" office:value-type="float" office:value="0.436102966282857" calcext:value-type="float">
            <text:p>0.436102966282857</text:p>
          </table:table-cell>
          <table:table-cell table:formula="of:=-[.F78]/([.L78]+[.F78])^2" office:value-type="float" office:value="-0.0584568754579937" calcext:value-type="float">
            <text:p>-0.058456875457994</text:p>
          </table:table-cell>
          <table:table-cell/>
          <table:table-cell office:value-type="string" calcext:value-type="string">
            <text:p>0.118(1)</text:p>
          </table:table-cell>
        </table:table-row>
        <table:table-row table:style-name="ro1">
          <table:table-cell office:value-type="string" calcext:value-type="string">
            <text:p>V200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9" calcext:value-type="float">
            <text:p>0.39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table:formula="of:=[.F79]/([.F79]+[.L79])" office:value-type="float" office:value="0.398365679264556" calcext:value-type="float">
            <text:p>0.3984</text:p>
          </table:table-cell>
          <table:table-cell table:formula="of:=SQRT(([.R79]*[.G79])^2 + ([.S79]*[.M79])^2)" office:value-type="float" office:value="0.000737045039241383" calcext:value-type="float">
            <text:p>0.0007</text:p>
          </table:table-cell>
          <table:table-cell/>
          <table:table-cell table:formula="of:=[.L79]/([.L79]+[.F79])^2" office:value-type="float" office:value="0.614539653458064" calcext:value-type="float">
            <text:p>0.614539653458064</text:p>
          </table:table-cell>
          <table:table-cell table:formula="of:=-[.F79]/([.L79]+[.F79])^2" office:value-type="float" office:value="-0.406910806194643" calcext:value-type="float">
            <text:p>-0.406910806194643</text:p>
          </table:table-cell>
          <table:table-cell/>
          <table:table-cell office:value-type="string" calcext:value-type="string">
            <text:p>0.398(1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593" calcext:value-type="float">
            <text:p>0.593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3" calcext:value-type="float">
            <text:p>0.003</text:p>
          </table:table-cell>
          <table:table-cell office:value-type="float" office:value="1.42" calcext:value-type="float">
            <text:p>1.420</text:p>
          </table:table-cell>
          <table:table-cell office:value-type="float" office:value="0.01" calcext:value-type="float">
            <text:p>0.010</text:p>
          </table:table-cell>
          <table:table-cell office:value-type="float" office:value="3.006" calcext:value-type="float">
            <text:p>3.006</text:p>
          </table:table-cell>
          <table:table-cell table:formula="of:=[.F81]/([.F81]+[.L81])" office:value-type="float" office:value="0.29458519622454" calcext:value-type="float">
            <text:p>0.2946</text:p>
          </table:table-cell>
          <table:table-cell table:formula="of:=SQRT(([.R81]*[.G81])^2 + ([.S81]*[.M81])^2)" office:value-type="float" office:value="0.00228289349382703" calcext:value-type="float">
            <text:p>0.0023</text:p>
          </table:table-cell>
          <table:table-cell/>
          <table:table-cell table:formula="of:=[.L81]/([.L81]+[.F81])^2" office:value-type="float" office:value="0.350429609426458" calcext:value-type="float">
            <text:p>0.350429609426458</text:p>
          </table:table-cell>
          <table:table-cell table:formula="of:=-[.F81]/([.L81]+[.F81])^2" office:value-type="float" office:value="-0.14634137914781" calcext:value-type="float">
            <text:p>-0.14634137914781</text:p>
          </table:table-cell>
          <table:table-cell/>
          <table:table-cell office:value-type="string" calcext:value-type="string">
            <text:p>0.294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15" calcext:value-type="float">
            <text:p>1.15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" calcext:value-type="float">
            <text:p>0.99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8" calcext:value-type="float">
            <text:p>3.008</text:p>
          </table:table-cell>
          <table:table-cell table:formula="of:=[.F82]/([.F82]+[.L82])" office:value-type="float" office:value="0.571854798607658" calcext:value-type="float">
            <text:p>0.5719</text:p>
          </table:table-cell>
          <table:table-cell table:formula="of:=SQRT(([.R82]*[.G82])^2 + ([.S82]*[.M82])^2)" office:value-type="float" office:value="0.0029146141320772" calcext:value-type="float">
            <text:p>0.0029</text:p>
          </table:table-cell>
          <table:table-cell/>
          <table:table-cell table:formula="of:=[.L82]/([.L82]+[.F82])^2" office:value-type="float" office:value="0.212901641667003" calcext:value-type="float">
            <text:p>0.212901641667003</text:p>
          </table:table-cell>
          <table:table-cell table:formula="of:=-[.F82]/([.L82]+[.F82])^2" office:value-type="float" office:value="-0.284363400600526" calcext:value-type="float">
            <text:p>-0.284363400600526</text:p>
          </table:table-cell>
          <table:table-cell/>
          <table:table-cell office:value-type="string" calcext:value-type="string">
            <text:p>0.572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98" calcext:value-type="float">
            <text:p>0.79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table:formula="of:=[.F83]/([.F83]+[.L83])" office:value-type="float" office:value="0.803625377643504" calcext:value-type="float">
            <text:p>0.8036</text:p>
          </table:table-cell>
          <table:table-cell table:formula="of:=SQRT(([.R83]*[.G83])^2 + ([.S83]*[.M83])^2)" office:value-type="float" office:value="0.00245987664372163" calcext:value-type="float">
            <text:p>0.0025</text:p>
          </table:table-cell>
          <table:table-cell/>
          <table:table-cell table:formula="of:=[.L83]/([.L83]+[.F83])^2" office:value-type="float" office:value="0.197758934900801" calcext:value-type="float">
            <text:p>0.197758934900801</text:p>
          </table:table-cell>
          <table:table-cell table:formula="of:=-[.F83]/([.L83]+[.F83])^2" office:value-type="float" office:value="-0.809290410517124" calcext:value-type="float">
            <text:p>-0.809290410517124</text:p>
          </table:table-cell>
          <table:table-cell/>
          <table:table-cell office:value-type="string" calcext:value-type="string">
            <text:p>0.804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AC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.002" calcext:value-type="float">
            <text:p>1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62" calcext:value-type="float">
            <text:p>1.962</text:p>
          </table:table-cell>
          <table:table-cell office:value-type="float" office:value="0.006" calcext:value-type="float">
            <text:p>0.006</text:p>
          </table:table-cell>
          <table:table-cell office:value-type="float" office:value="2.998" calcext:value-type="float">
            <text:p>2.998</text:p>
          </table:table-cell>
          <table:table-cell table:formula="of:=[.F84]/([.F84]+[.L84])" office:value-type="float" office:value="0.0165413533834586" calcext:value-type="float">
            <text:p>0.0165</text:p>
          </table:table-cell>
          <table:table-cell table:formula="of:=SQRT(([.R84]*[.G84])^2 + ([.S84]*[.M84])^2)" office:value-type="float" office:value="0.000987177778331246" calcext:value-type="float">
            <text:p>0.0010</text:p>
          </table:table-cell>
          <table:table-cell/>
          <table:table-cell table:formula="of:=[.L84]/([.L84]+[.F84])^2" office:value-type="float" office:value="0.492961727627339" calcext:value-type="float">
            <text:p>0.492961727627339</text:p>
          </table:table-cell>
          <table:table-cell table:formula="of:=-[.F84]/([.L84]+[.F84])^2" office:value-type="float" office:value="-0.00829140520474118" calcext:value-type="float">
            <text:p>-0.008291405204741</text:p>
          </table:table-cell>
          <table:table-cell/>
          <table:table-cell office:value-type="string" calcext:value-type="string">
            <text:p>0.017(1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AC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6" calcext:value-type="float">
            <text:p>0.9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" calcext:value-type="float">
            <text:p>0.998</text:p>
          </table:table-cell>
          <table:table-cell table:formula="of:=[.F85]/([.F85]+[.L85])" office:value-type="float" office:value="0.0351758793969849" calcext:value-type="float">
            <text:p>0.0352</text:p>
          </table:table-cell>
          <table:table-cell table:formula="of:=SQRT(([.R85]*[.G85])^2 + ([.S85]*[.M85])^2)" office:value-type="float" office:value="0.00291438291107917" calcext:value-type="float">
            <text:p>0.0029</text:p>
          </table:table-cell>
          <table:table-cell/>
          <table:table-cell table:formula="of:=[.L85]/([.L85]+[.F85])^2" office:value-type="float" office:value="0.969672483018105" calcext:value-type="float">
            <text:p>0.969672483018105</text:p>
          </table:table-cell>
          <table:table-cell table:formula="of:=-[.F85]/([.L85]+[.F85])^2" office:value-type="float" office:value="-0.0353526426100351" calcext:value-type="float">
            <text:p>-0.035352642610035</text:p>
          </table:table-cell>
          <table:table-cell/>
          <table:table-cell office:value-type="string" calcext:value-type="string">
            <text:p>0.035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1.878" calcext:value-type="float">
            <text:p>1.878</text:p>
          </table:table-cell>
          <table:table-cell office:value-type="float" office:value="0.008" calcext:value-type="float">
            <text:p>0.008</text:p>
          </table:table-cell>
          <table:table-cell office:value-type="float" office:value="3.003" calcext:value-type="float">
            <text:p>3.003</text:p>
          </table:table-cell>
          <table:table-cell table:formula="of:=[.F86]/([.F86]+[.L86])" office:value-type="float" office:value="0.0633416458852868" calcext:value-type="float">
            <text:p>0.0633</text:p>
          </table:table-cell>
          <table:table-cell table:formula="of:=SQRT(([.R86]*[.G86])^2 + ([.S86]*[.M86])^2)" office:value-type="float" office:value="0.00327988078848718" calcext:value-type="float">
            <text:p>0.0033</text:p>
          </table:table-cell>
          <table:table-cell/>
          <table:table-cell table:formula="of:=[.L86]/([.L86]+[.F86])^2" office:value-type="float" office:value="0.467161273872675" calcext:value-type="float">
            <text:p>0.467161273872675</text:p>
          </table:table-cell>
          <table:table-cell table:formula="of:=-[.F86]/([.L86]+[.F86])^2" office:value-type="float" office:value="-0.0315918433343076" calcext:value-type="float">
            <text:p>-0.031591843334308</text:p>
          </table:table-cell>
          <table:table-cell/>
          <table:table-cell office:value-type="string" calcext:value-type="string">
            <text:p>0.063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formula="of:=[.F87]/([.F87]+[.L87])" office:value-type="float" office:value="0.212273641851107" calcext:value-type="float">
            <text:p>0.2123</text:p>
          </table:table-cell>
          <table:table-cell table:formula="of:=SQRT(([.R87]*[.G87])^2 + ([.S87]*[.M87])^2)" office:value-type="float" office:value="0.000900249647810326" calcext:value-type="float">
            <text:p>0.0009</text:p>
          </table:table-cell>
          <table:table-cell/>
          <table:table-cell table:formula="of:=[.L87]/([.L87]+[.F87])^2" office:value-type="float" office:value="0.792481245622629" calcext:value-type="float">
            <text:p>0.792481245622629</text:p>
          </table:table-cell>
          <table:table-cell table:formula="of:=-[.F87]/([.L87]+[.F87])^2" office:value-type="float" office:value="-0.213554971681194" calcext:value-type="float">
            <text:p>-0.213554971681194</text:p>
          </table:table-cell>
          <table:table-cell/>
          <table:table-cell office:value-type="string" calcext:value-type="string">
            <text:p>0.212(1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1.904" calcext:value-type="float">
            <text:p>1.904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3" calcext:value-type="float">
            <text:p>3.003</text:p>
          </table:table-cell>
          <table:table-cell table:formula="of:=[.F88]/([.F88]+[.L88])" office:value-type="float" office:value="0.0508474576271187" calcext:value-type="float">
            <text:p>0.0508</text:p>
          </table:table-cell>
          <table:table-cell table:formula="of:=SQRT(([.R88]*[.G88])^2 + ([.S88]*[.M88])^2)" office:value-type="float" office:value="0.00142308689331513" calcext:value-type="float">
            <text:p>0.0014</text:p>
          </table:table-cell>
          <table:table-cell/>
          <table:table-cell table:formula="of:=[.L88]/([.L88]+[.F88])^2" office:value-type="float" office:value="0.473156800784088" calcext:value-type="float">
            <text:p>0.473156800784088</text:p>
          </table:table-cell>
          <table:table-cell table:formula="of:=-[.F88]/([.L88]+[.F88])^2" office:value-type="float" office:value="-0.0253476857562905" calcext:value-type="float">
            <text:p>-0.025347685756291</text:p>
          </table:table-cell>
          <table:table-cell/>
          <table:table-cell office:value-type="string" calcext:value-type="string">
            <text:p>0.051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5" calcext:value-type="float">
            <text:p>0.15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843" calcext:value-type="float">
            <text:p>0.8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table:formula="of:=[.F89]/([.F89]+[.L89])" office:value-type="float" office:value="0.151057401812689" calcext:value-type="float">
            <text:p>0.1511</text:p>
          </table:table-cell>
          <table:table-cell table:formula="of:=SQRT(([.R89]*[.G89])^2 + ([.S89]*[.M89])^2)" office:value-type="float" office:value="0.00173671126756254" calcext:value-type="float">
            <text:p>0.0017</text:p>
          </table:table-cell>
          <table:table-cell/>
          <table:table-cell table:formula="of:=[.L89]/([.L89]+[.F89])^2" office:value-type="float" office:value="0.854927087801925" calcext:value-type="float">
            <text:p>0.854927087801925</text:p>
          </table:table-cell>
          <table:table-cell table:formula="of:=-[.F89]/([.L89]+[.F89])^2" office:value-type="float" office:value="-0.152122257616001" calcext:value-type="float">
            <text:p>-0.152122257616001</text:p>
          </table:table-cell>
          <table:table-cell/>
          <table:table-cell office:value-type="string" calcext:value-type="string">
            <text:p>0.151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6" calcext:value-type="float">
            <text:p>0.160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.000</text:p>
          </table:table-cell>
          <table:table-cell office:value-type="float" office:value="0.02" calcext:value-type="float">
            <text:p>0.020</text:p>
          </table:table-cell>
          <table:table-cell office:value-type="float" office:value="1.83" calcext:value-type="float">
            <text:p>1.830</text:p>
          </table:table-cell>
          <table:table-cell office:value-type="float" office:value="0.03" calcext:value-type="float">
            <text:p>0.030</text:p>
          </table:table-cell>
          <table:table-cell office:value-type="float" office:value="2.996" calcext:value-type="float">
            <text:p>2.996</text:p>
          </table:table-cell>
          <table:table-cell table:formula="of:=[.F90]/([.F90]+[.L90])" office:value-type="float" office:value="0.0804020100502513" calcext:value-type="float">
            <text:p>0.0804</text:p>
          </table:table-cell>
          <table:table-cell table:formula="of:=SQRT(([.R90]*[.G90])^2 + ([.S90]*[.M90])^2)" office:value-type="float" office:value="0.00477741421441708" calcext:value-type="float">
            <text:p>0.0048</text:p>
          </table:table-cell>
          <table:table-cell/>
          <table:table-cell table:formula="of:=[.L90]/([.L90]+[.F90])^2" office:value-type="float" office:value="0.462109542688316" calcext:value-type="float">
            <text:p>0.462109542688316</text:p>
          </table:table-cell>
          <table:table-cell table:formula="of:=-[.F90]/([.L90]+[.F90])^2" office:value-type="float" office:value="-0.0404030201257544" calcext:value-type="float">
            <text:p>-0.040403020125754</text:p>
          </table:table-cell>
          <table:table-cell/>
          <table:table-cell office:value-type="string" calcext:value-type="string">
            <text:p>0.080(4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64" calcext:value-type="float">
            <text:p>0.26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6" calcext:value-type="float">
            <text:p>0.996</text:p>
          </table:table-cell>
          <table:table-cell table:formula="of:=[.F91]/([.F91]+[.L91])" office:value-type="float" office:value="0.266397578203834" calcext:value-type="float">
            <text:p>0.2664</text:p>
          </table:table-cell>
          <table:table-cell table:formula="of:=SQRT(([.R91]*[.G91])^2 + ([.S91]*[.M91])^2)" office:value-type="float" office:value="0.00168592135220662" calcext:value-type="float">
            <text:p>0.0017</text:p>
          </table:table-cell>
          <table:table-cell/>
          <table:table-cell table:formula="of:=[.L91]/([.L91]+[.F91])^2" office:value-type="float" office:value="0.740264805041539" calcext:value-type="float">
            <text:p>0.740264805041539</text:p>
          </table:table-cell>
          <table:table-cell table:formula="of:=-[.F91]/([.L91]+[.F91])^2" office:value-type="float" office:value="-0.268816930579046" calcext:value-type="float">
            <text:p>-0.268816930579046</text:p>
          </table:table-cell>
          <table:table-cell/>
          <table:table-cell office:value-type="string" calcext:value-type="string">
            <text:p>0.267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4" calcext:value-type="float">
            <text:p>0.004</text:p>
          </table:table-cell>
          <table:table-cell office:value-type="float" office:value="1.88" calcext:value-type="float">
            <text:p>1.880</text:p>
          </table:table-cell>
          <table:table-cell office:value-type="float" office:value="0.01" calcext:value-type="float">
            <text:p>0.010</text:p>
          </table:table-cell>
          <table:table-cell office:value-type="float" office:value="3.002" calcext:value-type="float">
            <text:p>3.002</text:p>
          </table:table-cell>
          <table:table-cell table:formula="of:=[.F92]/([.F92]+[.L92])" office:value-type="float" office:value="0.0632785251619332" calcext:value-type="float">
            <text:p>0.0633</text:p>
          </table:table-cell>
          <table:table-cell table:formula="of:=SQRT(([.R92]*[.G92])^2 + ([.S92]*[.M92])^2)" office:value-type="float" office:value="0.00235483842861897" calcext:value-type="float">
            <text:p>0.0024</text:p>
          </table:table-cell>
          <table:table-cell/>
          <table:table-cell table:formula="of:=[.L92]/([.L92]+[.F92])^2" office:value-type="float" office:value="0.466727192246172" calcext:value-type="float">
            <text:p>0.466727192246172</text:p>
          </table:table-cell>
          <table:table-cell table:formula="of:=-[.F92]/([.L92]+[.F92])^2" office:value-type="float" office:value="-0.0315289113910978" calcext:value-type="float">
            <text:p>-0.031528911391098</text:p>
          </table:table-cell>
          <table:table-cell/>
          <table:table-cell office:value-type="string" calcext:value-type="string">
            <text:p>0.063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7" calcext:value-type="float">
            <text:p>0.17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" calcext:value-type="float">
            <text:p>0.810</text:p>
          </table:table-cell>
          <table:table-cell office:value-type="float" office:value="0.02" calcext:value-type="float">
            <text:p>0.020</text:p>
          </table:table-cell>
          <table:table-cell office:value-type="float" office:value="0.993" calcext:value-type="float">
            <text:p>0.993</text:p>
          </table:table-cell>
          <table:table-cell table:formula="of:=[.F93]/([.F93]+[.L93])" office:value-type="float" office:value="0.173469387755102" calcext:value-type="float">
            <text:p>0.1735</text:p>
          </table:table-cell>
          <table:table-cell table:formula="of:=SQRT(([.R93]*[.G93])^2 + ([.S93]*[.M93])^2)" office:value-type="float" office:value="0.00550599543730494" calcext:value-type="float">
            <text:p>0.0055</text:p>
          </table:table-cell>
          <table:table-cell/>
          <table:table-cell table:formula="of:=[.L93]/([.L93]+[.F93])^2" office:value-type="float" office:value="0.843398583923365" calcext:value-type="float">
            <text:p>0.843398583923365</text:p>
          </table:table-cell>
          <table:table-cell table:formula="of:=-[.F93]/([.L93]+[.F93])^2" office:value-type="float" office:value="-0.177009579341941" calcext:value-type="float">
            <text:p>-0.177009579341941</text:p>
          </table:table-cell>
          <table:table-cell/>
          <table:table-cell office:value-type="string" calcext:value-type="string">
            <text:p>0.173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7" calcext:value-type="float">
            <text:p>0.007</text:p>
          </table:table-cell>
          <table:table-cell office:value-type="float" office:value="1.77" calcext:value-type="float">
            <text:p>1.770</text:p>
          </table:table-cell>
          <table:table-cell office:value-type="float" office:value="0.02" calcext:value-type="float">
            <text:p>0.020</text:p>
          </table:table-cell>
          <table:table-cell office:value-type="float" office:value="3.001" calcext:value-type="float">
            <text:p>3.001</text:p>
          </table:table-cell>
          <table:table-cell table:formula="of:=[.F94]/([.F94]+[.L94])" office:value-type="float" office:value="0.113670505758638" calcext:value-type="float">
            <text:p>0.1137</text:p>
          </table:table-cell>
          <table:table-cell table:formula="of:=SQRT(([.R94]*[.G94])^2 + ([.S94]*[.M94])^2)" office:value-type="float" office:value="0.00210896930383628" calcext:value-type="float">
            <text:p>0.0021</text:p>
          </table:table-cell>
          <table:table-cell/>
          <table:table-cell table:formula="of:=[.L94]/([.L94]+[.F94])^2" office:value-type="float" office:value="0.443830492859971" calcext:value-type="float">
            <text:p>0.443830492859971</text:p>
          </table:table-cell>
          <table:table-cell table:formula="of:=-[.F94]/([.L94]+[.F94])^2" office:value-type="float" office:value="-0.0569206338300641" calcext:value-type="float">
            <text:p>-0.056920633830064</text:p>
          </table:table-cell>
          <table:table-cell/>
          <table:table-cell office:value-type="string" calcext:value-type="string">
            <text:p>0.113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5" calcext:value-type="float">
            <text:p>0.995</text:p>
          </table:table-cell>
          <table:table-cell table:formula="of:=[.F95]/([.F95]+[.L95])" office:value-type="float" office:value="0.427704752275025" calcext:value-type="float">
            <text:p>0.4277</text:p>
          </table:table-cell>
          <table:table-cell table:formula="of:=SQRT(([.R95]*[.G95])^2 + ([.S95]*[.M95])^2)" office:value-type="float" office:value="0.00288962620765046" calcext:value-type="float">
            <text:p>0.0029</text:p>
          </table:table-cell>
          <table:table-cell/>
          <table:table-cell table:formula="of:=[.L95]/([.L95]+[.F95])^2" office:value-type="float" office:value="0.578660513372067" calcext:value-type="float">
            <text:p>0.578660513372067</text:p>
          </table:table-cell>
          <table:table-cell table:formula="of:=-[.F95]/([.L95]+[.F95])^2" office:value-type="float" office:value="-0.432461832431775" calcext:value-type="float">
            <text:p>-0.432461832431775</text:p>
          </table:table-cell>
          <table:table-cell/>
          <table:table-cell office:value-type="string" calcext:value-type="string">
            <text:p>0.428(4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6" calcext:value-type="float">
            <text:p>0.26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6" calcext:value-type="float">
            <text:p>0.006</text:p>
          </table:table-cell>
          <table:table-cell office:value-type="float" office:value="1.74" calcext:value-type="float">
            <text:p>1.740</text:p>
          </table:table-cell>
          <table:table-cell office:value-type="float" office:value="0.01" calcext:value-type="float">
            <text:p>0.010</text:p>
          </table:table-cell>
          <table:table-cell office:value-type="float" office:value="3.003" calcext:value-type="float">
            <text:p>3.003</text:p>
          </table:table-cell>
          <table:table-cell table:formula="of:=[.F96]/([.F96]+[.L96])" office:value-type="float" office:value="0.13" calcext:value-type="float">
            <text:p>0.1300</text:p>
          </table:table-cell>
          <table:table-cell table:formula="of:=SQRT(([.R96]*[.G96])^2 + ([.S96]*[.M96])^2)" office:value-type="float" office:value="0.00311360321813811" calcext:value-type="float">
            <text:p>0.0031</text:p>
          </table:table-cell>
          <table:table-cell/>
          <table:table-cell table:formula="of:=[.L96]/([.L96]+[.F96])^2" office:value-type="float" office:value="0.435" calcext:value-type="float">
            <text:p>0.435</text:p>
          </table:table-cell>
          <table:table-cell table:formula="of:=-[.F96]/([.L96]+[.F96])^2" office:value-type="float" office:value="-0.065" calcext:value-type="float">
            <text:p>-0.065</text:p>
          </table:table-cell>
          <table:table-cell/>
          <table:table-cell office:value-type="string" calcext:value-type="string">
            <text:p>0.130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523" calcext:value-type="float">
            <text:p>0.523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4" calcext:value-type="float">
            <text:p>0.994</text:p>
          </table:table-cell>
          <table:table-cell table:formula="of:=[.F97]/([.F97]+[.L97])" office:value-type="float" office:value="0.469035532994924" calcext:value-type="float">
            <text:p>0.4690</text:p>
          </table:table-cell>
          <table:table-cell table:formula="of:=SQRT(([.R97]*[.G97])^2 + ([.S97]*[.M97])^2)" office:value-type="float" office:value="0.00328298962569137" calcext:value-type="float">
            <text:p>0.0033</text:p>
          </table:table-cell>
          <table:table-cell/>
          <table:table-cell table:formula="of:=[.L97]/([.L97]+[.F97])^2" office:value-type="float" office:value="0.539050220309722" calcext:value-type="float">
            <text:p>0.539050220309722</text:p>
          </table:table-cell>
          <table:table-cell table:formula="of:=-[.F97]/([.L97]+[.F97])^2" office:value-type="float" office:value="-0.476178206086217" calcext:value-type="float">
            <text:p>-0.476178206086217</text:p>
          </table:table-cell>
          <table:table-cell/>
          <table:table-cell office:value-type="string" calcext:value-type="string">
            <text:p>0.469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C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41" calcext:value-type="float">
            <text:p>0.41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3" calcext:value-type="float">
            <text:p>0.003</text:p>
          </table:table-cell>
          <table:table-cell office:value-type="float" office:value="1.6" calcext:value-type="float">
            <text:p>1.600</text:p>
          </table:table-cell>
          <table:table-cell office:value-type="float" office:value="0.01" calcext:value-type="float">
            <text:p>0.010</text:p>
          </table:table-cell>
          <table:table-cell office:value-type="float" office:value="3.006" calcext:value-type="float">
            <text:p>3.006</text:p>
          </table:table-cell>
          <table:table-cell table:formula="of:=[.F98]/([.F98]+[.L98])" office:value-type="float" office:value="0.203980099502488" calcext:value-type="float">
            <text:p>0.2040</text:p>
          </table:table-cell>
          <table:table-cell table:formula="of:=SQRT(([.R98]*[.G98])^2 + ([.S98]*[.M98])^2)" office:value-type="float" office:value="0.00798534369588253" calcext:value-type="float">
            <text:p>0.0080</text:p>
          </table:table-cell>
          <table:table-cell/>
          <table:table-cell table:formula="of:=[.L98]/([.L98]+[.F98])^2" office:value-type="float" office:value="0.396029801242543" calcext:value-type="float">
            <text:p>0.396029801242543</text:p>
          </table:table-cell>
          <table:table-cell table:formula="of:=-[.F98]/([.L98]+[.F98])^2" office:value-type="float" office:value="-0.101482636568402" calcext:value-type="float">
            <text:p>-0.101482636568402</text:p>
          </table:table-cell>
          <table:table-cell/>
          <table:table-cell office:value-type="string" calcext:value-type="string">
            <text:p>0.203(7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C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9" calcext:value-type="float">
            <text:p>0.6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3" calcext:value-type="float">
            <text:p>0.3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4" calcext:value-type="float">
            <text:p>0.994</text:p>
          </table:table-cell>
          <table:table-cell table:formula="of:=[.F99]/([.F99]+[.L99])" office:value-type="float" office:value="0.696969696969697" calcext:value-type="float">
            <text:p>0.6970</text:p>
          </table:table-cell>
          <table:table-cell table:formula="of:=SQRT(([.R99]*[.G99])^2 + ([.S99]*[.M99])^2)" office:value-type="float" office:value="0.00580129666341171" calcext:value-type="float">
            <text:p>0.0058</text:p>
          </table:table-cell>
          <table:table-cell/>
          <table:table-cell table:formula="of:=[.L99]/([.L99]+[.F99])^2" office:value-type="float" office:value="0.306091215182124" calcext:value-type="float">
            <text:p>0.306091215182124</text:p>
          </table:table-cell>
          <table:table-cell table:formula="of:=-[.F99]/([.L99]+[.F99])^2" office:value-type="float" office:value="-0.704009794918886" calcext:value-type="float">
            <text:p>-0.704009794918886</text:p>
          </table:table-cell>
          <table:table-cell/>
          <table:table-cell office:value-type="string" calcext:value-type="string">
            <text:p>0.696(4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7" calcext:value-type="float">
            <text:p>0.17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834" calcext:value-type="float">
            <text:p>1.834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4" calcext:value-type="float">
            <text:p>3.004</text:p>
          </table:table-cell>
          <table:table-cell table:formula="of:=[.F100]/([.F100]+[.L100])" office:value-type="float" office:value="0.0848303393213573" calcext:value-type="float">
            <text:p>0.0848</text:p>
          </table:table-cell>
          <table:table-cell table:formula="of:=SQRT(([.R100]*[.G100])^2 + ([.S100]*[.M100])^2)" office:value-type="float" office:value="0.00456985280819536" calcext:value-type="float">
            <text:p>0.0046</text:p>
          </table:table-cell>
          <table:table-cell/>
          <table:table-cell table:formula="of:=[.L100]/([.L100]+[.F100])^2" office:value-type="float" office:value="0.456671487364592" calcext:value-type="float">
            <text:p>0.456671487364592</text:p>
          </table:table-cell>
          <table:table-cell table:formula="of:=-[.F100]/([.L100]+[.F100])^2" office:value-type="float" office:value="-0.0423305086433919" calcext:value-type="float">
            <text:p>-0.042330508643392</text:p>
          </table:table-cell>
          <table:table-cell/>
          <table:table-cell office:value-type="string" calcext:value-type="string">
            <text:p>0.087(5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7" calcext:value-type="float">
            <text:p>0.997</text:p>
          </table:table-cell>
          <table:table-cell table:formula="of:=[.F101]/([.F101]+[.L101])" office:value-type="float" office:value="0.287009063444109" calcext:value-type="float">
            <text:p>0.2870</text:p>
          </table:table-cell>
          <table:table-cell table:formula="of:=SQRT(([.R101]*[.G101])^2 + ([.S101]*[.M101])^2)" office:value-type="float" office:value="0.00184359122373433" calcext:value-type="float">
            <text:p>0.0018</text:p>
          </table:table-cell>
          <table:table-cell/>
          <table:table-cell table:formula="of:=[.L101]/([.L101]+[.F101])^2" office:value-type="float" office:value="0.718017055947524" calcext:value-type="float">
            <text:p>0.718017055947524</text:p>
          </table:table-cell>
          <table:table-cell table:formula="of:=-[.F101]/([.L101]+[.F101])^2" office:value-type="float" office:value="-0.289032289470402" calcext:value-type="float">
            <text:p>-0.289032289470402</text:p>
          </table:table-cell>
          <table:table-cell/>
          <table:table-cell office:value-type="string" calcext:value-type="string">
            <text:p>0.287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B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" calcext:value-type="float">
            <text:p>0.200</text:p>
          </table:table-cell>
          <table:table-cell office:value-type="float" office:value="0.0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807" calcext:value-type="float">
            <text:p>1.807</text:p>
          </table:table-cell>
          <table:table-cell office:value-type="float" office:value="0.008" calcext:value-type="float">
            <text:p>0.008</text:p>
          </table:table-cell>
          <table:table-cell office:value-type="float" office:value="3.004" calcext:value-type="float">
            <text:p>3.004</text:p>
          </table:table-cell>
          <table:table-cell table:formula="of:=[.F102]/([.F102]+[.L102])" office:value-type="float" office:value="0.0996512207274539" calcext:value-type="float">
            <text:p>0.0997</text:p>
          </table:table-cell>
          <table:table-cell table:formula="of:=SQRT(([.R102]*[.G102])^2 + ([.S102]*[.M102])^2)" office:value-type="float" office:value="0.00450359400804468" calcext:value-type="float">
            <text:p>0.0045</text:p>
          </table:table-cell>
          <table:table-cell/>
          <table:table-cell table:formula="of:=[.L102]/([.L102]+[.F102])^2" office:value-type="float" office:value="0.448604274674911" calcext:value-type="float">
            <text:p>0.448604274674911</text:p>
          </table:table-cell>
          <table:table-cell table:formula="of:=-[.F102]/([.L102]+[.F102])^2" office:value-type="float" office:value="-0.0496518289623587" calcext:value-type="float">
            <text:p>-0.049651828962359</text:p>
          </table:table-cell>
          <table:table-cell/>
          <table:table-cell office:value-type="string" calcext:value-type="string">
            <text:p>0.101(5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B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8" calcext:value-type="float">
            <text:p>0.38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611" calcext:value-type="float">
            <text:p>0.6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table:formula="of:=[.F103]/([.F103]+[.L103])" office:value-type="float" office:value="0.383451059535822" calcext:value-type="float">
            <text:p>0.3835</text:p>
          </table:table-cell>
          <table:table-cell table:formula="of:=SQRT(([.R103]*[.G103])^2 + ([.S103]*[.M103])^2)" office:value-type="float" office:value="0.00293062717930323" calcext:value-type="float">
            <text:p>0.0029</text:p>
          </table:table-cell>
          <table:table-cell/>
          <table:table-cell table:formula="of:=[.L103]/([.L103]+[.F103])^2" office:value-type="float" office:value="0.622148274938625" calcext:value-type="float">
            <text:p>0.622148274938625</text:p>
          </table:table-cell>
          <table:table-cell table:formula="of:=-[.F103]/([.L103]+[.F103])^2" office:value-type="float" office:value="-0.38693346068196" calcext:value-type="float">
            <text:p>-0.38693346068196</text:p>
          </table:table-cell>
          <table:table-cell/>
          <table:table-cell office:value-type="string" calcext:value-type="string">
            <text:p>0.383(1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D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5" calcext:value-type="float">
            <text:p>0.50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2" calcext:value-type="float">
            <text:p>0.002</text:p>
          </table:table-cell>
          <table:table-cell office:value-type="float" office:value="1.53" calcext:value-type="float">
            <text:p>1.530</text:p>
          </table:table-cell>
          <table:table-cell office:value-type="float" office:value="0.02" calcext:value-type="float">
            <text:p>0.020</text:p>
          </table:table-cell>
          <table:table-cell office:value-type="float" office:value="3.018" calcext:value-type="float">
            <text:p>3.018</text:p>
          </table:table-cell>
          <table:table-cell table:formula="of:=[.F104]/([.F104]+[.L104])" office:value-type="float" office:value="0.246305418719212" calcext:value-type="float">
            <text:p>0.2463</text:p>
          </table:table-cell>
          <table:table-cell table:formula="of:=SQRT(([.R104]*[.G104])^2 + ([.S104]*[.M104])^2)" office:value-type="float" office:value="0.00781201818074221" calcext:value-type="float">
            <text:p>0.0078</text:p>
          </table:table-cell>
          <table:table-cell/>
          <table:table-cell table:formula="of:=[.L104]/([.L104]+[.F104])^2" office:value-type="float" office:value="0.371278118857531" calcext:value-type="float">
            <text:p>0.371278118857531</text:p>
          </table:table-cell>
          <table:table-cell table:formula="of:=-[.F104]/([.L104]+[.F104])^2" office:value-type="float" office:value="-0.121332718580893" calcext:value-type="float">
            <text:p>-0.121332718580893</text:p>
          </table:table-cell>
          <table:table-cell/>
          <table:table-cell office:value-type="string" calcext:value-type="string">
            <text:p>0.246(8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D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table:formula="of:=[.F105]/([.F105]+[.L105])" office:value-type="float" office:value="0.76056338028169" calcext:value-type="float">
            <text:p>0.7606</text:p>
          </table:table-cell>
          <table:table-cell table:formula="of:=SQRT(([.R105]*[.G105])^2 + ([.S105]*[.M105])^2)" office:value-type="float" office:value="0.00248948499327175" calcext:value-type="float">
            <text:p>0.0025</text:p>
          </table:table-cell>
          <table:table-cell/>
          <table:table-cell table:formula="of:=[.L105]/([.L105]+[.F105])^2" office:value-type="float" office:value="0.240881911185422" calcext:value-type="float">
            <text:p>0.240881911185422</text:p>
          </table:table-cell>
          <table:table-cell table:formula="of:=-[.F105]/([.L105]+[.F105])^2" office:value-type="float" office:value="-0.765154306118401" calcext:value-type="float">
            <text:p>-0.765154306118401</text:p>
          </table:table-cell>
          <table:table-cell/>
          <table:table-cell office:value-type="string" calcext:value-type="string">
            <text:p>0.761(3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51" calcext:value-type="float">
            <text:p>0.510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2" calcext:value-type="float">
            <text:p>0.002</text:p>
          </table:table-cell>
          <table:table-cell office:value-type="float" office:value="1.52" calcext:value-type="float">
            <text:p>1.52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5" calcext:value-type="float">
            <text:p>3.015</text:p>
          </table:table-cell>
          <table:table-cell table:formula="of:=[.F106]/([.F106]+[.L106])" office:value-type="float" office:value="0.251231527093596" calcext:value-type="float">
            <text:p>0.2512</text:p>
          </table:table-cell>
          <table:table-cell table:formula="of:=SQRT(([.R106]*[.G106])^2 + ([.S106]*[.M106])^2)" office:value-type="float" office:value="0.00748012027849292" calcext:value-type="float">
            <text:p>0.0075</text:p>
          </table:table-cell>
          <table:table-cell/>
          <table:table-cell table:formula="of:=[.L106]/([.L106]+[.F106])^2" office:value-type="float" office:value="0.368851464485913" calcext:value-type="float">
            <text:p>0.368851464485913</text:p>
          </table:table-cell>
          <table:table-cell table:formula="of:=-[.F106]/([.L106]+[.F106])^2" office:value-type="float" office:value="-0.12375937295251" calcext:value-type="float">
            <text:p>-0.12375937295251</text:p>
          </table:table-cell>
          <table:table-cell/>
          <table:table-cell office:value-type="string" calcext:value-type="string">
            <text:p>0.252(6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9" calcext:value-type="float">
            <text:p>1.0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3" calcext:value-type="float">
            <text:p>0.93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3" calcext:value-type="float">
            <text:p>3.013</text:p>
          </table:table-cell>
          <table:table-cell table:formula="of:=[.F107]/([.F107]+[.L107])" office:value-type="float" office:value="0.53960396039604" calcext:value-type="float">
            <text:p>0.5396</text:p>
          </table:table-cell>
          <table:table-cell table:formula="of:=SQRT(([.R107]*[.G107])^2 + ([.S107]*[.M107])^2)" office:value-type="float" office:value="0.0035114924241902" calcext:value-type="float">
            <text:p>0.0035</text:p>
          </table:table-cell>
          <table:table-cell/>
          <table:table-cell table:formula="of:=[.L107]/([.L107]+[.F107])^2" office:value-type="float" office:value="0.227918831487109" calcext:value-type="float">
            <text:p>0.227918831487109</text:p>
          </table:table-cell>
          <table:table-cell table:formula="of:=-[.F107]/([.L107]+[.F107])^2" office:value-type="float" office:value="-0.267130673463386" calcext:value-type="float">
            <text:p>-0.267130673463386</text:p>
          </table:table-cell>
          <table:table-cell/>
          <table:table-cell office:value-type="string" calcext:value-type="string">
            <text:p>0.540(5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table:formula="of:=[.F108]/([.F108]+[.L108])" office:value-type="float" office:value="0.782828282828283" calcext:value-type="float">
            <text:p>0.7828</text:p>
          </table:table-cell>
          <table:table-cell table:formula="of:=SQRT(([.R108]*[.G108])^2 + ([.S108]*[.M108])^2)" office:value-type="float" office:value="0.00164119958210448" calcext:value-type="float">
            <text:p>0.0016</text:p>
          </table:table-cell>
          <table:table-cell/>
          <table:table-cell table:formula="of:=[.L108]/([.L108]+[.F108])^2" office:value-type="float" office:value="0.219365370880522" calcext:value-type="float">
            <text:p>0.219365370880522</text:p>
          </table:table-cell>
          <table:table-cell table:formula="of:=-[.F108]/([.L108]+[.F108])^2" office:value-type="float" office:value="-0.790735639220488" calcext:value-type="float">
            <text:p>-0.790735639220488</text:p>
          </table:table-cell>
          <table:table-cell/>
          <table:table-cell office:value-type="string" calcext:value-type="string">
            <text:p>0.783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G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115" calcext:value-type="float">
            <text:p>1.1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5" calcext:value-type="float">
            <text:p>3.015</text:p>
          </table:table-cell>
          <table:table-cell table:formula="of:=[.F109]/([.F109]+[.L109])" office:value-type="float" office:value="0.549261083743842" calcext:value-type="float">
            <text:p>0.5493</text:p>
          </table:table-cell>
          <table:table-cell table:formula="of:=SQRT(([.R109]*[.G109])^2 + ([.S109]*[.M109])^2)" office:value-type="float" office:value="0.00208005474892019" calcext:value-type="float">
            <text:p>0.0021</text:p>
          </table:table-cell>
          <table:table-cell/>
          <table:table-cell table:formula="of:=[.L109]/([.L109]+[.F109])^2" office:value-type="float" office:value="0.222038875003033" calcext:value-type="float">
            <text:p>0.222038875003033</text:p>
          </table:table-cell>
          <table:table-cell table:formula="of:=-[.F109]/([.L109]+[.F109])^2" office:value-type="float" office:value="-0.27057196243539" calcext:value-type="float">
            <text:p>-0.27057196243539</text:p>
          </table:table-cell>
          <table:table-cell/>
          <table:table-cell office:value-type="string" calcext:value-type="string">
            <text:p>0.549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G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table:formula="of:=[.F110]/([.F110]+[.L110])" office:value-type="float" office:value="0.785282258064516" calcext:value-type="float">
            <text:p>0.7853</text:p>
          </table:table-cell>
          <table:table-cell table:formula="of:=SQRT(([.R110]*[.G110])^2 + ([.S110]*[.M110])^2)" office:value-type="float" office:value="0.00180450087694446" calcext:value-type="float">
            <text:p>0.0018</text:p>
          </table:table-cell>
          <table:table-cell/>
          <table:table-cell table:formula="of:=[.L110]/([.L110]+[.F110])^2" office:value-type="float" office:value="0.216449336628512" calcext:value-type="float">
            <text:p>0.216449336628512</text:p>
          </table:table-cell>
          <table:table-cell table:formula="of:=-[.F110]/([.L110]+[.F110])^2" office:value-type="float" office:value="-0.79161517950052" calcext:value-type="float">
            <text:p>-0.79161517950052</text:p>
          </table:table-cell>
          <table:table-cell/>
          <table:table-cell office:value-type="string" calcext:value-type="string">
            <text:p>0.785(2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H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535" calcext:value-type="float">
            <text:p>1.5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" calcext:value-type="float">
            <text:p>0.990</text:p>
          </table:table-cell>
          <table:table-cell office:value-type="float" office:value="0.003" calcext:value-type="float">
            <text:p>0.003</text:p>
          </table:table-cell>
          <table:table-cell office:value-type="float" office:value="0.483" calcext:value-type="float">
            <text:p>0.483</text:p>
          </table:table-cell>
          <table:table-cell office:value-type="float" office:value="0.003" calcext:value-type="float">
            <text:p>0.003</text:p>
          </table:table-cell>
          <table:table-cell office:value-type="float" office:value="3.009" calcext:value-type="float">
            <text:p>3.009</text:p>
          </table:table-cell>
          <table:table-cell table:formula="of:=[.F111]/([.F111]+[.L111])" office:value-type="float" office:value="0.760654112983152" calcext:value-type="float">
            <text:p>0.7607</text:p>
          </table:table-cell>
          <table:table-cell table:formula="of:=SQRT(([.R111]*[.G111])^2 + ([.S111]*[.M111])^2)" office:value-type="float" office:value="0.00133609094498978" calcext:value-type="float">
            <text:p>0.0013</text:p>
          </table:table-cell>
          <table:table-cell/>
          <table:table-cell table:formula="of:=[.L111]/([.L111]+[.F111])^2" office:value-type="float" office:value="0.118605494061867" calcext:value-type="float">
            <text:p>0.118605494061867</text:p>
          </table:table-cell>
          <table:table-cell table:formula="of:=-[.F111]/([.L111]+[.F111])^2" office:value-type="float" office:value="-0.376934644689371" calcext:value-type="float">
            <text:p>-0.376934644689371</text:p>
          </table:table-cell>
          <table:table-cell/>
          <table:table-cell office:value-type="string" calcext:value-type="string">
            <text:p>0.761(1)</text:p>
          </table:table-cell>
        </table:table-row>
        <table:table-row table:style-name="ro1">
          <table:table-cell office:value-type="string" calcext:value-type="string">
            <text:p>V208</text:p>
          </table:table-cell>
          <table:table-cell office:value-type="string" calcext:value-type="string">
            <text:p>H2</text:p>
          </table:table-cell>
          <table:table-cell office:value-type="float" office:value="11" calcext:value-type="float">
            <text:p>11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table:formula="of:=[.F112]/([.F112]+[.L112])" office:value-type="float" office:value="0.916246215943491" calcext:value-type="float">
            <text:p>0.9162</text:p>
          </table:table-cell>
          <table:table-cell table:formula="of:=SQRT(([.R112]*[.G112])^2 + ([.S112]*[.M112])^2)" office:value-type="float" office:value="0.000958701678231811" calcext:value-type="float">
            <text:p>0.0010</text:p>
          </table:table-cell>
          <table:table-cell/>
          <table:table-cell table:formula="of:=[.L112]/([.L112]+[.F112])^2" office:value-type="float" office:value="0.0845144137805334" calcext:value-type="float">
            <text:p>0.084514413780533</text:p>
          </table:table-cell>
          <table:table-cell table:formula="of:=-[.F112]/([.L112]+[.F112])^2" office:value-type="float" office:value="-0.924567321840052" calcext:value-type="float">
            <text:p>-0.924567321840052</text:p>
          </table:table-cell>
          <table:table-cell/>
          <table:table-cell office:value-type="string" calcext:value-type="string">
            <text:p>0.916(1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E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51" calcext:value-type="float">
            <text:p>0.5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4" calcext:value-type="float">
            <text:p>0.004</text:p>
          </table:table-cell>
          <table:table-cell office:value-type="float" office:value="1.5" calcext:value-type="float">
            <text:p>1.50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2" calcext:value-type="float">
            <text:p>3.012</text:p>
          </table:table-cell>
          <table:table-cell table:formula="of:=[.F114]/([.F114]+[.L114])" office:value-type="float" office:value="0.253731343283582" calcext:value-type="float">
            <text:p>0.2537</text:p>
          </table:table-cell>
          <table:table-cell table:formula="of:=SQRT(([.R114]*[.G114])^2 + ([.S114]*[.M114])^2)" office:value-type="float" office:value="0.00392151063384893" calcext:value-type="float">
            <text:p>0.0039</text:p>
          </table:table-cell>
          <table:table-cell/>
          <table:table-cell table:formula="of:=[.L114]/([.L114]+[.F114])^2" office:value-type="float" office:value="0.371277938664885" calcext:value-type="float">
            <text:p>0.371277938664885</text:p>
          </table:table-cell>
          <table:table-cell table:formula="of:=-[.F114]/([.L114]+[.F114])^2" office:value-type="float" office:value="-0.126234499146061" calcext:value-type="float">
            <text:p>-0.126234499146061</text:p>
          </table:table-cell>
          <table:table-cell/>
          <table:table-cell office:value-type="string" calcext:value-type="string">
            <text:p>0.255(6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E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447" calcext:value-type="float">
            <text:p>0.44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15]/([.F115]+[.L115])" office:value-type="float" office:value="0.550753768844221" calcext:value-type="float">
            <text:p>0.5508</text:p>
          </table:table-cell>
          <table:table-cell table:formula="of:=SQRT(([.R115]*[.G115])^2 + ([.S115]*[.M115])^2)" office:value-type="float" office:value="0.00214293582406144" calcext:value-type="float">
            <text:p>0.0021</text:p>
          </table:table-cell>
          <table:table-cell/>
          <table:table-cell table:formula="of:=[.L115]/([.L115]+[.F115])^2" office:value-type="float" office:value="0.451503749905305" calcext:value-type="float">
            <text:p>0.451503749905305</text:p>
          </table:table-cell>
          <table:table-cell table:formula="of:=-[.F115]/([.L115]+[.F115])^2" office:value-type="float" office:value="-0.553521375722835" calcext:value-type="float">
            <text:p>-0.553521375722835</text:p>
          </table:table-cell>
          <table:table-cell/>
          <table:table-cell office:value-type="string" calcext:value-type="string">
            <text:p>0.551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395" calcext:value-type="float">
            <text:p>0.39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" calcext:value-type="float">
            <text:p>0.0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" calcext:value-type="float">
            <text:p>0.004</text:p>
          </table:table-cell>
          <table:table-cell office:value-type="float" office:value="1.625" calcext:value-type="float">
            <text:p>1.625</text:p>
          </table:table-cell>
          <table:table-cell office:value-type="float" office:value="0.003" calcext:value-type="float">
            <text:p>0.003</text:p>
          </table:table-cell>
          <table:table-cell office:value-type="float" office:value="3.015" calcext:value-type="float">
            <text:p>3.015</text:p>
          </table:table-cell>
          <table:table-cell table:formula="of:=[.F116]/([.F116]+[.L116])" office:value-type="float" office:value="0.195544554455446" calcext:value-type="float">
            <text:p>0.1955</text:p>
          </table:table-cell>
          <table:table-cell table:formula="of:=SQRT(([.R116]*[.G116])^2 + ([.S116]*[.M116])^2)" office:value-type="float" office:value="0.00240705508118361" calcext:value-type="float">
            <text:p>0.0024</text:p>
          </table:table-cell>
          <table:table-cell/>
          <table:table-cell table:formula="of:=[.L116]/([.L116]+[.F116])^2" office:value-type="float" office:value="0.398245270071562" calcext:value-type="float">
            <text:p>0.398245270071562</text:p>
          </table:table-cell>
          <table:table-cell table:formula="of:=-[.F116]/([.L116]+[.F116])^2" office:value-type="float" office:value="-0.0968042348789334" calcext:value-type="float">
            <text:p>-0.096804234878934</text:p>
          </table:table-cell>
          <table:table-cell/>
          <table:table-cell office:value-type="string" calcext:value-type="string">
            <text:p>0.195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22" calcext:value-type="float">
            <text:p>0.4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573" calcext:value-type="float">
            <text:p>0.573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17]/([.F117]+[.L117])" office:value-type="float" office:value="0.424120603015075" calcext:value-type="float">
            <text:p>0.4241</text:p>
          </table:table-cell>
          <table:table-cell table:formula="of:=SQRT(([.R117]*[.G117])^2 + ([.S117]*[.M117])^2)" office:value-type="float" office:value="0.0021563910276307" calcext:value-type="float">
            <text:p>0.0022</text:p>
          </table:table-cell>
          <table:table-cell/>
          <table:table-cell table:formula="of:=[.L117]/([.L117]+[.F117])^2" office:value-type="float" office:value="0.578773263301432" calcext:value-type="float">
            <text:p>0.578773263301432</text:p>
          </table:table-cell>
          <table:table-cell table:formula="of:=-[.F117]/([.L117]+[.F117])^2" office:value-type="float" office:value="-0.426251862326709" calcext:value-type="float">
            <text:p>-0.426251862326709</text:p>
          </table:table-cell>
          <table:table-cell/>
          <table:table-cell office:value-type="string" calcext:value-type="string">
            <text:p>0.424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34" calcext:value-type="float">
            <text:p>0.23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3" calcext:value-type="float">
            <text:p>0.003</text:p>
          </table:table-cell>
          <table:table-cell office:value-type="float" office:value="1.793" calcext:value-type="float">
            <text:p>1.793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4" calcext:value-type="float">
            <text:p>3.014</text:p>
          </table:table-cell>
          <table:table-cell table:formula="of:=[.F118]/([.F118]+[.L118])" office:value-type="float" office:value="0.115441539220523" calcext:value-type="float">
            <text:p>0.1154</text:p>
          </table:table-cell>
          <table:table-cell table:formula="of:=SQRT(([.R118]*[.G118])^2 + ([.S118]*[.M118])^2)" office:value-type="float" office:value="0.00307376906698148" calcext:value-type="float">
            <text:p>0.0031</text:p>
          </table:table-cell>
          <table:table-cell/>
          <table:table-cell table:formula="of:=[.L118]/([.L118]+[.F118])^2" office:value-type="float" office:value="0.436387992491109" calcext:value-type="float">
            <text:p>0.436387992491109</text:p>
          </table:table-cell>
          <table:table-cell table:formula="of:=-[.F118]/([.L118]+[.F118])^2" office:value-type="float" office:value="-0.0569519187077074" calcext:value-type="float">
            <text:p>-0.056951918707708</text:p>
          </table:table-cell>
          <table:table-cell/>
          <table:table-cell office:value-type="string" calcext:value-type="string">
            <text:p>0.115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37" calcext:value-type="float">
            <text:p>0.37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" calcext:value-type="float">
            <text:p>0.003</text:p>
          </table:table-cell>
          <table:table-cell office:value-type="float" office:value="1.644" calcext:value-type="float">
            <text:p>1.644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2" calcext:value-type="float">
            <text:p>3.012</text:p>
          </table:table-cell>
          <table:table-cell table:formula="of:=[.F119]/([.F119]+[.L119])" office:value-type="float" office:value="0.183714001986097" calcext:value-type="float">
            <text:p>0.1837</text:p>
          </table:table-cell>
          <table:table-cell table:formula="of:=SQRT(([.R119]*[.G119])^2 + ([.S119]*[.M119])^2)" office:value-type="float" office:value="0.00207721958461041" calcext:value-type="float">
            <text:p>0.0021</text:p>
          </table:table-cell>
          <table:table-cell/>
          <table:table-cell table:formula="of:=[.L119]/([.L119]+[.F119])^2" office:value-type="float" office:value="0.405305858000945" calcext:value-type="float">
            <text:p>0.405305858000945</text:p>
          </table:table-cell>
          <table:table-cell table:formula="of:=-[.F119]/([.L119]+[.F119])^2" office:value-type="float" office:value="-0.0912184716912102" calcext:value-type="float">
            <text:p>-0.09121847169121</text:p>
          </table:table-cell>
          <table:table-cell/>
          <table:table-cell office:value-type="string" calcext:value-type="string">
            <text:p>0.184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597" calcext:value-type="float">
            <text:p>0.59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20]/([.F120]+[.L120])" office:value-type="float" office:value="0.4" calcext:value-type="float">
            <text:p>0.4000</text:p>
          </table:table-cell>
          <table:table-cell table:formula="of:=SQRT(([.R120]*[.G120])^2 + ([.S120]*[.M120])^2)" office:value-type="float" office:value="0.00269676539999975" calcext:value-type="float">
            <text:p>0.0027</text:p>
          </table:table-cell>
          <table:table-cell/>
          <table:table-cell table:formula="of:=[.L120]/([.L120]+[.F120])^2" office:value-type="float" office:value="0.603015075376884" calcext:value-type="float">
            <text:p>0.603015075376884</text:p>
          </table:table-cell>
          <table:table-cell table:formula="of:=-[.F120]/([.L120]+[.F120])^2" office:value-type="float" office:value="-0.402010050251256" calcext:value-type="float">
            <text:p>-0.402010050251256</text:p>
          </table:table-cell>
          <table:table-cell/>
          <table:table-cell office:value-type="string" calcext:value-type="string">
            <text:p>0.400(4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D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51" calcext:value-type="float">
            <text:p>0.5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2" calcext:value-type="float">
            <text:p>0.002</text:p>
          </table:table-cell>
          <table:table-cell office:value-type="float" office:value="1.5" calcext:value-type="float">
            <text:p>1.50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2" calcext:value-type="float">
            <text:p>3.012</text:p>
          </table:table-cell>
          <table:table-cell table:formula="of:=[.F121]/([.F121]+[.L121])" office:value-type="float" office:value="0.253731343283582" calcext:value-type="float">
            <text:p>0.2537</text:p>
          </table:table-cell>
          <table:table-cell table:formula="of:=SQRT(([.R121]*[.G121])^2 + ([.S121]*[.M121])^2)" office:value-type="float" office:value="0.00392151063384893" calcext:value-type="float">
            <text:p>0.0039</text:p>
          </table:table-cell>
          <table:table-cell/>
          <table:table-cell table:formula="of:=[.L121]/([.L121]+[.F121])^2" office:value-type="float" office:value="0.371277938664885" calcext:value-type="float">
            <text:p>0.371277938664885</text:p>
          </table:table-cell>
          <table:table-cell table:formula="of:=-[.F121]/([.L121]+[.F121])^2" office:value-type="float" office:value="-0.126234499146061" calcext:value-type="float">
            <text:p>-0.126234499146061</text:p>
          </table:table-cell>
          <table:table-cell/>
          <table:table-cell office:value-type="string" calcext:value-type="string">
            <text:p>0.254(5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D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447" calcext:value-type="float">
            <text:p>0.447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8" calcext:value-type="float">
            <text:p>0.998</text:p>
          </table:table-cell>
          <table:table-cell table:formula="of:=[.F122]/([.F122]+[.L122])" office:value-type="float" office:value="0.550753768844221" calcext:value-type="float">
            <text:p>0.5508</text:p>
          </table:table-cell>
          <table:table-cell table:formula="of:=SQRT(([.R122]*[.G122])^2 + ([.S122]*[.M122])^2)" office:value-type="float" office:value="0.00472775979277192" calcext:value-type="float">
            <text:p>0.0047</text:p>
          </table:table-cell>
          <table:table-cell/>
          <table:table-cell table:formula="of:=[.L122]/([.L122]+[.F122])^2" office:value-type="float" office:value="0.451503749905305" calcext:value-type="float">
            <text:p>0.451503749905305</text:p>
          </table:table-cell>
          <table:table-cell table:formula="of:=-[.F122]/([.L122]+[.F122])^2" office:value-type="float" office:value="-0.553521375722835" calcext:value-type="float">
            <text:p>-0.553521375722835</text:p>
          </table:table-cell>
          <table:table-cell/>
          <table:table-cell office:value-type="string" calcext:value-type="string">
            <text:p>0.551(7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anB</text:p>
          </table:table-cell>
          <table:table-cell office:value-type="float" office:value="1" calcext:value-type="float">
            <text:p>1.000</text:p>
          </table:table-cell>
          <table:table-cell office:value-type="float" office:value="0.1" calcext:value-type="float">
            <text:p>0.1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04" calcext:value-type="float">
            <text:p>0.004</text:p>
          </table:table-cell>
          <table:table-cell office:value-type="float" office:value="4.93" calcext:value-type="float">
            <text:p>4.930</text:p>
          </table:table-cell>
          <table:table-cell office:value-type="float" office:value="0.04" calcext:value-type="float">
            <text:p>0.040</text:p>
          </table:table-cell>
          <table:table-cell office:value-type="float" office:value="13" calcext:value-type="float">
            <text:p>13.000</text:p>
          </table:table-cell>
          <table:table-cell office:value-type="float" office:value="0.006" calcext:value-type="float">
            <text:p>0.006</text:p>
          </table:table-cell>
          <table:table-cell office:value-type="float" office:value="19.04" calcext:value-type="float">
            <text:p>19.040</text:p>
          </table:table-cell>
          <table:table-cell table:formula="of:=[.F123]/([.F123]+[.L123])" office:value-type="float" office:value="0.0714285714285714" calcext:value-type="float">
            <text:p>0.0714</text:p>
          </table:table-cell>
          <table:table-cell table:formula="of:=SQRT(([.R123]*[.G123])^2 + ([.S123]*[.M123])^2)" office:value-type="float" office:value="0.00663272370449036" calcext:value-type="float">
            <text:p>0.0066</text:p>
          </table:table-cell>
          <table:table-cell/>
          <table:table-cell table:formula="of:=[.L123]/([.L123]+[.F123])^2" office:value-type="float" office:value="0.0663265306122449" calcext:value-type="float">
            <text:p>0.066326530612245</text:p>
          </table:table-cell>
          <table:table-cell table:formula="of:=-[.F123]/([.L123]+[.F123])^2" office:value-type="float" office:value="-0.00510204081632653" calcext:value-type="float">
            <text:p>-0.005102040816327</text:p>
          </table:table-cell>
          <table:table-cell/>
          <table:table-cell office:value-type="string" calcext:value-type="string">
            <text:p>0.075(7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table:formula="of:=[.F124]/([.F124]+[.L124])" office:value-type="float" office:value="0.149448345035105" calcext:value-type="float">
            <text:p>0.1494</text:p>
          </table:table-cell>
          <table:table-cell table:formula="of:=SQRT(([.R124]*[.G124])^2 + ([.S124]*[.M124])^2)" office:value-type="float" office:value="0.00173235998553007" calcext:value-type="float">
            <text:p>0.0017</text:p>
          </table:table-cell>
          <table:table-cell/>
          <table:table-cell table:formula="of:=[.L124]/([.L124]+[.F124])^2" office:value-type="float" office:value="0.853110987928681" calcext:value-type="float">
            <text:p>0.853110987928681</text:p>
          </table:table-cell>
          <table:table-cell table:formula="of:=-[.F124]/([.L124]+[.F124])^2" office:value-type="float" office:value="-0.149898039152563" calcext:value-type="float">
            <text:p>-0.149898039152563</text:p>
          </table:table-cell>
          <table:table-cell/>
          <table:table-cell office:value-type="string" calcext:value-type="string">
            <text:p>0.149(2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4" calcext:value-type="float">
            <text:p>0.004</text:p>
          </table:table-cell>
          <table:table-cell office:value-type="float" office:value="1.971" calcext:value-type="float">
            <text:p>1.971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2" calcext:value-type="float">
            <text:p>3.002</text:p>
          </table:table-cell>
          <table:table-cell table:formula="of:=[.F125]/([.F125]+[.L125])" office:value-type="float" office:value="0.0159760359460809" calcext:value-type="float">
            <text:p>0.0160</text:p>
          </table:table-cell>
          <table:table-cell table:formula="of:=SQRT(([.R125]*[.G125])^2 + ([.S125]*[.M125])^2)" office:value-type="float" office:value="0.00196535924969291" calcext:value-type="float">
            <text:p>0.0020</text:p>
          </table:table-cell>
          <table:table-cell/>
          <table:table-cell table:formula="of:=[.L125]/([.L125]+[.F125])^2" office:value-type="float" office:value="0.491275069422825" calcext:value-type="float">
            <text:p>0.491275069422825</text:p>
          </table:table-cell>
          <table:table-cell table:formula="of:=-[.F125]/([.L125]+[.F125])^2" office:value-type="float" office:value="-0.00797605389220214" calcext:value-type="float">
            <text:p>-0.007976053892202</text:p>
          </table:table-cell>
          <table:table-cell/>
          <table:table-cell office:value-type="string" calcext:value-type="string">
            <text:p>0.016(2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anB</text:p>
          </table:table-cell>
          <table:table-cell office:value-type="float" office:value="0.3" calcext:value-type="float">
            <text:p>0.300</text:p>
          </table:table-cell>
          <table:table-cell office:value-type="float" office:value="0.05" calcext:value-type="float">
            <text:p>0.050</text:p>
          </table:table-cell>
          <table:table-cell office:value-type="float" office:value="0.11" calcext:value-type="float">
            <text:p>0.110</text:p>
          </table:table-cell>
          <table:table-cell office:value-type="float" office:value="0.005" calcext:value-type="float">
            <text:p>0.005</text:p>
          </table:table-cell>
          <table:table-cell office:value-type="float" office:value="4.95" calcext:value-type="float">
            <text:p>4.950</text:p>
          </table:table-cell>
          <table:table-cell office:value-type="float" office:value="0.05" calcext:value-type="float">
            <text:p>0.050</text:p>
          </table:table-cell>
          <table:table-cell office:value-type="float" office:value="13.62" calcext:value-type="float">
            <text:p>13.620</text:p>
          </table:table-cell>
          <table:table-cell office:value-type="float" office:value="0.004" calcext:value-type="float">
            <text:p>0.004</text:p>
          </table:table-cell>
          <table:table-cell office:value-type="float" office:value="18.989" calcext:value-type="float">
            <text:p>18.989</text:p>
          </table:table-cell>
          <table:table-cell table:formula="of:=[.F126]/([.F126]+[.L126])" office:value-type="float" office:value="0.021551724137931" calcext:value-type="float">
            <text:p>0.0216</text:p>
          </table:table-cell>
          <table:table-cell table:formula="of:=SQRT(([.R126]*[.G126])^2 + ([.S126]*[.M126])^2)" office:value-type="float" office:value="0.00351454667717366" calcext:value-type="float">
            <text:p>0.0035</text:p>
          </table:table-cell>
          <table:table-cell/>
          <table:table-cell table:formula="of:=[.L126]/([.L126]+[.F126])^2" office:value-type="float" office:value="0.0702908244153785" calcext:value-type="float">
            <text:p>0.070290824415379</text:p>
          </table:table-cell>
          <table:table-cell table:formula="of:=-[.F126]/([.L126]+[.F126])^2" office:value-type="float" office:value="-0.0015482560443916" calcext:value-type="float">
            <text:p>-0.001548256044392</text:p>
          </table:table-cell>
          <table:table-cell/>
          <table:table-cell office:value-type="string" calcext:value-type="string">
            <text:p>0.021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7" calcext:value-type="float">
            <text:p>0.007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" calcext:value-type="float">
            <text:p>0.999</text:p>
          </table:table-cell>
          <table:table-cell table:formula="of:=[.F127]/([.F127]+[.L127])" office:value-type="float" office:value="0.041123370110331" calcext:value-type="float">
            <text:p>0.0411</text:p>
          </table:table-cell>
          <table:table-cell table:formula="of:=SQRT(([.R127]*[.G127])^2 + ([.S127]*[.M127])^2)" office:value-type="float" office:value="0.00673852194639166" calcext:value-type="float">
            <text:p>0.0067</text:p>
          </table:table-cell>
          <table:table-cell/>
          <table:table-cell table:formula="of:=[.L127]/([.L127]+[.F127])^2" office:value-type="float" office:value="0.961761915636579" calcext:value-type="float">
            <text:p>0.961761915636579</text:p>
          </table:table-cell>
          <table:table-cell table:formula="of:=-[.F127]/([.L127]+[.F127])^2" office:value-type="float" office:value="-0.041247111444665" calcext:value-type="float">
            <text:p>-0.041247111444665</text:p>
          </table:table-cell>
          <table:table-cell/>
          <table:table-cell office:value-type="string" calcext:value-type="string">
            <text:p>0.041(7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1.896" calcext:value-type="float">
            <text:p>1.89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2" calcext:value-type="float">
            <text:p>3.012</text:p>
          </table:table-cell>
          <table:table-cell table:formula="of:=[.F128]/([.F128]+[.L128])" office:value-type="float" office:value="0.0627780523974296" calcext:value-type="float">
            <text:p>0.0628</text:p>
          </table:table-cell>
          <table:table-cell table:formula="of:=SQRT(([.R128]*[.G128])^2 + ([.S128]*[.M128])^2)" office:value-type="float" office:value="0.000479624076407159" calcext:value-type="float">
            <text:p>0.0005</text:p>
          </table:table-cell>
          <table:table-cell/>
          <table:table-cell table:formula="of:=[.L128]/([.L128]+[.F128])^2" office:value-type="float" office:value="0.463283216807993" calcext:value-type="float">
            <text:p>0.463283216807993</text:p>
          </table:table-cell>
          <table:table-cell table:formula="of:=-[.F128]/([.L128]+[.F128])^2" office:value-type="float" office:value="-0.0310321564001135" calcext:value-type="float">
            <text:p>-0.031032156400114</text:p>
          </table:table-cell>
          <table:table-cell/>
          <table:table-cell office:value-type="string" calcext:value-type="string">
            <text:p>0.063(3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78" calcext:value-type="float">
            <text:p>0.178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table:formula="of:=[.F129]/([.F129]+[.L129])" office:value-type="float" office:value="0.178714859437751" calcext:value-type="float">
            <text:p>0.1787</text:p>
          </table:table-cell>
          <table:table-cell table:formula="of:=SQRT(([.R129]*[.G129])^2 + ([.S129]*[.M129])^2)" office:value-type="float" office:value="0.000899289788376149" calcext:value-type="float">
            <text:p>0.0009</text:p>
          </table:table-cell>
          <table:table-cell/>
          <table:table-cell table:formula="of:=[.L129]/([.L129]+[.F129])^2" office:value-type="float" office:value="0.824583474460089" calcext:value-type="float">
            <text:p>0.824583474460089</text:p>
          </table:table-cell>
          <table:table-cell table:formula="of:=-[.F129]/([.L129]+[.F129])^2" office:value-type="float" office:value="-0.179432589796939" calcext:value-type="float">
            <text:p>-0.179432589796939</text:p>
          </table:table-cell>
          <table:table-cell/>
          <table:table-cell office:value-type="string" calcext:value-type="string">
            <text:p>0.179(1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4" calcext:value-type="float">
            <text:p>0.004</text:p>
          </table:table-cell>
          <table:table-cell office:value-type="float" office:value="1.88" calcext:value-type="float">
            <text:p>1.88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4" calcext:value-type="float">
            <text:p>3.014</text:p>
          </table:table-cell>
          <table:table-cell table:formula="of:=[.F130]/([.F130]+[.L130])" office:value-type="float" office:value="0.0697674418604651" calcext:value-type="float">
            <text:p>0.0698</text:p>
          </table:table-cell>
          <table:table-cell table:formula="of:=SQRT(([.R130]*[.G130])^2 + ([.S130]*[.M130])^2)" office:value-type="float" office:value="0.000575354130467303" calcext:value-type="float">
            <text:p>0.0006</text:p>
          </table:table-cell>
          <table:table-cell/>
          <table:table-cell table:formula="of:=[.L130]/([.L130]+[.F130])^2" office:value-type="float" office:value="0.460283304373842" calcext:value-type="float">
            <text:p>0.460283304373842</text:p>
          </table:table-cell>
          <table:table-cell table:formula="of:=-[.F130]/([.L130]+[.F130])^2" office:value-type="float" office:value="-0.0345212478280382" calcext:value-type="float">
            <text:p>-0.034521247828038</text:p>
          </table:table-cell>
          <table:table-cell/>
          <table:table-cell office:value-type="string" calcext:value-type="string">
            <text:p>0.069(2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anB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" calcext:value-type="float">
            <text:p>0.04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.000</text:p>
          </table:table-cell>
          <table:table-cell office:value-type="float" office:value="0.1" calcext:value-type="float">
            <text:p>0.100</text:p>
          </table:table-cell>
          <table:table-cell office:value-type="float" office:value="12.4" calcext:value-type="float">
            <text:p>12.400</text:p>
          </table:table-cell>
          <table:table-cell office:value-type="float" office:value="0.3" calcext:value-type="float">
            <text:p>0.300</text:p>
          </table:table-cell>
          <table:table-cell office:value-type="float" office:value="18.923" calcext:value-type="float">
            <text:p>18.923</text:p>
          </table:table-cell>
          <table:table-cell table:formula="of:=[.F131]/([.F131]+[.L131])" office:value-type="float" office:value="0.104175697153591" calcext:value-type="float">
            <text:p>0.1042</text:p>
          </table:table-cell>
          <table:table-cell table:formula="of:=SQRT(([.R131]*[.G131])^2 + ([.S131]*[.M131])^2)" office:value-type="float" office:value="0.00225874479236054" calcext:value-type="float">
            <text:p>0.0023</text:p>
          </table:table-cell>
          <table:table-cell/>
          <table:table-cell table:formula="of:=[.L131]/([.L131]+[.F131])^2" office:value-type="float" office:value="0.0647178372234077" calcext:value-type="float">
            <text:p>0.064717837223408</text:p>
          </table:table-cell>
          <table:table-cell table:formula="of:=-[.F131]/([.L131]+[.F131])^2" office:value-type="float" office:value="-0.00752605816743177" calcext:value-type="float">
            <text:p>-0.007526058167432</text:p>
          </table:table-cell>
          <table:table-cell/>
          <table:table-cell office:value-type="string" calcext:value-type="string">
            <text:p>0.10(11)</text:p>
          </table:table-cell>
        </table:table-row>
        <table:table-row table:style-name="ro1">
          <table:table-cell office:value-type="string" calcext:value-type="string">
            <text:p>V209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21" calcext:value-type="float">
            <text:p>0.221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32]/([.F132]+[.L132])" office:value-type="float" office:value="0.221887550200803" calcext:value-type="float">
            <text:p>0.2219</text:p>
          </table:table-cell>
          <table:table-cell table:formula="of:=SQRT(([.R132]*[.G132])^2 + ([.S132]*[.M132])^2)" office:value-type="float" office:value="0.00102810742428429" calcext:value-type="float">
            <text:p>0.0010</text:p>
          </table:table-cell>
          <table:table-cell/>
          <table:table-cell table:formula="of:=[.L132]/([.L132]+[.F132])^2" office:value-type="float" office:value="0.781237399396784" calcext:value-type="float">
            <text:p>0.781237399396784</text:p>
          </table:table-cell>
          <table:table-cell table:formula="of:=-[.F132]/([.L132]+[.F132])^2" office:value-type="float" office:value="-0.222778664860244" calcext:value-type="float">
            <text:p>-0.222778664860244</text:p>
          </table:table-cell>
          <table:table-cell/>
          <table:table-cell office:value-type="string" calcext:value-type="string">
            <text:p>0.221(4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" calcext:value-type="float">
            <text:p>0.003</text:p>
          </table:table-cell>
          <table:table-cell office:value-type="float" office:value="1.796" calcext:value-type="float">
            <text:p>1.796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1" calcext:value-type="float">
            <text:p>3.011</text:p>
          </table:table-cell>
          <table:table-cell table:formula="of:=[.F134]/([.F134]+[.L134])" office:value-type="float" office:value="0.110450718177315" calcext:value-type="float">
            <text:p>0.1105</text:p>
          </table:table-cell>
          <table:table-cell table:formula="of:=SQRT(([.R134]*[.G134])^2 + ([.S134]*[.M134])^2)" office:value-type="float" office:value="0.00222726405669144" calcext:value-type="float">
            <text:p>0.0022</text:p>
          </table:table-cell>
          <table:table-cell/>
          <table:table-cell table:formula="of:=[.L134]/([.L134]+[.F134])^2" office:value-type="float" office:value="0.440589044983994" calcext:value-type="float">
            <text:p>0.440589044983994</text:p>
          </table:table-cell>
          <table:table-cell table:formula="of:=-[.F134]/([.L134]+[.F134])^2" office:value-type="float" office:value="-0.054705655362712" calcext:value-type="float">
            <text:p>-0.054705655362712</text:p>
          </table:table-cell>
          <table:table-cell/>
          <table:table-cell office:value-type="string" calcext:value-type="string">
            <text:p>0.110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" calcext:value-type="float">
            <text:p>0.999</text:p>
          </table:table-cell>
          <table:table-cell table:formula="of:=[.F135]/([.F135]+[.L135])" office:value-type="float" office:value="0.232698094282849" calcext:value-type="float">
            <text:p>0.2327</text:p>
          </table:table-cell>
          <table:table-cell table:formula="of:=SQRT(([.R135]*[.G135])^2 + ([.S135]*[.M135])^2)" office:value-type="float" office:value="0.00160844701413121" calcext:value-type="float">
            <text:p>0.0016</text:p>
          </table:table-cell>
          <table:table-cell/>
          <table:table-cell table:formula="of:=[.L135]/([.L135]+[.F135])^2" office:value-type="float" office:value="0.769610737930944" calcext:value-type="float">
            <text:p>0.769610737930944</text:p>
          </table:table-cell>
          <table:table-cell table:formula="of:=-[.F135]/([.L135]+[.F135])^2" office:value-type="float" office:value="-0.233398289150299" calcext:value-type="float">
            <text:p>-0.233398289150299</text:p>
          </table:table-cell>
          <table:table-cell/>
          <table:table-cell office:value-type="string" calcext:value-type="string">
            <text:p>0.233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4" calcext:value-type="float">
            <text:p>0.2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" calcext:value-type="float">
            <text:p>0.003</text:p>
          </table:table-cell>
          <table:table-cell office:value-type="float" office:value="1.779" calcext:value-type="float">
            <text:p>1.779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1" calcext:value-type="float">
            <text:p>3.011</text:p>
          </table:table-cell>
          <table:table-cell table:formula="of:=[.F136]/([.F136]+[.L136])" office:value-type="float" office:value="0.118870728083209" calcext:value-type="float">
            <text:p>0.1189</text:p>
          </table:table-cell>
          <table:table-cell table:formula="of:=SQRT(([.R136]*[.G136])^2 + ([.S136]*[.M136])^2)" office:value-type="float" office:value="0.00221050245863471" calcext:value-type="float">
            <text:p>0.0022</text:p>
          </table:table-cell>
          <table:table-cell/>
          <table:table-cell table:formula="of:=[.L136]/([.L136]+[.F136])^2" office:value-type="float" office:value="0.436418658700738" calcext:value-type="float">
            <text:p>0.436418658700738</text:p>
          </table:table-cell>
          <table:table-cell table:formula="of:=-[.F136]/([.L136]+[.F136])^2" office:value-type="float" office:value="-0.0588760416459681" calcext:value-type="float">
            <text:p>-0.058876041645968</text:p>
          </table:table-cell>
          <table:table-cell/>
          <table:table-cell office:value-type="string" calcext:value-type="string">
            <text:p>0.119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table:formula="of:=[.F137]/([.F137]+[.L137])" office:value-type="float" office:value="0.254509018036072" calcext:value-type="float">
            <text:p>0.2545</text:p>
          </table:table-cell>
          <table:table-cell table:formula="of:=SQRT(([.R137]*[.G137])^2 + ([.S137]*[.M137])^2)" office:value-type="float" office:value="0.00236795083053679" calcext:value-type="float">
            <text:p>0.0024</text:p>
          </table:table-cell>
          <table:table-cell/>
          <table:table-cell table:formula="of:=[.L137]/([.L137]+[.F137])^2" office:value-type="float" office:value="0.746984951867663" calcext:value-type="float">
            <text:p>0.746984951867663</text:p>
          </table:table-cell>
          <table:table-cell table:formula="of:=-[.F137]/([.L137]+[.F137])^2" office:value-type="float" office:value="-0.255019056148369" calcext:value-type="float">
            <text:p>-0.255019056148369</text:p>
          </table:table-cell>
          <table:table-cell/>
          <table:table-cell office:value-type="string" calcext:value-type="string">
            <text:p>0.254(3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69" calcext:value-type="float">
            <text:p>0.6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5" calcext:value-type="float">
            <text:p>0.005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11" calcext:value-type="float">
            <text:p>3.011</text:p>
          </table:table-cell>
          <table:table-cell table:formula="of:=[.F138]/([.F138]+[.L138])" office:value-type="float" office:value="0.342261904761905" calcext:value-type="float">
            <text:p>0.3423</text:p>
          </table:table-cell>
          <table:table-cell table:formula="of:=SQRT(([.R138]*[.G138])^2 + ([.S138]*[.M138])^2)" office:value-type="float" office:value="0.00353399925216898" calcext:value-type="float">
            <text:p>0.0035</text:p>
          </table:table-cell>
          <table:table-cell/>
          <table:table-cell table:formula="of:=[.L138]/([.L138]+[.F138])^2" office:value-type="float" office:value="0.326258975812547" calcext:value-type="float">
            <text:p>0.326258975812547</text:p>
          </table:table-cell>
          <table:table-cell table:formula="of:=-[.F138]/([.L138]+[.F138])^2" office:value-type="float" office:value="-0.169772770219199" calcext:value-type="float">
            <text:p>-0.169772770219199</text:p>
          </table:table-cell>
          <table:table-cell/>
          <table:table-cell office:value-type="string" calcext:value-type="string">
            <text:p>0.343(4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51" calcext:value-type="float">
            <text:p>0.5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445" calcext:value-type="float">
            <text:p>0.4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8" calcext:value-type="float">
            <text:p>0.998</text:p>
          </table:table-cell>
          <table:table-cell table:formula="of:=[.F139]/([.F139]+[.L139])" office:value-type="float" office:value="0.553212851405622" calcext:value-type="float">
            <text:p>0.5532</text:p>
          </table:table-cell>
          <table:table-cell table:formula="of:=SQRT(([.R139]*[.G139])^2 + ([.S139]*[.M139])^2)" office:value-type="float" office:value="0.00285582330760091" calcext:value-type="float">
            <text:p>0.0029</text:p>
          </table:table-cell>
          <table:table-cell/>
          <table:table-cell table:formula="of:=[.L139]/([.L139]+[.F139])^2" office:value-type="float" office:value="0.448581474492347" calcext:value-type="float">
            <text:p>0.448581474492347</text:p>
          </table:table-cell>
          <table:table-cell table:formula="of:=-[.F139]/([.L139]+[.F139])^2" office:value-type="float" office:value="-0.555434589764681" calcext:value-type="float">
            <text:p>-0.555434589764681</text:p>
          </table:table-cell>
          <table:table-cell/>
          <table:table-cell office:value-type="string" calcext:value-type="string">
            <text:p>0.553(4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F2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5" calcext:value-type="float">
            <text:p>0.005</text:p>
          </table:table-cell>
          <table:table-cell office:value-type="float" office:value="1.525" calcext:value-type="float">
            <text:p>1.525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7" calcext:value-type="float">
            <text:p>3.017</text:p>
          </table:table-cell>
          <table:table-cell table:formula="of:=[.F140]/([.F140]+[.L140])" office:value-type="float" office:value="0.248398225726959" calcext:value-type="float">
            <text:p>0.2484</text:p>
          </table:table-cell>
          <table:table-cell table:formula="of:=SQRT(([.R140]*[.G140])^2 + ([.S140]*[.M140])^2)" office:value-type="float" office:value="0.00269504044404893" calcext:value-type="float">
            <text:p>0.0027</text:p>
          </table:table-cell>
          <table:table-cell/>
          <table:table-cell table:formula="of:=[.L140]/([.L140]+[.F140])^2" office:value-type="float" office:value="0.370429657108448" calcext:value-type="float">
            <text:p>0.370429657108448</text:p>
          </table:table-cell>
          <table:table-cell table:formula="of:=-[.F140]/([.L140]+[.F140])^2" office:value-type="float" office:value="-0.122423965365677" calcext:value-type="float">
            <text:p>-0.122423965365677</text:p>
          </table:table-cell>
          <table:table-cell/>
          <table:table-cell office:value-type="string" calcext:value-type="string">
            <text:p>0.249(3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F2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34" calcext:value-type="float">
            <text:p>0.3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3" calcext:value-type="float">
            <text:p>0.003</text:p>
          </table:table-cell>
          <table:table-cell office:value-type="float" office:value="1.677" calcext:value-type="float">
            <text:p>1.677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2" calcext:value-type="float">
            <text:p>3.012</text:p>
          </table:table-cell>
          <table:table-cell table:formula="of:=[.F141]/([.F141]+[.L141])" office:value-type="float" office:value="0.168567178978681" calcext:value-type="float">
            <text:p>0.1686</text:p>
          </table:table-cell>
          <table:table-cell table:formula="of:=SQRT(([.R141]*[.G141])^2 + ([.S141]*[.M141])^2)" office:value-type="float" office:value="0.00128102490040663" calcext:value-type="float">
            <text:p>0.0013</text:p>
          </table:table-cell>
          <table:table-cell/>
          <table:table-cell table:formula="of:=[.L141]/([.L141]+[.F141])^2" office:value-type="float" office:value="0.412212603381913" calcext:value-type="float">
            <text:p>0.412212603381913</text:p>
          </table:table-cell>
          <table:table-cell table:formula="of:=-[.F141]/([.L141]+[.F141])^2" office:value-type="float" office:value="-0.0835732171436198" calcext:value-type="float">
            <text:p>-0.08357321714362</text:p>
          </table:table-cell>
          <table:table-cell/>
          <table:table-cell office:value-type="string" calcext:value-type="string">
            <text:p>0.169(1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F2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88" calcext:value-type="float">
            <text:p>0.388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9" calcext:value-type="float">
            <text:p>0.6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" calcext:value-type="float">
            <text:p>0.999</text:p>
          </table:table-cell>
          <table:table-cell table:formula="of:=[.F142]/([.F142]+[.L142])" office:value-type="float" office:value="0.389167502507523" calcext:value-type="float">
            <text:p>0.3892</text:p>
          </table:table-cell>
          <table:table-cell table:formula="of:=SQRT(([.R142]*[.G142])^2 + ([.S142]*[.M142])^2)" office:value-type="float" office:value="0.000992381875767942" calcext:value-type="float">
            <text:p>0.0010</text:p>
          </table:table-cell>
          <table:table-cell/>
          <table:table-cell table:formula="of:=[.L142]/([.L142]+[.F142])^2" office:value-type="float" office:value="0.612670509019536" calcext:value-type="float">
            <text:p>0.612670509019536</text:p>
          </table:table-cell>
          <table:table-cell table:formula="of:=-[.F142]/([.L142]+[.F142])^2" office:value-type="float" office:value="-0.390338518061708" calcext:value-type="float">
            <text:p>-0.390338518061708</text:p>
          </table:table-cell>
          <table:table-cell/>
          <table:table-cell office:value-type="string" calcext:value-type="string">
            <text:p>0.389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03" calcext:value-type="float">
            <text:p>0.03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7" calcext:value-type="float">
            <text:p>0.007</text:p>
          </table:table-cell>
          <table:table-cell office:value-type="float" office:value="1.99" calcext:value-type="float">
            <text:p>1.99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1" calcext:value-type="float">
            <text:p>3.011</text:p>
          </table:table-cell>
          <table:table-cell table:formula="of:=[.F143]/([.F143]+[.L143])" office:value-type="float" office:value="0.0148514851485149" calcext:value-type="float">
            <text:p>0.0149</text:p>
          </table:table-cell>
          <table:table-cell table:formula="of:=SQRT(([.R143]*[.G143])^2 + ([.S143]*[.M143])^2)" office:value-type="float" office:value="0.00195217411534528" calcext:value-type="float">
            <text:p>0.0020</text:p>
          </table:table-cell>
          <table:table-cell/>
          <table:table-cell table:formula="of:=[.L143]/([.L143]+[.F143])^2" office:value-type="float" office:value="0.487697284579943" calcext:value-type="float">
            <text:p>0.487697284579943</text:p>
          </table:table-cell>
          <table:table-cell table:formula="of:=-[.F143]/([.L143]+[.F143])^2" office:value-type="float" office:value="-0.00735222037055191" calcext:value-type="float">
            <text:p>-0.007352220370552</text:p>
          </table:table-cell>
          <table:table-cell/>
          <table:table-cell office:value-type="string" calcext:value-type="string">
            <text:p>0.015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AC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table:formula="of:=[.F144]/([.F144]+[.L144])" office:value-type="float" office:value="0.0250501002004008" calcext:value-type="float">
            <text:p>0.0251</text:p>
          </table:table-cell>
          <table:table-cell table:formula="of:=SQRT(([.R144]*[.G144])^2 + ([.S144]*[.M144])^2)" office:value-type="float" office:value="0.00293167834259145" calcext:value-type="float">
            <text:p>0.0029</text:p>
          </table:table-cell>
          <table:table-cell/>
          <table:table-cell table:formula="of:=[.L144]/([.L144]+[.F144])^2" office:value-type="float" office:value="0.976903707214027" calcext:value-type="float">
            <text:p>0.976903707214027</text:p>
          </table:table-cell>
          <table:table-cell table:formula="of:=-[.F144]/([.L144]+[.F144])^2" office:value-type="float" office:value="-0.0251003008020048" calcext:value-type="float">
            <text:p>-0.025100300802005</text:p>
          </table:table-cell>
          <table:table-cell/>
          <table:table-cell office:value-type="string" calcext:value-type="string">
            <text:p>0.025(3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1.873" calcext:value-type="float">
            <text:p>1.873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1" calcext:value-type="float">
            <text:p>3.011</text:p>
          </table:table-cell>
          <table:table-cell table:formula="of:=[.F145]/([.F145]+[.L145])" office:value-type="float" office:value="0.0727722772277228" calcext:value-type="float">
            <text:p>0.0728</text:p>
          </table:table-cell>
          <table:table-cell table:formula="of:=SQRT(([.R145]*[.G145])^2 + ([.S145]*[.M145])^2)" office:value-type="float" office:value="0.0036766042294559" calcext:value-type="float">
            <text:p>0.0037</text:p>
          </table:table-cell>
          <table:table-cell/>
          <table:table-cell table:formula="of:=[.L145]/([.L145]+[.F145])^2" office:value-type="float" office:value="0.459023625134791" calcext:value-type="float">
            <text:p>0.459023625134791</text:p>
          </table:table-cell>
          <table:table-cell table:formula="of:=-[.F145]/([.L145]+[.F145])^2" office:value-type="float" office:value="-0.0360258798157043" calcext:value-type="float">
            <text:p>-0.036025879815704</text:p>
          </table:table-cell>
          <table:table-cell/>
          <table:table-cell office:value-type="string" calcext:value-type="string">
            <text:p>0.073(4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.000</text:p>
          </table:table-cell>
          <table:table-cell table:formula="of:=[.F146]/([.F146]+[.L146])" office:value-type="float" office:value="0.148" calcext:value-type="float">
            <text:p>0.1480</text:p>
          </table:table-cell>
          <table:table-cell table:formula="of:=SQRT(([.R146]*[.G146])^2 + ([.S146]*[.M146])^2)" office:value-type="float" office:value="0.00172951785188821" calcext:value-type="float">
            <text:p>0.0017</text:p>
          </table:table-cell>
          <table:table-cell/>
          <table:table-cell table:formula="of:=[.L146]/([.L146]+[.F146])^2" office:value-type="float" office:value="0.852" calcext:value-type="float">
            <text:p>0.852</text:p>
          </table:table-cell>
          <table:table-cell table:formula="of:=-[.F146]/([.L146]+[.F146])^2" office:value-type="float" office:value="-0.148" calcext:value-type="float">
            <text:p>-0.148</text:p>
          </table:table-cell>
          <table:table-cell/>
          <table:table-cell office:value-type="string" calcext:value-type="string">
            <text:p>0.148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301" calcext:value-type="float">
            <text:p>0.3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2" calcext:value-type="float">
            <text:p>0.002</text:p>
          </table:table-cell>
          <table:table-cell office:value-type="float" office:value="1.722" calcext:value-type="float">
            <text:p>1.722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3" calcext:value-type="float">
            <text:p>3.013</text:p>
          </table:table-cell>
          <table:table-cell table:formula="of:=[.F147]/([.F147]+[.L147])" office:value-type="float" office:value="0.14878892733564" calcext:value-type="float">
            <text:p>0.1488</text:p>
          </table:table-cell>
          <table:table-cell table:formula="of:=SQRT(([.R147]*[.G147])^2 + ([.S147]*[.M147])^2)" office:value-type="float" office:value="0.00213573193775323" calcext:value-type="float">
            <text:p>0.0021</text:p>
          </table:table-cell>
          <table:table-cell/>
          <table:table-cell table:formula="of:=[.L147]/([.L147]+[.F147])^2" office:value-type="float" office:value="0.420766719062956" calcext:value-type="float">
            <text:p>0.420766719062956</text:p>
          </table:table-cell>
          <table:table-cell table:formula="of:=-[.F147]/([.L147]+[.F147])^2" office:value-type="float" office:value="-0.0735486541451508" calcext:value-type="float">
            <text:p>-0.073548654145151</text:p>
          </table:table-cell>
          <table:table-cell/>
          <table:table-cell office:value-type="string" calcext:value-type="string">
            <text:p>0.149(3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463" calcext:value-type="float">
            <text:p>0.46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3" calcext:value-type="float">
            <text:p>0.003</text:p>
          </table:table-cell>
          <table:table-cell office:value-type="float" office:value="1.561" calcext:value-type="float">
            <text:p>1.561</text:p>
          </table:table-cell>
          <table:table-cell office:value-type="float" office:value="0.009" calcext:value-type="float">
            <text:p>0.009</text:p>
          </table:table-cell>
          <table:table-cell office:value-type="float" office:value="3.013" calcext:value-type="float">
            <text:p>3.013</text:p>
          </table:table-cell>
          <table:table-cell table:formula="of:=[.F148]/([.F148]+[.L148])" office:value-type="float" office:value="0.228754940711462" calcext:value-type="float">
            <text:p>0.2288</text:p>
          </table:table-cell>
          <table:table-cell table:formula="of:=SQRT(([.R148]*[.G148])^2 + ([.S148]*[.M148])^2)" office:value-type="float" office:value="0.00321362981399742" calcext:value-type="float">
            <text:p>0.0032</text:p>
          </table:table-cell>
          <table:table-cell/>
          <table:table-cell table:formula="of:=[.L148]/([.L148]+[.F148])^2" office:value-type="float" office:value="0.381049930478526" calcext:value-type="float">
            <text:p>0.381049930478526</text:p>
          </table:table-cell>
          <table:table-cell table:formula="of:=-[.F148]/([.L148]+[.F148])^2" office:value-type="float" office:value="-0.113021215766533" calcext:value-type="float">
            <text:p>-0.113021215766533</text:p>
          </table:table-cell>
          <table:table-cell/>
          <table:table-cell office:value-type="string" calcext:value-type="string">
            <text:p>0.229(4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9" calcext:value-type="float">
            <text:p>0.999</text:p>
          </table:table-cell>
          <table:table-cell table:formula="of:=[.F149]/([.F149]+[.L149])" office:value-type="float" office:value="0.362725450901804" calcext:value-type="float">
            <text:p>0.3627</text:p>
          </table:table-cell>
          <table:table-cell table:formula="of:=SQRT(([.R149]*[.G149])^2 + ([.S149]*[.M149])^2)" office:value-type="float" office:value="0.00293896805722625" calcext:value-type="float">
            <text:p>0.0029</text:p>
          </table:table-cell>
          <table:table-cell/>
          <table:table-cell table:formula="of:=[.L149]/([.L149]+[.F149])^2" office:value-type="float" office:value="0.638551652403002" calcext:value-type="float">
            <text:p>0.638551652403002</text:p>
          </table:table-cell>
          <table:table-cell table:formula="of:=-[.F149]/([.L149]+[.F149])^2" office:value-type="float" office:value="-0.36345235561303" calcext:value-type="float">
            <text:p>-0.36345235561303</text:p>
          </table:table-cell>
          <table:table-cell/>
          <table:table-cell office:value-type="string" calcext:value-type="string">
            <text:p>0.362(4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" calcext:value-type="float">
            <text:p>0.990</text:p>
          </table:table-cell>
          <table:table-cell office:value-type="float" office:value="0.008" calcext:value-type="float">
            <text:p>0.008</text:p>
          </table:table-cell>
          <table:table-cell office:value-type="float" office:value="1.93" calcext:value-type="float">
            <text:p>1.930</text:p>
          </table:table-cell>
          <table:table-cell office:value-type="float" office:value="0.02" calcext:value-type="float">
            <text:p>0.020</text:p>
          </table:table-cell>
          <table:table-cell office:value-type="float" office:value="3.009" calcext:value-type="float">
            <text:p>3.009</text:p>
          </table:table-cell>
          <table:table-cell table:formula="of:=[.F150]/([.F150]+[.L150])" office:value-type="float" office:value="0.041708043694141" calcext:value-type="float">
            <text:p>0.0417</text:p>
          </table:table-cell>
          <table:table-cell table:formula="of:=SQRT(([.R150]*[.G150])^2 + ([.S150]*[.M150])^2)" office:value-type="float" office:value="0.00194780615008117" calcext:value-type="float">
            <text:p>0.0019</text:p>
          </table:table-cell>
          <table:table-cell/>
          <table:table-cell table:formula="of:=[.L150]/([.L150]+[.F150])^2" office:value-type="float" office:value="0.47581527125415" calcext:value-type="float">
            <text:p>0.47581527125415</text:p>
          </table:table-cell>
          <table:table-cell table:formula="of:=-[.F150]/([.L150]+[.F150])^2" office:value-type="float" office:value="-0.0207090584380045" calcext:value-type="float">
            <text:p>-0.020709058438005</text:p>
          </table:table-cell>
          <table:table-cell/>
          <table:table-cell office:value-type="string" calcext:value-type="string">
            <text:p>0.042(2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.000</text:p>
          </table:table-cell>
          <table:table-cell table:formula="of:=[.F151]/([.F151]+[.L151])" office:value-type="float" office:value="0.0821643286573146" calcext:value-type="float">
            <text:p>0.0822</text:p>
          </table:table-cell>
          <table:table-cell table:formula="of:=SQRT(([.R151]*[.G151])^2 + ([.S151]*[.M151])^2)" office:value-type="float" office:value="0.00276393407171762" calcext:value-type="float">
            <text:p>0.0028</text:p>
          </table:table-cell>
          <table:table-cell/>
          <table:table-cell table:formula="of:=[.L151]/([.L151]+[.F151])^2" office:value-type="float" office:value="0.919675021385456" calcext:value-type="float">
            <text:p>0.919675021385456</text:p>
          </table:table-cell>
          <table:table-cell table:formula="of:=-[.F151]/([.L151]+[.F151])^2" office:value-type="float" office:value="-0.0823289866305758" calcext:value-type="float">
            <text:p>-0.082328986630576</text:p>
          </table:table-cell>
          <table:table-cell/>
          <table:table-cell office:value-type="string" calcext:value-type="string">
            <text:p>0.082(3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93" calcext:value-type="float">
            <text:p>0.2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4" calcext:value-type="float">
            <text:p>0.004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9" calcext:value-type="float">
            <text:p>3.009</text:p>
          </table:table-cell>
          <table:table-cell table:formula="of:=[.F152]/([.F152]+[.L152])" office:value-type="float" office:value="0.145337301587302" calcext:value-type="float">
            <text:p>0.1453</text:p>
          </table:table-cell>
          <table:table-cell table:formula="of:=SQRT(([.R152]*[.G152])^2 + ([.S152]*[.M152])^2)" office:value-type="float" office:value="0.00098669391873926" calcext:value-type="float">
            <text:p>0.0010</text:p>
          </table:table-cell>
          <table:table-cell/>
          <table:table-cell table:formula="of:=[.L152]/([.L152]+[.F152])^2" office:value-type="float" office:value="0.423939830561854" calcext:value-type="float">
            <text:p>0.423939830561854</text:p>
          </table:table-cell>
          <table:table-cell table:formula="of:=-[.F152]/([.L152]+[.F152])^2" office:value-type="float" office:value="-0.0720919154698917" calcext:value-type="float">
            <text:p>-0.072091915469892</text:p>
          </table:table-cell>
          <table:table-cell/>
          <table:table-cell office:value-type="string" calcext:value-type="string">
            <text:p>0.145(1)</text:p>
          </table:table-cell>
        </table:table-row>
        <table:table-row table:style-name="ro1">
          <table:table-cell office:value-type="string" calcext:value-type="string">
            <text:p>V2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formula="of:=[.F153]/([.F153]+[.L153])" office:value-type="float" office:value="0.352705410821643" calcext:value-type="float">
            <text:p>0.3527</text:p>
          </table:table-cell>
          <table:table-cell table:formula="of:=SQRT(([.R153]*[.G153])^2 + ([.S153]*[.M153])^2)" office:value-type="float" office:value="0.00134446471081776" calcext:value-type="float">
            <text:p>0.0013</text:p>
          </table:table-cell>
          <table:table-cell/>
          <table:table-cell table:formula="of:=[.L153]/([.L153]+[.F153])^2" office:value-type="float" office:value="0.648591772723804" calcext:value-type="float">
            <text:p>0.648591772723804</text:p>
          </table:table-cell>
          <table:table-cell table:formula="of:=-[.F153]/([.L153]+[.F153])^2" office:value-type="float" office:value="-0.353412235292228" calcext:value-type="float">
            <text:p>-0.353412235292228</text:p>
          </table:table-cell>
          <table:table-cell/>
          <table:table-cell office:value-type="string" calcext:value-type="string">
            <text:p>0.353(2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4" calcext:value-type="float">
            <text:p>0.004</text:p>
          </table:table-cell>
          <table:table-cell office:value-type="float" office:value="1.071" calcext:value-type="float">
            <text:p>1.071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6" calcext:value-type="float">
            <text:p>3.016</text:p>
          </table:table-cell>
          <table:table-cell table:formula="of:=[.F155]/([.F155]+[.L155])" office:value-type="float" office:value="0.472153770330212" calcext:value-type="float">
            <text:p>0.4722</text:p>
          </table:table-cell>
          <table:table-cell table:formula="of:=SQRT(([.R155]*[.G155])^2 + ([.S155]*[.M155])^2)" office:value-type="float" office:value="0.00250616118791948" calcext:value-type="float">
            <text:p>0.0025</text:p>
          </table:table-cell>
          <table:table-cell/>
          <table:table-cell table:formula="of:=[.L155]/([.L155]+[.F155])^2" office:value-type="float" office:value="0.260150926402064" calcext:value-type="float">
            <text:p>0.260150926402064</text:p>
          </table:table-cell>
          <table:table-cell table:formula="of:=-[.F155]/([.L155]+[.F155])^2" office:value-type="float" office:value="-0.232702696072061" calcext:value-type="float">
            <text:p>-0.232702696072061</text:p>
          </table:table-cell>
          <table:table-cell/>
          <table:table-cell office:value-type="string" calcext:value-type="string">
            <text:p>0.472(3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07" calcext:value-type="float">
            <text:p>0.70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table:formula="of:=[.F156]/([.F156]+[.L156])" office:value-type="float" office:value="0.712701612903226" calcext:value-type="float">
            <text:p>0.7127</text:p>
          </table:table-cell>
          <table:table-cell table:formula="of:=SQRT(([.R156]*[.G156])^2 + ([.S156]*[.M156])^2)" office:value-type="float" office:value="0.00154925309738564" calcext:value-type="float">
            <text:p>0.0015</text:p>
          </table:table-cell>
          <table:table-cell/>
          <table:table-cell table:formula="of:=[.L156]/([.L156]+[.F156])^2" office:value-type="float" office:value="0.289615309573361" calcext:value-type="float">
            <text:p>0.289615309573361</text:p>
          </table:table-cell>
          <table:table-cell table:formula="of:=-[.F156]/([.L156]+[.F156])^2" office:value-type="float" office:value="-0.718449206555671" calcext:value-type="float">
            <text:p>-0.718449206555671</text:p>
          </table:table-cell>
          <table:table-cell/>
          <table:table-cell office:value-type="string" calcext:value-type="string">
            <text:p>0.713(2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G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8" calcext:value-type="float">
            <text:p>1.08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8" calcext:value-type="float">
            <text:p>0.008</text:p>
          </table:table-cell>
          <table:table-cell office:value-type="float" office:value="3.016" calcext:value-type="float">
            <text:p>3.016</text:p>
          </table:table-cell>
          <table:table-cell table:formula="of:=[.F157]/([.F157]+[.L157])" office:value-type="float" office:value="0.534124629080119" calcext:value-type="float">
            <text:p>0.5341</text:p>
          </table:table-cell>
          <table:table-cell table:formula="of:=SQRT(([.R157]*[.G157])^2 + ([.S157]*[.M157])^2)" office:value-type="float" office:value="0.00312640414453817" calcext:value-type="float">
            <text:p>0.0031</text:p>
          </table:table-cell>
          <table:table-cell/>
          <table:table-cell table:formula="of:=[.L157]/([.L157]+[.F157])^2" office:value-type="float" office:value="0.230403249713097" calcext:value-type="float">
            <text:p>0.230403249713097</text:p>
          </table:table-cell>
          <table:table-cell table:formula="of:=-[.F157]/([.L157]+[.F157])^2" office:value-type="float" office:value="-0.264156592027754" calcext:value-type="float">
            <text:p>-0.264156592027754</text:p>
          </table:table-cell>
          <table:table-cell/>
          <table:table-cell office:value-type="string" calcext:value-type="string">
            <text:p>0.536(4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G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6" calcext:value-type="float">
            <text:p>0.76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  <table:table-cell table:formula="of:=[.F158]/([.F158]+[.L158])" office:value-type="float" office:value="0.773930753564155" calcext:value-type="float">
            <text:p>0.7739</text:p>
          </table:table-cell>
          <table:table-cell table:formula="of:=SQRT(([.R158]*[.G158])^2 + ([.S158]*[.M158])^2)" office:value-type="float" office:value="0.00329999392888932" calcext:value-type="float">
            <text:p>0.0033</text:p>
          </table:table-cell>
          <table:table-cell/>
          <table:table-cell table:formula="of:=[.L158]/([.L158]+[.F158])^2" office:value-type="float" office:value="0.230213081910229" calcext:value-type="float">
            <text:p>0.230213081910229</text:p>
          </table:table-cell>
          <table:table-cell table:formula="of:=-[.F158]/([.L158]+[.F158])^2" office:value-type="float" office:value="-0.788116856989974" calcext:value-type="float">
            <text:p>-0.788116856989974</text:p>
          </table:table-cell>
          <table:table-cell/>
          <table:table-cell office:value-type="string" calcext:value-type="string">
            <text:p>0.775(3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H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556" calcext:value-type="float">
            <text:p>1.5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3" calcext:value-type="float">
            <text:p>0.463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" calcext:value-type="float">
            <text:p>3.010</text:p>
          </table:table-cell>
          <table:table-cell table:formula="of:=[.F159]/([.F159]+[.L159])" office:value-type="float" office:value="0.770678553739475" calcext:value-type="float">
            <text:p>0.7707</text:p>
          </table:table-cell>
          <table:table-cell table:formula="of:=SQRT(([.R159]*[.G159])^2 + ([.S159]*[.M159])^2)" office:value-type="float" office:value="0.0020265856239416" calcext:value-type="float">
            <text:p>0.0020</text:p>
          </table:table-cell>
          <table:table-cell/>
          <table:table-cell table:formula="of:=[.L159]/([.L159]+[.F159])^2" office:value-type="float" office:value="0.11358169700868" calcext:value-type="float">
            <text:p>0.11358169700868</text:p>
          </table:table-cell>
          <table:table-cell table:formula="of:=-[.F159]/([.L159]+[.F159])^2" office:value-type="float" office:value="-0.381713003338026" calcext:value-type="float">
            <text:p>-0.381713003338026</text:p>
          </table:table-cell>
          <table:table-cell/>
          <table:table-cell office:value-type="string" calcext:value-type="string">
            <text:p>0.771(2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H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table:formula="of:=[.F160]/([.F160]+[.L160])" office:value-type="float" office:value="0.924318869828456" calcext:value-type="float">
            <text:p>0.9243</text:p>
          </table:table-cell>
          <table:table-cell table:formula="of:=SQRT(([.R160]*[.G160])^2 + ([.S160]*[.M160])^2)" office:value-type="float" office:value="0.000935834504524515" calcext:value-type="float">
            <text:p>0.0009</text:p>
          </table:table-cell>
          <table:table-cell/>
          <table:table-cell table:formula="of:=[.L160]/([.L160]+[.F160])^2" office:value-type="float" office:value="0.076368446187229" calcext:value-type="float">
            <text:p>0.076368446187229</text:p>
          </table:table-cell>
          <table:table-cell table:formula="of:=-[.F160]/([.L160]+[.F160])^2" office:value-type="float" office:value="-0.932713289433356" calcext:value-type="float">
            <text:p>-0.932713289433356</text:p>
          </table:table-cell>
          <table:table-cell/>
          <table:table-cell office:value-type="string" calcext:value-type="string">
            <text:p>0.924(1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I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9" calcext:value-type="float">
            <text:p>1.0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2" calcext:value-type="float">
            <text:p>0.920</text:p>
          </table:table-cell>
          <table:table-cell office:value-type="float" office:value="0.011" calcext:value-type="float">
            <text:p>0.011</text:p>
          </table:table-cell>
          <table:table-cell office:value-type="float" office:value="3.011" calcext:value-type="float">
            <text:p>3.011</text:p>
          </table:table-cell>
          <table:table-cell table:formula="of:=[.F161]/([.F161]+[.L161])" office:value-type="float" office:value="0.54228855721393" calcext:value-type="float">
            <text:p>0.5423</text:p>
          </table:table-cell>
          <table:table-cell table:formula="of:=SQRT(([.R161]*[.G161])^2 + ([.S161]*[.M161])^2)" office:value-type="float" office:value="0.00374072713504114" calcext:value-type="float">
            <text:p>0.0037</text:p>
          </table:table-cell>
          <table:table-cell/>
          <table:table-cell table:formula="of:=[.L161]/([.L161]+[.F161])^2" office:value-type="float" office:value="0.227717135714462" calcext:value-type="float">
            <text:p>0.227717135714462</text:p>
          </table:table-cell>
          <table:table-cell table:formula="of:=-[.F161]/([.L161]+[.F161])^2" office:value-type="float" office:value="-0.269795302096483" calcext:value-type="float">
            <text:p>-0.269795302096483</text:p>
          </table:table-cell>
          <table:table-cell/>
          <table:table-cell office:value-type="string" calcext:value-type="string">
            <text:p>0.543(5)</text:p>
          </table:table-cell>
        </table:table-row>
        <table:table-row table:style-name="ro1">
          <table:table-cell office:value-type="string" calcext:value-type="string">
            <text:p>V217</text:p>
          </table:table-cell>
          <table:table-cell office:value-type="string" calcext:value-type="string">
            <text:p>I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7" calcext:value-type="float">
            <text:p>0.77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4" calcext:value-type="float">
            <text:p>0.994</text:p>
          </table:table-cell>
          <table:table-cell table:formula="of:=[.F162]/([.F162]+[.L162])" office:value-type="float" office:value="0.787321063394683" calcext:value-type="float">
            <text:p>0.7873</text:p>
          </table:table-cell>
          <table:table-cell table:formula="of:=SQRT(([.R162]*[.G162])^2 + ([.S162]*[.M162])^2)" office:value-type="float" office:value="0.00324987789495058" calcext:value-type="float">
            <text:p>0.0032</text:p>
          </table:table-cell>
          <table:table-cell/>
          <table:table-cell table:formula="of:=[.L162]/([.L162]+[.F162])^2" office:value-type="float" office:value="0.21746312536331" calcext:value-type="float">
            <text:p>0.21746312536331</text:p>
          </table:table-cell>
          <table:table-cell table:formula="of:=-[.F162]/([.L162]+[.F162])^2" office:value-type="float" office:value="-0.805031762162253" calcext:value-type="float">
            <text:p>-0.805031762162253</text:p>
          </table:table-cell>
          <table:table-cell/>
          <table:table-cell office:value-type="string" calcext:value-type="string">
            <text:p>0.789(5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20</text:p>
          </table:table-cell>
          <table:table-cell office:value-type="string" calcext:value-type="string">
            <text:p>E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491" calcext:value-type="float">
            <text:p>0.49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2" calcext:value-type="float">
            <text:p>0.002</text:p>
          </table:table-cell>
          <table:table-cell office:value-type="float" office:value="1.512" calcext:value-type="float">
            <text:p>1.512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4" calcext:value-type="float">
            <text:p>3.004</text:p>
          </table:table-cell>
          <table:table-cell table:formula="of:=[.F164]/([.F164]+[.L164])" office:value-type="float" office:value="0.245132301547678" calcext:value-type="float">
            <text:p>0.2451</text:p>
          </table:table-cell>
          <table:table-cell table:formula="of:=SQRT(([.R164]*[.G164])^2 + ([.S164]*[.M164])^2)" office:value-type="float" office:value="0.00206993835492071" calcext:value-type="float">
            <text:p>0.0021</text:p>
          </table:table-cell>
          <table:table-cell/>
          <table:table-cell table:formula="of:=[.L164]/([.L164]+[.F164])^2" office:value-type="float" office:value="0.376868546406551" calcext:value-type="float">
            <text:p>0.376868546406551</text:p>
          </table:table-cell>
          <table:table-cell table:formula="of:=-[.F164]/([.L164]+[.F164])^2" office:value-type="float" office:value="-0.122382576908477" calcext:value-type="float">
            <text:p>-0.122382576908477</text:p>
          </table:table-cell>
          <table:table-cell/>
          <table:table-cell office:value-type="string" calcext:value-type="string">
            <text:p>0.245(3)</text:p>
          </table:table-cell>
        </table:table-row>
        <table:table-row table:style-name="ro1">
          <table:table-cell office:value-type="string" calcext:value-type="string">
            <text:p>V220</text:p>
          </table:table-cell>
          <table:table-cell office:value-type="string" calcext:value-type="string">
            <text:p>E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2" calcext:value-type="float">
            <text:p>0.002</text:p>
          </table:table-cell>
          <table:table-cell office:value-type="float" office:value="1.325" calcext:value-type="float">
            <text:p>1.325</text:p>
          </table:table-cell>
          <table:table-cell office:value-type="float" office:value="0.006" calcext:value-type="float">
            <text:p>0.006</text:p>
          </table:table-cell>
          <table:table-cell office:value-type="float" office:value="3.007" calcext:value-type="float">
            <text:p>3.007</text:p>
          </table:table-cell>
          <table:table-cell table:formula="of:=[.F165]/([.F165]+[.L165])" office:value-type="float" office:value="0.341451292246521" calcext:value-type="float">
            <text:p>0.3415</text:p>
          </table:table-cell>
          <table:table-cell table:formula="of:=SQRT(([.R165]*[.G165])^2 + ([.S165]*[.M165])^2)" office:value-type="float" office:value="0.00192746611277656" calcext:value-type="float">
            <text:p>0.0019</text:p>
          </table:table-cell>
          <table:table-cell/>
          <table:table-cell table:formula="of:=[.L165]/([.L165]+[.F165])^2" office:value-type="float" office:value="0.327310490931153" calcext:value-type="float">
            <text:p>0.327310490931153</text:p>
          </table:table-cell>
          <table:table-cell table:formula="of:=-[.F165]/([.L165]+[.F165])^2" office:value-type="float" office:value="-0.169707401712983" calcext:value-type="float">
            <text:p>-0.169707401712983</text:p>
          </table:table-cell>
          <table:table-cell/>
          <table:table-cell office:value-type="string" calcext:value-type="string">
            <text:p>0.341(4)</text:p>
          </table:table-cell>
        </table:table-row>
        <table:table-row table:style-name="ro1">
          <table:table-cell office:value-type="string" calcext:value-type="string">
            <text:p>V220</text:p>
          </table:table-cell>
          <table:table-cell office:value-type="string" calcext:value-type="string">
            <text:p>E2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.45" calcext:value-type="float">
            <text:p>0.4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8" calcext:value-type="float">
            <text:p>0.998</text:p>
          </table:table-cell>
          <table:table-cell table:formula="of:=[.F166]/([.F166]+[.L166])" office:value-type="float" office:value="0.54864593781344" calcext:value-type="float">
            <text:p>0.5486</text:p>
          </table:table-cell>
          <table:table-cell table:formula="of:=SQRT(([.R166]*[.G166])^2 + ([.S166]*[.M166])^2)" office:value-type="float" office:value="0.0028503331290558" calcext:value-type="float">
            <text:p>0.0029</text:p>
          </table:table-cell>
          <table:table-cell/>
          <table:table-cell table:formula="of:=[.L166]/([.L166]+[.F166])^2" office:value-type="float" office:value="0.452712198782908" calcext:value-type="float">
            <text:p>0.452712198782908</text:p>
          </table:table-cell>
          <table:table-cell table:formula="of:=-[.F166]/([.L166]+[.F166])^2" office:value-type="float" office:value="-0.550296828298335" calcext:value-type="float">
            <text:p>-0.550296828298335</text:p>
          </table:table-cell>
          <table:table-cell/>
          <table:table-cell office:value-type="string" calcext:value-type="string">
            <text:p>0.549(4)</text:p>
          </table:table-cell>
        </table:table-row>
        <table:table-row table:style-name="ro1">
          <table:table-cell office:value-type="string" calcext:value-type="string">
            <text:p>V22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1.852" calcext:value-type="float">
            <text:p>1.852</text:p>
          </table:table-cell>
          <table:table-cell office:value-type="float" office:value="0.006" calcext:value-type="float">
            <text:p>0.006</text:p>
          </table:table-cell>
          <table:table-cell office:value-type="float" office:value="3.003" calcext:value-type="float">
            <text:p>3.003</text:p>
          </table:table-cell>
          <table:table-cell table:formula="of:=[.F167]/([.F167]+[.L167])" office:value-type="float" office:value="0.0767696909272184" calcext:value-type="float">
            <text:p>0.0768</text:p>
          </table:table-cell>
          <table:table-cell table:formula="of:=SQRT(([.R167]*[.G167])^2 + ([.S167]*[.M167])^2)" office:value-type="float" office:value="0.00231260009366404" calcext:value-type="float">
            <text:p>0.0023</text:p>
          </table:table-cell>
          <table:table-cell/>
          <table:table-cell table:formula="of:=[.L167]/([.L167]+[.F167])^2" office:value-type="float" office:value="0.460234451182842" calcext:value-type="float">
            <text:p>0.460234451182842</text:p>
          </table:table-cell>
          <table:table-cell table:formula="of:=-[.F167]/([.L167]+[.F167])^2" office:value-type="float" office:value="-0.0382700353575366" calcext:value-type="float">
            <text:p>-0.038270035357537</text:p>
          </table:table-cell>
          <table:table-cell/>
          <table:table-cell office:value-type="string" calcext:value-type="string">
            <text:p>0.077(4)</text:p>
          </table:table-cell>
        </table:table-row>
        <table:table-row table:style-name="ro1">
          <table:table-cell office:value-type="string" calcext:value-type="string">
            <text:p>V22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2" calcext:value-type="float">
            <text:p>0.002</text:p>
          </table:table-cell>
          <table:table-cell office:value-type="float" office:value="1.743" calcext:value-type="float">
            <text:p>1.743</text:p>
          </table:table-cell>
          <table:table-cell office:value-type="float" office:value="0.006" calcext:value-type="float">
            <text:p>0.006</text:p>
          </table:table-cell>
          <table:table-cell office:value-type="float" office:value="2.999" calcext:value-type="float">
            <text:p>2.999</text:p>
          </table:table-cell>
          <table:table-cell table:formula="of:=[.F168]/([.F168]+[.L168])" office:value-type="float" office:value="0.125877632898696" calcext:value-type="float">
            <text:p>0.1259</text:p>
          </table:table-cell>
          <table:table-cell table:formula="of:=SQRT(([.R168]*[.G168])^2 + ([.S168]*[.M168])^2)" office:value-type="float" office:value="0.00222436752705561" calcext:value-type="float">
            <text:p>0.0022</text:p>
          </table:table-cell>
          <table:table-cell/>
          <table:table-cell table:formula="of:=[.L168]/([.L168]+[.F168])^2" office:value-type="float" office:value="0.438376312488116" calcext:value-type="float">
            <text:p>0.438376312488116</text:p>
          </table:table-cell>
          <table:table-cell table:formula="of:=-[.F168]/([.L168]+[.F168])^2" office:value-type="float" office:value="-0.0631282010525056" calcext:value-type="float">
            <text:p>-0.063128201052506</text:p>
          </table:table-cell>
          <table:table-cell/>
          <table:table-cell office:value-type="string" calcext:value-type="string">
            <text:p>0.126(4)</text:p>
          </table:table-cell>
        </table:table-row>
        <table:table-row table:style-name="ro1">
          <table:table-cell office:value-type="string" calcext:value-type="string">
            <text:p>V22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998" calcext:value-type="float">
            <text:p>0.998</text:p>
          </table:table-cell>
          <table:table-cell table:formula="of:=[.F169]/([.F169]+[.L169])" office:value-type="float" office:value="0.290452261306533" calcext:value-type="float">
            <text:p>0.2905</text:p>
          </table:table-cell>
          <table:table-cell table:formula="of:=SQRT(([.R169]*[.G169])^2 + ([.S169]*[.M169])^2)" office:value-type="float" office:value="0.00487449502986249" calcext:value-type="float">
            <text:p>0.0049</text:p>
          </table:table-cell>
          <table:table-cell/>
          <table:table-cell table:formula="of:=[.L169]/([.L169]+[.F169])^2" office:value-type="float" office:value="0.713113305219565" calcext:value-type="float">
            <text:p>0.713113305219565</text:p>
          </table:table-cell>
          <table:table-cell table:formula="of:=-[.F169]/([.L169]+[.F169])^2" office:value-type="float" office:value="-0.291911820408576" calcext:value-type="float">
            <text:p>-0.291911820408576</text:p>
          </table:table-cell>
          <table:table-cell/>
          <table:table-cell office:value-type="string" calcext:value-type="string">
            <text:p>0.290(6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E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223" calcext:value-type="float">
            <text:p>1.223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6" calcext:value-type="float">
            <text:p>3.006</text:p>
          </table:table-cell>
          <table:table-cell table:formula="of:=[.F171]/([.F171]+[.L171])" office:value-type="float" office:value="0.391239422598308" calcext:value-type="float">
            <text:p>0.3912</text:p>
          </table:table-cell>
          <table:table-cell table:formula="of:=SQRT(([.R171]*[.G171])^2 + ([.S171]*[.M171])^2)" office:value-type="float" office:value="0.00252140065408182" calcext:value-type="float">
            <text:p>0.0025</text:p>
          </table:table-cell>
          <table:table-cell/>
          <table:table-cell table:formula="of:=[.L171]/([.L171]+[.F171])^2" office:value-type="float" office:value="0.30301671349014" calcext:value-type="float">
            <text:p>0.30301671349014</text:p>
          </table:table-cell>
          <table:table-cell table:formula="of:=-[.F171]/([.L171]+[.F171])^2" office:value-type="float" office:value="-0.194743366151472" calcext:value-type="float">
            <text:p>-0.194743366151472</text:p>
          </table:table-cell>
          <table:table-cell/>
          <table:table-cell office:value-type="string" calcext:value-type="string">
            <text:p>0.391(3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E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574" calcext:value-type="float">
            <text:p>0.57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" calcext:value-type="float">
            <text:p>0.990</text:p>
          </table:table-cell>
          <table:table-cell office:value-type="float" office:value="0.002" calcext:value-type="float">
            <text:p>0.002</text:p>
          </table:table-cell>
          <table:table-cell office:value-type="float" office:value="1.43" calcext:value-type="float">
            <text:p>1.430</text:p>
          </table:table-cell>
          <table:table-cell office:value-type="float" office:value="0.006" calcext:value-type="float">
            <text:p>0.006</text:p>
          </table:table-cell>
          <table:table-cell office:value-type="float" office:value="3.005" calcext:value-type="float">
            <text:p>3.005</text:p>
          </table:table-cell>
          <table:table-cell table:formula="of:=[.F172]/([.F172]+[.L172])" office:value-type="float" office:value="0.286427145708583" calcext:value-type="float">
            <text:p>0.2864</text:p>
          </table:table-cell>
          <table:table-cell table:formula="of:=SQRT(([.R172]*[.G172])^2 + ([.S172]*[.M172])^2)" office:value-type="float" office:value="0.00197614328009156" calcext:value-type="float">
            <text:p>0.0020</text:p>
          </table:table-cell>
          <table:table-cell/>
          <table:table-cell table:formula="of:=[.L172]/([.L172]+[.F172])^2" office:value-type="float" office:value="0.356074278588531" calcext:value-type="float">
            <text:p>0.356074278588531</text:p>
          </table:table-cell>
          <table:table-cell table:formula="of:=-[.F172]/([.L172]+[.F172])^2" office:value-type="float" office:value="-0.142927717419453" calcext:value-type="float">
            <text:p>-0.142927717419453</text:p>
          </table:table-cell>
          <table:table-cell/>
          <table:table-cell office:value-type="string" calcext:value-type="string">
            <text:p>0.286(3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E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14" calcext:value-type="float">
            <text:p>0.614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.382" calcext:value-type="float">
            <text:p>0.3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73]/([.F173]+[.L173])" office:value-type="float" office:value="0.616465863453815" calcext:value-type="float">
            <text:p>0.6165</text:p>
          </table:table-cell>
          <table:table-cell table:formula="of:=SQRT(([.R173]*[.G173])^2 + ([.S173]*[.M173])^2)" office:value-type="float" office:value="0.00218685608837851" calcext:value-type="float">
            <text:p>0.0022</text:p>
          </table:table-cell>
          <table:table-cell/>
          <table:table-cell table:formula="of:=[.L173]/([.L173]+[.F173])^2" office:value-type="float" office:value="0.385074434283318" calcext:value-type="float">
            <text:p>0.385074434283318</text:p>
          </table:table-cell>
          <table:table-cell table:formula="of:=-[.F173]/([.L173]+[.F173])^2" office:value-type="float" office:value="-0.61894162997371" calcext:value-type="float">
            <text:p>-0.61894162997371</text:p>
          </table:table-cell>
          <table:table-cell/>
          <table:table-cell office:value-type="string" calcext:value-type="string">
            <text:p>0.616(3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3" calcext:value-type="float">
            <text:p>0.003</text:p>
          </table:table-cell>
          <table:table-cell office:value-type="float" office:value="1.764" calcext:value-type="float">
            <text:p>1.764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9" calcext:value-type="float">
            <text:p>3.009</text:p>
          </table:table-cell>
          <table:table-cell table:formula="of:=[.F174]/([.F174]+[.L174])" office:value-type="float" office:value="0.125867195242815" calcext:value-type="float">
            <text:p>0.1259</text:p>
          </table:table-cell>
          <table:table-cell table:formula="of:=SQRT(([.R174]*[.G174])^2 + ([.S174]*[.M174])^2)" office:value-type="float" office:value="0.00220940831843337" calcext:value-type="float">
            <text:p>0.0022</text:p>
          </table:table-cell>
          <table:table-cell/>
          <table:table-cell table:formula="of:=[.L174]/([.L174]+[.F174])^2" office:value-type="float" office:value="0.433167891356385" calcext:value-type="float">
            <text:p>0.433167891356385</text:p>
          </table:table-cell>
          <table:table-cell table:formula="of:=-[.F174]/([.L174]+[.F174])^2" office:value-type="float" office:value="-0.0623722473948537" calcext:value-type="float">
            <text:p>-0.062372247394854</text:p>
          </table:table-cell>
          <table:table-cell/>
          <table:table-cell office:value-type="string" calcext:value-type="string">
            <text:p>0.126(2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49" calcext:value-type="float">
            <text:p>0.4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543" calcext:value-type="float">
            <text:p>0.543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7" calcext:value-type="float">
            <text:p>0.997</text:p>
          </table:table-cell>
          <table:table-cell table:formula="of:=[.F175]/([.F175]+[.L175])" office:value-type="float" office:value="0.452620967741936" calcext:value-type="float">
            <text:p>0.4526</text:p>
          </table:table-cell>
          <table:table-cell table:formula="of:=SQRT(([.R175]*[.G175])^2 + ([.S175]*[.M175])^2)" office:value-type="float" office:value="0.00422053106859463" calcext:value-type="float">
            <text:p>0.0042</text:p>
          </table:table-cell>
          <table:table-cell/>
          <table:table-cell table:formula="of:=[.L175]/([.L175]+[.F175])^2" office:value-type="float" office:value="0.551793379292404" calcext:value-type="float">
            <text:p>0.551793379292404</text:p>
          </table:table-cell>
          <table:table-cell table:formula="of:=-[.F175]/([.L175]+[.F175])^2" office:value-type="float" office:value="-0.456271136836629" calcext:value-type="float">
            <text:p>-0.456271136836629</text:p>
          </table:table-cell>
          <table:table-cell/>
          <table:table-cell office:value-type="string" calcext:value-type="string">
            <text:p>0.452(6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B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7" calcext:value-type="float">
            <text:p>0.170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1.83" calcext:value-type="float">
            <text:p>1.830</text:p>
          </table:table-cell>
          <table:table-cell office:value-type="float" office:value="0.014" calcext:value-type="float">
            <text:p>0.014</text:p>
          </table:table-cell>
          <table:table-cell office:value-type="float" office:value="3.003" calcext:value-type="float">
            <text:p>3.003</text:p>
          </table:table-cell>
          <table:table-cell table:formula="of:=[.F176]/([.F176]+[.L176])" office:value-type="float" office:value="0.085" calcext:value-type="float">
            <text:p>0.0850</text:p>
          </table:table-cell>
          <table:table-cell table:formula="of:=SQRT(([.R176]*[.G176])^2 + ([.S176]*[.M176])^2)" office:value-type="float" office:value="0.0046135290180078" calcext:value-type="float">
            <text:p>0.0046</text:p>
          </table:table-cell>
          <table:table-cell/>
          <table:table-cell table:formula="of:=[.L176]/([.L176]+[.F176])^2" office:value-type="float" office:value="0.4575" calcext:value-type="float">
            <text:p>0.4575</text:p>
          </table:table-cell>
          <table:table-cell table:formula="of:=-[.F176]/([.L176]+[.F176])^2" office:value-type="float" office:value="-0.0425" calcext:value-type="float">
            <text:p>-0.0425</text:p>
          </table:table-cell>
          <table:table-cell/>
          <table:table-cell office:value-type="string" calcext:value-type="string">
            <text:p>0.087(5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B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8" calcext:value-type="float">
            <text:p>0.998</text:p>
          </table:table-cell>
          <table:table-cell table:formula="of:=[.F177]/([.F177]+[.L177])" office:value-type="float" office:value="0.314889336016097" calcext:value-type="float">
            <text:p>0.3149</text:p>
          </table:table-cell>
          <table:table-cell table:formula="of:=SQRT(([.R177]*[.G177])^2 + ([.S177]*[.M177])^2)" office:value-type="float" office:value="0.00455137155451168" calcext:value-type="float">
            <text:p>0.0046</text:p>
          </table:table-cell>
          <table:table-cell/>
          <table:table-cell table:formula="of:=[.L177]/([.L177]+[.F177])^2" office:value-type="float" office:value="0.689246140828877" calcext:value-type="float">
            <text:p>0.689246140828877</text:p>
          </table:table-cell>
          <table:table-cell table:formula="of:=-[.F177]/([.L177]+[.F177])^2" office:value-type="float" office:value="-0.316790076474946" calcext:value-type="float">
            <text:p>-0.316790076474946</text:p>
          </table:table-cell>
          <table:table-cell/>
          <table:table-cell office:value-type="string" calcext:value-type="string">
            <text:p>0.315(6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D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" calcext:value-type="float">
            <text:p>0.990</text:p>
          </table:table-cell>
          <table:table-cell office:value-type="float" office:value="0.003" calcext:value-type="float">
            <text:p>0.003</text:p>
          </table:table-cell>
          <table:table-cell office:value-type="float" office:value="1.501" calcext:value-type="float">
            <text:p>1.501</text:p>
          </table:table-cell>
          <table:table-cell office:value-type="float" office:value="0.009" calcext:value-type="float">
            <text:p>0.009</text:p>
          </table:table-cell>
          <table:table-cell office:value-type="float" office:value="3.005" calcext:value-type="float">
            <text:p>3.005</text:p>
          </table:table-cell>
          <table:table-cell table:formula="of:=[.F178]/([.F178]+[.L178])" office:value-type="float" office:value="0.251744765702891" calcext:value-type="float">
            <text:p>0.2517</text:p>
          </table:table-cell>
          <table:table-cell table:formula="of:=SQRT(([.R178]*[.G178])^2 + ([.S178]*[.M178])^2)" office:value-type="float" office:value="0.00354198460532423" calcext:value-type="float">
            <text:p>0.0035</text:p>
          </table:table-cell>
          <table:table-cell/>
          <table:table-cell table:formula="of:=[.L178]/([.L178]+[.F178])^2" office:value-type="float" office:value="0.373008591374431" calcext:value-type="float">
            <text:p>0.373008591374431</text:p>
          </table:table-cell>
          <table:table-cell table:formula="of:=-[.F178]/([.L178]+[.F178])^2" office:value-type="float" office:value="-0.125495895165948" calcext:value-type="float">
            <text:p>-0.125495895165948</text:p>
          </table:table-cell>
          <table:table-cell/>
          <table:table-cell office:value-type="string" calcext:value-type="string">
            <text:p>0.252(4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D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54" calcext:value-type="float">
            <text:p>0.55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439" calcext:value-type="float">
            <text:p>0.43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7" calcext:value-type="float">
            <text:p>0.997</text:p>
          </table:table-cell>
          <table:table-cell table:formula="of:=[.F179]/([.F179]+[.L179])" office:value-type="float" office:value="0.557905337361531" calcext:value-type="float">
            <text:p>0.5579</text:p>
          </table:table-cell>
          <table:table-cell table:formula="of:=SQRT(([.R179]*[.G179])^2 + ([.S179]*[.M179])^2)" office:value-type="float" office:value="0.0043172738627236" calcext:value-type="float">
            <text:p>0.0043</text:p>
          </table:table-cell>
          <table:table-cell/>
          <table:table-cell table:formula="of:=[.L179]/([.L179]+[.F179])^2" office:value-type="float" office:value="0.445211140622829" calcext:value-type="float">
            <text:p>0.445211140622829</text:p>
          </table:table-cell>
          <table:table-cell table:formula="of:=-[.F179]/([.L179]+[.F179])^2" office:value-type="float" office:value="-0.561838204795096" calcext:value-type="float">
            <text:p>-0.561838204795096</text:p>
          </table:table-cell>
          <table:table-cell/>
          <table:table-cell office:value-type="string" calcext:value-type="string">
            <text:p>0.558(5)</text:p>
          </table:table-cell>
        </table:table-row>
        <table:table-row table:style-name="ro1">
          <table:table-cell office:value-type="string" calcext:value-type="string">
            <text:p>V223</text:p>
          </table:table-cell>
          <table:table-cell office:value-type="string" calcext:value-type="string">
            <text:p>D2</text:p>
          </table:table-cell>
          <table:table-cell office:value-type="float" office:value="13.2" calcext:value-type="float">
            <text:p>13.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cen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.012" calcext:value-type="float">
            <text:p>1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4" calcext:value-type="float">
            <text:p>0.004</text:p>
          </table:table-cell>
          <table:table-cell office:value-type="float" office:value="1.987" calcext:value-type="float">
            <text:p>1.987</text:p>
          </table:table-cell>
          <table:table-cell table:formula="of:=[.F180]/([.F180]+[.L180])" office:value-type="float" office:value="0.151950718685832" calcext:value-type="float">
            <text:p>0.1520</text:p>
          </table:table-cell>
          <table:table-cell table:formula="of:=SQRT(([.R180]*[.G180])^2 + ([.S180]*[.M180])^2)" office:value-type="float" office:value="0.0018498094141096" calcext:value-type="float">
            <text:p>0.0018</text:p>
          </table:table-cell>
          <table:table-cell/>
          <table:table-cell table:formula="of:=[.L180]/([.L180]+[.F180])^2" office:value-type="float" office:value="0.870687147139803" calcext:value-type="float">
            <text:p>0.870687147139803</text:p>
          </table:table-cell>
          <table:table-cell table:formula="of:=-[.F180]/([.L180]+[.F180])^2" office:value-type="float" office:value="-0.156006898034735" calcext:value-type="float">
            <text:p>-0.156006898034735</text:p>
          </table:table-cell>
          <table:table-cell/>
          <table:table-cell office:value-type="string" calcext:value-type="string">
            <text:p>0.152(3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D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56" calcext:value-type="float">
            <text:p>0.5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4" calcext:value-type="float">
            <text:p>0.004</text:p>
          </table:table-cell>
          <table:table-cell office:value-type="float" office:value="1.437" calcext:value-type="float">
            <text:p>1.437</text:p>
          </table:table-cell>
          <table:table-cell office:value-type="float" office:value="0.005" calcext:value-type="float">
            <text:p>0.005</text:p>
          </table:table-cell>
          <table:table-cell office:value-type="float" office:value="3.001" calcext:value-type="float">
            <text:p>3.001</text:p>
          </table:table-cell>
          <table:table-cell table:formula="of:=[.F182]/([.F182]+[.L182])" office:value-type="float" office:value="0.28042063094642" calcext:value-type="float">
            <text:p>0.2804</text:p>
          </table:table-cell>
          <table:table-cell table:formula="of:=SQRT(([.R182]*[.G182])^2 + ([.S182]*[.M182])^2)" office:value-type="float" office:value="0.00193362277085429" calcext:value-type="float">
            <text:p>0.0019</text:p>
          </table:table-cell>
          <table:table-cell/>
          <table:table-cell table:formula="of:=[.L182]/([.L182]+[.F182])^2" office:value-type="float" office:value="0.360330179796485" calcext:value-type="float">
            <text:p>0.360330179796485</text:p>
          </table:table-cell>
          <table:table-cell table:formula="of:=-[.F182]/([.L182]+[.F182])^2" office:value-type="float" office:value="-0.14042094689355" calcext:value-type="float">
            <text:p>-0.14042094689355</text:p>
          </table:table-cell>
          <table:table-cell/>
          <table:table-cell office:value-type="string" calcext:value-type="string">
            <text:p>0.280(2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D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3" calcext:value-type="float">
            <text:p>0.003</text:p>
          </table:table-cell>
          <table:table-cell office:value-type="float" office:value="1.226" calcext:value-type="float">
            <text:p>1.226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.000</text:p>
          </table:table-cell>
          <table:table-cell table:formula="of:=[.F183]/([.F183]+[.L183])" office:value-type="float" office:value="0.386693346673337" calcext:value-type="float">
            <text:p>0.3867</text:p>
          </table:table-cell>
          <table:table-cell table:formula="of:=SQRT(([.R183]*[.G183])^2 + ([.S183]*[.M183])^2)" office:value-type="float" office:value="0.00235539737348126" calcext:value-type="float">
            <text:p>0.0024</text:p>
          </table:table-cell>
          <table:table-cell/>
          <table:table-cell table:formula="of:=[.L183]/([.L183]+[.F183])^2" office:value-type="float" office:value="0.306806730028346" calcext:value-type="float">
            <text:p>0.306806730028346</text:p>
          </table:table-cell>
          <table:table-cell table:formula="of:=-[.F183]/([.L183]+[.F183])^2" office:value-type="float" office:value="-0.193443395034185" calcext:value-type="float">
            <text:p>-0.193443395034185</text:p>
          </table:table-cell>
          <table:table-cell/>
          <table:table-cell office:value-type="string" calcext:value-type="string">
            <text:p>0.387(2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D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07" calcext:value-type="float">
            <text:p>0.607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84]/([.F184]+[.L184])" office:value-type="float" office:value="0.610050251256281" calcext:value-type="float">
            <text:p>0.6101</text:p>
          </table:table-cell>
          <table:table-cell table:formula="of:=SQRT(([.R184]*[.G184])^2 + ([.S184]*[.M184])^2)" office:value-type="float" office:value="0.00199939260181545" calcext:value-type="float">
            <text:p>0.0020</text:p>
          </table:table-cell>
          <table:table-cell/>
          <table:table-cell table:formula="of:=[.L184]/([.L184]+[.F184])^2" office:value-type="float" office:value="0.391909295219818" calcext:value-type="float">
            <text:p>0.391909295219818</text:p>
          </table:table-cell>
          <table:table-cell table:formula="of:=-[.F184]/([.L184]+[.F184])^2" office:value-type="float" office:value="-0.613115830408323" calcext:value-type="float">
            <text:p>-0.613115830408323</text:p>
          </table:table-cell>
          <table:table-cell/>
          <table:table-cell office:value-type="string" calcext:value-type="string">
            <text:p>0.610(2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B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4" calcext:value-type="float">
            <text:p>0.004</text:p>
          </table:table-cell>
          <table:table-cell office:value-type="float" office:value="1.746" calcext:value-type="float">
            <text:p>1.746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2" calcext:value-type="float">
            <text:p>3.002</text:p>
          </table:table-cell>
          <table:table-cell table:formula="of:=[.F185]/([.F185]+[.L185])" office:value-type="float" office:value="0.12874251497006" calcext:value-type="float">
            <text:p>0.1287</text:p>
          </table:table-cell>
          <table:table-cell table:formula="of:=SQRT(([.R185]*[.G185])^2 + ([.S185]*[.M185])^2)" office:value-type="float" office:value="0.00350702535775037" calcext:value-type="float">
            <text:p>0.0035</text:p>
          </table:table-cell>
          <table:table-cell/>
          <table:table-cell table:formula="of:=[.L185]/([.L185]+[.F185])^2" office:value-type="float" office:value="0.434759224066836" calcext:value-type="float">
            <text:p>0.434759224066836</text:p>
          </table:table-cell>
          <table:table-cell table:formula="of:=-[.F185]/([.L185]+[.F185])^2" office:value-type="float" office:value="-0.0642427719411477" calcext:value-type="float">
            <text:p>-0.064242771941148</text:p>
          </table:table-cell>
          <table:table-cell/>
          <table:table-cell office:value-type="string" calcext:value-type="string">
            <text:p>0.129(4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B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51" calcext:value-type="float">
            <text:p>0.4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86]/([.F186]+[.L186])" office:value-type="float" office:value="0.453266331658291" calcext:value-type="float">
            <text:p>0.4533</text:p>
          </table:table-cell>
          <table:table-cell table:formula="of:=SQRT(([.R186]*[.G186])^2 + ([.S186]*[.M186])^2)" office:value-type="float" office:value="0.00214127263617501" calcext:value-type="float">
            <text:p>0.0021</text:p>
          </table:table-cell>
          <table:table-cell/>
          <table:table-cell table:formula="of:=[.L186]/([.L186]+[.F186])^2" office:value-type="float" office:value="0.54948107371026" calcext:value-type="float">
            <text:p>0.54948107371026</text:p>
          </table:table-cell>
          <table:table-cell table:formula="of:=-[.F186]/([.L186]+[.F186])^2" office:value-type="float" office:value="-0.455544051917881" calcext:value-type="float">
            <text:p>-0.455544051917881</text:p>
          </table:table-cell>
          <table:table-cell/>
          <table:table-cell office:value-type="string" calcext:value-type="string">
            <text:p>0.453(3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E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5" calcext:value-type="float">
            <text:p>0.005</text:p>
          </table:table-cell>
          <table:table-cell office:value-type="float" office:value="1.062" calcext:value-type="float">
            <text:p>1.062</text:p>
          </table:table-cell>
          <table:table-cell office:value-type="float" office:value="0.009" calcext:value-type="float">
            <text:p>0.009</text:p>
          </table:table-cell>
          <table:table-cell office:value-type="float" office:value="2.999" calcext:value-type="float">
            <text:p>2.999</text:p>
          </table:table-cell>
          <table:table-cell table:formula="of:=[.F187]/([.F187]+[.L187])" office:value-type="float" office:value="0.468202303455183" calcext:value-type="float">
            <text:p>0.4682</text:p>
          </table:table-cell>
          <table:table-cell table:formula="of:=SQRT(([.R187]*[.G187])^2 + ([.S187]*[.M187])^2)" office:value-type="float" office:value="0.00299849372074892" calcext:value-type="float">
            <text:p>0.0030</text:p>
          </table:table-cell>
          <table:table-cell/>
          <table:table-cell table:formula="of:=[.L187]/([.L187]+[.F187])^2" office:value-type="float" office:value="0.266298295715983" calcext:value-type="float">
            <text:p>0.266298295715983</text:p>
          </table:table-cell>
          <table:table-cell table:formula="of:=-[.F187]/([.L187]+[.F187])^2" office:value-type="float" office:value="-0.234452830974052" calcext:value-type="float">
            <text:p>-0.234452830974052</text:p>
          </table:table-cell>
          <table:table-cell/>
          <table:table-cell office:value-type="string" calcext:value-type="string">
            <text:p>0.468(4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E2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.29" calcext:value-type="float">
            <text:p>0.290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8" calcext:value-type="float">
            <text:p>0.998</text:p>
          </table:table-cell>
          <table:table-cell table:formula="of:=[.F188]/([.F188]+[.L188])" office:value-type="float" office:value="0.708835341365462" calcext:value-type="float">
            <text:p>0.7088</text:p>
          </table:table-cell>
          <table:table-cell table:formula="of:=SQRT(([.R188]*[.G188])^2 + ([.S188]*[.M188])^2)" office:value-type="float" office:value="0.00307753286295164" calcext:value-type="float">
            <text:p>0.0031</text:p>
          </table:table-cell>
          <table:table-cell/>
          <table:table-cell table:formula="of:=[.L188]/([.L188]+[.F188])^2" office:value-type="float" office:value="0.29233399461299" calcext:value-type="float">
            <text:p>0.29233399461299</text:p>
          </table:table-cell>
          <table:table-cell table:formula="of:=-[.F188]/([.L188]+[.F188])^2" office:value-type="float" office:value="-0.711682069644038" calcext:value-type="float">
            <text:p>-0.711682069644038</text:p>
          </table:table-cell>
          <table:table-cell/>
          <table:table-cell office:value-type="string" calcext:value-type="string">
            <text:p>0.709(4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1.694" calcext:value-type="float">
            <text:p>1.694</text:p>
          </table:table-cell>
          <table:table-cell office:value-type="float" office:value="0.006" calcext:value-type="float">
            <text:p>0.006</text:p>
          </table:table-cell>
          <table:table-cell office:value-type="float" office:value="2.996" calcext:value-type="float">
            <text:p>2.996</text:p>
          </table:table-cell>
          <table:table-cell table:formula="of:=[.F189]/([.F189]+[.L189])" office:value-type="float" office:value="0.149598393574297" calcext:value-type="float">
            <text:p>0.1496</text:p>
          </table:table-cell>
          <table:table-cell table:formula="of:=SQRT(([.R189]*[.G189])^2 + ([.S189]*[.M189])^2)" office:value-type="float" office:value="0.00218158394514236" calcext:value-type="float">
            <text:p>0.0022</text:p>
          </table:table-cell>
          <table:table-cell/>
          <table:table-cell table:formula="of:=[.L189]/([.L189]+[.F189])^2" office:value-type="float" office:value="0.426908436960694" calcext:value-type="float">
            <text:p>0.426908436960694</text:p>
          </table:table-cell>
          <table:table-cell table:formula="of:=-[.F189]/([.L189]+[.F189])^2" office:value-type="float" office:value="-0.0750995951678199" calcext:value-type="float">
            <text:p>-0.07509959516782</text:p>
          </table:table-cell>
          <table:table-cell/>
          <table:table-cell office:value-type="string" calcext:value-type="string">
            <text:p>0.150(2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499" calcext:value-type="float">
            <text:p>0.4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3" calcext:value-type="float">
            <text:p>0.003</text:p>
          </table:table-cell>
          <table:table-cell office:value-type="float" office:value="1.496" calcext:value-type="float">
            <text:p>1.496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.000</text:p>
          </table:table-cell>
          <table:table-cell table:formula="of:=[.F190]/([.F190]+[.L190])" office:value-type="float" office:value="0.250125313283208" calcext:value-type="float">
            <text:p>0.2501</text:p>
          </table:table-cell>
          <table:table-cell table:formula="of:=SQRT(([.R190]*[.G190])^2 + ([.S190]*[.M190])^2)" office:value-type="float" office:value="0.00242000966513324" calcext:value-type="float">
            <text:p>0.0024</text:p>
          </table:table-cell>
          <table:table-cell/>
          <table:table-cell table:formula="of:=[.L190]/([.L190]+[.F190])^2" office:value-type="float" office:value="0.375877035948267" calcext:value-type="float">
            <text:p>0.375877035948267</text:p>
          </table:table-cell>
          <table:table-cell table:formula="of:=-[.F190]/([.L190]+[.F190])^2" office:value-type="float" office:value="-0.125376096883814" calcext:value-type="float">
            <text:p>-0.125376096883814</text:p>
          </table:table-cell>
          <table:table-cell/>
          <table:table-cell office:value-type="string" calcext:value-type="string">
            <text:p>0.250(3)</text:p>
          </table:table-cell>
        </table:table-row>
        <table:table-row table:style-name="ro1">
          <table:table-cell office:value-type="string" calcext:value-type="string">
            <text:p>V227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5" calcext:value-type="float">
            <text:p>0.55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191]/([.F191]+[.L191])" office:value-type="float" office:value="0.553319919517103" calcext:value-type="float">
            <text:p>0.5533</text:p>
          </table:table-cell>
          <table:table-cell table:formula="of:=SQRT(([.R191]*[.G191])^2 + ([.S191]*[.M191])^2)" office:value-type="float" office:value="0.0027995194813208" calcext:value-type="float">
            <text:p>0.0028</text:p>
          </table:table-cell>
          <table:table-cell/>
          <table:table-cell table:formula="of:=[.L191]/([.L191]+[.F191])^2" office:value-type="float" office:value="0.449376338513981" calcext:value-type="float">
            <text:p>0.449376338513981</text:p>
          </table:table-cell>
          <table:table-cell table:formula="of:=-[.F191]/([.L191]+[.F191])^2" office:value-type="float" office:value="-0.556659878789842" calcext:value-type="float">
            <text:p>-0.556659878789842</text:p>
          </table:table-cell>
          <table:table-cell/>
          <table:table-cell office:value-type="string" calcext:value-type="string">
            <text:p>0.553(4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D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414" calcext:value-type="float">
            <text:p>0.41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2" calcext:value-type="float">
            <text:p>0.002</text:p>
          </table:table-cell>
          <table:table-cell office:value-type="float" office:value="1.596" calcext:value-type="float">
            <text:p>1.596</text:p>
          </table:table-cell>
          <table:table-cell office:value-type="float" office:value="0.007" calcext:value-type="float">
            <text:p>0.007</text:p>
          </table:table-cell>
          <table:table-cell office:value-type="float" office:value="3.005" calcext:value-type="float">
            <text:p>3.005</text:p>
          </table:table-cell>
          <table:table-cell table:formula="of:=[.F193]/([.F193]+[.L193])" office:value-type="float" office:value="0.205970149253731" calcext:value-type="float">
            <text:p>0.2060</text:p>
          </table:table-cell>
          <table:table-cell table:formula="of:=SQRT(([.R193]*[.G193])^2 + ([.S193]*[.M193])^2)" office:value-type="float" office:value="0.00247640102860748" calcext:value-type="float">
            <text:p>0.0025</text:p>
          </table:table-cell>
          <table:table-cell/>
          <table:table-cell table:formula="of:=[.L193]/([.L193]+[.F193])^2" office:value-type="float" office:value="0.395039726739437" calcext:value-type="float">
            <text:p>0.395039726739437</text:p>
          </table:table-cell>
          <table:table-cell table:formula="of:=-[.F193]/([.L193]+[.F193])^2" office:value-type="float" office:value="-0.102472711071508" calcext:value-type="float">
            <text:p>-0.102472711071508</text:p>
          </table:table-cell>
          <table:table-cell/>
          <table:table-cell office:value-type="string" calcext:value-type="string">
            <text:p>0.206(3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D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66" calcext:value-type="float">
            <text:p>0.660</text:p>
          </table:table-cell>
          <table:table-cell office:value-type="float" office:value="0.02" calcext:value-type="float">
            <text:p>0.02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6" calcext:value-type="float">
            <text:p>0.006</text:p>
          </table:table-cell>
          <table:table-cell office:value-type="float" office:value="1.32" calcext:value-type="float">
            <text:p>1.320</text:p>
          </table:table-cell>
          <table:table-cell office:value-type="float" office:value="0.02" calcext:value-type="float">
            <text:p>0.020</text:p>
          </table:table-cell>
          <table:table-cell office:value-type="float" office:value="2.996" calcext:value-type="float">
            <text:p>2.996</text:p>
          </table:table-cell>
          <table:table-cell table:formula="of:=[.F194]/([.F194]+[.L194])" office:value-type="float" office:value="0.333333333333333" calcext:value-type="float">
            <text:p>0.3333</text:p>
          </table:table-cell>
          <table:table-cell table:formula="of:=SQRT(([.R194]*[.G194])^2 + ([.S194]*[.M194])^2)" office:value-type="float" office:value="0.0075288484090902" calcext:value-type="float">
            <text:p>0.0075</text:p>
          </table:table-cell>
          <table:table-cell/>
          <table:table-cell table:formula="of:=[.L194]/([.L194]+[.F194])^2" office:value-type="float" office:value="0.336700336700337" calcext:value-type="float">
            <text:p>0.336700336700337</text:p>
          </table:table-cell>
          <table:table-cell table:formula="of:=-[.F194]/([.L194]+[.F194])^2" office:value-type="float" office:value="-0.168350168350168" calcext:value-type="float">
            <text:p>-0.168350168350168</text:p>
          </table:table-cell>
          <table:table-cell/>
          <table:table-cell office:value-type="string" calcext:value-type="string">
            <text:p>0.333(8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D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68" calcext:value-type="float">
            <text:p>0.66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8" calcext:value-type="float">
            <text:p>0.998</text:p>
          </table:table-cell>
          <table:table-cell table:formula="of:=[.F195]/([.F195]+[.L195])" office:value-type="float" office:value="0.672032193158954" calcext:value-type="float">
            <text:p>0.6720</text:p>
          </table:table-cell>
          <table:table-cell table:formula="of:=SQRT(([.R195]*[.G195])^2 + ([.S195]*[.M195])^2)" office:value-type="float" office:value="0.0051299955923654" calcext:value-type="float">
            <text:p>0.0051</text:p>
          </table:table-cell>
          <table:table-cell/>
          <table:table-cell table:formula="of:=[.L195]/([.L195]+[.F195])^2" office:value-type="float" office:value="0.329947491791797" calcext:value-type="float">
            <text:p>0.329947491791797</text:p>
          </table:table-cell>
          <table:table-cell table:formula="of:=-[.F195]/([.L195]+[.F195])^2" office:value-type="float" office:value="-0.676088725512026" calcext:value-type="float">
            <text:p>-0.676088725512026</text:p>
          </table:table-cell>
          <table:table-cell/>
          <table:table-cell office:value-type="string" calcext:value-type="string">
            <text:p>0.672(7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39" calcext:value-type="float">
            <text:p>0.39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4" calcext:value-type="float">
            <text:p>0.004</text:p>
          </table:table-cell>
          <table:table-cell office:value-type="float" office:value="1.64" calcext:value-type="float">
            <text:p>1.64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5" calcext:value-type="float">
            <text:p>3.015</text:p>
          </table:table-cell>
          <table:table-cell table:formula="of:=[.F196]/([.F196]+[.L196])" office:value-type="float" office:value="0.192118226600985" calcext:value-type="float">
            <text:p>0.1921</text:p>
          </table:table-cell>
          <table:table-cell table:formula="of:=SQRT(([.R196]*[.G196])^2 + ([.S196]*[.M196])^2)" office:value-type="float" office:value="0.00370466443580567" calcext:value-type="float">
            <text:p>0.0037</text:p>
          </table:table-cell>
          <table:table-cell/>
          <table:table-cell table:formula="of:=[.L196]/([.L196]+[.F196])^2" office:value-type="float" office:value="0.397971316945327" calcext:value-type="float">
            <text:p>0.397971316945327</text:p>
          </table:table-cell>
          <table:table-cell table:formula="of:=-[.F196]/([.L196]+[.F196])^2" office:value-type="float" office:value="-0.0946395204930962" calcext:value-type="float">
            <text:p>-0.094639520493096</text:p>
          </table:table-cell>
          <table:table-cell/>
          <table:table-cell office:value-type="string" calcext:value-type="string">
            <text:p>0.192(5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652" calcext:value-type="float">
            <text:p>0.65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2" calcext:value-type="float">
            <text:p>0.002</text:p>
          </table:table-cell>
          <table:table-cell office:value-type="float" office:value="1.358" calcext:value-type="float">
            <text:p>1.358</text:p>
          </table:table-cell>
          <table:table-cell office:value-type="float" office:value="0.005" calcext:value-type="float">
            <text:p>0.005</text:p>
          </table:table-cell>
          <table:table-cell office:value-type="float" office:value="3.009" calcext:value-type="float">
            <text:p>3.009</text:p>
          </table:table-cell>
          <table:table-cell table:formula="of:=[.F197]/([.F197]+[.L197])" office:value-type="float" office:value="0.324378109452736" calcext:value-type="float">
            <text:p>0.3244</text:p>
          </table:table-cell>
          <table:table-cell table:formula="of:=SQRT(([.R197]*[.G197])^2 + ([.S197]*[.M197])^2)" office:value-type="float" office:value="0.00105025673421061" calcext:value-type="float">
            <text:p>0.0011</text:p>
          </table:table-cell>
          <table:table-cell/>
          <table:table-cell table:formula="of:=[.L197]/([.L197]+[.F197])^2" office:value-type="float" office:value="0.336130293804609" calcext:value-type="float">
            <text:p>0.336130293804609</text:p>
          </table:table-cell>
          <table:table-cell table:formula="of:=-[.F197]/([.L197]+[.F197])^2" office:value-type="float" office:value="-0.161382144006336" calcext:value-type="float">
            <text:p>-0.161382144006336</text:p>
          </table:table-cell>
          <table:table-cell/>
          <table:table-cell office:value-type="string" calcext:value-type="string">
            <text:p>0.324(1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3" calcext:value-type="float">
            <text:p>0.630</text:p>
          </table:table-cell>
          <table:table-cell office:value-type="float" office:value="0.11" calcext:value-type="float">
            <text:p>0.11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6" calcext:value-type="float">
            <text:p>0.360</text:p>
          </table:table-cell>
          <table:table-cell office:value-type="float" office:value="0.01" calcext:value-type="float">
            <text:p>0.010</text:p>
          </table:table-cell>
          <table:table-cell office:value-type="float" office:value="0.997" calcext:value-type="float">
            <text:p>0.997</text:p>
          </table:table-cell>
          <table:table-cell table:formula="of:=[.F198]/([.F198]+[.L198])" office:value-type="float" office:value="0.636363636363636" calcext:value-type="float">
            <text:p>0.6364</text:p>
          </table:table-cell>
          <table:table-cell table:formula="of:=SQRT(([.R198]*[.G198])^2 + ([.S198]*[.M198])^2)" office:value-type="float" office:value="0.040912156859404" calcext:value-type="float">
            <text:p>0.0409</text:p>
          </table:table-cell>
          <table:table-cell/>
          <table:table-cell table:formula="of:=[.L198]/([.L198]+[.F198])^2" office:value-type="float" office:value="0.367309458218549" calcext:value-type="float">
            <text:p>0.367309458218549</text:p>
          </table:table-cell>
          <table:table-cell table:formula="of:=-[.F198]/([.L198]+[.F198])^2" office:value-type="float" office:value="-0.642791551882461" calcext:value-type="float">
            <text:p>-0.642791551882461</text:p>
          </table:table-cell>
          <table:table-cell/>
          <table:table-cell office:value-type="string" calcext:value-type="string">
            <text:p>0.63(1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E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96" calcext:value-type="float">
            <text:p>0.960</text:p>
          </table:table-cell>
          <table:table-cell office:value-type="float" office:value="0.14" calcext:value-type="float">
            <text:p>0.1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4" calcext:value-type="float">
            <text:p>0.004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9" calcext:value-type="float">
            <text:p>0.009</text:p>
          </table:table-cell>
          <table:table-cell office:value-type="float" office:value="3.002" calcext:value-type="float">
            <text:p>3.002</text:p>
          </table:table-cell>
          <table:table-cell table:formula="of:=[.F199]/([.F199]+[.L199])" office:value-type="float" office:value="0.479281078382426" calcext:value-type="float">
            <text:p>0.4793</text:p>
          </table:table-cell>
          <table:table-cell table:formula="of:=SQRT(([.R199]*[.G199])^2 + ([.S199]*[.M199])^2)" office:value-type="float" office:value="0.0364593875433201" calcext:value-type="float">
            <text:p>0.0365</text:p>
          </table:table-cell>
          <table:table-cell/>
          <table:table-cell table:formula="of:=[.L199]/([.L199]+[.F199])^2" office:value-type="float" office:value="0.259969506548963" calcext:value-type="float">
            <text:p>0.259969506548963</text:p>
          </table:table-cell>
          <table:table-cell table:formula="of:=-[.F199]/([.L199]+[.F199])^2" office:value-type="float" office:value="-0.239281616766064" calcext:value-type="float">
            <text:p>-0.239281616766064</text:p>
          </table:table-cell>
          <table:table-cell/>
          <table:table-cell office:value-type="string" calcext:value-type="string">
            <text:p>0.479(5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E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16" calcext:value-type="float">
            <text:p>0.71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8" calcext:value-type="float">
            <text:p>0.998</text:p>
          </table:table-cell>
          <table:table-cell table:formula="of:=[.F200]/([.F200]+[.L200])" office:value-type="float" office:value="0.719597989949749" calcext:value-type="float">
            <text:p>0.7196</text:p>
          </table:table-cell>
          <table:table-cell table:formula="of:=SQRT(([.R200]*[.G200])^2 + ([.S200]*[.M200])^2)" office:value-type="float" office:value="0.00224165499102308" calcext:value-type="float">
            <text:p>0.0022</text:p>
          </table:table-cell>
          <table:table-cell/>
          <table:table-cell table:formula="of:=[.L200]/([.L200]+[.F200])^2" office:value-type="float" office:value="0.281811065377137" calcext:value-type="float">
            <text:p>0.281811065377137</text:p>
          </table:table-cell>
          <table:table-cell table:formula="of:=-[.F200]/([.L200]+[.F200])^2" office:value-type="float" office:value="-0.723214060251004" calcext:value-type="float">
            <text:p>-0.723214060251004</text:p>
          </table:table-cell>
          <table:table-cell/>
          <table:table-cell office:value-type="string" calcext:value-type="string">
            <text:p>0.720(3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B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6" calcext:value-type="float">
            <text:p>0.2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2" calcext:value-type="float">
            <text:p>0.002</text:p>
          </table:table-cell>
          <table:table-cell office:value-type="float" office:value="1.755" calcext:value-type="float">
            <text:p>1.755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8" calcext:value-type="float">
            <text:p>3.008</text:p>
          </table:table-cell>
          <table:table-cell table:formula="of:=[.F201]/([.F201]+[.L201])" office:value-type="float" office:value="0.129032258064516" calcext:value-type="float">
            <text:p>0.1290</text:p>
          </table:table-cell>
          <table:table-cell table:formula="of:=SQRT(([.R201]*[.G201])^2 + ([.S201]*[.M201])^2)" office:value-type="float" office:value="0.00217633621637341" calcext:value-type="float">
            <text:p>0.0022</text:p>
          </table:table-cell>
          <table:table-cell/>
          <table:table-cell table:formula="of:=[.L201]/([.L201]+[.F201])^2" office:value-type="float" office:value="0.432242055551109" calcext:value-type="float">
            <text:p>0.432242055551109</text:p>
          </table:table-cell>
          <table:table-cell table:formula="of:=-[.F201]/([.L201]+[.F201])^2" office:value-type="float" office:value="-0.0640358600816457" calcext:value-type="float">
            <text:p>-0.064035860081646</text:p>
          </table:table-cell>
          <table:table-cell/>
          <table:table-cell office:value-type="string" calcext:value-type="string">
            <text:p>0.129(2)</text:p>
          </table:table-cell>
        </table:table-row>
        <table:table-row table:style-name="ro1">
          <table:table-cell office:value-type="string" calcext:value-type="string">
            <text:p>V229</text:p>
          </table:table-cell>
          <table:table-cell office:value-type="string" calcext:value-type="string">
            <text:p>B2</text:p>
          </table:table-cell>
          <table:table-cell office:value-type="float" office:value="12.8" calcext:value-type="float">
            <text:p>12.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39" calcext:value-type="float">
            <text:p>0.4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2" calcext:value-type="float">
            <text:p>0.55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table:formula="of:=[.F202]/([.F202]+[.L202])" office:value-type="float" office:value="0.442986881937437" calcext:value-type="float">
            <text:p>0.4430</text:p>
          </table:table-cell>
          <table:table-cell table:formula="of:=SQRT(([.R202]*[.G202])^2 + ([.S202]*[.M202])^2)" office:value-type="float" office:value="0.00215445660049126" calcext:value-type="float">
            <text:p>0.0022</text:p>
          </table:table-cell>
          <table:table-cell/>
          <table:table-cell table:formula="of:=[.L202]/([.L202]+[.F202])^2" office:value-type="float" office:value="0.562071763938005" calcext:value-type="float">
            <text:p>0.562071763938005</text:p>
          </table:table-cell>
          <table:table-cell table:formula="of:=-[.F202]/([.L202]+[.F202])^2" office:value-type="float" office:value="-0.44700997168258" calcext:value-type="float">
            <text:p>-0.44700997168258</text:p>
          </table:table-cell>
          <table:table-cell/>
          <table:table-cell office:value-type="string" calcext:value-type="string">
            <text:p>0.443(2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52</text:p>
          </table:table-cell>
          <table:table-cell office:value-type="string" calcext:value-type="string">
            <text:p>B2</text:p>
          </table:table-cell>
          <table:table-cell office:value-type="float" office:value="12.4" calcext:value-type="float">
            <text:p>12.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7" calcext:value-type="float">
            <text:p>0.17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3" calcext:value-type="float">
            <text:p>0.003</text:p>
          </table:table-cell>
          <table:table-cell office:value-type="float" office:value="1.85" calcext:value-type="float">
            <text:p>1.85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2" calcext:value-type="float">
            <text:p>3.012</text:p>
          </table:table-cell>
          <table:table-cell table:formula="of:=[.F204]/([.F204]+[.L204])" office:value-type="float" office:value="0.0841584158415842" calcext:value-type="float">
            <text:p>0.0842</text:p>
          </table:table-cell>
          <table:table-cell table:formula="of:=SQRT(([.R204]*[.G204])^2 + ([.S204]*[.M204])^2)" office:value-type="float" office:value="0.00455297125577627" calcext:value-type="float">
            <text:p>0.0046</text:p>
          </table:table-cell>
          <table:table-cell/>
          <table:table-cell table:formula="of:=[.L204]/([.L204]+[.F204])^2" office:value-type="float" office:value="0.453386922850701" calcext:value-type="float">
            <text:p>0.453386922850701</text:p>
          </table:table-cell>
          <table:table-cell table:formula="of:=-[.F204]/([.L204]+[.F204])^2" office:value-type="float" office:value="-0.0416625820997941" calcext:value-type="float">
            <text:p>-0.041662582099794</text:p>
          </table:table-cell>
          <table:table-cell/>
          <table:table-cell office:value-type="string" calcext:value-type="string">
            <text:p>0.085(5)</text:p>
          </table:table-cell>
        </table:table-row>
        <table:table-row table:style-name="ro1">
          <table:table-cell office:value-type="string" calcext:value-type="string">
            <text:p>V252</text:p>
          </table:table-cell>
          <table:table-cell office:value-type="string" calcext:value-type="string">
            <text:p>B2</text:p>
          </table:table-cell>
          <table:table-cell office:value-type="float" office:value="12.4" calcext:value-type="float">
            <text:p>12.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01" calcext:value-type="float">
            <text:p>0.3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" calcext:value-type="float">
            <text:p>0.6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996" calcext:value-type="float">
            <text:p>0.996</text:p>
          </table:table-cell>
          <table:table-cell table:formula="of:=[.F205]/([.F205]+[.L205])" office:value-type="float" office:value="0.306829765545362" calcext:value-type="float">
            <text:p>0.3068</text:p>
          </table:table-cell>
          <table:table-cell table:formula="of:=SQRT(([.R205]*[.G205])^2 + ([.S205]*[.M205])^2)" office:value-type="float" office:value="0.00569109312184397" calcext:value-type="float">
            <text:p>0.0057</text:p>
          </table:table-cell>
          <table:table-cell/>
          <table:table-cell table:formula="of:=[.L205]/([.L205]+[.F205])^2" office:value-type="float" office:value="0.706595549902791" calcext:value-type="float">
            <text:p>0.706595549902791</text:p>
          </table:table-cell>
          <table:table-cell table:formula="of:=-[.F205]/([.L205]+[.F205])^2" office:value-type="float" office:value="-0.312772441942265" calcext:value-type="float">
            <text:p>-0.312772441942265</text:p>
          </table:table-cell>
          <table:table-cell/>
          <table:table-cell office:value-type="string" calcext:value-type="string">
            <text:p>0.304(8)</text:p>
          </table:table-cell>
        </table:table-row>
        <table:table-row table:style-name="ro1">
          <table:table-cell office:value-type="string" calcext:value-type="string">
            <text:p>V252</text:p>
          </table:table-cell>
          <table:table-cell office:value-type="string" calcext:value-type="string">
            <text:p>F</text:p>
          </table:table-cell>
          <table:table-cell office:value-type="float" office:value="12.4" calcext:value-type="float">
            <text:p>12.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7" calcext:value-type="float">
            <text:p>0.270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6" calcext:value-type="float">
            <text:p>0.006</text:p>
          </table:table-cell>
          <table:table-cell office:value-type="float" office:value="1.76" calcext:value-type="float">
            <text:p>1.76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5" calcext:value-type="float">
            <text:p>3.015</text:p>
          </table:table-cell>
          <table:table-cell table:formula="of:=[.F206]/([.F206]+[.L206])" office:value-type="float" office:value="0.133004926108374" calcext:value-type="float">
            <text:p>0.1330</text:p>
          </table:table-cell>
          <table:table-cell table:formula="of:=SQRT(([.R206]*[.G206])^2 + ([.S206]*[.M206])^2)" office:value-type="float" office:value="0.00432087599778973" calcext:value-type="float">
            <text:p>0.0043</text:p>
          </table:table-cell>
          <table:table-cell/>
          <table:table-cell table:formula="of:=[.L206]/([.L206]+[.F206])^2" office:value-type="float" office:value="0.427091169404742" calcext:value-type="float">
            <text:p>0.427091169404742</text:p>
          </table:table-cell>
          <table:table-cell table:formula="of:=-[.F206]/([.L206]+[.F206])^2" office:value-type="float" office:value="-0.065519668033682" calcext:value-type="float">
            <text:p>-0.065519668033682</text:p>
          </table:table-cell>
          <table:table-cell/>
          <table:table-cell office:value-type="string" calcext:value-type="string">
            <text:p>0.133(5)</text:p>
          </table:table-cell>
        </table:table-row>
        <table:table-row table:style-name="ro1">
          <table:table-cell office:value-type="string" calcext:value-type="string">
            <text:p>V252</text:p>
          </table:table-cell>
          <table:table-cell office:value-type="string" calcext:value-type="string">
            <text:p>F</text:p>
          </table:table-cell>
          <table:table-cell office:value-type="float" office:value="12.4" calcext:value-type="float">
            <text:p>12.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45" calcext:value-type="float">
            <text:p>0.44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table:formula="of:=[.F207]/([.F207]+[.L207])" office:value-type="float" office:value="0.44949494949495" calcext:value-type="float">
            <text:p>0.4495</text:p>
          </table:table-cell>
          <table:table-cell table:formula="of:=SQRT(([.R207]*[.G207])^2 + ([.S207]*[.M207])^2)" office:value-type="float" office:value="0.00212960211766016" calcext:value-type="float">
            <text:p>0.0021</text:p>
          </table:table-cell>
          <table:table-cell/>
          <table:table-cell table:formula="of:=[.L207]/([.L207]+[.F207])^2" office:value-type="float" office:value="0.556065707580859" calcext:value-type="float">
            <text:p>0.556065707580859</text:p>
          </table:table-cell>
          <table:table-cell table:formula="of:=-[.F207]/([.L207]+[.F207])^2" office:value-type="float" office:value="-0.454035302520151" calcext:value-type="float">
            <text:p>-0.454035302520151</text:p>
          </table:table-cell>
          <table:table-cell/>
          <table:table-cell office:value-type="string" calcext:value-type="string">
            <text:p>0.449(3)</text:p>
          </table:table-cell>
        </table:table-row>
        <table:table-row table:style-name="ro1">
          <table:table-cell office:value-type="string" calcext:value-type="string">
            <text:p>V252</text:p>
          </table:table-cell>
          <table:table-cell office:value-type="string" calcext:value-type="string">
            <text:p>D2</text:p>
          </table:table-cell>
          <table:table-cell office:value-type="float" office:value="12.4" calcext:value-type="float">
            <text:p>12.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4" calcext:value-type="float">
            <text:p>0.400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7" calcext:value-type="float">
            <text:p>0.007</text:p>
          </table:table-cell>
          <table:table-cell office:value-type="float" office:value="1.62" calcext:value-type="float">
            <text:p>1.62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4" calcext:value-type="float">
            <text:p>3.014</text:p>
          </table:table-cell>
          <table:table-cell table:formula="of:=[.F208]/([.F208]+[.L208])" office:value-type="float" office:value="0.198019801980198" calcext:value-type="float">
            <text:p>0.1980</text:p>
          </table:table-cell>
          <table:table-cell table:formula="of:=SQRT(([.R208]*[.G208])^2 + ([.S208]*[.M208])^2)" office:value-type="float" office:value="0.00408943277788769" calcext:value-type="float">
            <text:p>0.0041</text:p>
          </table:table-cell>
          <table:table-cell/>
          <table:table-cell table:formula="of:=[.L208]/([.L208]+[.F208])^2" office:value-type="float" office:value="0.397019900009803" calcext:value-type="float">
            <text:p>0.397019900009803</text:p>
          </table:table-cell>
          <table:table-cell table:formula="of:=-[.F208]/([.L208]+[.F208])^2" office:value-type="float" office:value="-0.0980296049406921" calcext:value-type="float">
            <text:p>-0.098029604940692</text:p>
          </table:table-cell>
          <table:table-cell/>
          <table:table-cell office:value-type="string" calcext:value-type="string">
            <text:p>0.198(5)</text:p>
          </table:table-cell>
        </table:table-row>
        <table:table-row table:style-name="ro1">
          <table:table-cell office:value-type="string" calcext:value-type="string">
            <text:p>V252</text:p>
          </table:table-cell>
          <table:table-cell office:value-type="string" calcext:value-type="string">
            <text:p>D2</text:p>
          </table:table-cell>
          <table:table-cell office:value-type="float" office:value="12.4" calcext:value-type="float">
            <text:p>12.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4" calcext:value-type="float">
            <text:p>0.640</text:p>
          </table:table-cell>
          <table:table-cell office:value-type="float" office:value="0.04" calcext:value-type="float">
            <text:p>0.0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33" calcext:value-type="float">
            <text:p>0.330</text:p>
          </table:table-cell>
          <table:table-cell office:value-type="float" office:value="0.03" calcext:value-type="float">
            <text:p>0.030</text:p>
          </table:table-cell>
          <table:table-cell office:value-type="float" office:value="0.995" calcext:value-type="float">
            <text:p>0.995</text:p>
          </table:table-cell>
          <table:table-cell table:formula="of:=[.F209]/([.F209]+[.L209])" office:value-type="float" office:value="0.65979381443299" calcext:value-type="float">
            <text:p>0.6598</text:p>
          </table:table-cell>
          <table:table-cell table:formula="of:=SQRT(([.R209]*[.G209])^2 + ([.S209]*[.M209])^2)" office:value-type="float" office:value="0.0247632962129207" calcext:value-type="float">
            <text:p>0.0248</text:p>
          </table:table-cell>
          <table:table-cell/>
          <table:table-cell table:formula="of:=[.L209]/([.L209]+[.F209])^2" office:value-type="float" office:value="0.350728026357743" calcext:value-type="float">
            <text:p>0.350728026357743</text:p>
          </table:table-cell>
          <table:table-cell table:formula="of:=-[.F209]/([.L209]+[.F209])^2" office:value-type="float" office:value="-0.680199808693804" calcext:value-type="float">
            <text:p>-0.680199808693804</text:p>
          </table:table-cell>
          <table:table-cell/>
          <table:table-cell office:value-type="string" calcext:value-type="string">
            <text:p>0.66(4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D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36" calcext:value-type="float">
            <text:p>0.360</text:p>
          </table:table-cell>
          <table:table-cell office:value-type="float" office:value="0.0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4" calcext:value-type="float">
            <text:p>0.004</text:p>
          </table:table-cell>
          <table:table-cell office:value-type="float" office:value="1.665" calcext:value-type="float">
            <text:p>1.665</text:p>
          </table:table-cell>
          <table:table-cell office:value-type="float" office:value="0.007" calcext:value-type="float">
            <text:p>0.007</text:p>
          </table:table-cell>
          <table:table-cell office:value-type="float" office:value="3.012" calcext:value-type="float">
            <text:p>3.012</text:p>
          </table:table-cell>
          <table:table-cell table:formula="of:=[.F211]/([.F211]+[.L211])" office:value-type="float" office:value="0.177777777777778" calcext:value-type="float">
            <text:p>0.1778</text:p>
          </table:table-cell>
          <table:table-cell table:formula="of:=SQRT(([.R211]*[.G211])^2 + ([.S211]*[.M211])^2)" office:value-type="float" office:value="0.00410659909584353" calcext:value-type="float">
            <text:p>0.0041</text:p>
          </table:table-cell>
          <table:table-cell/>
          <table:table-cell table:formula="of:=[.L211]/([.L211]+[.F211])^2" office:value-type="float" office:value="0.406035665294925" calcext:value-type="float">
            <text:p>0.406035665294925</text:p>
          </table:table-cell>
          <table:table-cell table:formula="of:=-[.F211]/([.L211]+[.F211])^2" office:value-type="float" office:value="-0.0877914951989026" calcext:value-type="float">
            <text:p>-0.087791495198903</text:p>
          </table:table-cell>
          <table:table-cell/>
          <table:table-cell office:value-type="string" calcext:value-type="string">
            <text:p>0.177(4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D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58" calcext:value-type="float">
            <text:p>0.580</text:p>
          </table:table-cell>
          <table:table-cell office:value-type="float" office:value="0.02" calcext:value-type="float">
            <text:p>0.0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5" calcext:value-type="float">
            <text:p>0.005</text:p>
          </table:table-cell>
          <table:table-cell office:value-type="float" office:value="1.43" calcext:value-type="float">
            <text:p>1.430</text:p>
          </table:table-cell>
          <table:table-cell office:value-type="float" office:value="0.02" calcext:value-type="float">
            <text:p>0.020</text:p>
          </table:table-cell>
          <table:table-cell office:value-type="float" office:value="3.009" calcext:value-type="float">
            <text:p>3.009</text:p>
          </table:table-cell>
          <table:table-cell table:formula="of:=[.F212]/([.F212]+[.L212])" office:value-type="float" office:value="0.288557213930348" calcext:value-type="float">
            <text:p>0.2886</text:p>
          </table:table-cell>
          <table:table-cell table:formula="of:=SQRT(([.R212]*[.G212])^2 + ([.S212]*[.M212])^2)" office:value-type="float" office:value="0.00763914822383248" calcext:value-type="float">
            <text:p>0.0076</text:p>
          </table:table-cell>
          <table:table-cell/>
          <table:table-cell table:formula="of:=[.L212]/([.L212]+[.F212])^2" office:value-type="float" office:value="0.353951634860523" calcext:value-type="float">
            <text:p>0.353951634860523</text:p>
          </table:table-cell>
          <table:table-cell table:formula="of:=-[.F212]/([.L212]+[.F212])^2" office:value-type="float" office:value="-0.143560802950422" calcext:value-type="float">
            <text:p>-0.143560802950422</text:p>
          </table:table-cell>
          <table:table-cell/>
          <table:table-cell office:value-type="string" calcext:value-type="string">
            <text:p>0.290(9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D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8" calcext:value-type="float">
            <text:p>0.998</text:p>
          </table:table-cell>
          <table:table-cell table:formula="of:=[.F213]/([.F213]+[.L213])" office:value-type="float" office:value="0.634170854271357" calcext:value-type="float">
            <text:p>0.6342</text:p>
          </table:table-cell>
          <table:table-cell table:formula="of:=SQRT(([.R213]*[.G213])^2 + ([.S213]*[.M213])^2)" office:value-type="float" office:value="0.0029432068023683" calcext:value-type="float">
            <text:p>0.0029</text:p>
          </table:table-cell>
          <table:table-cell/>
          <table:table-cell table:formula="of:=[.L213]/([.L213]+[.F213])^2" office:value-type="float" office:value="0.367667483144365" calcext:value-type="float">
            <text:p>0.367667483144365</text:p>
          </table:table-cell>
          <table:table-cell table:formula="of:=-[.F213]/([.L213]+[.F213])^2" office:value-type="float" office:value="-0.637357642483776" calcext:value-type="float">
            <text:p>-0.637357642483776</text:p>
          </table:table-cell>
          <table:table-cell/>
          <table:table-cell office:value-type="string" calcext:value-type="string">
            <text:p>0.634(4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B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2" calcext:value-type="float">
            <text:p>0.120</text:p>
          </table:table-cell>
          <table:table-cell office:value-type="float" office:value="0.03" calcext:value-type="float">
            <text:p>0.03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5" calcext:value-type="float">
            <text:p>0.005</text:p>
          </table:table-cell>
          <table:table-cell office:value-type="float" office:value="1.89" calcext:value-type="float">
            <text:p>1.890</text:p>
          </table:table-cell>
          <table:table-cell office:value-type="float" office:value="0.03" calcext:value-type="float">
            <text:p>0.030</text:p>
          </table:table-cell>
          <table:table-cell office:value-type="float" office:value="3.008" calcext:value-type="float">
            <text:p>3.008</text:p>
          </table:table-cell>
          <table:table-cell table:formula="of:=[.F214]/([.F214]+[.L214])" office:value-type="float" office:value="0.0597014925373134" calcext:value-type="float">
            <text:p>0.0597</text:p>
          </table:table-cell>
          <table:table-cell table:formula="of:=SQRT(([.R214]*[.G214])^2 + ([.S214]*[.M214])^2)" office:value-type="float" office:value="0.014062565473011" calcext:value-type="float">
            <text:p>0.0141</text:p>
          </table:table-cell>
          <table:table-cell/>
          <table:table-cell table:formula="of:=[.L214]/([.L214]+[.F214])^2" office:value-type="float" office:value="0.467810202717754" calcext:value-type="float">
            <text:p>0.467810202717754</text:p>
          </table:table-cell>
          <table:table-cell table:formula="of:=-[.F214]/([.L214]+[.F214])^2" office:value-type="float" office:value="-0.0297022350931908" calcext:value-type="float">
            <text:p>-0.029702235093191</text:p>
          </table:table-cell>
          <table:table-cell/>
          <table:table-cell office:value-type="string" calcext:value-type="string">
            <text:p>0.06(1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B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27" calcext:value-type="float">
            <text:p>0.3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8" calcext:value-type="float">
            <text:p>0.998</text:p>
          </table:table-cell>
          <table:table-cell table:formula="of:=[.F215]/([.F215]+[.L215])" office:value-type="float" office:value="0.32897384305835" calcext:value-type="float">
            <text:p>0.3290</text:p>
          </table:table-cell>
          <table:table-cell table:formula="of:=SQRT(([.R215]*[.G215])^2 + ([.S215]*[.M215])^2)" office:value-type="float" office:value="0.0052628767879106" calcext:value-type="float">
            <text:p>0.0053</text:p>
          </table:table-cell>
          <table:table-cell/>
          <table:table-cell table:formula="of:=[.L215]/([.L215]+[.F215])^2" office:value-type="float" office:value="0.675076616641499" calcext:value-type="float">
            <text:p>0.675076616641499</text:p>
          </table:table-cell>
          <table:table-cell table:formula="of:=-[.F215]/([.L215]+[.F215])^2" office:value-type="float" office:value="-0.330959600662324" calcext:value-type="float">
            <text:p>-0.330959600662324</text:p>
          </table:table-cell>
          <table:table-cell/>
          <table:table-cell office:value-type="string" calcext:value-type="string">
            <text:p>0.329(7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F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7" calcext:value-type="float">
            <text:p>0.270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4" calcext:value-type="float">
            <text:p>0.004</text:p>
          </table:table-cell>
          <table:table-cell office:value-type="float" office:value="1.76" calcext:value-type="float">
            <text:p>1.76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7" calcext:value-type="float">
            <text:p>3.017</text:p>
          </table:table-cell>
          <table:table-cell table:formula="of:=[.F216]/([.F216]+[.L216])" office:value-type="float" office:value="0.133004926108374" calcext:value-type="float">
            <text:p>0.1330</text:p>
          </table:table-cell>
          <table:table-cell table:formula="of:=SQRT(([.R216]*[.G216])^2 + ([.S216]*[.M216])^2)" office:value-type="float" office:value="0.00432087599778973" calcext:value-type="float">
            <text:p>0.0043</text:p>
          </table:table-cell>
          <table:table-cell/>
          <table:table-cell table:formula="of:=[.L216]/([.L216]+[.F216])^2" office:value-type="float" office:value="0.427091169404742" calcext:value-type="float">
            <text:p>0.427091169404742</text:p>
          </table:table-cell>
          <table:table-cell table:formula="of:=-[.F216]/([.L216]+[.F216])^2" office:value-type="float" office:value="-0.065519668033682" calcext:value-type="float">
            <text:p>-0.065519668033682</text:p>
          </table:table-cell>
          <table:table-cell/>
          <table:table-cell office:value-type="string" calcext:value-type="string">
            <text:p>0.133(5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F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6" calcext:value-type="float">
            <text:p>0.4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535" calcext:value-type="float">
            <text:p>0.5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8" calcext:value-type="float">
            <text:p>0.998</text:p>
          </table:table-cell>
          <table:table-cell table:formula="of:=[.F217]/([.F217]+[.L217])" office:value-type="float" office:value="0.462311557788945" calcext:value-type="float">
            <text:p>0.4623</text:p>
          </table:table-cell>
          <table:table-cell table:formula="of:=SQRT(([.R217]*[.G217])^2 + ([.S217]*[.M217])^2)" office:value-type="float" office:value="0.00285070436710705" calcext:value-type="float">
            <text:p>0.0029</text:p>
          </table:table-cell>
          <table:table-cell/>
          <table:table-cell table:formula="of:=[.L217]/([.L217]+[.F217])^2" office:value-type="float" office:value="0.540390394181965" calcext:value-type="float">
            <text:p>0.540390394181965</text:p>
          </table:table-cell>
          <table:table-cell table:formula="of:=-[.F217]/([.L217]+[.F217])^2" office:value-type="float" office:value="-0.464634731446176" calcext:value-type="float">
            <text:p>-0.464634731446176</text:p>
          </table:table-cell>
          <table:table-cell/>
          <table:table-cell office:value-type="string" calcext:value-type="string">
            <text:p>0.462(4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E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37" calcext:value-type="float">
            <text:p>0.370</text:p>
          </table:table-cell>
          <table:table-cell office:value-type="float" office:value="0.0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4" calcext:value-type="float">
            <text:p>0.004</text:p>
          </table:table-cell>
          <table:table-cell office:value-type="float" office:value="1.628" calcext:value-type="float">
            <text:p>1.628</text:p>
          </table:table-cell>
          <table:table-cell office:value-type="float" office:value="0.008" calcext:value-type="float">
            <text:p>0.008</text:p>
          </table:table-cell>
          <table:table-cell office:value-type="float" office:value="3.003" calcext:value-type="float">
            <text:p>3.003</text:p>
          </table:table-cell>
          <table:table-cell table:formula="of:=[.F218]/([.F218]+[.L218])" office:value-type="float" office:value="0.185185185185185" calcext:value-type="float">
            <text:p>0.1852</text:p>
          </table:table-cell>
          <table:table-cell table:formula="of:=SQRT(([.R218]*[.G218])^2 + ([.S218]*[.M218])^2)" office:value-type="float" office:value="0.00414501163663625" calcext:value-type="float">
            <text:p>0.0041</text:p>
          </table:table-cell>
          <table:table-cell/>
          <table:table-cell table:formula="of:=[.L218]/([.L218]+[.F218])^2" office:value-type="float" office:value="0.407815222630037" calcext:value-type="float">
            <text:p>0.407815222630037</text:p>
          </table:table-cell>
          <table:table-cell table:formula="of:=-[.F218]/([.L218]+[.F218])^2" office:value-type="float" office:value="-0.092685277870463" calcext:value-type="float">
            <text:p>-0.092685277870463</text:p>
          </table:table-cell>
          <table:table-cell/>
          <table:table-cell office:value-type="string" calcext:value-type="string">
            <text:p>0.188(5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E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3" calcext:value-type="float">
            <text:p>0.003</text:p>
          </table:table-cell>
          <table:table-cell office:value-type="float" office:value="1.39" calcext:value-type="float">
            <text:p>1.390</text:p>
          </table:table-cell>
          <table:table-cell office:value-type="float" office:value="0.009" calcext:value-type="float">
            <text:p>0.009</text:p>
          </table:table-cell>
          <table:table-cell office:value-type="float" office:value="3.001" calcext:value-type="float">
            <text:p>3.001</text:p>
          </table:table-cell>
          <table:table-cell table:formula="of:=[.F219]/([.F219]+[.L219])" office:value-type="float" office:value="0.304304304304304" calcext:value-type="float">
            <text:p>0.3043</text:p>
          </table:table-cell>
          <table:table-cell table:formula="of:=SQRT(([.R219]*[.G219])^2 + ([.S219]*[.M219])^2)" office:value-type="float" office:value="0.00310456429899157" calcext:value-type="float">
            <text:p>0.0031</text:p>
          </table:table-cell>
          <table:table-cell/>
          <table:table-cell table:formula="of:=[.L219]/([.L219]+[.F219])^2" office:value-type="float" office:value="0.34819604389174" calcext:value-type="float">
            <text:p>0.34819604389174</text:p>
          </table:table-cell>
          <table:table-cell table:formula="of:=-[.F219]/([.L219]+[.F219])^2" office:value-type="float" office:value="-0.152304456608761" calcext:value-type="float">
            <text:p>-0.152304456608761</text:p>
          </table:table-cell>
          <table:table-cell/>
          <table:table-cell office:value-type="string" calcext:value-type="string">
            <text:p>0.304(4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E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819" calcext:value-type="float">
            <text:p>0.81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.174" calcext:value-type="float">
            <text:p>1.174</text:p>
          </table:table-cell>
          <table:table-cell office:value-type="float" office:value="0.003" calcext:value-type="float">
            <text:p>0.003</text:p>
          </table:table-cell>
          <table:table-cell office:value-type="float" office:value="2.997" calcext:value-type="float">
            <text:p>2.997</text:p>
          </table:table-cell>
          <table:table-cell table:formula="of:=[.F220]/([.F220]+[.L220])" office:value-type="float" office:value="0.410938283993979" calcext:value-type="float">
            <text:p>0.4109</text:p>
          </table:table-cell>
          <table:table-cell table:formula="of:=SQRT(([.R220]*[.G220])^2 + ([.S220]*[.M220])^2)" office:value-type="float" office:value="0.00244409480552124" calcext:value-type="float">
            <text:p>0.0024</text:p>
          </table:table-cell>
          <table:table-cell/>
          <table:table-cell table:formula="of:=[.L220]/([.L220]+[.F220])^2" office:value-type="float" office:value="0.295565336681395" calcext:value-type="float">
            <text:p>0.295565336681395</text:p>
          </table:table-cell>
          <table:table-cell table:formula="of:=-[.F220]/([.L220]+[.F220])^2" office:value-type="float" office:value="-0.206190809831399" calcext:value-type="float">
            <text:p>-0.206190809831399</text:p>
          </table:table-cell>
          <table:table-cell/>
          <table:table-cell office:value-type="string" calcext:value-type="string">
            <text:p>0.411(3)</text:p>
          </table:table-cell>
        </table:table-row>
        <table:table-row table:style-name="ro1">
          <table:table-cell office:value-type="string" calcext:value-type="string">
            <text:p>V254</text:p>
          </table:table-cell>
          <table:table-cell office:value-type="string" calcext:value-type="string">
            <text:p>E2</text:p>
          </table:table-cell>
          <table:table-cell office:value-type="float" office:value="12.5" calcext:value-type="float">
            <text:p>12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33" calcext:value-type="float">
            <text:p>0.63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7" calcext:value-type="float">
            <text:p>0.997</text:p>
          </table:table-cell>
          <table:table-cell table:formula="of:=[.F221]/([.F221]+[.L221])" office:value-type="float" office:value="0.63682092555332" calcext:value-type="float">
            <text:p>0.6368</text:p>
          </table:table-cell>
          <table:table-cell table:formula="of:=SQRT(([.R221]*[.G221])^2 + ([.S221]*[.M221])^2)" office:value-type="float" office:value="0.00147505623199001" calcext:value-type="float">
            <text:p>0.0015</text:p>
          </table:table-cell>
          <table:table-cell/>
          <table:table-cell table:formula="of:=[.L221]/([.L221]+[.F221])^2" office:value-type="float" office:value="0.365371302260241" calcext:value-type="float">
            <text:p>0.365371302260241</text:p>
          </table:table-cell>
          <table:table-cell table:formula="of:=-[.F221]/([.L221]+[.F221])^2" office:value-type="float" office:value="-0.640664915043581" calcext:value-type="float">
            <text:p>-0.640664915043581</text:p>
          </table:table-cell>
          <table:table-cell/>
          <table:table-cell office:value-type="string" calcext:value-type="string">
            <text:p>0.636(2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4" calcext:value-type="float">
            <text:p>0.004</text:p>
          </table:table-cell>
          <table:table-cell office:value-type="float" office:value="1.761" calcext:value-type="float">
            <text:p>1.761</text:p>
          </table:table-cell>
          <table:table-cell office:value-type="float" office:value="0.008" calcext:value-type="float">
            <text:p>0.008</text:p>
          </table:table-cell>
          <table:table-cell office:value-type="float" office:value="3.019" calcext:value-type="float">
            <text:p>3.019</text:p>
          </table:table-cell>
          <table:table-cell table:formula="of:=[.F223]/([.F223]+[.L223])" office:value-type="float" office:value="0.135917566241413" calcext:value-type="float">
            <text:p>0.1359</text:p>
          </table:table-cell>
          <table:table-cell table:formula="of:=SQRT(([.R223]*[.G223])^2 + ([.S223]*[.M223])^2)" office:value-type="float" office:value="0.0021860352360558" calcext:value-type="float">
            <text:p>0.0022</text:p>
          </table:table-cell>
          <table:table-cell/>
          <table:table-cell table:formula="of:=[.L223]/([.L223]+[.F223])^2" office:value-type="float" office:value="0.423985492521387" calcext:value-type="float">
            <text:p>0.423985492521387</text:p>
          </table:table-cell>
          <table:table-cell table:formula="of:=-[.F223]/([.L223]+[.F223])^2" office:value-type="float" office:value="-0.0666916419241478" calcext:value-type="float">
            <text:p>-0.066691641924148</text:p>
          </table:table-cell>
          <table:table-cell/>
          <table:table-cell office:value-type="string" calcext:value-type="string">
            <text:p>0.136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63" calcext:value-type="float">
            <text:p>0.46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.000</text:p>
          </table:table-cell>
          <table:table-cell table:formula="of:=[.F224]/([.F224]+[.L224])" office:value-type="float" office:value="0.463463463463463" calcext:value-type="float">
            <text:p>0.4635</text:p>
          </table:table-cell>
          <table:table-cell table:formula="of:=SQRT(([.R224]*[.G224])^2 + ([.S224]*[.M224])^2)" office:value-type="float" office:value="0.00141940365886648" calcext:value-type="float">
            <text:p>0.0014</text:p>
          </table:table-cell>
          <table:table-cell/>
          <table:table-cell table:formula="of:=[.L224]/([.L224]+[.F224])^2" office:value-type="float" office:value="0.537073610146683" calcext:value-type="float">
            <text:p>0.537073610146683</text:p>
          </table:table-cell>
          <table:table-cell table:formula="of:=-[.F224]/([.L224]+[.F224])^2" office:value-type="float" office:value="-0.463927390854318" calcext:value-type="float">
            <text:p>-0.463927390854318</text:p>
          </table:table-cell>
          <table:table-cell/>
          <table:table-cell office:value-type="string" calcext:value-type="string">
            <text:p>0.463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2" calcext:value-type="float">
            <text:p>0.002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2" calcext:value-type="float">
            <text:p>0.002</text:p>
          </table:table-cell>
          <table:table-cell office:value-type="float" office:value="3.015" calcext:value-type="float">
            <text:p>3.015</text:p>
          </table:table-cell>
          <table:table-cell table:formula="of:=[.F225]/([.F225]+[.L225])" office:value-type="float" office:value="0.410837438423645" calcext:value-type="float">
            <text:p>0.4108</text:p>
          </table:table-cell>
          <table:table-cell table:formula="of:=SQRT(([.R225]*[.G225])^2 + ([.S225]*[.M225])^2)" office:value-type="float" office:value="0.00150653270223945" calcext:value-type="float">
            <text:p>0.0015</text:p>
          </table:table-cell>
          <table:table-cell/>
          <table:table-cell table:formula="of:=[.L225]/([.L225]+[.F225])^2" office:value-type="float" office:value="0.290227862845495" calcext:value-type="float">
            <text:p>0.290227862845495</text:p>
          </table:table-cell>
          <table:table-cell table:formula="of:=-[.F225]/([.L225]+[.F225])^2" office:value-type="float" office:value="-0.202382974592929" calcext:value-type="float">
            <text:p>-0.202382974592929</text:p>
          </table:table-cell>
          <table:table-cell/>
          <table:table-cell office:value-type="string" calcext:value-type="string">
            <text:p>0.411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table:formula="of:=[.F226]/([.F226]+[.L226])" office:value-type="float" office:value="0.876506024096386" calcext:value-type="float">
            <text:p>0.8765</text:p>
          </table:table-cell>
          <table:table-cell table:formula="of:=SQRT(([.R226]*[.G226])^2 + ([.S226]*[.M226])^2)" office:value-type="float" office:value="0.0017774357835706" calcext:value-type="float">
            <text:p>0.0018</text:p>
          </table:table-cell>
          <table:table-cell/>
          <table:table-cell table:formula="of:=[.L226]/([.L226]+[.F226])^2" office:value-type="float" office:value="0.123989935646199" calcext:value-type="float">
            <text:p>0.123989935646199</text:p>
          </table:table-cell>
          <table:table-cell table:formula="of:=-[.F226]/([.L226]+[.F226])^2" office:value-type="float" office:value="-0.880026128610829" calcext:value-type="float">
            <text:p>-0.880026128610829</text:p>
          </table:table-cell>
          <table:table-cell/>
          <table:table-cell office:value-type="string" calcext:value-type="string">
            <text:p>0.877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437" calcext:value-type="float">
            <text:p>0.43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2" calcext:value-type="float">
            <text:p>0.002</text:p>
          </table:table-cell>
          <table:table-cell office:value-type="float" office:value="1.596" calcext:value-type="float">
            <text:p>1.596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7" calcext:value-type="float">
            <text:p>3.017</text:p>
          </table:table-cell>
          <table:table-cell table:formula="of:=[.F227]/([.F227]+[.L227])" office:value-type="float" office:value="0.214953271028037" calcext:value-type="float">
            <text:p>0.2150</text:p>
          </table:table-cell>
          <table:table-cell table:formula="of:=SQRT(([.R227]*[.G227])^2 + ([.S227]*[.M227])^2)" office:value-type="float" office:value="0.00200182745170141" calcext:value-type="float">
            <text:p>0.0020</text:p>
          </table:table-cell>
          <table:table-cell/>
          <table:table-cell table:formula="of:=[.L227]/([.L227]+[.F227])^2" office:value-type="float" office:value="0.386151858815525" calcext:value-type="float">
            <text:p>0.386151858815525</text:p>
          </table:table-cell>
          <table:table-cell table:formula="of:=-[.F227]/([.L227]+[.F227])^2" office:value-type="float" office:value="-0.105732056580441" calcext:value-type="float">
            <text:p>-0.105732056580441</text:p>
          </table:table-cell>
          <table:table-cell/>
          <table:table-cell office:value-type="string" calcext:value-type="string">
            <text:p>0.215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" calcext:value-type="float">
            <text:p>0.999</text:p>
          </table:table-cell>
          <table:table-cell table:formula="of:=[.F228]/([.F228]+[.L228])" office:value-type="float" office:value="0.68436873747495" calcext:value-type="float">
            <text:p>0.6844</text:p>
          </table:table-cell>
          <table:table-cell table:formula="of:=SQRT(([.R228]*[.G228])^2 + ([.S228]*[.M228])^2)" office:value-type="float" office:value="0.0015103144459245" calcext:value-type="float">
            <text:p>0.0015</text:p>
          </table:table-cell>
          <table:table-cell/>
          <table:table-cell table:formula="of:=[.L228]/([.L228]+[.F228])^2" office:value-type="float" office:value="0.316263790105261" calcext:value-type="float">
            <text:p>0.316263790105261</text:p>
          </table:table-cell>
          <table:table-cell table:formula="of:=-[.F228]/([.L228]+[.F228])^2" office:value-type="float" office:value="-0.685740217910771" calcext:value-type="float">
            <text:p>-0.685740217910771</text:p>
          </table:table-cell>
          <table:table-cell/>
          <table:table-cell office:value-type="string" calcext:value-type="string">
            <text:p>0.684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1" calcext:value-type="float">
            <text:p>0.001</text:p>
          </table:table-cell>
          <table:table-cell office:value-type="float" office:value="1.815" calcext:value-type="float">
            <text:p>1.815</text:p>
          </table:table-cell>
          <table:table-cell office:value-type="float" office:value="0.006" calcext:value-type="float">
            <text:p>0.006</text:p>
          </table:table-cell>
          <table:table-cell office:value-type="float" office:value="3.014" calcext:value-type="float">
            <text:p>3.014</text:p>
          </table:table-cell>
          <table:table-cell table:formula="of:=[.F229]/([.F229]+[.L229])" office:value-type="float" office:value="0.105029585798817" calcext:value-type="float">
            <text:p>0.1050</text:p>
          </table:table-cell>
          <table:table-cell table:formula="of:=SQRT(([.R229]*[.G229])^2 + ([.S229]*[.M229])^2)" office:value-type="float" office:value="0.00222830722602566" calcext:value-type="float">
            <text:p>0.0022</text:p>
          </table:table-cell>
          <table:table-cell/>
          <table:table-cell table:formula="of:=[.L229]/([.L229]+[.F229])^2" office:value-type="float" office:value="0.441306910355613" calcext:value-type="float">
            <text:p>0.441306910355613</text:p>
          </table:table-cell>
          <table:table-cell table:formula="of:=-[.F229]/([.L229]+[.F229])^2" office:value-type="float" office:value="-0.0517897365871877" calcext:value-type="float">
            <text:p>-0.051789736587188</text:p>
          </table:table-cell>
          <table:table-cell/>
          <table:table-cell office:value-type="string" calcext:value-type="string">
            <text:p>0.105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59" calcext:value-type="float">
            <text:p>0.35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64" calcext:value-type="float">
            <text:p>0.640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" calcext:value-type="float">
            <text:p>0.999</text:p>
          </table:table-cell>
          <table:table-cell table:formula="of:=[.F230]/([.F230]+[.L230])" office:value-type="float" office:value="0.359359359359359" calcext:value-type="float">
            <text:p>0.3594</text:p>
          </table:table-cell>
          <table:table-cell table:formula="of:=SQRT(([.R230]*[.G230])^2 + ([.S230]*[.M230])^2)" office:value-type="float" office:value="0.00571489398181819" calcext:value-type="float">
            <text:p>0.0057</text:p>
          </table:table-cell>
          <table:table-cell/>
          <table:table-cell table:formula="of:=[.L230]/([.L230]+[.F230])^2" office:value-type="float" office:value="0.641281922563204" calcext:value-type="float">
            <text:p>0.641281922563204</text:p>
          </table:table-cell>
          <table:table-cell table:formula="of:=-[.F230]/([.L230]+[.F230])^2" office:value-type="float" office:value="-0.359719078437797" calcext:value-type="float">
            <text:p>-0.359719078437797</text:p>
          </table:table-cell>
          <table:table-cell/>
          <table:table-cell office:value-type="string" calcext:value-type="string">
            <text:p>0.359(8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3" calcext:value-type="float">
            <text:p>0.003</text:p>
          </table:table-cell>
          <table:table-cell office:value-type="float" office:value="1.958" calcext:value-type="float">
            <text:p>1.958</text:p>
          </table:table-cell>
          <table:table-cell office:value-type="float" office:value="0.008" calcext:value-type="float">
            <text:p>0.008</text:p>
          </table:table-cell>
          <table:table-cell office:value-type="float" office:value="3.011" calcext:value-type="float">
            <text:p>3.011</text:p>
          </table:table-cell>
          <table:table-cell table:formula="of:=[.F231]/([.F231]+[.L231])" office:value-type="float" office:value="0.0316518298714144" calcext:value-type="float">
            <text:p>0.0317</text:p>
          </table:table-cell>
          <table:table-cell table:formula="of:=SQRT(([.R231]*[.G231])^2 + ([.S231]*[.M231])^2)" office:value-type="float" office:value="0.00287616428732076" calcext:value-type="float">
            <text:p>0.0029</text:p>
          </table:table-cell>
          <table:table-cell/>
          <table:table-cell table:formula="of:=[.L231]/([.L231]+[.F231])^2" office:value-type="float" office:value="0.478906117768836" calcext:value-type="float">
            <text:p>0.478906117768836</text:p>
          </table:table-cell>
          <table:table-cell table:formula="of:=-[.F231]/([.L231]+[.F231])^2" office:value-type="float" office:value="-0.0156537239720151" calcext:value-type="float">
            <text:p>-0.015653723972015</text:p>
          </table:table-cell>
          <table:table-cell/>
          <table:table-cell office:value-type="string" calcext:value-type="string">
            <text:p>0.032(3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.000</text:p>
          </table:table-cell>
          <table:table-cell table:formula="of:=[.F232]/([.F232]+[.L232])" office:value-type="float" office:value="0.0940940940940941" calcext:value-type="float">
            <text:p>0.0941</text:p>
          </table:table-cell>
          <table:table-cell table:formula="of:=SQRT(([.R232]*[.G232])^2 + ([.S232]*[.M232])^2)" office:value-type="float" office:value="0.00273507342730797" calcext:value-type="float">
            <text:p>0.0027</text:p>
          </table:table-cell>
          <table:table-cell/>
          <table:table-cell table:formula="of:=[.L232]/([.L232]+[.F232])^2" office:value-type="float" office:value="0.90681271862453" calcext:value-type="float">
            <text:p>0.90681271862453</text:p>
          </table:table-cell>
          <table:table-cell table:formula="of:=-[.F232]/([.L232]+[.F232])^2" office:value-type="float" office:value="-0.0941882823764706" calcext:value-type="float">
            <text:p>-0.094188282376471</text:p>
          </table:table-cell>
          <table:table-cell/>
          <table:table-cell office:value-type="string" calcext:value-type="string">
            <text:p>0.094(3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55" calcext:value-type="float">
            <text:p>0.55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1" calcext:value-type="float">
            <text:p>0.001</text:p>
          </table:table-cell>
          <table:table-cell office:value-type="float" office:value="1.485" calcext:value-type="float">
            <text:p>1.485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8" calcext:value-type="float">
            <text:p>3.018</text:p>
          </table:table-cell>
          <table:table-cell table:formula="of:=[.F233]/([.F233]+[.L233])" office:value-type="float" office:value="0.27027027027027" calcext:value-type="float">
            <text:p>0.2703</text:p>
          </table:table-cell>
          <table:table-cell table:formula="of:=SQRT(([.R233]*[.G233])^2 + ([.S233]*[.M233])^2)" office:value-type="float" office:value="0.00119979086590816" calcext:value-type="float">
            <text:p>0.0012</text:p>
          </table:table-cell>
          <table:table-cell/>
          <table:table-cell table:formula="of:=[.L233]/([.L233]+[.F233])^2" office:value-type="float" office:value="0.358589547778737" calcext:value-type="float">
            <text:p>0.358589547778737</text:p>
          </table:table-cell>
          <table:table-cell table:formula="of:=-[.F233]/([.L233]+[.F233])^2" office:value-type="float" office:value="-0.132810943621754" calcext:value-type="float">
            <text:p>-0.132810943621754</text:p>
          </table:table-cell>
          <table:table-cell/>
          <table:table-cell office:value-type="string" calcext:value-type="string">
            <text:p>0.270(1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formula="of:=[.F234]/([.F234]+[.L234])" office:value-type="float" office:value="0.767301905717151" calcext:value-type="float">
            <text:p>0.7673</text:p>
          </table:table-cell>
          <table:table-cell table:formula="of:=SQRT(([.R234]*[.G234])^2 + ([.S234]*[.M234])^2)" office:value-type="float" office:value="0.0013979162072155" calcext:value-type="float">
            <text:p>0.0014</text:p>
          </table:table-cell>
          <table:table-cell/>
          <table:table-cell table:formula="of:=[.L234]/([.L234]+[.F234])^2" office:value-type="float" office:value="0.233398289150299" calcext:value-type="float">
            <text:p>0.233398289150299</text:p>
          </table:table-cell>
          <table:table-cell table:formula="of:=-[.F234]/([.L234]+[.F234])^2" office:value-type="float" office:value="-0.769610737930944" calcext:value-type="float">
            <text:p>-0.769610737930944</text:p>
          </table:table-cell>
          <table:table-cell/>
          <table:table-cell office:value-type="string" calcext:value-type="string">
            <text:p>0.767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7" calcext:value-type="float">
            <text:p>0.17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3" calcext:value-type="float">
            <text:p>1.853</text:p>
          </table:table-cell>
          <table:table-cell office:value-type="float" office:value="0.003" calcext:value-type="float">
            <text:p>0.003</text:p>
          </table:table-cell>
          <table:table-cell office:value-type="float" office:value="3.012" calcext:value-type="float">
            <text:p>3.012</text:p>
          </table:table-cell>
          <table:table-cell table:formula="of:=[.F235]/([.F235]+[.L235])" office:value-type="float" office:value="0.0840336134453782" calcext:value-type="float">
            <text:p>0.0840</text:p>
          </table:table-cell>
          <table:table-cell table:formula="of:=SQRT(([.R235]*[.G235])^2 + ([.S235]*[.M235])^2)" office:value-type="float" office:value="0.000914086902696254" calcext:value-type="float">
            <text:p>0.0009</text:p>
          </table:table-cell>
          <table:table-cell/>
          <table:table-cell table:formula="of:=[.L235]/([.L235]+[.F235])^2" office:value-type="float" office:value="0.452776266215829" calcext:value-type="float">
            <text:p>0.452776266215829</text:p>
          </table:table-cell>
          <table:table-cell table:formula="of:=-[.F235]/([.L235]+[.F235])^2" office:value-type="float" office:value="-0.0415391069922779" calcext:value-type="float">
            <text:p>-0.041539106992278</text:p>
          </table:table-cell>
          <table:table-cell/>
          <table:table-cell office:value-type="string" calcext:value-type="string">
            <text:p>0.084(1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73" calcext:value-type="float">
            <text:p>0.273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.000</text:p>
          </table:table-cell>
          <table:table-cell table:formula="of:=[.F236]/([.F236]+[.L236])" office:value-type="float" office:value="0.273" calcext:value-type="float">
            <text:p>0.2730</text:p>
          </table:table-cell>
          <table:table-cell table:formula="of:=SQRT(([.R236]*[.G236])^2 + ([.S236]*[.M236])^2)" office:value-type="float" office:value="0.00388284045513075" calcext:value-type="float">
            <text:p>0.0039</text:p>
          </table:table-cell>
          <table:table-cell/>
          <table:table-cell table:formula="of:=[.L236]/([.L236]+[.F236])^2" office:value-type="float" office:value="0.727" calcext:value-type="float">
            <text:p>0.727</text:p>
          </table:table-cell>
          <table:table-cell table:formula="of:=-[.F236]/([.L236]+[.F236])^2" office:value-type="float" office:value="-0.273" calcext:value-type="float">
            <text:p>-0.273</text:p>
          </table:table-cell>
          <table:table-cell/>
          <table:table-cell office:value-type="string" calcext:value-type="string">
            <text:p>0.273(5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" calcext:value-type="float">
            <text:p>1.99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4" calcext:value-type="float">
            <text:p>3.014</text:p>
          </table:table-cell>
          <table:table-cell table:formula="of:=[.F237]/([.F237]+[.L237])" office:value-type="float" office:value="0.0153389411182583" calcext:value-type="float">
            <text:p>0.0153</text:p>
          </table:table-cell>
          <table:table-cell table:formula="of:=SQRT(([.R237]*[.G237])^2 + ([.S237]*[.M237])^2)" office:value-type="float" office:value="0.00195033644629548" calcext:value-type="float">
            <text:p>0.0020</text:p>
          </table:table-cell>
          <table:table-cell/>
          <table:table-cell table:formula="of:=[.L237]/([.L237]+[.F237])^2" office:value-type="float" office:value="0.487214774310609" calcext:value-type="float">
            <text:p>0.487214774310609</text:p>
          </table:table-cell>
          <table:table-cell table:formula="of:=-[.F237]/([.L237]+[.F237])^2" office:value-type="float" office:value="-0.0075897778912708" calcext:value-type="float">
            <text:p>-0.007589777891271</text:p>
          </table:table-cell>
          <table:table-cell/>
          <table:table-cell office:value-type="string" calcext:value-type="string">
            <text:p>0.015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.000</text:p>
          </table:table-cell>
          <table:table-cell table:formula="of:=[.F238]/([.F238]+[.L238])" office:value-type="float" office:value="0.027" calcext:value-type="float">
            <text:p>0.0270</text:p>
          </table:table-cell>
          <table:table-cell table:formula="of:=SQRT(([.R238]*[.G238])^2 + ([.S238]*[.M238])^2)" office:value-type="float" office:value="0.0029201236275199" calcext:value-type="float">
            <text:p>0.0029</text:p>
          </table:table-cell>
          <table:table-cell/>
          <table:table-cell table:formula="of:=[.L238]/([.L238]+[.F238])^2" office:value-type="float" office:value="0.973" calcext:value-type="float">
            <text:p>0.973</text:p>
          </table:table-cell>
          <table:table-cell table:formula="of:=-[.F238]/([.L238]+[.F238])^2" office:value-type="float" office:value="-0.027" calcext:value-type="float">
            <text:p>-0.027</text:p>
          </table:table-cell>
          <table:table-cell/>
          <table:table-cell office:value-type="string" calcext:value-type="string">
            <text:p>0.027(3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6" calcext:value-type="float">
            <text:p>0.16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" calcext:value-type="float">
            <text:p>1.860</text:p>
          </table:table-cell>
          <table:table-cell office:value-type="float" office:value="0.01" calcext:value-type="float">
            <text:p>0.010</text:p>
          </table:table-cell>
          <table:table-cell office:value-type="float" office:value="3.012" calcext:value-type="float">
            <text:p>3.012</text:p>
          </table:table-cell>
          <table:table-cell table:formula="of:=[.F239]/([.F239]+[.L239])" office:value-type="float" office:value="0.0792079207920792" calcext:value-type="float">
            <text:p>0.0792</text:p>
          </table:table-cell>
          <table:table-cell table:formula="of:=SQRT(([.R239]*[.G239])^2 + ([.S239]*[.M239])^2)" office:value-type="float" office:value="0.00321486665810906" calcext:value-type="float">
            <text:p>0.0032</text:p>
          </table:table-cell>
          <table:table-cell/>
          <table:table-cell table:formula="of:=[.L239]/([.L239]+[.F239])^2" office:value-type="float" office:value="0.455837662974218" calcext:value-type="float">
            <text:p>0.455837662974218</text:p>
          </table:table-cell>
          <table:table-cell table:formula="of:=-[.F239]/([.L239]+[.F239])^2" office:value-type="float" office:value="-0.0392118419762768" calcext:value-type="float">
            <text:p>-0.039211841976277</text:p>
          </table:table-cell>
          <table:table-cell/>
          <table:table-cell office:value-type="string" calcext:value-type="string">
            <text:p>0.079(3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" calcext:value-type="float">
            <text:p>0.760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.000</text:p>
          </table:table-cell>
          <table:table-cell table:formula="of:=[.F240]/([.F240]+[.L240])" office:value-type="float" office:value="0.239239239239239" calcext:value-type="float">
            <text:p>0.2392</text:p>
          </table:table-cell>
          <table:table-cell table:formula="of:=SQRT(([.R240]*[.G240])^2 + ([.S240]*[.M240])^2)" office:value-type="float" office:value="0.00319315829592376" calcext:value-type="float">
            <text:p>0.0032</text:p>
          </table:table-cell>
          <table:table-cell/>
          <table:table-cell table:formula="of:=[.L240]/([.L240]+[.F240])^2" office:value-type="float" office:value="0.761522283043805" calcext:value-type="float">
            <text:p>0.761522283043805</text:p>
          </table:table-cell>
          <table:table-cell table:formula="of:=-[.F240]/([.L240]+[.F240])^2" office:value-type="float" office:value="-0.239478717957196" calcext:value-type="float">
            <text:p>-0.239478717957196</text:p>
          </table:table-cell>
          <table:table-cell/>
          <table:table-cell office:value-type="string" calcext:value-type="string">
            <text:p>0.239(4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2" calcext:value-type="float">
            <text:p>1.912</text:p>
          </table:table-cell>
          <table:table-cell office:value-type="float" office:value="0.008" calcext:value-type="float">
            <text:p>0.008</text:p>
          </table:table-cell>
          <table:table-cell office:value-type="float" office:value="3.013" calcext:value-type="float">
            <text:p>3.013</text:p>
          </table:table-cell>
          <table:table-cell table:formula="of:=[.F241]/([.F241]+[.L241])" office:value-type="float" office:value="0.0562685093780849" calcext:value-type="float">
            <text:p>0.0563</text:p>
          </table:table-cell>
          <table:table-cell table:formula="of:=SQRT(([.R241]*[.G241])^2 + ([.S241]*[.M241])^2)" office:value-type="float" office:value="0.00326823270335315" calcext:value-type="float">
            <text:p>0.0033</text:p>
          </table:table-cell>
          <table:table-cell/>
          <table:table-cell table:formula="of:=[.L241]/([.L241]+[.F241])^2" office:value-type="float" office:value="0.465810212547836" calcext:value-type="float">
            <text:p>0.465810212547836</text:p>
          </table:table-cell>
          <table:table-cell table:formula="of:=-[.F241]/([.L241]+[.F241])^2" office:value-type="float" office:value="-0.0277732030494002" calcext:value-type="float">
            <text:p>-0.0277732030494</text:p>
          </table:table-cell>
          <table:table-cell/>
          <table:table-cell office:value-type="string" calcext:value-type="string">
            <text:p>0.056(4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.000</text:p>
          </table:table-cell>
          <table:table-cell table:formula="of:=[.F242]/([.F242]+[.L242])" office:value-type="float" office:value="0.155155155155155" calcext:value-type="float">
            <text:p>0.1552</text:p>
          </table:table-cell>
          <table:table-cell table:formula="of:=SQRT(([.R242]*[.G242])^2 + ([.S242]*[.M242])^2)" office:value-type="float" office:value="0.00515900160932997" calcext:value-type="float">
            <text:p>0.0052</text:p>
          </table:table-cell>
          <table:table-cell/>
          <table:table-cell table:formula="of:=[.L242]/([.L242]+[.F242])^2" office:value-type="float" office:value="0.845690535380225" calcext:value-type="float">
            <text:p>0.845690535380225</text:p>
          </table:table-cell>
          <table:table-cell table:formula="of:=-[.F242]/([.L242]+[.F242])^2" office:value-type="float" office:value="-0.155310465620776" calcext:value-type="float">
            <text:p>-0.155310465620776</text:p>
          </table:table-cell>
          <table:table-cell/>
          <table:table-cell office:value-type="string" calcext:value-type="string">
            <text:p>0.156(6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8" calcext:value-type="float">
            <text:p>1.888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2" calcext:value-type="float">
            <text:p>3.012</text:p>
          </table:table-cell>
          <table:table-cell table:formula="of:=[.F243]/([.F243]+[.L243])" office:value-type="float" office:value="0.0671936758893281" calcext:value-type="float">
            <text:p>0.0672</text:p>
          </table:table-cell>
          <table:table-cell table:formula="of:=SQRT(([.R243]*[.G243])^2 + ([.S243]*[.M243])^2)" office:value-type="float" office:value="0.00276842285476483" calcext:value-type="float">
            <text:p>0.0028</text:p>
          </table:table-cell>
          <table:table-cell/>
          <table:table-cell table:formula="of:=[.L243]/([.L243]+[.F243])^2" office:value-type="float" office:value="0.460872689778" calcext:value-type="float">
            <text:p>0.460872689778</text:p>
          </table:table-cell>
          <table:table-cell table:formula="of:=-[.F243]/([.L243]+[.F243])^2" office:value-type="float" office:value="-0.0331984564670593" calcext:value-type="float">
            <text:p>-0.033198456467059</text:p>
          </table:table-cell>
          <table:table-cell/>
          <table:table-cell office:value-type="string" calcext:value-type="string">
            <text:p>0.067(3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.000</text:p>
          </table:table-cell>
          <table:table-cell table:formula="of:=[.F244]/([.F244]+[.L244])" office:value-type="float" office:value="0.194194194194194" calcext:value-type="float">
            <text:p>0.1942</text:p>
          </table:table-cell>
          <table:table-cell table:formula="of:=SQRT(([.R244]*[.G244])^2 + ([.S244]*[.M244])^2)" office:value-type="float" office:value="0.00497823046036453" calcext:value-type="float">
            <text:p>0.0050</text:p>
          </table:table-cell>
          <table:table-cell/>
          <table:table-cell table:formula="of:=[.L244]/([.L244]+[.F244])^2" office:value-type="float" office:value="0.80661241822403" calcext:value-type="float">
            <text:p>0.80661241822403</text:p>
          </table:table-cell>
          <table:table-cell table:formula="of:=-[.F244]/([.L244]+[.F244])^2" office:value-type="float" office:value="-0.194388582776971" calcext:value-type="float">
            <text:p>-0.194388582776971</text:p>
          </table:table-cell>
          <table:table-cell/>
          <table:table-cell office:value-type="string" calcext:value-type="string">
            <text:p>0.194(6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9" calcext:value-type="float">
            <text:p>0.990</text:p>
          </table:table-cell>
          <table:table-cell office:value-type="float" office:value="0.001" calcext:value-type="float">
            <text:p>0.001</text:p>
          </table:table-cell>
          <table:table-cell office:value-type="float" office:value="1.901" calcext:value-type="float">
            <text:p>1.901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" calcext:value-type="float">
            <text:p>3.010</text:p>
          </table:table-cell>
          <table:table-cell table:formula="of:=[.F245]/([.F245]+[.L245])" office:value-type="float" office:value="0.0589108910891089" calcext:value-type="float">
            <text:p>0.0589</text:p>
          </table:table-cell>
          <table:table-cell table:formula="of:=SQRT(([.R245]*[.G245])^2 + ([.S245]*[.M245])^2)" office:value-type="float" office:value="0.00233234764145137" calcext:value-type="float">
            <text:p>0.0023</text:p>
          </table:table-cell>
          <table:table-cell/>
          <table:table-cell table:formula="of:=[.L245]/([.L245]+[.F245])^2" office:value-type="float" office:value="0.465885697480639" calcext:value-type="float">
            <text:p>0.465885697480639</text:p>
          </table:table-cell>
          <table:table-cell table:formula="of:=-[.F245]/([.L245]+[.F245])^2" office:value-type="float" office:value="-0.0291638074698559" calcext:value-type="float">
            <text:p>-0.029163807469856</text:p>
          </table:table-cell>
          <table:table-cell/>
          <table:table-cell office:value-type="string" calcext:value-type="string">
            <text:p>0.059(2)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.000</text:p>
          </table:table-cell>
          <table:table-cell table:formula="of:=[.F246]/([.F246]+[.L246])" office:value-type="float" office:value="0.154154154154154" calcext:value-type="float">
            <text:p>0.1542</text:p>
          </table:table-cell>
          <table:table-cell table:formula="of:=SQRT(([.R246]*[.G246])^2 + ([.S246]*[.M246])^2)" office:value-type="float" office:value="0.000860638923237081" calcext:value-type="float">
            <text:p>0.0009</text:p>
          </table:table-cell>
          <table:table-cell/>
          <table:table-cell table:formula="of:=[.L246]/([.L246]+[.F246])^2" office:value-type="float" office:value="0.84669253838423" calcext:value-type="float">
            <text:p>0.84669253838423</text:p>
          </table:table-cell>
          <table:table-cell table:formula="of:=-[.F246]/([.L246]+[.F246])^2" office:value-type="float" office:value="-0.154308462616771" calcext:value-type="float">
            <text:p>-0.154308462616771</text:p>
          </table:table-cell>
          <table:table-cell/>
          <table:table-cell office:value-type="string" calcext:value-type="string">
            <text:p>0.154(1)</text:p>
          </table:table-cell>
        </table:table-row>
      </table:table>
      <table:table table:name="Frost et al., 2001" table:style-name="ta1">
        <table:table-column table:style-name="co1" table:number-columns-repeated="5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Run_no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_(GPa)</text:p>
          </table:table-cell>
          <table:table-cell office:value-type="string" calcext:value-type="string">
            <text:p>T_(K)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Fe</text:p>
          </table:table-cell>
          <table:table-cell table:style-name="Default" office:value-type="string" calcext:value-type="string">
            <text:p>Feerr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lerr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err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Mgerr</text:p>
          </table:table-cell>
          <table:table-cell table:style-name="Default" office:value-type="string" calcext:value-type="string">
            <text:p>Cations</text:p>
          </table:table-cell>
          <table:table-cell table:style-name="Default" office:value-type="string" calcext:value-type="string">
            <text:p>r=Fe/(Fe+Mg)</text:p>
          </table:table-cell>
          <table:table-cell table:style-name="Default"/>
          <table:table-cell/>
          <table:table-cell office:value-type="string" calcext:value-type="string">
            <text:p>dr/dFe</text:p>
          </table:table-cell>
          <table:table-cell office:value-type="string" calcext:value-type="string">
            <text:p>dr/dMg</text:p>
          </table:table-cell>
        </table:table-row>
        <table:table-row table:style-name="ro1">
          <table:table-cell table:number-columns-repeated="5"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B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27196820408396" calcext:value-type="float">
            <text:p>0.127</text:p>
          </table:table-cell>
          <table:table-cell office:value-type="float" office:value="0.00509194637343459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498200175892199" calcext:value-type="float">
            <text:p>0.498</text:p>
          </table:table-cell>
          <table:table-cell office:value-type="float" office:value="0.00267915029812476" calcext:value-type="float">
            <text:p>0.003</text:p>
          </table:table-cell>
          <table:table-cell office:value-type="float" office:value="0.872803179591604" calcext:value-type="float">
            <text:p>0.873</text:p>
          </table:table-cell>
          <table:table-cell office:value-type="float" office:value="0.00689819484702183" calcext:value-type="float">
            <text:p>0.007</text:p>
          </table:table-cell>
          <table:table-cell table:formula="of:=SUM([.F3];[.H3];[.J3];[.L3])" office:value-type="float" office:value="1.4982001758922" calcext:value-type="float">
            <text:p>1.498</text:p>
          </table:table-cell>
          <table:table-cell table:formula="of:=[.F3]/([.F3]+[.L3])" office:value-type="float" office:value="0.127196820408396" calcext:value-type="float">
            <text:p>0.1272</text:p>
          </table:table-cell>
          <table:table-cell table:formula="of:=SQRT(([.R3]*[.G3])^2 + ([.S3]*[.M3])^2)" office:value-type="float" office:value="0.0045300540527842" calcext:value-type="float">
            <text:p>0.0045</text:p>
          </table:table-cell>
          <table:table-cell/>
          <table:table-cell table:formula="of:=[.L3]/([.L3]+[.F3])^2" office:value-type="float" office:value="0.872803179591604" calcext:value-type="float">
            <text:p>0.872803179591604</text:p>
          </table:table-cell>
          <table:table-cell table:formula="of:=-[.F3]/([.L3]+[.F3])^2" office:value-type="float" office:value="-0.127196820408396" calcext:value-type="float">
            <text:p>-0.127196820408396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B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72365107066166" calcext:value-type="float">
            <text:p>0.172</text:p>
          </table:table-cell>
          <table:table-cell office:value-type="float" office:value="0.0020789651071577" calcext:value-type="float">
            <text:p>0.002</text:p>
          </table:table-cell>
          <table:table-cell table:formula="of:=[.$H3]" office:value-type="float" office:value="0" calcext:value-type="float">
            <text:p>0.000</text:p>
          </table:table-cell>
          <table:table-cell table:formula="of:=[.$I3]" office:value-type="float" office:value="0" calcext:value-type="float">
            <text:p>0.000</text:p>
          </table:table-cell>
          <table:table-cell table:number-columns-repeated="2" office:value-type="float" office:value="0.000527341415542138" calcext:value-type="float">
            <text:p>0.001</text:p>
          </table:table-cell>
          <table:table-cell office:value-type="float" office:value="0.827634892933834" calcext:value-type="float">
            <text:p>0.828</text:p>
          </table:table-cell>
          <table:table-cell office:value-type="float" office:value="0.00134757377411208" calcext:value-type="float">
            <text:p>0.001</text:p>
          </table:table-cell>
          <table:table-cell table:formula="of:=SUM([.F4];[.H4];[.J4];[.L4])" office:value-type="float" office:value="1.00052734141554" calcext:value-type="float">
            <text:p>1.001</text:p>
          </table:table-cell>
          <table:table-cell table:formula="of:=[.F4]/([.F4]+[.L4])" office:value-type="float" office:value="0.172365107066166" calcext:value-type="float">
            <text:p>0.1724</text:p>
          </table:table-cell>
          <table:table-cell table:formula="of:=SQRT(([.R4]*[.G4])^2 + ([.S4]*[.M4])^2)" office:value-type="float" office:value="0.00173623117828568" calcext:value-type="float">
            <text:p>0.0017</text:p>
          </table:table-cell>
          <table:table-cell/>
          <table:table-cell table:formula="of:=[.L4]/([.L4]+[.F4])^2" office:value-type="float" office:value="0.827634892933834" calcext:value-type="float">
            <text:p>0.827634892933834</text:p>
          </table:table-cell>
          <table:table-cell table:formula="of:=-[.F4]/([.L4]+[.F4])^2" office:value-type="float" office:value="-0.172365107066166" calcext:value-type="float">
            <text:p>-0.172365107066166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E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4115069616985" calcext:value-type="float">
            <text:p>0.141</text:p>
          </table:table-cell>
          <table:table-cell office:value-type="float" office:value="0.00327068955643388" calcext:value-type="float">
            <text:p>0.003</text:p>
          </table:table-cell>
          <table:table-cell table:formula="of:=[.$H4]" office:value-type="float" office:value="0" calcext:value-type="float">
            <text:p>0.000</text:p>
          </table:table-cell>
          <table:table-cell table:formula="of:=[.$I4]" office:value-type="float" office:value="0" calcext:value-type="float">
            <text:p>0.000</text:p>
          </table:table-cell>
          <table:table-cell office:value-type="float" office:value="0.496955269912119" calcext:value-type="float">
            <text:p>0.497</text:p>
          </table:table-cell>
          <table:table-cell office:value-type="float" office:value="0.00146666582364619" calcext:value-type="float">
            <text:p>0.001</text:p>
          </table:table-cell>
          <table:table-cell office:value-type="float" office:value="0.85884930383015" calcext:value-type="float">
            <text:p>0.859</text:p>
          </table:table-cell>
          <table:table-cell office:value-type="float" office:value="0.00364382394497306" calcext:value-type="float">
            <text:p>0.004</text:p>
          </table:table-cell>
          <table:table-cell table:formula="of:=SUM([.F5];[.H5];[.J5];[.L5])" office:value-type="float" office:value="1.49695526991212" calcext:value-type="float">
            <text:p>1.497</text:p>
          </table:table-cell>
          <table:table-cell table:formula="of:=[.F5]/([.F5]+[.L5])" office:value-type="float" office:value="0.14115069616985" calcext:value-type="float">
            <text:p>0.1412</text:p>
          </table:table-cell>
          <table:table-cell table:formula="of:=SQRT(([.R5]*[.G5])^2 + ([.S5]*[.M5])^2)" office:value-type="float" office:value="0.00285572758318826" calcext:value-type="float">
            <text:p>0.0029</text:p>
          </table:table-cell>
          <table:table-cell/>
          <table:table-cell table:formula="of:=[.L5]/([.L5]+[.F5])^2" office:value-type="float" office:value="0.85884930383015" calcext:value-type="float">
            <text:p>0.85884930383015</text:p>
          </table:table-cell>
          <table:table-cell table:formula="of:=-[.F5]/([.L5]+[.F5])^2" office:value-type="float" office:value="-0.14115069616985" calcext:value-type="float">
            <text:p>-0.14115069616985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E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96277012826089" calcext:value-type="float">
            <text:p>0.196</text:p>
          </table:table-cell>
          <table:table-cell office:value-type="float" office:value="0.00210844447371775" calcext:value-type="float">
            <text:p>0.002</text:p>
          </table:table-cell>
          <table:table-cell table:formula="of:=[.$H5]" office:value-type="float" office:value="0" calcext:value-type="float">
            <text:p>0.000</text:p>
          </table:table-cell>
          <table:table-cell table:formula="of:=[.$I5]" office:value-type="float" office:value="0" calcext:value-type="float">
            <text:p>0.000</text:p>
          </table:table-cell>
          <table:table-cell table:number-columns-repeated="2" office:value-type="float" office:value="0.000534819025838501" calcext:value-type="float">
            <text:p>0.001</text:p>
          </table:table-cell>
          <table:table-cell office:value-type="float" office:value="0.803722987173911" calcext:value-type="float">
            <text:p>0.804</text:p>
          </table:table-cell>
          <table:table-cell office:value-type="float" office:value="0.00341670534436975" calcext:value-type="float">
            <text:p>0.003</text:p>
          </table:table-cell>
          <table:table-cell table:formula="of:=SUM([.F6];[.H6];[.J6];[.L6])" office:value-type="float" office:value="1.00053481902584" calcext:value-type="float">
            <text:p>1.001</text:p>
          </table:table-cell>
          <table:table-cell table:formula="of:=[.F6]/([.F6]+[.L6])" office:value-type="float" office:value="0.196277012826089" calcext:value-type="float">
            <text:p>0.1963</text:p>
          </table:table-cell>
          <table:table-cell table:formula="of:=SQRT(([.R6]*[.G6])^2 + ([.S6]*[.M6])^2)" office:value-type="float" office:value="0.00182247612868888" calcext:value-type="float">
            <text:p>0.0018</text:p>
          </table:table-cell>
          <table:table-cell/>
          <table:table-cell table:formula="of:=[.L6]/([.L6]+[.F6])^2" office:value-type="float" office:value="0.803722987173911" calcext:value-type="float">
            <text:p>0.803722987173911</text:p>
          </table:table-cell>
          <table:table-cell table:formula="of:=-[.F6]/([.L6]+[.F6])^2" office:value-type="float" office:value="-0.196277012826089" calcext:value-type="float">
            <text:p>-0.196277012826089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D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226906446675889" calcext:value-type="float">
            <text:p>0.227</text:p>
          </table:table-cell>
          <table:table-cell office:value-type="float" office:value="0.00201083138378819" calcext:value-type="float">
            <text:p>0.002</text:p>
          </table:table-cell>
          <table:table-cell table:formula="of:=[.$H6]" office:value-type="float" office:value="0" calcext:value-type="float">
            <text:p>0.000</text:p>
          </table:table-cell>
          <table:table-cell table:formula="of:=[.$I6]" office:value-type="float" office:value="0" calcext:value-type="float">
            <text:p>0.000</text:p>
          </table:table-cell>
          <table:table-cell office:value-type="float" office:value="0.495846287242179" calcext:value-type="float">
            <text:p>0.496</text:p>
          </table:table-cell>
          <table:table-cell office:value-type="float" office:value="0.00177178356850191" calcext:value-type="float">
            <text:p>0.002</text:p>
          </table:table-cell>
          <table:table-cell office:value-type="float" office:value="0.773093553324111" calcext:value-type="float">
            <text:p>0.773</text:p>
          </table:table-cell>
          <table:table-cell office:value-type="float" office:value="0.0032070742817252" calcext:value-type="float">
            <text:p>0.003</text:p>
          </table:table-cell>
          <table:table-cell table:formula="of:=SUM([.F7];[.H7];[.J7];[.L7])" office:value-type="float" office:value="1.49584628724218" calcext:value-type="float">
            <text:p>1.496</text:p>
          </table:table-cell>
          <table:table-cell table:formula="of:=[.F7]/([.F7]+[.L7])" office:value-type="float" office:value="0.226906446675889" calcext:value-type="float">
            <text:p>0.2269</text:p>
          </table:table-cell>
          <table:table-cell table:formula="of:=SQRT(([.R7]*[.G7])^2 + ([.S7]*[.M7])^2)" office:value-type="float" office:value="0.00171645419159251" calcext:value-type="float">
            <text:p>0.0017</text:p>
          </table:table-cell>
          <table:table-cell/>
          <table:table-cell table:formula="of:=[.L7]/([.L7]+[.F7])^2" office:value-type="float" office:value="0.773093553324111" calcext:value-type="float">
            <text:p>0.773093553324111</text:p>
          </table:table-cell>
          <table:table-cell table:formula="of:=-[.F7]/([.L7]+[.F7])^2" office:value-type="float" office:value="-0.226906446675889" calcext:value-type="float">
            <text:p>-0.226906446675889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D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365825046949321" calcext:value-type="float">
            <text:p>0.366</text:p>
          </table:table-cell>
          <table:table-cell office:value-type="float" office:value="0.00580562296300452" calcext:value-type="float">
            <text:p>0.006</text:p>
          </table:table-cell>
          <table:table-cell table:formula="of:=[.$H7]" office:value-type="float" office:value="0" calcext:value-type="float">
            <text:p>0.000</text:p>
          </table:table-cell>
          <table:table-cell table:formula="of:=[.$I7]" office:value-type="float" office:value="0" calcext:value-type="float">
            <text:p>0.000</text:p>
          </table:table-cell>
          <table:table-cell office:value-type="float" office:value="0.000169326741642889" calcext:value-type="float">
            <text:p>0.000</text:p>
          </table:table-cell>
          <table:table-cell office:value-type="float" office:value="0.0000846633708214447" calcext:value-type="float">
            <text:p>0.000</text:p>
          </table:table-cell>
          <table:table-cell office:value-type="float" office:value="0.634174953050679" calcext:value-type="float">
            <text:p>0.634</text:p>
          </table:table-cell>
          <table:table-cell office:value-type="float" office:value="0.00757223824538124" calcext:value-type="float">
            <text:p>0.008</text:p>
          </table:table-cell>
          <table:table-cell table:formula="of:=SUM([.F8];[.H8];[.J8];[.L8])" office:value-type="float" office:value="1.00016932674164" calcext:value-type="float">
            <text:p>1.000</text:p>
          </table:table-cell>
          <table:table-cell table:formula="of:=[.F8]/([.F8]+[.L8])" office:value-type="float" office:value="0.365825046949321" calcext:value-type="float">
            <text:p>0.3658</text:p>
          </table:table-cell>
          <table:table-cell table:formula="of:=SQRT(([.R8]*[.G8])^2 + ([.S8]*[.M8])^2)" office:value-type="float" office:value="0.00460749853558804" calcext:value-type="float">
            <text:p>0.0046</text:p>
          </table:table-cell>
          <table:table-cell/>
          <table:table-cell table:formula="of:=[.L8]/([.L8]+[.F8])^2" office:value-type="float" office:value="0.634174953050679" calcext:value-type="float">
            <text:p>0.634174953050679</text:p>
          </table:table-cell>
          <table:table-cell table:formula="of:=-[.F8]/([.L8]+[.F8])^2" office:value-type="float" office:value="-0.365825046949321" calcext:value-type="float">
            <text:p>-0.365825046949321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G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230360745968746" calcext:value-type="float">
            <text:p>0.230</text:p>
          </table:table-cell>
          <table:table-cell office:value-type="float" office:value="0.00468385989954937" calcext:value-type="float">
            <text:p>0.005</text:p>
          </table:table-cell>
          <table:table-cell table:formula="of:=[.$H8]" office:value-type="float" office:value="0" calcext:value-type="float">
            <text:p>0.000</text:p>
          </table:table-cell>
          <table:table-cell table:formula="of:=[.$I8]" office:value-type="float" office:value="0" calcext:value-type="float">
            <text:p>0.000</text:p>
          </table:table-cell>
          <table:table-cell office:value-type="float" office:value="0.504343317897809" calcext:value-type="float">
            <text:p>0.504</text:p>
          </table:table-cell>
          <table:table-cell office:value-type="float" office:value="0.00483721506312891" calcext:value-type="float">
            <text:p>0.005</text:p>
          </table:table-cell>
          <table:table-cell office:value-type="float" office:value="0.769639254031254" calcext:value-type="float">
            <text:p>0.770</text:p>
          </table:table-cell>
          <table:table-cell office:value-type="float" office:value="0.010246676458996" calcext:value-type="float">
            <text:p>0.010</text:p>
          </table:table-cell>
          <table:table-cell table:formula="of:=SUM([.F9];[.H9];[.J9];[.L9])" office:value-type="float" office:value="1.50434331789781" calcext:value-type="float">
            <text:p>1.504</text:p>
          </table:table-cell>
          <table:table-cell table:formula="of:=[.F9]/([.F9]+[.L9])" office:value-type="float" office:value="0.230360745968746" calcext:value-type="float">
            <text:p>0.2304</text:p>
          </table:table-cell>
          <table:table-cell table:formula="of:=SQRT(([.R9]*[.G9])^2 + ([.S9]*[.M9])^2)" office:value-type="float" office:value="0.00430892292586006" calcext:value-type="float">
            <text:p>0.0043</text:p>
          </table:table-cell>
          <table:table-cell/>
          <table:table-cell table:formula="of:=[.L9]/([.L9]+[.F9])^2" office:value-type="float" office:value="0.769639254031254" calcext:value-type="float">
            <text:p>0.769639254031254</text:p>
          </table:table-cell>
          <table:table-cell table:formula="of:=-[.F9]/([.L9]+[.F9])^2" office:value-type="float" office:value="-0.230360745968746" calcext:value-type="float">
            <text:p>-0.230360745968746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G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368139456219052" calcext:value-type="float">
            <text:p>0.368</text:p>
          </table:table-cell>
          <table:table-cell office:value-type="float" office:value="0.00533844919111154" calcext:value-type="float">
            <text:p>0.005</text:p>
          </table:table-cell>
          <table:table-cell table:formula="of:=[.$H9]" office:value-type="float" office:value="0" calcext:value-type="float">
            <text:p>0.000</text:p>
          </table:table-cell>
          <table:table-cell table:formula="of:=[.$I9]" office:value-type="float" office:value="0" calcext:value-type="float">
            <text:p>0.000</text:p>
          </table:table-cell>
          <table:table-cell table:number-columns-repeated="2" office:value-type="float" office:value="0.000510699791859145" calcext:value-type="float">
            <text:p>0.001</text:p>
          </table:table-cell>
          <table:table-cell office:value-type="float" office:value="0.631860543780948" calcext:value-type="float">
            <text:p>0.632</text:p>
          </table:table-cell>
          <table:table-cell office:value-type="float" office:value="0.0139567589991776" calcext:value-type="float">
            <text:p>0.014</text:p>
          </table:table-cell>
          <table:table-cell table:formula="of:=SUM([.F10];[.H10];[.J10];[.L10])" office:value-type="float" office:value="1.00051069979186" calcext:value-type="float">
            <text:p>1.001</text:p>
          </table:table-cell>
          <table:table-cell table:formula="of:=[.F10]/([.F10]+[.L10])" office:value-type="float" office:value="0.368139456219052" calcext:value-type="float">
            <text:p>0.3681</text:p>
          </table:table-cell>
          <table:table-cell table:formula="of:=SQRT(([.R10]*[.G10])^2 + ([.S10]*[.M10])^2)" office:value-type="float" office:value="0.00614634585678602" calcext:value-type="float">
            <text:p>0.0061</text:p>
          </table:table-cell>
          <table:table-cell/>
          <table:table-cell table:formula="of:=[.L10]/([.L10]+[.F10])^2" office:value-type="float" office:value="0.631860543780948" calcext:value-type="float">
            <text:p>0.631860543780948</text:p>
          </table:table-cell>
          <table:table-cell table:formula="of:=-[.F10]/([.L10]+[.F10])^2" office:value-type="float" office:value="-0.368139456219052" calcext:value-type="float">
            <text:p>-0.368139456219052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A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17553057675092" calcext:value-type="float">
            <text:p>0.118</text:p>
          </table:table-cell>
          <table:table-cell office:value-type="float" office:value="0.00235106115350185" calcext:value-type="float">
            <text:p>0.002</text:p>
          </table:table-cell>
          <table:table-cell table:formula="of:=[.$H10]" office:value-type="float" office:value="0" calcext:value-type="float">
            <text:p>0.000</text:p>
          </table:table-cell>
          <table:table-cell table:formula="of:=[.$I10]" office:value-type="float" office:value="0" calcext:value-type="float">
            <text:p>0.000</text:p>
          </table:table-cell>
          <table:table-cell office:value-type="float" office:value="0.502631585024396" calcext:value-type="float">
            <text:p>0.503</text:p>
          </table:table-cell>
          <table:table-cell office:value-type="float" office:value="0.00268917676812663" calcext:value-type="float">
            <text:p>0.003</text:p>
          </table:table-cell>
          <table:table-cell office:value-type="float" office:value="0.882446942324908" calcext:value-type="float">
            <text:p>0.882</text:p>
          </table:table-cell>
          <table:table-cell office:value-type="float" office:value="0.00364421615661742" calcext:value-type="float">
            <text:p>0.004</text:p>
          </table:table-cell>
          <table:table-cell table:formula="of:=SUM([.F11];[.H11];[.J11];[.L11])" office:value-type="float" office:value="1.5026315850244" calcext:value-type="float">
            <text:p>1.503</text:p>
          </table:table-cell>
          <table:table-cell table:formula="of:=[.F11]/([.F11]+[.L11])" office:value-type="float" office:value="0.117553057675092" calcext:value-type="float">
            <text:p>0.1176</text:p>
          </table:table-cell>
          <table:table-cell table:formula="of:=SQRT(([.R11]*[.G11])^2 + ([.S11]*[.M11])^2)" office:value-type="float" office:value="0.00211845272178532" calcext:value-type="float">
            <text:p>0.0021</text:p>
          </table:table-cell>
          <table:table-cell/>
          <table:table-cell table:formula="of:=[.L11]/([.L11]+[.F11])^2" office:value-type="float" office:value="0.882446942324908" calcext:value-type="float">
            <text:p>0.882446942324908</text:p>
          </table:table-cell>
          <table:table-cell table:formula="of:=-[.F11]/([.L11]+[.F11])^2" office:value-type="float" office:value="-0.117553057675092" calcext:value-type="float">
            <text:p>-0.117553057675092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A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66764530107187" calcext:value-type="float">
            <text:p>0.167</text:p>
          </table:table-cell>
          <table:table-cell office:value-type="float" office:value="0.00169911030675247" calcext:value-type="float">
            <text:p>0.002</text:p>
          </table:table-cell>
          <table:table-cell table:formula="of:=[.$H11]" office:value-type="float" office:value="0" calcext:value-type="float">
            <text:p>0.000</text:p>
          </table:table-cell>
          <table:table-cell table:formula="of:=[.$I11]" office:value-type="float" office:value="0" calcext:value-type="float">
            <text:p>0.000</text:p>
          </table:table-cell>
          <table:table-cell office:value-type="float" office:value="0.000526764416671765" calcext:value-type="float">
            <text:p>0.001</text:p>
          </table:table-cell>
          <table:table-cell office:value-type="float" office:value="0.000752520595245379" calcext:value-type="float">
            <text:p>0.001</text:p>
          </table:table-cell>
          <table:table-cell office:value-type="float" office:value="0.833235469892813" calcext:value-type="float">
            <text:p>0.833</text:p>
          </table:table-cell>
          <table:table-cell office:value-type="float" office:value="0.00302872343660554" calcext:value-type="float">
            <text:p>0.003</text:p>
          </table:table-cell>
          <table:table-cell table:formula="of:=SUM([.F12];[.H12];[.J12];[.L12])" office:value-type="float" office:value="1.00052676441667" calcext:value-type="float">
            <text:p>1.001</text:p>
          </table:table-cell>
          <table:table-cell table:formula="of:=[.F12]/([.F12]+[.L12])" office:value-type="float" office:value="0.166764530107187" calcext:value-type="float">
            <text:p>0.1668</text:p>
          </table:table-cell>
          <table:table-cell table:formula="of:=SQRT(([.R12]*[.G12])^2 + ([.S12]*[.M12])^2)" office:value-type="float" office:value="0.00150315766271937" calcext:value-type="float">
            <text:p>0.0015</text:p>
          </table:table-cell>
          <table:table-cell/>
          <table:table-cell table:formula="of:=[.L12]/([.L12]+[.F12])^2" office:value-type="float" office:value="0.833235469892813" calcext:value-type="float">
            <text:p>0.833235469892813</text:p>
          </table:table-cell>
          <table:table-cell table:formula="of:=-[.F12]/([.L12]+[.F12])^2" office:value-type="float" office:value="-0.166764530107187" calcext:value-type="float">
            <text:p>-0.166764530107187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C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19260524595543" calcext:value-type="float">
            <text:p>0.119</text:p>
          </table:table-cell>
          <table:table-cell office:value-type="float" office:value="0.0023344613325085" calcext:value-type="float">
            <text:p>0.002</text:p>
          </table:table-cell>
          <table:table-cell table:formula="of:=[.$H12]" office:value-type="float" office:value="0" calcext:value-type="float">
            <text:p>0.000</text:p>
          </table:table-cell>
          <table:table-cell table:formula="of:=[.$I12]" office:value-type="float" office:value="0" calcext:value-type="float">
            <text:p>0.000</text:p>
          </table:table-cell>
          <table:table-cell office:value-type="float" office:value="0.498961349597593" calcext:value-type="float">
            <text:p>0.499</text:p>
          </table:table-cell>
          <table:table-cell office:value-type="float" office:value="0.0016992116016459" calcext:value-type="float">
            <text:p>0.002</text:p>
          </table:table-cell>
          <table:table-cell office:value-type="float" office:value="0.880739475404457" calcext:value-type="float">
            <text:p>0.881</text:p>
          </table:table-cell>
          <table:table-cell office:value-type="float" office:value="0.00271386444763082" calcext:value-type="float">
            <text:p>0.003</text:p>
          </table:table-cell>
          <table:table-cell table:formula="of:=SUM([.F13];[.H13];[.J13];[.L13])" office:value-type="float" office:value="1.49896134959759" calcext:value-type="float">
            <text:p>1.499</text:p>
          </table:table-cell>
          <table:table-cell table:formula="of:=[.F13]/([.F13]+[.L13])" office:value-type="float" office:value="0.119260524595543" calcext:value-type="float">
            <text:p>0.1193</text:p>
          </table:table-cell>
          <table:table-cell table:formula="of:=SQRT(([.R13]*[.G13])^2 + ([.S13]*[.M13])^2)" office:value-type="float" office:value="0.00208137085582345" calcext:value-type="float">
            <text:p>0.0021</text:p>
          </table:table-cell>
          <table:table-cell/>
          <table:table-cell table:formula="of:=[.L13]/([.L13]+[.F13])^2" office:value-type="float" office:value="0.880739475404457" calcext:value-type="float">
            <text:p>0.880739475404457</text:p>
          </table:table-cell>
          <table:table-cell table:formula="of:=-[.F13]/([.L13]+[.F13])^2" office:value-type="float" office:value="-0.119260524595543" calcext:value-type="float">
            <text:p>-0.119260524595543</text:p>
          </table:table-cell>
        </table:table-row>
        <table:table-row table:style-name="ro1">
          <table:table-cell office:value-type="string" calcext:value-type="string">
            <text:p>49Fe</text:p>
          </table:table-cell>
          <table:table-cell office:value-type="string" calcext:value-type="string">
            <text:p>C</text:p>
          </table:table-cell>
          <table:table-cell office:value-type="float" office:value="23.5" calcext:value-type="float">
            <text:p>23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67820813828075" calcext:value-type="float">
            <text:p>0.168</text:p>
          </table:table-cell>
          <table:table-cell office:value-type="float" office:value="0.00150455716543661" calcext:value-type="float">
            <text:p>0.002</text:p>
          </table:table-cell>
          <table:table-cell table:formula="of:=[.$H13]" office:value-type="float" office:value="0" calcext:value-type="float">
            <text:p>0.000</text:p>
          </table:table-cell>
          <table:table-cell table:formula="of:=[.$I13]" office:value-type="float" office:value="0" calcext:value-type="float">
            <text:p>0.000</text:p>
          </table:table-cell>
          <table:table-cell office:value-type="float" office:value="0.000299859645455026" calcext:value-type="float">
            <text:p>0.000</text:p>
          </table:table-cell>
          <table:table-cell office:value-type="float" office:value="0.000149929822727513" calcext:value-type="float">
            <text:p>0.000</text:p>
          </table:table-cell>
          <table:table-cell office:value-type="float" office:value="0.832179186171925" calcext:value-type="float">
            <text:p>0.832</text:p>
          </table:table-cell>
          <table:table-cell office:value-type="float" office:value="0.00279367257342529" calcext:value-type="float">
            <text:p>0.003</text:p>
          </table:table-cell>
          <table:table-cell table:formula="of:=SUM([.F14];[.H14];[.J14];[.L14])" office:value-type="float" office:value="1.00029985964546" calcext:value-type="float">
            <text:p>1.000</text:p>
          </table:table-cell>
          <table:table-cell table:formula="of:=[.F14]/([.F14]+[.L14])" office:value-type="float" office:value="0.167820813828075" calcext:value-type="float">
            <text:p>0.1678</text:p>
          </table:table-cell>
          <table:table-cell table:formula="of:=SQRT(([.R14]*[.G14])^2 + ([.S14]*[.M14])^2)" office:value-type="float" office:value="0.00133696100039613" calcext:value-type="float">
            <text:p>0.0013</text:p>
          </table:table-cell>
          <table:table-cell/>
          <table:table-cell table:formula="of:=[.L14]/([.L14]+[.F14])^2" office:value-type="float" office:value="0.832179186171925" calcext:value-type="float">
            <text:p>0.832179186171925</text:p>
          </table:table-cell>
          <table:table-cell table:formula="of:=-[.F14]/([.L14]+[.F14])^2" office:value-type="float" office:value="-0.167820813828075" calcext:value-type="float">
            <text:p>-0.16782081382807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E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47265700871702" calcext:value-type="float">
            <text:p>0.147</text:p>
          </table:table-cell>
          <table:table-cell office:value-type="float" office:value="0.00204962701282815" calcext:value-type="float">
            <text:p>0.002</text:p>
          </table:table-cell>
          <table:table-cell table:formula="of:=[.$H15]" office:value-type="float" office:value="0" calcext:value-type="float">
            <text:p>0.000</text:p>
          </table:table-cell>
          <table:table-cell table:formula="of:=[.$I15]" office:value-type="float" office:value="0" calcext:value-type="float">
            <text:p>0.000</text:p>
          </table:table-cell>
          <table:table-cell office:value-type="float" office:value="0.49570573866381" calcext:value-type="float">
            <text:p>0.496</text:p>
          </table:table-cell>
          <table:table-cell office:value-type="float" office:value="0.00110292995005545" calcext:value-type="float">
            <text:p>0.001</text:p>
          </table:table-cell>
          <table:table-cell office:value-type="float" office:value="0.852734299128298" calcext:value-type="float">
            <text:p>0.853</text:p>
          </table:table-cell>
          <table:table-cell office:value-type="float" office:value="0.00822044632835763" calcext:value-type="float">
            <text:p>0.008</text:p>
          </table:table-cell>
          <table:table-cell table:formula="of:=SUM([.F16];[.H16];[.J16];[.L16])" office:value-type="float" office:value="1.49570573866381" calcext:value-type="float">
            <text:p>1.496</text:p>
          </table:table-cell>
          <table:table-cell table:formula="of:=[.F16]/([.F16]+[.L16])" office:value-type="float" office:value="0.147265700871702" calcext:value-type="float">
            <text:p>0.1473</text:p>
          </table:table-cell>
          <table:table-cell table:formula="of:=SQRT(([.R16]*[.G16])^2 + ([.S16]*[.M16])^2)" office:value-type="float" office:value="0.00212609687593442" calcext:value-type="float">
            <text:p>0.0021</text:p>
          </table:table-cell>
          <table:table-cell/>
          <table:table-cell table:formula="of:=[.L16]/([.L16]+[.F16])^2" office:value-type="float" office:value="0.852734299128298" calcext:value-type="float">
            <text:p>0.852734299128298</text:p>
          </table:table-cell>
          <table:table-cell table:formula="of:=-[.F16]/([.L16]+[.F16])^2" office:value-type="float" office:value="-0.147265700871702" calcext:value-type="float">
            <text:p>-0.147265700871702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E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204781249717255" calcext:value-type="float">
            <text:p>0.205</text:p>
          </table:table-cell>
          <table:table-cell office:value-type="float" office:value="0.0048267107884331" calcext:value-type="float">
            <text:p>0.005</text:p>
          </table:table-cell>
          <table:table-cell table:formula="of:=[.$H16]" office:value-type="float" office:value="0" calcext:value-type="float">
            <text:p>0.000</text:p>
          </table:table-cell>
          <table:table-cell table:formula="of:=[.$I16]" office:value-type="float" office:value="0" calcext:value-type="float">
            <text:p>0.000</text:p>
          </table:table-cell>
          <table:table-cell office:value-type="float" office:value="0.0001539148734505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95218750282745" calcext:value-type="float">
            <text:p>0.795</text:p>
          </table:table-cell>
          <table:table-cell office:value-type="float" office:value="0.00791547803945606" calcext:value-type="float">
            <text:p>0.008</text:p>
          </table:table-cell>
          <table:table-cell table:formula="of:=SUM([.F17];[.H17];[.J17];[.L17])" office:value-type="float" office:value="1.00015391487345" calcext:value-type="float">
            <text:p>1.000</text:p>
          </table:table-cell>
          <table:table-cell table:formula="of:=[.F17]/([.F17]+[.L17])" office:value-type="float" office:value="0.204781249717255" calcext:value-type="float">
            <text:p>0.2048</text:p>
          </table:table-cell>
          <table:table-cell table:formula="of:=SQRT(([.R17]*[.G17])^2 + ([.S17]*[.M17])^2)" office:value-type="float" office:value="0.00416652475011278" calcext:value-type="float">
            <text:p>0.0042</text:p>
          </table:table-cell>
          <table:table-cell/>
          <table:table-cell table:formula="of:=[.L17]/([.L17]+[.F17])^2" office:value-type="float" office:value="0.795218750282745" calcext:value-type="float">
            <text:p>0.795218750282745</text:p>
          </table:table-cell>
          <table:table-cell table:formula="of:=-[.F17]/([.L17]+[.F17])^2" office:value-type="float" office:value="-0.204781249717255" calcext:value-type="float">
            <text:p>-0.204781249717255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01939922614851" calcext:value-type="float">
            <text:p>0.102</text:p>
          </table:table-cell>
          <table:table-cell office:value-type="float" office:value="0.00294447983648474" calcext:value-type="float">
            <text:p>0.003</text:p>
          </table:table-cell>
          <table:table-cell table:formula="of:=[.$H17]" office:value-type="float" office:value="0" calcext:value-type="float">
            <text:p>0.000</text:p>
          </table:table-cell>
          <table:table-cell table:formula="of:=[.$I17]" office:value-type="float" office:value="0" calcext:value-type="float">
            <text:p>0.000</text:p>
          </table:table-cell>
          <table:table-cell office:value-type="float" office:value="0.500714102720406" calcext:value-type="float">
            <text:p>0.501</text:p>
          </table:table-cell>
          <table:table-cell office:value-type="float" office:value="0.00182122006324105" calcext:value-type="float">
            <text:p>0.002</text:p>
          </table:table-cell>
          <table:table-cell office:value-type="float" office:value="0.898060077385149" calcext:value-type="float">
            <text:p>0.898</text:p>
          </table:table-cell>
          <table:table-cell office:value-type="float" office:value="0.00651555074281849" calcext:value-type="float">
            <text:p>0.007</text:p>
          </table:table-cell>
          <table:table-cell table:formula="of:=SUM([.F18];[.H18];[.J18];[.L18])" office:value-type="float" office:value="1.50071410272041" calcext:value-type="float">
            <text:p>1.501</text:p>
          </table:table-cell>
          <table:table-cell table:formula="of:=[.F18]/([.F18]+[.L18])" office:value-type="float" office:value="0.101939922614851" calcext:value-type="float">
            <text:p>0.1019</text:p>
          </table:table-cell>
          <table:table-cell table:formula="of:=SQRT(([.R18]*[.G18])^2 + ([.S18]*[.M18])^2)" office:value-type="float" office:value="0.00272645957268147" calcext:value-type="float">
            <text:p>0.0027</text:p>
          </table:table-cell>
          <table:table-cell/>
          <table:table-cell table:formula="of:=[.L18]/([.L18]+[.F18])^2" office:value-type="float" office:value="0.898060077385149" calcext:value-type="float">
            <text:p>0.898060077385149</text:p>
          </table:table-cell>
          <table:table-cell table:formula="of:=-[.F18]/([.L18]+[.F18])^2" office:value-type="float" office:value="-0.101939922614851" calcext:value-type="float">
            <text:p>-0.101939922614851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37746526906025" calcext:value-type="float">
            <text:p>0.138</text:p>
          </table:table-cell>
          <table:table-cell office:value-type="float" office:value="0.00353037411584686" calcext:value-type="float">
            <text:p>0.004</text:p>
          </table:table-cell>
          <table:table-cell table:formula="of:=[.$H18]" office:value-type="float" office:value="0" calcext:value-type="float">
            <text:p>0.000</text:p>
          </table:table-cell>
          <table:table-cell table:formula="of:=[.$I18]" office:value-type="float" office:value="0" calcext:value-type="float">
            <text:p>0.000</text:p>
          </table:table-cell>
          <table:table-cell office:value-type="float" office:value="0.00103689430808764" calcext:value-type="float">
            <text:p>0.001</text:p>
          </table:table-cell>
          <table:table-cell office:value-type="float" office:value="0.001259085945535" calcext:value-type="float">
            <text:p>0.001</text:p>
          </table:table-cell>
          <table:table-cell office:value-type="float" office:value="0.862253473093975" calcext:value-type="float">
            <text:p>0.862</text:p>
          </table:table-cell>
          <table:table-cell office:value-type="float" office:value="0.00518897736689076" calcext:value-type="float">
            <text:p>0.005</text:p>
          </table:table-cell>
          <table:table-cell table:formula="of:=SUM([.F19];[.H19];[.J19];[.L19])" office:value-type="float" office:value="1.00103689430809" calcext:value-type="float">
            <text:p>1.001</text:p>
          </table:table-cell>
          <table:table-cell table:formula="of:=[.F19]/([.F19]+[.L19])" office:value-type="float" office:value="0.137746526906025" calcext:value-type="float">
            <text:p>0.1377</text:p>
          </table:table-cell>
          <table:table-cell table:formula="of:=SQRT(([.R19]*[.G19])^2 + ([.S19]*[.M19])^2)" office:value-type="float" office:value="0.00312686646457304" calcext:value-type="float">
            <text:p>0.0031</text:p>
          </table:table-cell>
          <table:table-cell/>
          <table:table-cell table:formula="of:=[.L19]/([.L19]+[.F19])^2" office:value-type="float" office:value="0.862253473093975" calcext:value-type="float">
            <text:p>0.862253473093975</text:p>
          </table:table-cell>
          <table:table-cell table:formula="of:=-[.F19]/([.L19]+[.F19])^2" office:value-type="float" office:value="-0.137746526906025" calcext:value-type="float">
            <text:p>-0.137746526906025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02763610587847" calcext:value-type="float">
            <text:p>0.103</text:p>
          </table:table-cell>
          <table:table-cell office:value-type="float" office:value="0.0025411377494522" calcext:value-type="float">
            <text:p>0.003</text:p>
          </table:table-cell>
          <table:table-cell table:formula="of:=[.$H19]" office:value-type="float" office:value="0" calcext:value-type="float">
            <text:p>0.000</text:p>
          </table:table-cell>
          <table:table-cell table:formula="of:=[.$I19]" office:value-type="float" office:value="0" calcext:value-type="float">
            <text:p>0.000</text:p>
          </table:table-cell>
          <table:table-cell office:value-type="float" office:value="0.502115900431665" calcext:value-type="float">
            <text:p>0.502</text:p>
          </table:table-cell>
          <table:table-cell office:value-type="float" office:value="0.00291715846292906" calcext:value-type="float">
            <text:p>0.003</text:p>
          </table:table-cell>
          <table:table-cell office:value-type="float" office:value="0.897236389412153" calcext:value-type="float">
            <text:p>0.897</text:p>
          </table:table-cell>
          <table:table-cell office:value-type="float" office:value="0.00217424003896321" calcext:value-type="float">
            <text:p>0.002</text:p>
          </table:table-cell>
          <table:table-cell table:formula="of:=SUM([.F20];[.H20];[.J20];[.L20])" office:value-type="float" office:value="1.50211590043166" calcext:value-type="float">
            <text:p>1.502</text:p>
          </table:table-cell>
          <table:table-cell table:formula="of:=[.F20]/([.F20]+[.L20])" office:value-type="float" office:value="0.102763610587847" calcext:value-type="float">
            <text:p>0.1028</text:p>
          </table:table-cell>
          <table:table-cell table:formula="of:=SQRT(([.R20]*[.G20])^2 + ([.S20]*[.M20])^2)" office:value-type="float" office:value="0.00229092294485223" calcext:value-type="float">
            <text:p>0.0023</text:p>
          </table:table-cell>
          <table:table-cell/>
          <table:table-cell table:formula="of:=[.L20]/([.L20]+[.F20])^2" office:value-type="float" office:value="0.897236389412153" calcext:value-type="float">
            <text:p>0.897236389412153</text:p>
          </table:table-cell>
          <table:table-cell table:formula="of:=-[.F20]/([.L20]+[.F20])^2" office:value-type="float" office:value="-0.102763610587847" calcext:value-type="float">
            <text:p>-0.102763610587847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38575875588364" calcext:value-type="float">
            <text:p>0.139</text:p>
          </table:table-cell>
          <table:table-cell office:value-type="float" office:value="0.00289856081559996" calcext:value-type="float">
            <text:p>0.003</text:p>
          </table:table-cell>
          <table:table-cell table:formula="of:=[.$H20]" office:value-type="float" office:value="0" calcext:value-type="float">
            <text:p>0.000</text:p>
          </table:table-cell>
          <table:table-cell table:formula="of:=[.$I20]" office:value-type="float" office:value="0" calcext:value-type="float">
            <text:p>0.000</text:p>
          </table:table-cell>
          <table:table-cell office:value-type="float" office:value="0.000221241397890717" calcext:value-type="float">
            <text:p>0.000</text:p>
          </table:table-cell>
          <table:table-cell office:value-type="float" office:value="0.000147494265260478" calcext:value-type="float">
            <text:p>0.000</text:p>
          </table:table-cell>
          <table:table-cell office:value-type="float" office:value="0.861424124411636" calcext:value-type="float">
            <text:p>0.861</text:p>
          </table:table-cell>
          <table:table-cell office:value-type="float" office:value="0.00384760647708107" calcext:value-type="float">
            <text:p>0.004</text:p>
          </table:table-cell>
          <table:table-cell table:formula="of:=SUM([.F21];[.H21];[.J21];[.L21])" office:value-type="float" office:value="1.00022124139789" calcext:value-type="float">
            <text:p>1.000</text:p>
          </table:table-cell>
          <table:table-cell table:formula="of:=[.F21]/([.F21]+[.L21])" office:value-type="float" office:value="0.138575875588364" calcext:value-type="float">
            <text:p>0.1386</text:p>
          </table:table-cell>
          <table:table-cell table:formula="of:=SQRT(([.R21]*[.G21])^2 + ([.S21]*[.M21])^2)" office:value-type="float" office:value="0.00255318378571015" calcext:value-type="float">
            <text:p>0.0026</text:p>
          </table:table-cell>
          <table:table-cell/>
          <table:table-cell table:formula="of:=[.L21]/([.L21]+[.F21])^2" office:value-type="float" office:value="0.861424124411636" calcext:value-type="float">
            <text:p>0.861424124411636</text:p>
          </table:table-cell>
          <table:table-cell table:formula="of:=-[.F21]/([.L21]+[.F21])^2" office:value-type="float" office:value="-0.138575875588364" calcext:value-type="float">
            <text:p>-0.138575875588364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20049742977765" calcext:value-type="float">
            <text:p>0.120</text:p>
          </table:table-cell>
          <table:table-cell office:value-type="float" office:value="0.00478976054325548" calcext:value-type="float">
            <text:p>0.005</text:p>
          </table:table-cell>
          <table:table-cell table:formula="of:=[.$H21]" office:value-type="float" office:value="0" calcext:value-type="float">
            <text:p>0.000</text:p>
          </table:table-cell>
          <table:table-cell table:formula="of:=[.$I21]" office:value-type="float" office:value="0" calcext:value-type="float">
            <text:p>0.000</text:p>
          </table:table-cell>
          <table:table-cell office:value-type="float" office:value="0.496353323760118" calcext:value-type="float">
            <text:p>0.496</text:p>
          </table:table-cell>
          <table:table-cell office:value-type="float" office:value="0.00402152214193074" calcext:value-type="float">
            <text:p>0.004</text:p>
          </table:table-cell>
          <table:table-cell office:value-type="float" office:value="0.879950257022235" calcext:value-type="float">
            <text:p>0.880</text:p>
          </table:table-cell>
          <table:table-cell office:value-type="float" office:value="0.00563139099250398" calcext:value-type="float">
            <text:p>0.006</text:p>
          </table:table-cell>
          <table:table-cell table:formula="of:=SUM([.F22];[.H22];[.J22];[.L22])" office:value-type="float" office:value="1.49635332376012" calcext:value-type="float">
            <text:p>1.496</text:p>
          </table:table-cell>
          <table:table-cell table:formula="of:=[.F22]/([.F22]+[.L22])" office:value-type="float" office:value="0.120049742977765" calcext:value-type="float">
            <text:p>0.1200</text:p>
          </table:table-cell>
          <table:table-cell table:formula="of:=SQRT(([.R22]*[.G22])^2 + ([.S22]*[.M22])^2)" office:value-type="float" office:value="0.00426862574746988" calcext:value-type="float">
            <text:p>0.0043</text:p>
          </table:table-cell>
          <table:table-cell/>
          <table:table-cell table:formula="of:=[.L22]/([.L22]+[.F22])^2" office:value-type="float" office:value="0.879950257022235" calcext:value-type="float">
            <text:p>0.879950257022235</text:p>
          </table:table-cell>
          <table:table-cell table:formula="of:=-[.F22]/([.L22]+[.F22])^2" office:value-type="float" office:value="-0.120049742977765" calcext:value-type="float">
            <text:p>-0.120049742977765</text:p>
          </table:table-cell>
        </table:table-row>
        <table:table-row table:style-name="ro1">
          <table:table-cell office:value-type="string" calcext:value-type="string">
            <text:p>50Fe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51107170304638" calcext:value-type="float">
            <text:p>0.151</text:p>
          </table:table-cell>
          <table:table-cell office:value-type="float" office:value="0.00530529098549947" calcext:value-type="float">
            <text:p>0.005</text:p>
          </table:table-cell>
          <table:table-cell table:formula="of:=[.$H22]" office:value-type="float" office:value="0" calcext:value-type="float">
            <text:p>0.000</text:p>
          </table:table-cell>
          <table:table-cell table:formula="of:=[.$I22]" office:value-type="float" office:value="0" calcext:value-type="float">
            <text:p>0.000</text:p>
          </table:table-cell>
          <table:table-cell office:value-type="float" office:value="0.000373182154737041" calcext:value-type="float">
            <text:p>0.000</text:p>
          </table:table-cell>
          <table:table-cell office:value-type="float" office:value="0.000223909292842225" calcext:value-type="float">
            <text:p>0.000</text:p>
          </table:table-cell>
          <table:table-cell office:value-type="float" office:value="0.848892829695362" calcext:value-type="float">
            <text:p>0.849</text:p>
          </table:table-cell>
          <table:table-cell office:value-type="float" office:value="0.0111257251598344" calcext:value-type="float">
            <text:p>0.011</text:p>
          </table:table-cell>
          <table:table-cell table:formula="of:=SUM([.F23];[.H23];[.J23];[.L23])" office:value-type="float" office:value="1.00037318215474" calcext:value-type="float">
            <text:p>1.000</text:p>
          </table:table-cell>
          <table:table-cell table:formula="of:=[.F23]/([.F23]+[.L23])" office:value-type="float" office:value="0.151107170304638" calcext:value-type="float">
            <text:p>0.1511</text:p>
          </table:table-cell>
          <table:table-cell table:formula="of:=SQRT(([.R23]*[.G23])^2 + ([.S23]*[.M23])^2)" office:value-type="float" office:value="0.00480718004781393" calcext:value-type="float">
            <text:p>0.0048</text:p>
          </table:table-cell>
          <table:table-cell/>
          <table:table-cell table:formula="of:=[.L23]/([.L23]+[.F23])^2" office:value-type="float" office:value="0.848892829695362" calcext:value-type="float">
            <text:p>0.848892829695362</text:p>
          </table:table-cell>
          <table:table-cell table:formula="of:=-[.F23]/([.L23]+[.F23])^2" office:value-type="float" office:value="-0.151107170304638" calcext:value-type="float">
            <text:p>-0.15110717030463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E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299162295069977" calcext:value-type="float">
            <text:p>0.299</text:p>
          </table:table-cell>
          <table:table-cell office:value-type="float" office:value="0.00917139882696279" calcext:value-type="float">
            <text:p>0.009</text:p>
          </table:table-cell>
          <table:table-cell table:formula="of:=[.$H24]" office:value-type="float" office:value="0" calcext:value-type="float">
            <text:p>0.000</text:p>
          </table:table-cell>
          <table:table-cell table:formula="of:=[.$I24]" office:value-type="float" office:value="0" calcext:value-type="float">
            <text:p>0.000</text:p>
          </table:table-cell>
          <table:table-cell office:value-type="float" office:value="0.480076561929631" calcext:value-type="float">
            <text:p>0.480</text:p>
          </table:table-cell>
          <table:table-cell office:value-type="float" office:value="0.00417798476522931" calcext:value-type="float">
            <text:p>0.004</text:p>
          </table:table-cell>
          <table:table-cell office:value-type="float" office:value="0.700837704930023" calcext:value-type="float">
            <text:p>0.701</text:p>
          </table:table-cell>
          <table:table-cell office:value-type="float" office:value="0.0145967308719111" calcext:value-type="float">
            <text:p>0.015</text:p>
          </table:table-cell>
          <table:table-cell table:formula="of:=SUM([.F25];[.H25];[.J25];[.L25])" office:value-type="float" office:value="1.48007656192963" calcext:value-type="float">
            <text:p>1.480</text:p>
          </table:table-cell>
          <table:table-cell table:formula="of:=[.F25]/([.F25]+[.L25])" office:value-type="float" office:value="0.299162295069977" calcext:value-type="float">
            <text:p>0.2992</text:p>
          </table:table-cell>
          <table:table-cell table:formula="of:=SQRT(([.R25]*[.G25])^2 + ([.S25]*[.M25])^2)" office:value-type="float" office:value="0.00777069547790478" calcext:value-type="float">
            <text:p>0.0078</text:p>
          </table:table-cell>
          <table:table-cell/>
          <table:table-cell table:formula="of:=[.L25]/([.L25]+[.F25])^2" office:value-type="float" office:value="0.700837704930023" calcext:value-type="float">
            <text:p>0.700837704930023</text:p>
          </table:table-cell>
          <table:table-cell table:formula="of:=-[.F25]/([.L25]+[.F25])^2" office:value-type="float" office:value="-0.299162295069977" calcext:value-type="float">
            <text:p>-0.299162295069977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E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492557223106171" calcext:value-type="float">
            <text:p>0.493</text:p>
          </table:table-cell>
          <table:table-cell office:value-type="float" office:value="0.0139622519935607" calcext:value-type="float">
            <text:p>0.014</text:p>
          </table:table-cell>
          <table:table-cell table:formula="of:=[.$H25]" office:value-type="float" office:value="0" calcext:value-type="float">
            <text:p>0.000</text:p>
          </table:table-cell>
          <table:table-cell table:formula="of:=[.$I25]" office:value-type="float" office:value="0" calcext:value-type="float">
            <text:p>0.000</text:p>
          </table:table-cell>
          <table:table-cell office:value-type="float" office:value="0.00157685757395985" calcext:value-type="float">
            <text:p>0.002</text:p>
          </table:table-cell>
          <table:table-cell office:value-type="float" office:value="0.00278268983639974" calcext:value-type="float">
            <text:p>0.003</text:p>
          </table:table-cell>
          <table:table-cell office:value-type="float" office:value="0.507442776893829" calcext:value-type="float">
            <text:p>0.507</text:p>
          </table:table-cell>
          <table:table-cell office:value-type="float" office:value="0.024888201591523" calcext:value-type="float">
            <text:p>0.025</text:p>
          </table:table-cell>
          <table:table-cell table:formula="of:=SUM([.F26];[.H26];[.J26];[.L26])" office:value-type="float" office:value="1.00157685757396" calcext:value-type="float">
            <text:p>1.002</text:p>
          </table:table-cell>
          <table:table-cell table:formula="of:=[.F26]/([.F26]+[.L26])" office:value-type="float" office:value="0.492557223106171" calcext:value-type="float">
            <text:p>0.4926</text:p>
          </table:table-cell>
          <table:table-cell table:formula="of:=SQRT(([.R26]*[.G26])^2 + ([.S26]*[.M26])^2)" office:value-type="float" office:value="0.0141590105877778" calcext:value-type="float">
            <text:p>0.0142</text:p>
          </table:table-cell>
          <table:table-cell/>
          <table:table-cell table:formula="of:=[.L26]/([.L26]+[.F26])^2" office:value-type="float" office:value="0.507442776893829" calcext:value-type="float">
            <text:p>0.507442776893829</text:p>
          </table:table-cell>
          <table:table-cell table:formula="of:=-[.F26]/([.L26]+[.F26])^2" office:value-type="float" office:value="-0.492557223106171" calcext:value-type="float">
            <text:p>-0.492557223106171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457245434144269" calcext:value-type="float">
            <text:p>0.457</text:p>
          </table:table-cell>
          <table:table-cell office:value-type="float" office:value="0.0064514346969209" calcext:value-type="float">
            <text:p>0.006</text:p>
          </table:table-cell>
          <table:table-cell table:formula="of:=[.$H26]" office:value-type="float" office:value="0" calcext:value-type="float">
            <text:p>0.000</text:p>
          </table:table-cell>
          <table:table-cell table:formula="of:=[.$I26]" office:value-type="float" office:value="0" calcext:value-type="float">
            <text:p>0.000</text:p>
          </table:table-cell>
          <table:table-cell office:value-type="float" office:value="0.474038408518398" calcext:value-type="float">
            <text:p>0.474</text:p>
          </table:table-cell>
          <table:table-cell office:value-type="float" office:value="0.00413285447705665" calcext:value-type="float">
            <text:p>0.004</text:p>
          </table:table-cell>
          <table:table-cell office:value-type="float" office:value="0.542754565855731" calcext:value-type="float">
            <text:p>0.543</text:p>
          </table:table-cell>
          <table:table-cell office:value-type="float" office:value="0.00554459828910509" calcext:value-type="float">
            <text:p>0.006</text:p>
          </table:table-cell>
          <table:table-cell table:formula="of:=SUM([.F27];[.H27];[.J27];[.L27])" office:value-type="float" office:value="1.4740384085184" calcext:value-type="float">
            <text:p>1.474</text:p>
          </table:table-cell>
          <table:table-cell table:formula="of:=[.F27]/([.F27]+[.L27])" office:value-type="float" office:value="0.457245434144269" calcext:value-type="float">
            <text:p>0.4572</text:p>
          </table:table-cell>
          <table:table-cell table:formula="of:=SQRT(([.R27]*[.G27])^2 + ([.S27]*[.M27])^2)" office:value-type="float" office:value="0.00432299376949788" calcext:value-type="float">
            <text:p>0.0043</text:p>
          </table:table-cell>
          <table:table-cell/>
          <table:table-cell table:formula="of:=[.L27]/([.L27]+[.F27])^2" office:value-type="float" office:value="0.542754565855731" calcext:value-type="float">
            <text:p>0.542754565855731</text:p>
          </table:table-cell>
          <table:table-cell table:formula="of:=-[.F27]/([.L27]+[.F27])^2" office:value-type="float" office:value="-0.457245434144269" calcext:value-type="float">
            <text:p>-0.457245434144269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17418300906339" calcext:value-type="float">
            <text:p>0.717</text:p>
          </table:table-cell>
          <table:table-cell office:value-type="float" office:value="0.00571192914734346" calcext:value-type="float">
            <text:p>0.006</text:p>
          </table:table-cell>
          <table:table-cell table:formula="of:=[.$H27]" office:value-type="float" office:value="0" calcext:value-type="float">
            <text:p>0.000</text:p>
          </table:table-cell>
          <table:table-cell table:formula="of:=[.$I27]" office:value-type="float" office:value="0" calcext:value-type="float">
            <text:p>0.000</text:p>
          </table:table-cell>
          <table:table-cell office:value-type="float" office:value="0.000840659300751293" calcext:value-type="float">
            <text:p>0.001</text:p>
          </table:table-cell>
          <table:table-cell office:value-type="float" office:value="0.00063049447556347" calcext:value-type="float">
            <text:p>0.001</text:p>
          </table:table-cell>
          <table:table-cell office:value-type="float" office:value="0.282581699093661" calcext:value-type="float">
            <text:p>0.283</text:p>
          </table:table-cell>
          <table:table-cell office:value-type="float" office:value="0.00532581916251911" calcext:value-type="float">
            <text:p>0.005</text:p>
          </table:table-cell>
          <table:table-cell table:formula="of:=SUM([.F28];[.H28];[.J28];[.L28])" office:value-type="float" office:value="1.00084065930075" calcext:value-type="float">
            <text:p>1.001</text:p>
          </table:table-cell>
          <table:table-cell table:formula="of:=[.F28]/([.F28]+[.L28])" office:value-type="float" office:value="0.717418300906339" calcext:value-type="float">
            <text:p>0.7174</text:p>
          </table:table-cell>
          <table:table-cell table:formula="of:=SQRT(([.R28]*[.G28])^2 + ([.S28]*[.M28])^2)" office:value-type="float" office:value="0.00414778194055439" calcext:value-type="float">
            <text:p>0.0041</text:p>
          </table:table-cell>
          <table:table-cell/>
          <table:table-cell table:formula="of:=[.L28]/([.L28]+[.F28])^2" office:value-type="float" office:value="0.282581699093661" calcext:value-type="float">
            <text:p>0.282581699093661</text:p>
          </table:table-cell>
          <table:table-cell table:formula="of:=-[.F28]/([.L28]+[.F28])^2" office:value-type="float" office:value="-0.717418300906339" calcext:value-type="float">
            <text:p>-0.717418300906339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H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47218961590411" calcext:value-type="float">
            <text:p>0.747</text:p>
          </table:table-cell>
          <table:table-cell office:value-type="float" office:value="0.00349349124899413" calcext:value-type="float">
            <text:p>0.003</text:p>
          </table:table-cell>
          <table:table-cell table:formula="of:=[.$H28]" office:value-type="float" office:value="0" calcext:value-type="float">
            <text:p>0.000</text:p>
          </table:table-cell>
          <table:table-cell table:formula="of:=[.$I28]" office:value-type="float" office:value="0" calcext:value-type="float">
            <text:p>0.000</text:p>
          </table:table-cell>
          <table:table-cell office:value-type="float" office:value="0.470669098030094" calcext:value-type="float">
            <text:p>0.471</text:p>
          </table:table-cell>
          <table:table-cell office:value-type="float" office:value="0.00433225994242033" calcext:value-type="float">
            <text:p>0.004</text:p>
          </table:table-cell>
          <table:table-cell office:value-type="float" office:value="0.252781038409589" calcext:value-type="float">
            <text:p>0.253</text:p>
          </table:table-cell>
          <table:table-cell office:value-type="float" office:value="0.00184511706868313" calcext:value-type="float">
            <text:p>0.002</text:p>
          </table:table-cell>
          <table:table-cell table:formula="of:=SUM([.F29];[.H29];[.J29];[.L29])" office:value-type="float" office:value="1.47066909803009" calcext:value-type="float">
            <text:p>1.471</text:p>
          </table:table-cell>
          <table:table-cell table:formula="of:=[.F29]/([.F29]+[.L29])" office:value-type="float" office:value="0.747218961590411" calcext:value-type="float">
            <text:p>0.7472</text:p>
          </table:table-cell>
          <table:table-cell table:formula="of:=SQRT(([.R29]*[.G29])^2 + ([.S29]*[.M29])^2)" office:value-type="float" office:value="0.00163727716932011" calcext:value-type="float">
            <text:p>0.0016</text:p>
          </table:table-cell>
          <table:table-cell/>
          <table:table-cell table:formula="of:=[.L29]/([.L29]+[.F29])^2" office:value-type="float" office:value="0.252781038409589" calcext:value-type="float">
            <text:p>0.252781038409589</text:p>
          </table:table-cell>
          <table:table-cell table:formula="of:=-[.F29]/([.L29]+[.F29])^2" office:value-type="float" office:value="-0.747218961590411" calcext:value-type="float">
            <text:p>-0.747218961590411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H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918279012437181" calcext:value-type="float">
            <text:p>0.918</text:p>
          </table:table-cell>
          <table:table-cell office:value-type="float" office:value="0.00558373199369739" calcext:value-type="float">
            <text:p>0.006</text:p>
          </table:table-cell>
          <table:table-cell table:formula="of:=[.$H29]" office:value-type="float" office:value="0" calcext:value-type="float">
            <text:p>0.000</text:p>
          </table:table-cell>
          <table:table-cell table:formula="of:=[.$I29]" office:value-type="float" office:value="0" calcext:value-type="float">
            <text:p>0.000</text:p>
          </table:table-cell>
          <table:table-cell office:value-type="float" office:value="0.00152283777700421" calcext:value-type="float">
            <text:p>0.002</text:p>
          </table:table-cell>
          <table:table-cell office:value-type="float" office:value="0.00199140324685166" calcext:value-type="float">
            <text:p>0.002</text:p>
          </table:table-cell>
          <table:table-cell office:value-type="float" office:value="0.0817209875628186" calcext:value-type="float">
            <text:p>0.082</text:p>
          </table:table-cell>
          <table:table-cell office:value-type="float" office:value="0.00069846997916939" calcext:value-type="float">
            <text:p>0.001</text:p>
          </table:table-cell>
          <table:table-cell table:formula="of:=SUM([.F30];[.H30];[.J30];[.L30])" office:value-type="float" office:value="1.001522837777" calcext:value-type="float">
            <text:p>1.002</text:p>
          </table:table-cell>
          <table:table-cell table:formula="of:=[.F30]/([.F30]+[.L30])" office:value-type="float" office:value="0.918279012437181" calcext:value-type="float">
            <text:p>0.9183</text:p>
          </table:table-cell>
          <table:table-cell table:formula="of:=SQRT(([.R30]*[.G30])^2 + ([.S30]*[.M30])^2)" office:value-type="float" office:value="0.00078714587060059" calcext:value-type="float">
            <text:p>0.0008</text:p>
          </table:table-cell>
          <table:table-cell/>
          <table:table-cell table:formula="of:=[.L30]/([.L30]+[.F30])^2" office:value-type="float" office:value="0.0817209875628186" calcext:value-type="float">
            <text:p>0.081720987562819</text:p>
          </table:table-cell>
          <table:table-cell table:formula="of:=-[.F30]/([.L30]+[.F30])^2" office:value-type="float" office:value="-0.918279012437181" calcext:value-type="float">
            <text:p>-0.918279012437181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D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365179362651823" calcext:value-type="float">
            <text:p>0.365</text:p>
          </table:table-cell>
          <table:table-cell office:value-type="float" office:value="0.0201016162927609" calcext:value-type="float">
            <text:p>0.020</text:p>
          </table:table-cell>
          <table:table-cell table:formula="of:=[.$H30]" office:value-type="float" office:value="0" calcext:value-type="float">
            <text:p>0.000</text:p>
          </table:table-cell>
          <table:table-cell table:formula="of:=[.$I30]" office:value-type="float" office:value="0" calcext:value-type="float">
            <text:p>0.000</text:p>
          </table:table-cell>
          <table:table-cell office:value-type="float" office:value="0.473274131361992" calcext:value-type="float">
            <text:p>0.473</text:p>
          </table:table-cell>
          <table:table-cell office:value-type="float" office:value="0.00454044031216358" calcext:value-type="float">
            <text:p>0.005</text:p>
          </table:table-cell>
          <table:table-cell office:value-type="float" office:value="0.634820637348177" calcext:value-type="float">
            <text:p>0.635</text:p>
          </table:table-cell>
          <table:table-cell office:value-type="float" office:value="0.0177168506503568" calcext:value-type="float">
            <text:p>0.018</text:p>
          </table:table-cell>
          <table:table-cell table:formula="of:=SUM([.F31];[.H31];[.J31];[.L31])" office:value-type="float" office:value="1.47327413136199" calcext:value-type="float">
            <text:p>1.473</text:p>
          </table:table-cell>
          <table:table-cell table:formula="of:=[.F31]/([.F31]+[.L31])" office:value-type="float" office:value="0.365179362651823" calcext:value-type="float">
            <text:p>0.3652</text:p>
          </table:table-cell>
          <table:table-cell table:formula="of:=SQRT(([.R31]*[.G31])^2 + ([.S31]*[.M31])^2)" office:value-type="float" office:value="0.0143073330385145" calcext:value-type="float">
            <text:p>0.0143</text:p>
          </table:table-cell>
          <table:table-cell/>
          <table:table-cell table:formula="of:=[.L31]/([.L31]+[.F31])^2" office:value-type="float" office:value="0.634820637348177" calcext:value-type="float">
            <text:p>0.634820637348177</text:p>
          </table:table-cell>
          <table:table-cell table:formula="of:=-[.F31]/([.L31]+[.F31])^2" office:value-type="float" office:value="-0.365179362651823" calcext:value-type="float">
            <text:p>-0.365179362651823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D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8872200308082" calcext:value-type="float">
            <text:p>0.589</text:p>
          </table:table-cell>
          <table:table-cell office:value-type="float" office:value="0.0139585412167" calcext:value-type="float">
            <text:p>0.014</text:p>
          </table:table-cell>
          <table:table-cell table:formula="of:=[.$H31]" office:value-type="float" office:value="0" calcext:value-type="float">
            <text:p>0.000</text:p>
          </table:table-cell>
          <table:table-cell table:formula="of:=[.$I31]" office:value-type="float" office:value="0" calcext:value-type="float">
            <text:p>0.000</text:p>
          </table:table-cell>
          <table:table-cell office:value-type="float" office:value="0.00157098368476948" calcext:value-type="float">
            <text:p>0.002</text:p>
          </table:table-cell>
          <table:table-cell office:value-type="float" office:value="0.00274922144834659" calcext:value-type="float">
            <text:p>0.003</text:p>
          </table:table-cell>
          <table:table-cell office:value-type="float" office:value="0.41127799691918" calcext:value-type="float">
            <text:p>0.411</text:p>
          </table:table-cell>
          <table:table-cell office:value-type="float" office:value="0.00278088325319019" calcext:value-type="float">
            <text:p>0.003</text:p>
          </table:table-cell>
          <table:table-cell table:formula="of:=SUM([.F32];[.H32];[.J32];[.L32])" office:value-type="float" office:value="1.00157098368477" calcext:value-type="float">
            <text:p>1.002</text:p>
          </table:table-cell>
          <table:table-cell table:formula="of:=[.F32]/([.F32]+[.L32])" office:value-type="float" office:value="0.58872200308082" calcext:value-type="float">
            <text:p>0.5887</text:p>
          </table:table-cell>
          <table:table-cell table:formula="of:=SQRT(([.R32]*[.G32])^2 + ([.S32]*[.M32])^2)" office:value-type="float" office:value="0.00596972111736385" calcext:value-type="float">
            <text:p>0.0060</text:p>
          </table:table-cell>
          <table:table-cell/>
          <table:table-cell table:formula="of:=[.L32]/([.L32]+[.F32])^2" office:value-type="float" office:value="0.41127799691918" calcext:value-type="float">
            <text:p>0.41127799691918</text:p>
          </table:table-cell>
          <table:table-cell table:formula="of:=-[.F32]/([.L32]+[.F32])^2" office:value-type="float" office:value="-0.58872200308082" calcext:value-type="float">
            <text:p>-0.58872200308082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461896245369654" calcext:value-type="float">
            <text:p>0.462</text:p>
          </table:table-cell>
          <table:table-cell office:value-type="float" office:value="0.0064795064480713" calcext:value-type="float">
            <text:p>0.006</text:p>
          </table:table-cell>
          <table:table-cell table:formula="of:=[.$H32]" office:value-type="float" office:value="0" calcext:value-type="float">
            <text:p>0.000</text:p>
          </table:table-cell>
          <table:table-cell table:formula="of:=[.$I32]" office:value-type="float" office:value="0" calcext:value-type="float">
            <text:p>0.000</text:p>
          </table:table-cell>
          <table:table-cell office:value-type="float" office:value="0.472088587895562" calcext:value-type="float">
            <text:p>0.472</text:p>
          </table:table-cell>
          <table:table-cell office:value-type="float" office:value="0.00401247627461058" calcext:value-type="float">
            <text:p>0.004</text:p>
          </table:table-cell>
          <table:table-cell office:value-type="float" office:value="0.538103754630346" calcext:value-type="float">
            <text:p>0.538</text:p>
          </table:table-cell>
          <table:table-cell office:value-type="float" office:value="0.00845621078568194" calcext:value-type="float">
            <text:p>0.008</text:p>
          </table:table-cell>
          <table:table-cell table:formula="of:=SUM([.F33];[.H33];[.J33];[.L33])" office:value-type="float" office:value="1.47208858789556" calcext:value-type="float">
            <text:p>1.472</text:p>
          </table:table-cell>
          <table:table-cell table:formula="of:=[.F33]/([.F33]+[.L33])" office:value-type="float" office:value="0.461896245369654" calcext:value-type="float">
            <text:p>0.4619</text:p>
          </table:table-cell>
          <table:table-cell table:formula="of:=SQRT(([.R33]*[.G33])^2 + ([.S33]*[.M33])^2)" office:value-type="float" office:value="0.00523571370048567" calcext:value-type="float">
            <text:p>0.0052</text:p>
          </table:table-cell>
          <table:table-cell/>
          <table:table-cell table:formula="of:=[.L33]/([.L33]+[.F33])^2" office:value-type="float" office:value="0.538103754630346" calcext:value-type="float">
            <text:p>0.538103754630346</text:p>
          </table:table-cell>
          <table:table-cell table:formula="of:=-[.F33]/([.L33]+[.F33])^2" office:value-type="float" office:value="-0.461896245369654" calcext:value-type="float">
            <text:p>-0.461896245369654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19095433446582" calcext:value-type="float">
            <text:p>0.719</text:p>
          </table:table-cell>
          <table:table-cell office:value-type="float" office:value="0.0070155652043569" calcext:value-type="float">
            <text:p>0.007</text:p>
          </table:table-cell>
          <table:table-cell table:formula="of:=[.$H33]" office:value-type="float" office:value="0" calcext:value-type="float">
            <text:p>0.000</text:p>
          </table:table-cell>
          <table:table-cell table:formula="of:=[.$I33]" office:value-type="float" office:value="0" calcext:value-type="float">
            <text:p>0.000</text:p>
          </table:table-cell>
          <table:table-cell office:value-type="float" office:value="0.0016778504212444" calcext:value-type="float">
            <text:p>0.002</text:p>
          </table:table-cell>
          <table:table-cell office:value-type="float" office:value="0.000314596953983325" calcext:value-type="float">
            <text:p>0.000</text:p>
          </table:table-cell>
          <table:table-cell office:value-type="float" office:value="0.280904566553418" calcext:value-type="float">
            <text:p>0.281</text:p>
          </table:table-cell>
          <table:table-cell office:value-type="float" office:value="0.00906648016699957" calcext:value-type="float">
            <text:p>0.009</text:p>
          </table:table-cell>
          <table:table-cell table:formula="of:=SUM([.F34];[.H34];[.J34];[.L34])" office:value-type="float" office:value="1.00167785042124" calcext:value-type="float">
            <text:p>1.002</text:p>
          </table:table-cell>
          <table:table-cell table:formula="of:=[.F34]/([.F34]+[.L34])" office:value-type="float" office:value="0.719095433446582" calcext:value-type="float">
            <text:p>0.7191</text:p>
          </table:table-cell>
          <table:table-cell table:formula="of:=SQRT(([.R34]*[.G34])^2 + ([.S34]*[.M34])^2)" office:value-type="float" office:value="0.00681099849163796" calcext:value-type="float">
            <text:p>0.0068</text:p>
          </table:table-cell>
          <table:table-cell/>
          <table:table-cell table:formula="of:=[.L34]/([.L34]+[.F34])^2" office:value-type="float" office:value="0.280904566553418" calcext:value-type="float">
            <text:p>0.280904566553418</text:p>
          </table:table-cell>
          <table:table-cell table:formula="of:=-[.F34]/([.L34]+[.F34])^2" office:value-type="float" office:value="-0.719095433446582" calcext:value-type="float">
            <text:p>-0.719095433446582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G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481985529011754" calcext:value-type="float">
            <text:p>0.482</text:p>
          </table:table-cell>
          <table:table-cell office:value-type="float" office:value="0.0064913875961179" calcext:value-type="float">
            <text:p>0.006</text:p>
          </table:table-cell>
          <table:table-cell table:formula="of:=[.$H34]" office:value-type="float" office:value="0" calcext:value-type="float">
            <text:p>0.000</text:p>
          </table:table-cell>
          <table:table-cell table:formula="of:=[.$I34]" office:value-type="float" office:value="0" calcext:value-type="float">
            <text:p>0.000</text:p>
          </table:table-cell>
          <table:table-cell office:value-type="float" office:value="0.472399773383205" calcext:value-type="float">
            <text:p>0.472</text:p>
          </table:table-cell>
          <table:table-cell office:value-type="float" office:value="0.00152476452676504" calcext:value-type="float">
            <text:p>0.002</text:p>
          </table:table-cell>
          <table:table-cell office:value-type="float" office:value="0.518014470988246" calcext:value-type="float">
            <text:p>0.518</text:p>
          </table:table-cell>
          <table:table-cell office:value-type="float" office:value="0.00599218973221346" calcext:value-type="float">
            <text:p>0.006</text:p>
          </table:table-cell>
          <table:table-cell table:formula="of:=SUM([.F35];[.H35];[.J35];[.L35])" office:value-type="float" office:value="1.4723997733832" calcext:value-type="float">
            <text:p>1.472</text:p>
          </table:table-cell>
          <table:table-cell table:formula="of:=[.F35]/([.F35]+[.L35])" office:value-type="float" office:value="0.481985529011754" calcext:value-type="float">
            <text:p>0.4820</text:p>
          </table:table-cell>
          <table:table-cell table:formula="of:=SQRT(([.R35]*[.G35])^2 + ([.S35]*[.M35])^2)" office:value-type="float" office:value="0.00443268562904371" calcext:value-type="float">
            <text:p>0.0044</text:p>
          </table:table-cell>
          <table:table-cell/>
          <table:table-cell table:formula="of:=[.L35]/([.L35]+[.F35])^2" office:value-type="float" office:value="0.518014470988246" calcext:value-type="float">
            <text:p>0.518014470988246</text:p>
          </table:table-cell>
          <table:table-cell table:formula="of:=-[.F35]/([.L35]+[.F35])^2" office:value-type="float" office:value="-0.481985529011754" calcext:value-type="float">
            <text:p>-0.481985529011754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G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38625949298101" calcext:value-type="float">
            <text:p>0.739</text:p>
          </table:table-cell>
          <table:table-cell office:value-type="float" office:value="0.00264835406704231" calcext:value-type="float">
            <text:p>0.003</text:p>
          </table:table-cell>
          <table:table-cell table:formula="of:=[.$H35]" office:value-type="float" office:value="0" calcext:value-type="float">
            <text:p>0.000</text:p>
          </table:table-cell>
          <table:table-cell table:formula="of:=[.$I35]" office:value-type="float" office:value="0" calcext:value-type="float">
            <text:p>0.000</text:p>
          </table:table-cell>
          <table:table-cell table:number-columns-repeated="2" office:value-type="float" office:value="0.000527819434067321" calcext:value-type="float">
            <text:p>0.001</text:p>
          </table:table-cell>
          <table:table-cell office:value-type="float" office:value="0.261374050701899" calcext:value-type="float">
            <text:p>0.261</text:p>
          </table:table-cell>
          <table:table-cell office:value-type="float" office:value="0.00582229974471419" calcext:value-type="float">
            <text:p>0.006</text:p>
          </table:table-cell>
          <table:table-cell table:formula="of:=SUM([.F36];[.H36];[.J36];[.L36])" office:value-type="float" office:value="1.00052781943407" calcext:value-type="float">
            <text:p>1.001</text:p>
          </table:table-cell>
          <table:table-cell table:formula="of:=[.F36]/([.F36]+[.L36])" office:value-type="float" office:value="0.738625949298101" calcext:value-type="float">
            <text:p>0.7386</text:p>
          </table:table-cell>
          <table:table-cell table:formula="of:=SQRT(([.R36]*[.G36])^2 + ([.S36]*[.M36])^2)" office:value-type="float" office:value="0.00435585476983874" calcext:value-type="float">
            <text:p>0.0044</text:p>
          </table:table-cell>
          <table:table-cell/>
          <table:table-cell table:formula="of:=[.L36]/([.L36]+[.F36])^2" office:value-type="float" office:value="0.261374050701899" calcext:value-type="float">
            <text:p>0.261374050701899</text:p>
          </table:table-cell>
          <table:table-cell table:formula="of:=-[.F36]/([.L36]+[.F36])^2" office:value-type="float" office:value="-0.738625949298101" calcext:value-type="float">
            <text:p>-0.738625949298101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Ga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502297909841126" calcext:value-type="float">
            <text:p>0.502</text:p>
          </table:table-cell>
          <table:table-cell office:value-type="float" office:value="0.00467688929088572" calcext:value-type="float">
            <text:p>0.005</text:p>
          </table:table-cell>
          <table:table-cell table:formula="of:=[.$H36]" office:value-type="float" office:value="0" calcext:value-type="float">
            <text:p>0.000</text:p>
          </table:table-cell>
          <table:table-cell table:formula="of:=[.$I36]" office:value-type="float" office:value="0" calcext:value-type="float">
            <text:p>0.000</text:p>
          </table:table-cell>
          <table:table-cell office:value-type="float" office:value="0.472159507465882" calcext:value-type="float">
            <text:p>0.472</text:p>
          </table:table-cell>
          <table:table-cell office:value-type="float" office:value="0.00433430403655385" calcext:value-type="float">
            <text:p>0.004</text:p>
          </table:table-cell>
          <table:table-cell office:value-type="float" office:value="0.497702090158874" calcext:value-type="float">
            <text:p>0.498</text:p>
          </table:table-cell>
          <table:table-cell office:value-type="float" office:value="0.00395994125335787" calcext:value-type="float">
            <text:p>0.004</text:p>
          </table:table-cell>
          <table:table-cell table:formula="of:=SUM([.F37];[.H37];[.J37];[.L37])" office:value-type="float" office:value="1.47215950746588" calcext:value-type="float">
            <text:p>1.472</text:p>
          </table:table-cell>
          <table:table-cell table:formula="of:=[.F37]/([.F37]+[.L37])" office:value-type="float" office:value="0.502297909841126" calcext:value-type="float">
            <text:p>0.5023</text:p>
          </table:table-cell>
          <table:table-cell table:formula="of:=SQRT(([.R37]*[.G37])^2 + ([.S37]*[.M37])^2)" office:value-type="float" office:value="0.00306179299135156" calcext:value-type="float">
            <text:p>0.0031</text:p>
          </table:table-cell>
          <table:table-cell/>
          <table:table-cell table:formula="of:=[.L37]/([.L37]+[.F37])^2" office:value-type="float" office:value="0.497702090158874" calcext:value-type="float">
            <text:p>0.497702090158874</text:p>
          </table:table-cell>
          <table:table-cell table:formula="of:=-[.F37]/([.L37]+[.F37])^2" office:value-type="float" office:value="-0.502297909841126" calcext:value-type="float">
            <text:p>-0.502297909841126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Ga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59900706656471" calcext:value-type="float">
            <text:p>0.760</text:p>
          </table:table-cell>
          <table:table-cell office:value-type="float" office:value="0.00411967383691192" calcext:value-type="float">
            <text:p>0.004</text:p>
          </table:table-cell>
          <table:table-cell table:formula="of:=[.$H37]" office:value-type="float" office:value="0" calcext:value-type="float">
            <text:p>0.000</text:p>
          </table:table-cell>
          <table:table-cell table:formula="of:=[.$I37]" office:value-type="float" office:value="0" calcext:value-type="float">
            <text:p>0.000</text:p>
          </table:table-cell>
          <table:table-cell office:value-type="float" office:value="0.000535470544960162" calcext:value-type="float">
            <text:p>0.001</text:p>
          </table:table-cell>
          <table:table-cell office:value-type="float" office:value="0.000321282326976097" calcext:value-type="float">
            <text:p>0.000</text:p>
          </table:table-cell>
          <table:table-cell office:value-type="float" office:value="0.240099293343529" calcext:value-type="float">
            <text:p>0.240</text:p>
          </table:table-cell>
          <table:table-cell office:value-type="float" office:value="0.00367173121469492" calcext:value-type="float">
            <text:p>0.004</text:p>
          </table:table-cell>
          <table:table-cell table:formula="of:=SUM([.F38];[.H38];[.J38];[.L38])" office:value-type="float" office:value="1.00053547054496" calcext:value-type="float">
            <text:p>1.001</text:p>
          </table:table-cell>
          <table:table-cell table:formula="of:=[.F38]/([.F38]+[.L38])" office:value-type="float" office:value="0.759900706656471" calcext:value-type="float">
            <text:p>0.7599</text:p>
          </table:table-cell>
          <table:table-cell table:formula="of:=SQRT(([.R38]*[.G38])^2 + ([.S38]*[.M38])^2)" office:value-type="float" office:value="0.00296029105061835" calcext:value-type="float">
            <text:p>0.0030</text:p>
          </table:table-cell>
          <table:table-cell/>
          <table:table-cell table:formula="of:=[.L38]/([.L38]+[.F38])^2" office:value-type="float" office:value="0.240099293343529" calcext:value-type="float">
            <text:p>0.240099293343529</text:p>
          </table:table-cell>
          <table:table-cell table:formula="of:=-[.F38]/([.L38]+[.F38])^2" office:value-type="float" office:value="-0.759900706656471" calcext:value-type="float">
            <text:p>-0.759900706656471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C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0929563065851316" calcext:value-type="float">
            <text:p>0.093</text:p>
          </table:table-cell>
          <table:table-cell office:value-type="float" office:value="0.00421616077383966" calcext:value-type="float">
            <text:p>0.004</text:p>
          </table:table-cell>
          <table:table-cell table:formula="of:=[.$H38]" office:value-type="float" office:value="0" calcext:value-type="float">
            <text:p>0.000</text:p>
          </table:table-cell>
          <table:table-cell table:formula="of:=[.$I38]" office:value-type="float" office:value="0" calcext:value-type="float">
            <text:p>0.000</text:p>
          </table:table-cell>
          <table:table-cell office:value-type="float" office:value="0.481843296441192" calcext:value-type="float">
            <text:p>0.482</text:p>
          </table:table-cell>
          <table:table-cell office:value-type="float" office:value="0.00408138317862495" calcext:value-type="float">
            <text:p>0.004</text:p>
          </table:table-cell>
          <table:table-cell office:value-type="float" office:value="0.907043693414868" calcext:value-type="float">
            <text:p>0.907</text:p>
          </table:table-cell>
          <table:table-cell office:value-type="float" office:value="0.00626287813563235" calcext:value-type="float">
            <text:p>0.006</text:p>
          </table:table-cell>
          <table:table-cell table:formula="of:=SUM([.F39];[.H39];[.J39];[.L39])" office:value-type="float" office:value="1.48184329644119" calcext:value-type="float">
            <text:p>1.482</text:p>
          </table:table-cell>
          <table:table-cell table:formula="of:=[.F39]/([.F39]+[.L39])" office:value-type="float" office:value="0.0929563065851316" calcext:value-type="float">
            <text:p>0.0930</text:p>
          </table:table-cell>
          <table:table-cell table:formula="of:=SQRT(([.R39]*[.G39])^2 + ([.S39]*[.M39])^2)" office:value-type="float" office:value="0.00386830114814224" calcext:value-type="float">
            <text:p>0.0039</text:p>
          </table:table-cell>
          <table:table-cell/>
          <table:table-cell table:formula="of:=[.L39]/([.L39]+[.F39])^2" office:value-type="float" office:value="0.907043693414868" calcext:value-type="float">
            <text:p>0.907043693414868</text:p>
          </table:table-cell>
          <table:table-cell table:formula="of:=-[.F39]/([.L39]+[.F39])^2" office:value-type="float" office:value="-0.0929563065851316" calcext:value-type="float">
            <text:p>-0.092956306585132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C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182858280114503" calcext:value-type="float">
            <text:p>0.183</text:p>
          </table:table-cell>
          <table:table-cell office:value-type="float" office:value="0.000825401958850187" calcext:value-type="float">
            <text:p>0.001</text:p>
          </table:table-cell>
          <table:table-cell table:formula="of:=[.$H39]" office:value-type="float" office:value="0" calcext:value-type="float">
            <text:p>0.000</text:p>
          </table:table-cell>
          <table:table-cell table:formula="of:=[.$I39]" office:value-type="float" office:value="0" calcext:value-type="float">
            <text:p>0.000</text:p>
          </table:table-cell>
          <table:table-cell office:value-type="float" office:value="0.000987020278489229" calcext:value-type="float">
            <text:p>0.001</text:p>
          </table:table-cell>
          <table:table-cell office:value-type="float" office:value="0.00129071882571668" calcext:value-type="float">
            <text:p>0.001</text:p>
          </table:table-cell>
          <table:table-cell office:value-type="float" office:value="0.817141719885497" calcext:value-type="float">
            <text:p>0.817</text:p>
          </table:table-cell>
          <table:table-cell office:value-type="float" office:value="0.00124495275882832" calcext:value-type="float">
            <text:p>0.001</text:p>
          </table:table-cell>
          <table:table-cell table:formula="of:=SUM([.F40];[.H40];[.J40];[.L40])" office:value-type="float" office:value="1.00098702027849" calcext:value-type="float">
            <text:p>1.001</text:p>
          </table:table-cell>
          <table:table-cell table:formula="of:=[.F40]/([.F40]+[.L40])" office:value-type="float" office:value="0.182858280114503" calcext:value-type="float">
            <text:p>0.1829</text:p>
          </table:table-cell>
          <table:table-cell table:formula="of:=SQRT(([.R40]*[.G40])^2 + ([.S40]*[.M40])^2)" office:value-type="float" office:value="0.000711853056926176" calcext:value-type="float">
            <text:p>0.0007</text:p>
          </table:table-cell>
          <table:table-cell/>
          <table:table-cell table:formula="of:=[.L40]/([.L40]+[.F40])^2" office:value-type="float" office:value="0.817141719885497" calcext:value-type="float">
            <text:p>0.817141719885497</text:p>
          </table:table-cell>
          <table:table-cell table:formula="of:=-[.F40]/([.L40]+[.F40])^2" office:value-type="float" office:value="-0.182858280114503" calcext:value-type="float">
            <text:p>-0.182858280114503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B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222597336473484" calcext:value-type="float">
            <text:p>0.223</text:p>
          </table:table-cell>
          <table:table-cell office:value-type="float" office:value="0.0105496367996912" calcext:value-type="float">
            <text:p>0.011</text:p>
          </table:table-cell>
          <table:table-cell table:formula="of:=[.$H40]" office:value-type="float" office:value="0" calcext:value-type="float">
            <text:p>0.000</text:p>
          </table:table-cell>
          <table:table-cell table:formula="of:=[.$I40]" office:value-type="float" office:value="0" calcext:value-type="float">
            <text:p>0.000</text:p>
          </table:table-cell>
          <table:table-cell office:value-type="float" office:value="0.48039118318085" calcext:value-type="float">
            <text:p>0.480</text:p>
          </table:table-cell>
          <table:table-cell office:value-type="float" office:value="0.00517227902059213" calcext:value-type="float">
            <text:p>0.005</text:p>
          </table:table-cell>
          <table:table-cell office:value-type="float" office:value="0.777402663526516" calcext:value-type="float">
            <text:p>0.777</text:p>
          </table:table-cell>
          <table:table-cell office:value-type="float" office:value="0.00188050958763066" calcext:value-type="float">
            <text:p>0.002</text:p>
          </table:table-cell>
          <table:table-cell table:formula="of:=SUM([.F41];[.H41];[.J41];[.L41])" office:value-type="float" office:value="1.48039118318085" calcext:value-type="float">
            <text:p>1.480</text:p>
          </table:table-cell>
          <table:table-cell table:formula="of:=[.F41]/([.F41]+[.L41])" office:value-type="float" office:value="0.222597336473484" calcext:value-type="float">
            <text:p>0.2226</text:p>
          </table:table-cell>
          <table:table-cell table:formula="of:=SQRT(([.R41]*[.G41])^2 + ([.S41]*[.M41])^2)" office:value-type="float" office:value="0.00821199141223176" calcext:value-type="float">
            <text:p>0.0082</text:p>
          </table:table-cell>
          <table:table-cell/>
          <table:table-cell table:formula="of:=[.L41]/([.L41]+[.F41])^2" office:value-type="float" office:value="0.777402663526516" calcext:value-type="float">
            <text:p>0.777402663526516</text:p>
          </table:table-cell>
          <table:table-cell table:formula="of:=-[.F41]/([.L41]+[.F41])^2" office:value-type="float" office:value="-0.222597336473484" calcext:value-type="float">
            <text:p>-0.222597336473484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B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339490072277365" calcext:value-type="float">
            <text:p>0.339</text:p>
          </table:table-cell>
          <table:table-cell office:value-type="float" office:value="0.00141160113213042" calcext:value-type="float">
            <text:p>0.001</text:p>
          </table:table-cell>
          <table:table-cell table:formula="of:=[.$H41]" office:value-type="float" office:value="0" calcext:value-type="float">
            <text:p>0.000</text:p>
          </table:table-cell>
          <table:table-cell table:formula="of:=[.$I41]" office:value-type="float" office:value="0" calcext:value-type="float">
            <text:p>0.000</text:p>
          </table:table-cell>
          <table:table-cell office:value-type="float" office:value="0.000844000264120986" calcext:value-type="float">
            <text:p>0.001</text:p>
          </table:table-cell>
          <table:table-cell office:value-type="float" office:value="0.00126600039618148" calcext:value-type="float">
            <text:p>0.001</text:p>
          </table:table-cell>
          <table:table-cell office:value-type="float" office:value="0.660509927722635" calcext:value-type="float">
            <text:p>0.661</text:p>
          </table:table-cell>
          <table:table-cell office:value-type="float" office:value="0.00301947395530347" calcext:value-type="float">
            <text:p>0.003</text:p>
          </table:table-cell>
          <table:table-cell table:formula="of:=SUM([.F42];[.H42];[.J42];[.L42])" office:value-type="float" office:value="1.00084400026412" calcext:value-type="float">
            <text:p>1.001</text:p>
          </table:table-cell>
          <table:table-cell table:formula="of:=[.F42]/([.F42]+[.L42])" office:value-type="float" office:value="0.339490072277365" calcext:value-type="float">
            <text:p>0.3395</text:p>
          </table:table-cell>
          <table:table-cell table:formula="of:=SQRT(([.R42]*[.G42])^2 + ([.S42]*[.M42])^2)" office:value-type="float" office:value="0.00138568322273227" calcext:value-type="float">
            <text:p>0.0014</text:p>
          </table:table-cell>
          <table:table-cell/>
          <table:table-cell table:formula="of:=[.L42]/([.L42]+[.F42])^2" office:value-type="float" office:value="0.660509927722635" calcext:value-type="float">
            <text:p>0.660509927722635</text:p>
          </table:table-cell>
          <table:table-cell table:formula="of:=-[.F42]/([.L42]+[.F42])^2" office:value-type="float" office:value="-0.339490072277365" calcext:value-type="float">
            <text:p>-0.339490072277365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D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355985033835815" calcext:value-type="float">
            <text:p>0.356</text:p>
          </table:table-cell>
          <table:table-cell office:value-type="float" office:value="0.0132665230000925" calcext:value-type="float">
            <text:p>0.013</text:p>
          </table:table-cell>
          <table:table-cell table:formula="of:=[.$H42]" office:value-type="float" office:value="0" calcext:value-type="float">
            <text:p>0.000</text:p>
          </table:table-cell>
          <table:table-cell table:formula="of:=[.$I42]" office:value-type="float" office:value="0" calcext:value-type="float">
            <text:p>0.000</text:p>
          </table:table-cell>
          <table:table-cell office:value-type="float" office:value="0.473678046073847" calcext:value-type="float">
            <text:p>0.474</text:p>
          </table:table-cell>
          <table:table-cell office:value-type="float" office:value="0.00515585927906225" calcext:value-type="float">
            <text:p>0.005</text:p>
          </table:table-cell>
          <table:table-cell office:value-type="float" office:value="0.644014966164185" calcext:value-type="float">
            <text:p>0.644</text:p>
          </table:table-cell>
          <table:table-cell office:value-type="float" office:value="0.0134005562114947" calcext:value-type="float">
            <text:p>0.013</text:p>
          </table:table-cell>
          <table:table-cell table:formula="of:=SUM([.F43];[.H43];[.J43];[.L43])" office:value-type="float" office:value="1.47367804607385" calcext:value-type="float">
            <text:p>1.474</text:p>
          </table:table-cell>
          <table:table-cell table:formula="of:=[.F43]/([.F43]+[.L43])" office:value-type="float" office:value="0.355985033835815" calcext:value-type="float">
            <text:p>0.3560</text:p>
          </table:table-cell>
          <table:table-cell table:formula="of:=SQRT(([.R43]*[.G43])^2 + ([.S43]*[.M43])^2)" office:value-type="float" office:value="0.00978539130125362" calcext:value-type="float">
            <text:p>0.0098</text:p>
          </table:table-cell>
          <table:table-cell/>
          <table:table-cell table:formula="of:=[.L43]/([.L43]+[.F43])^2" office:value-type="float" office:value="0.644014966164185" calcext:value-type="float">
            <text:p>0.644014966164185</text:p>
          </table:table-cell>
          <table:table-cell table:formula="of:=-[.F43]/([.L43]+[.F43])^2" office:value-type="float" office:value="-0.355985033835815" calcext:value-type="float">
            <text:p>-0.355985033835815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D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576364094220479" calcext:value-type="float">
            <text:p>0.576</text:p>
          </table:table-cell>
          <table:table-cell office:value-type="float" office:value="0.00129338366164483" calcext:value-type="float">
            <text:p>0.001</text:p>
          </table:table-cell>
          <table:table-cell table:formula="of:=[.$H43]" office:value-type="float" office:value="0" calcext:value-type="float">
            <text:p>0.000</text:p>
          </table:table-cell>
          <table:table-cell table:formula="of:=[.$I43]" office:value-type="float" office:value="0" calcext:value-type="float">
            <text:p>0.000</text:p>
          </table:table-cell>
          <table:table-cell office:value-type="float" office:value="0.00251328255083586" calcext:value-type="float">
            <text:p>0.003</text:p>
          </table:table-cell>
          <table:table-cell office:value-type="float" office:value="0.00483323567468435" calcext:value-type="float">
            <text:p>0.005</text:p>
          </table:table-cell>
          <table:table-cell office:value-type="float" office:value="0.423635905779521" calcext:value-type="float">
            <text:p>0.424</text:p>
          </table:table-cell>
          <table:table-cell office:value-type="float" office:value="0.0018732199915421" calcext:value-type="float">
            <text:p>0.002</text:p>
          </table:table-cell>
          <table:table-cell table:formula="of:=SUM([.F44];[.H44];[.J44];[.L44])" office:value-type="float" office:value="1.00251328255084" calcext:value-type="float">
            <text:p>1.003</text:p>
          </table:table-cell>
          <table:table-cell table:formula="of:=[.F44]/([.F44]+[.L44])" office:value-type="float" office:value="0.576364094220479" calcext:value-type="float">
            <text:p>0.5764</text:p>
          </table:table-cell>
          <table:table-cell table:formula="of:=SQRT(([.R44]*[.G44])^2 + ([.S44]*[.M44])^2)" office:value-type="float" office:value="0.0012107349544466" calcext:value-type="float">
            <text:p>0.0012</text:p>
          </table:table-cell>
          <table:table-cell/>
          <table:table-cell table:formula="of:=[.L44]/([.L44]+[.F44])^2" office:value-type="float" office:value="0.423635905779521" calcext:value-type="float">
            <text:p>0.423635905779521</text:p>
          </table:table-cell>
          <table:table-cell table:formula="of:=-[.F44]/([.L44]+[.F44])^2" office:value-type="float" office:value="-0.576364094220479" calcext:value-type="float">
            <text:p>-0.576364094220479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I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532763013966332" calcext:value-type="float">
            <text:p>0.533</text:p>
          </table:table-cell>
          <table:table-cell office:value-type="float" office:value="0.00781385753817286" calcext:value-type="float">
            <text:p>0.008</text:p>
          </table:table-cell>
          <table:table-cell table:formula="of:=[.$H44]" office:value-type="float" office:value="0" calcext:value-type="float">
            <text:p>0.000</text:p>
          </table:table-cell>
          <table:table-cell table:formula="of:=[.$I44]" office:value-type="float" office:value="0" calcext:value-type="float">
            <text:p>0.000</text:p>
          </table:table-cell>
          <table:table-cell office:value-type="float" office:value="0.470873639570095" calcext:value-type="float">
            <text:p>0.471</text:p>
          </table:table-cell>
          <table:table-cell office:value-type="float" office:value="0.00608766280863322" calcext:value-type="float">
            <text:p>0.006</text:p>
          </table:table-cell>
          <table:table-cell office:value-type="float" office:value="0.467236986033668" calcext:value-type="float">
            <text:p>0.467</text:p>
          </table:table-cell>
          <table:table-cell office:value-type="float" office:value="0.0101297991552015" calcext:value-type="float">
            <text:p>0.010</text:p>
          </table:table-cell>
          <table:table-cell table:formula="of:=SUM([.F45];[.H45];[.J45];[.L45])" office:value-type="float" office:value="1.4708736395701" calcext:value-type="float">
            <text:p>1.471</text:p>
          </table:table-cell>
          <table:table-cell table:formula="of:=[.F45]/([.F45]+[.L45])" office:value-type="float" office:value="0.532763013966332" calcext:value-type="float">
            <text:p>0.5328</text:p>
          </table:table-cell>
          <table:table-cell table:formula="of:=SQRT(([.R45]*[.G45])^2 + ([.S45]*[.M45])^2)" office:value-type="float" office:value="0.00651571178371731" calcext:value-type="float">
            <text:p>0.0065</text:p>
          </table:table-cell>
          <table:table-cell/>
          <table:table-cell table:formula="of:=[.L45]/([.L45]+[.F45])^2" office:value-type="float" office:value="0.467236986033668" calcext:value-type="float">
            <text:p>0.467236986033668</text:p>
          </table:table-cell>
          <table:table-cell table:formula="of:=-[.F45]/([.L45]+[.F45])^2" office:value-type="float" office:value="-0.532763013966332" calcext:value-type="float">
            <text:p>-0.532763013966332</text:p>
          </table:table-cell>
        </table:table-row>
        <table:table-row table:style-name="ro1">
          <table:table-cell office:value-type="string" calcext:value-type="string">
            <text:p>61Fe</text:p>
          </table:table-cell>
          <table:table-cell office:value-type="string" calcext:value-type="string">
            <text:p>I</text:p>
          </table:table-cell>
          <table:table-cell office:value-type="float" office:value="17.5" calcext:value-type="float">
            <text:p>17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0.789419013060802" calcext:value-type="float">
            <text:p>0.789</text:p>
          </table:table-cell>
          <table:table-cell office:value-type="float" office:value="0.00517979552716309" calcext:value-type="float">
            <text:p>0.005</text:p>
          </table:table-cell>
          <table:table-cell table:formula="of:=[.$H45]" office:value-type="float" office:value="0" calcext:value-type="float">
            <text:p>0.000</text:p>
          </table:table-cell>
          <table:table-cell table:formula="of:=[.$I45]" office:value-type="float" office:value="0" calcext:value-type="float">
            <text:p>0.000</text:p>
          </table:table-cell>
          <table:table-cell office:value-type="float" office:value="0.000869337327664879" calcext:value-type="float">
            <text:p>0.001</text:p>
          </table:table-cell>
          <table:table-cell office:value-type="float" office:value="0.00141267315745543" calcext:value-type="float">
            <text:p>0.001</text:p>
          </table:table-cell>
          <table:table-cell office:value-type="float" office:value="0.210580986939198" calcext:value-type="float">
            <text:p>0.211</text:p>
          </table:table-cell>
          <table:table-cell office:value-type="float" office:value="0.0082612541029993" calcext:value-type="float">
            <text:p>0.008</text:p>
          </table:table-cell>
          <table:table-cell table:formula="of:=SUM([.F46];[.H46];[.J46];[.L46])" office:value-type="float" office:value="1.00086933732767" calcext:value-type="float">
            <text:p>1.001</text:p>
          </table:table-cell>
          <table:table-cell table:formula="of:=[.F46]/([.F46]+[.L46])" office:value-type="float" office:value="0.789419013060802" calcext:value-type="float">
            <text:p>0.7894</text:p>
          </table:table-cell>
          <table:table-cell table:formula="of:=SQRT(([.R46]*[.G46])^2 + ([.S46]*[.M46])^2)" office:value-type="float" office:value="0.00661217977824774" calcext:value-type="float">
            <text:p>0.0066</text:p>
          </table:table-cell>
          <table:table-cell/>
          <table:table-cell table:formula="of:=[.L46]/([.L46]+[.F46])^2" office:value-type="float" office:value="0.210580986939198" calcext:value-type="float">
            <text:p>0.210580986939198</text:p>
          </table:table-cell>
          <table:table-cell table:formula="of:=-[.F46]/([.L46]+[.F46])^2" office:value-type="float" office:value="-0.789419013060802" calcext:value-type="float">
            <text:p>-0.78941901306080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A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13258074465398" calcext:value-type="float">
            <text:p>0.113</text:p>
          </table:table-cell>
          <table:table-cell office:value-type="float" office:value="0.00376171342479328" calcext:value-type="float">
            <text:p>0.004</text:p>
          </table:table-cell>
          <table:table-cell table:formula="of:=[.$H47]" office:value-type="float" office:value="0" calcext:value-type="float">
            <text:p>0.000</text:p>
          </table:table-cell>
          <table:table-cell table:formula="of:=[.$I47]" office:value-type="float" office:value="0" calcext:value-type="float">
            <text:p>0.000</text:p>
          </table:table-cell>
          <table:table-cell office:value-type="float" office:value="0.486300319017614" calcext:value-type="float">
            <text:p>0.486</text:p>
          </table:table-cell>
          <table:table-cell office:value-type="float" office:value="0.00437670287115852" calcext:value-type="float">
            <text:p>0.004</text:p>
          </table:table-cell>
          <table:table-cell office:value-type="float" office:value="0.886741925534602" calcext:value-type="float">
            <text:p>0.887</text:p>
          </table:table-cell>
          <table:table-cell office:value-type="float" office:value="0.00507434578274451" calcext:value-type="float">
            <text:p>0.005</text:p>
          </table:table-cell>
          <table:table-cell table:formula="of:=SUM([.F48];[.H48];[.J48];[.L48])" office:value-type="float" office:value="1.48630031901761" calcext:value-type="float">
            <text:p>1.486</text:p>
          </table:table-cell>
          <table:table-cell table:formula="of:=[.F48]/([.F48]+[.L48])" office:value-type="float" office:value="0.113258074465398" calcext:value-type="float">
            <text:p>0.1133</text:p>
          </table:table-cell>
          <table:table-cell table:formula="of:=SQRT(([.R48]*[.G48])^2 + ([.S48]*[.M48])^2)" office:value-type="float" office:value="0.0033848160993071" calcext:value-type="float">
            <text:p>0.0034</text:p>
          </table:table-cell>
          <table:table-cell/>
          <table:table-cell table:formula="of:=[.L48]/([.L48]+[.F48])^2" office:value-type="float" office:value="0.886741925534602" calcext:value-type="float">
            <text:p>0.886741925534602</text:p>
          </table:table-cell>
          <table:table-cell table:formula="of:=-[.F48]/([.L48]+[.F48])^2" office:value-type="float" office:value="-0.113258074465398" calcext:value-type="float">
            <text:p>-0.113258074465398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A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51364953914744" calcext:value-type="float">
            <text:p>0.151</text:p>
          </table:table-cell>
          <table:table-cell office:value-type="float" office:value="0.00809771358391635" calcext:value-type="float">
            <text:p>0.008</text:p>
          </table:table-cell>
          <table:table-cell table:formula="of:=[.$H48]" office:value-type="float" office:value="0" calcext:value-type="float">
            <text:p>0.000</text:p>
          </table:table-cell>
          <table:table-cell table:formula="of:=[.$I48]" office:value-type="float" office:value="0" calcext:value-type="float">
            <text:p>0.000</text:p>
          </table:table-cell>
          <table:table-cell office:value-type="float" office:value="0.000595894842489896" calcext:value-type="float">
            <text:p>0.001</text:p>
          </table:table-cell>
          <table:table-cell office:value-type="float" office:value="0.000744868553112371" calcext:value-type="float">
            <text:p>0.001</text:p>
          </table:table-cell>
          <table:table-cell office:value-type="float" office:value="0.848635046085256" calcext:value-type="float">
            <text:p>0.849</text:p>
          </table:table-cell>
          <table:table-cell office:value-type="float" office:value="0.00854964000373737" calcext:value-type="float">
            <text:p>0.009</text:p>
          </table:table-cell>
          <table:table-cell table:formula="of:=SUM([.F49];[.H49];[.J49];[.L49])" office:value-type="float" office:value="1.00059589484249" calcext:value-type="float">
            <text:p>1.001</text:p>
          </table:table-cell>
          <table:table-cell table:formula="of:=[.F49]/([.F49]+[.L49])" office:value-type="float" office:value="0.151364953914744" calcext:value-type="float">
            <text:p>0.1514</text:p>
          </table:table-cell>
          <table:table-cell table:formula="of:=SQRT(([.R49]*[.G49])^2 + ([.S49]*[.M49])^2)" office:value-type="float" office:value="0.00699279404334934" calcext:value-type="float">
            <text:p>0.0070</text:p>
          </table:table-cell>
          <table:table-cell/>
          <table:table-cell table:formula="of:=[.L49]/([.L49]+[.F49])^2" office:value-type="float" office:value="0.848635046085256" calcext:value-type="float">
            <text:p>0.848635046085256</text:p>
          </table:table-cell>
          <table:table-cell table:formula="of:=-[.F49]/([.L49]+[.F49])^2" office:value-type="float" office:value="-0.151364953914744" calcext:value-type="float">
            <text:p>-0.151364953914744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G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62440698447195" calcext:value-type="float">
            <text:p>0.162</text:p>
          </table:table-cell>
          <table:table-cell office:value-type="float" office:value="0.00206536170943668" calcext:value-type="float">
            <text:p>0.002</text:p>
          </table:table-cell>
          <table:table-cell table:formula="of:=[.$H49]" office:value-type="float" office:value="0" calcext:value-type="float">
            <text:p>0.000</text:p>
          </table:table-cell>
          <table:table-cell table:formula="of:=[.$I49]" office:value-type="float" office:value="0" calcext:value-type="float">
            <text:p>0.000</text:p>
          </table:table-cell>
          <table:table-cell office:value-type="float" office:value="0.490373048483809" calcext:value-type="float">
            <text:p>0.490</text:p>
          </table:table-cell>
          <table:table-cell office:value-type="float" office:value="0.00432209939484596" calcext:value-type="float">
            <text:p>0.004</text:p>
          </table:table-cell>
          <table:table-cell office:value-type="float" office:value="0.837559301552805" calcext:value-type="float">
            <text:p>0.838</text:p>
          </table:table-cell>
          <table:table-cell office:value-type="float" office:value="0.00349750038011061" calcext:value-type="float">
            <text:p>0.003</text:p>
          </table:table-cell>
          <table:table-cell table:formula="of:=SUM([.F50];[.H50];[.J50];[.L50])" office:value-type="float" office:value="1.49037304848381" calcext:value-type="float">
            <text:p>1.490</text:p>
          </table:table-cell>
          <table:table-cell table:formula="of:=[.F50]/([.F50]+[.L50])" office:value-type="float" office:value="0.162440698447195" calcext:value-type="float">
            <text:p>0.1624</text:p>
          </table:table-cell>
          <table:table-cell table:formula="of:=SQRT(([.R50]*[.G50])^2 + ([.S50]*[.M50])^2)" office:value-type="float" office:value="0.00182077034916171" calcext:value-type="float">
            <text:p>0.0018</text:p>
          </table:table-cell>
          <table:table-cell/>
          <table:table-cell table:formula="of:=[.L50]/([.L50]+[.F50])^2" office:value-type="float" office:value="0.837559301552805" calcext:value-type="float">
            <text:p>0.837559301552805</text:p>
          </table:table-cell>
          <table:table-cell table:formula="of:=-[.F50]/([.L50]+[.F50])^2" office:value-type="float" office:value="-0.162440698447195" calcext:value-type="float">
            <text:p>-0.162440698447195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G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23040632172779" calcext:value-type="float">
            <text:p>0.230</text:p>
          </table:table-cell>
          <table:table-cell office:value-type="float" office:value="0.00255934108441579" calcext:value-type="float">
            <text:p>0.003</text:p>
          </table:table-cell>
          <table:table-cell table:formula="of:=[.$H50]" office:value-type="float" office:value="0" calcext:value-type="float">
            <text:p>0.000</text:p>
          </table:table-cell>
          <table:table-cell table:formula="of:=[.$I50]" office:value-type="float" office:value="0" calcext:value-type="float">
            <text:p>0.000</text:p>
          </table:table-cell>
          <table:table-cell office:value-type="float" office:value="0.00117710553152699" calcext:value-type="float">
            <text:p>0.001</text:p>
          </table:table-cell>
          <table:table-cell office:value-type="float" office:value="0.00172642144623958" calcext:value-type="float">
            <text:p>0.002</text:p>
          </table:table-cell>
          <table:table-cell office:value-type="float" office:value="0.76959367827221" calcext:value-type="float">
            <text:p>0.770</text:p>
          </table:table-cell>
          <table:table-cell office:value-type="float" office:value="0.00666770628690013" calcext:value-type="float">
            <text:p>0.007</text:p>
          </table:table-cell>
          <table:table-cell table:formula="of:=SUM([.F51];[.H51];[.J51];[.L51])" office:value-type="float" office:value="1.00117710553153" calcext:value-type="float">
            <text:p>1.001</text:p>
          </table:table-cell>
          <table:table-cell table:formula="of:=[.F51]/([.F51]+[.L51])" office:value-type="float" office:value="0.23040632172779" calcext:value-type="float">
            <text:p>0.2304</text:p>
          </table:table-cell>
          <table:table-cell table:formula="of:=SQRT(([.R51]*[.G51])^2 + ([.S51]*[.M51])^2)" office:value-type="float" office:value="0.00249793779625683" calcext:value-type="float">
            <text:p>0.0025</text:p>
          </table:table-cell>
          <table:table-cell/>
          <table:table-cell table:formula="of:=[.L51]/([.L51]+[.F51])^2" office:value-type="float" office:value="0.76959367827221" calcext:value-type="float">
            <text:p>0.76959367827221</text:p>
          </table:table-cell>
          <table:table-cell table:formula="of:=-[.F51]/([.L51]+[.F51])^2" office:value-type="float" office:value="-0.23040632172779" calcext:value-type="float">
            <text:p>-0.23040632172779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F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55267590895115" calcext:value-type="float">
            <text:p>0.155</text:p>
          </table:table-cell>
          <table:table-cell office:value-type="float" office:value="0.00102419255207859" calcext:value-type="float">
            <text:p>0.001</text:p>
          </table:table-cell>
          <table:table-cell table:formula="of:=[.$H51]" office:value-type="float" office:value="0" calcext:value-type="float">
            <text:p>0.000</text:p>
          </table:table-cell>
          <table:table-cell table:formula="of:=[.$I51]" office:value-type="float" office:value="0" calcext:value-type="float">
            <text:p>0.000</text:p>
          </table:table-cell>
          <table:table-cell office:value-type="float" office:value="0.482668135075161" calcext:value-type="float">
            <text:p>0.483</text:p>
          </table:table-cell>
          <table:table-cell office:value-type="float" office:value="0.000612367590808375" calcext:value-type="float">
            <text:p>0.001</text:p>
          </table:table-cell>
          <table:table-cell office:value-type="float" office:value="0.844732409104885" calcext:value-type="float">
            <text:p>0.845</text:p>
          </table:table-cell>
          <table:table-cell office:value-type="float" office:value="0.0049292792405083" calcext:value-type="float">
            <text:p>0.005</text:p>
          </table:table-cell>
          <table:table-cell table:formula="of:=SUM([.F52];[.H52];[.J52];[.L52])" office:value-type="float" office:value="1.48266813507516" calcext:value-type="float">
            <text:p>1.483</text:p>
          </table:table-cell>
          <table:table-cell table:formula="of:=[.F52]/([.F52]+[.L52])" office:value-type="float" office:value="0.155267590895115" calcext:value-type="float">
            <text:p>0.1553</text:p>
          </table:table-cell>
          <table:table-cell table:formula="of:=SQRT(([.R52]*[.G52])^2 + ([.S52]*[.M52])^2)" office:value-type="float" office:value="0.00115511410465268" calcext:value-type="float">
            <text:p>0.0012</text:p>
          </table:table-cell>
          <table:table-cell/>
          <table:table-cell table:formula="of:=[.L52]/([.L52]+[.F52])^2" office:value-type="float" office:value="0.844732409104885" calcext:value-type="float">
            <text:p>0.844732409104885</text:p>
          </table:table-cell>
          <table:table-cell table:formula="of:=-[.F52]/([.L52]+[.F52])^2" office:value-type="float" office:value="-0.155267590895115" calcext:value-type="float">
            <text:p>-0.155267590895115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F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233286231279454" calcext:value-type="float">
            <text:p>0.233</text:p>
          </table:table-cell>
          <table:table-cell office:value-type="float" office:value="0.0168017784300992" calcext:value-type="float">
            <text:p>0.017</text:p>
          </table:table-cell>
          <table:table-cell table:formula="of:=[.$H52]" office:value-type="float" office:value="0" calcext:value-type="float">
            <text:p>0.000</text:p>
          </table:table-cell>
          <table:table-cell table:formula="of:=[.$I52]" office:value-type="float" office:value="0" calcext:value-type="float">
            <text:p>0.000</text:p>
          </table:table-cell>
          <table:table-cell office:value-type="float" office:value="0.00108185864830538" calcext:value-type="float">
            <text:p>0.001</text:p>
          </table:table-cell>
          <table:table-cell office:value-type="float" office:value="0.000850031795097082" calcext:value-type="float">
            <text:p>0.001</text:p>
          </table:table-cell>
          <table:table-cell office:value-type="float" office:value="0.766713768720546" calcext:value-type="float">
            <text:p>0.767</text:p>
          </table:table-cell>
          <table:table-cell office:value-type="float" office:value="0.00115191371502486" calcext:value-type="float">
            <text:p>0.001</text:p>
          </table:table-cell>
          <table:table-cell table:formula="of:=SUM([.F53];[.H53];[.J53];[.L53])" office:value-type="float" office:value="1.00108185864831" calcext:value-type="float">
            <text:p>1.001</text:p>
          </table:table-cell>
          <table:table-cell table:formula="of:=[.F53]/([.F53]+[.L53])" office:value-type="float" office:value="0.233286231279454" calcext:value-type="float">
            <text:p>0.2333</text:p>
          </table:table-cell>
          <table:table-cell table:formula="of:=SQRT(([.R53]*[.G53])^2 + ([.S53]*[.M53])^2)" office:value-type="float" office:value="0.0128849574048535" calcext:value-type="float">
            <text:p>0.0129</text:p>
          </table:table-cell>
          <table:table-cell/>
          <table:table-cell table:formula="of:=[.L53]/([.L53]+[.F53])^2" office:value-type="float" office:value="0.766713768720546" calcext:value-type="float">
            <text:p>0.766713768720546</text:p>
          </table:table-cell>
          <table:table-cell table:formula="of:=-[.F53]/([.L53]+[.F53])^2" office:value-type="float" office:value="-0.233286231279454" calcext:value-type="float">
            <text:p>-0.233286231279454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C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04534017126441" calcext:value-type="float">
            <text:p>0.105</text:p>
          </table:table-cell>
          <table:table-cell office:value-type="float" office:value="0.00234793202530093" calcext:value-type="float">
            <text:p>0.002</text:p>
          </table:table-cell>
          <table:table-cell table:formula="of:=[.$H53]" office:value-type="float" office:value="0" calcext:value-type="float">
            <text:p>0.000</text:p>
          </table:table-cell>
          <table:table-cell table:formula="of:=[.$I53]" office:value-type="float" office:value="0" calcext:value-type="float">
            <text:p>0.000</text:p>
          </table:table-cell>
          <table:table-cell office:value-type="float" office:value="0.488534622937338" calcext:value-type="float">
            <text:p>0.489</text:p>
          </table:table-cell>
          <table:table-cell office:value-type="float" office:value="0.00268559762734169" calcext:value-type="float">
            <text:p>0.003</text:p>
          </table:table-cell>
          <table:table-cell office:value-type="float" office:value="0.895465982873559" calcext:value-type="float">
            <text:p>0.895</text:p>
          </table:table-cell>
          <table:table-cell office:value-type="float" office:value="0.00291149273033468" calcext:value-type="float">
            <text:p>0.003</text:p>
          </table:table-cell>
          <table:table-cell table:formula="of:=SUM([.F54];[.H54];[.J54];[.L54])" office:value-type="float" office:value="1.48853462293734" calcext:value-type="float">
            <text:p>1.489</text:p>
          </table:table-cell>
          <table:table-cell table:formula="of:=[.F54]/([.F54]+[.L54])" office:value-type="float" office:value="0.104534017126441" calcext:value-type="float">
            <text:p>0.1045</text:p>
          </table:table-cell>
          <table:table-cell table:formula="of:=SQRT(([.R54]*[.G54])^2 + ([.S54]*[.M54])^2)" office:value-type="float" office:value="0.00212440741018456" calcext:value-type="float">
            <text:p>0.0021</text:p>
          </table:table-cell>
          <table:table-cell/>
          <table:table-cell table:formula="of:=[.L54]/([.L54]+[.F54])^2" office:value-type="float" office:value="0.895465982873559" calcext:value-type="float">
            <text:p>0.895465982873559</text:p>
          </table:table-cell>
          <table:table-cell table:formula="of:=-[.F54]/([.L54]+[.F54])^2" office:value-type="float" office:value="-0.104534017126441" calcext:value-type="float">
            <text:p>-0.104534017126441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C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39008084959475" calcext:value-type="float">
            <text:p>0.139</text:p>
          </table:table-cell>
          <table:table-cell office:value-type="float" office:value="0.00414013249428039" calcext:value-type="float">
            <text:p>0.004</text:p>
          </table:table-cell>
          <table:table-cell table:formula="of:=[.$H54]" office:value-type="float" office:value="0" calcext:value-type="float">
            <text:p>0.000</text:p>
          </table:table-cell>
          <table:table-cell table:formula="of:=[.$I54]" office:value-type="float" office:value="0" calcext:value-type="float">
            <text:p>0.000</text:p>
          </table:table-cell>
          <table:table-cell office:value-type="float" office:value="0.0067510821689054" calcext:value-type="float">
            <text:p>0.007</text:p>
          </table:table-cell>
          <table:table-cell office:value-type="float" office:value="0.0035255651326506" calcext:value-type="float">
            <text:p>0.004</text:p>
          </table:table-cell>
          <table:table-cell office:value-type="float" office:value="0.860991915040525" calcext:value-type="float">
            <text:p>0.861</text:p>
          </table:table-cell>
          <table:table-cell office:value-type="float" office:value="0.0145362271370478" calcext:value-type="float">
            <text:p>0.015</text:p>
          </table:table-cell>
          <table:table-cell table:formula="of:=SUM([.F55];[.H55];[.J55];[.L55])" office:value-type="float" office:value="1.00675108216891" calcext:value-type="float">
            <text:p>1.007</text:p>
          </table:table-cell>
          <table:table-cell table:formula="of:=[.F55]/([.F55]+[.L55])" office:value-type="float" office:value="0.139008084959475" calcext:value-type="float">
            <text:p>0.1390</text:p>
          </table:table-cell>
          <table:table-cell table:formula="of:=SQRT(([.R55]*[.G55])^2 + ([.S55]*[.M55])^2)" office:value-type="float" office:value="0.00409750643609044" calcext:value-type="float">
            <text:p>0.0041</text:p>
          </table:table-cell>
          <table:table-cell/>
          <table:table-cell table:formula="of:=[.L55]/([.L55]+[.F55])^2" office:value-type="float" office:value="0.860991915040525" calcext:value-type="float">
            <text:p>0.860991915040525</text:p>
          </table:table-cell>
          <table:table-cell table:formula="of:=-[.F55]/([.L55]+[.F55])^2" office:value-type="float" office:value="-0.139008084959475" calcext:value-type="float">
            <text:p>-0.139008084959475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B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22931791481662" calcext:value-type="float">
            <text:p>0.123</text:p>
          </table:table-cell>
          <table:table-cell office:value-type="float" office:value="0.00583439809696479" calcext:value-type="float">
            <text:p>0.006</text:p>
          </table:table-cell>
          <table:table-cell table:formula="of:=[.$H55]" office:value-type="float" office:value="0" calcext:value-type="float">
            <text:p>0.000</text:p>
          </table:table-cell>
          <table:table-cell table:formula="of:=[.$I55]" office:value-type="float" office:value="0" calcext:value-type="float">
            <text:p>0.000</text:p>
          </table:table-cell>
          <table:table-cell office:value-type="float" office:value="0.484826808154945" calcext:value-type="float">
            <text:p>0.485</text:p>
          </table:table-cell>
          <table:table-cell office:value-type="float" office:value="0.00416160350347592" calcext:value-type="float">
            <text:p>0.004</text:p>
          </table:table-cell>
          <table:table-cell office:value-type="float" office:value="0.877068208518338" calcext:value-type="float">
            <text:p>0.877</text:p>
          </table:table-cell>
          <table:table-cell office:value-type="float" office:value="0.00401404214424869" calcext:value-type="float">
            <text:p>0.004</text:p>
          </table:table-cell>
          <table:table-cell table:formula="of:=SUM([.F56];[.H56];[.J56];[.L56])" office:value-type="float" office:value="1.48482680815494" calcext:value-type="float">
            <text:p>1.485</text:p>
          </table:table-cell>
          <table:table-cell table:formula="of:=[.F56]/([.F56]+[.L56])" office:value-type="float" office:value="0.122931791481662" calcext:value-type="float">
            <text:p>0.1229</text:p>
          </table:table-cell>
          <table:table-cell table:formula="of:=SQRT(([.R56]*[.G56])^2 + ([.S56]*[.M56])^2)" office:value-type="float" office:value="0.00514090213623727" calcext:value-type="float">
            <text:p>0.0051</text:p>
          </table:table-cell>
          <table:table-cell/>
          <table:table-cell table:formula="of:=[.L56]/([.L56]+[.F56])^2" office:value-type="float" office:value="0.877068208518338" calcext:value-type="float">
            <text:p>0.877068208518338</text:p>
          </table:table-cell>
          <table:table-cell table:formula="of:=-[.F56]/([.L56]+[.F56])^2" office:value-type="float" office:value="-0.122931791481662" calcext:value-type="float">
            <text:p>-0.122931791481662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B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165901305036843" calcext:value-type="float">
            <text:p>0.166</text:p>
          </table:table-cell>
          <table:table-cell office:value-type="float" office:value="0.00631215572584454" calcext:value-type="float">
            <text:p>0.006</text:p>
          </table:table-cell>
          <table:table-cell table:formula="of:=[.$H56]" office:value-type="float" office:value="0" calcext:value-type="float">
            <text:p>0.000</text:p>
          </table:table-cell>
          <table:table-cell table:formula="of:=[.$I56]" office:value-type="float" office:value="0" calcext:value-type="float">
            <text:p>0.000</text:p>
          </table:table-cell>
          <table:table-cell office:value-type="float" office:value="0.00213481930609223" calcext:value-type="float">
            <text:p>0.002</text:p>
          </table:table-cell>
          <table:table-cell office:value-type="float" office:value="0.00190608866615378" calcext:value-type="float">
            <text:p>0.002</text:p>
          </table:table-cell>
          <table:table-cell office:value-type="float" office:value="0.834098694963157" calcext:value-type="float">
            <text:p>0.834</text:p>
          </table:table-cell>
          <table:table-cell office:value-type="float" office:value="0.00670552159733291" calcext:value-type="float">
            <text:p>0.007</text:p>
          </table:table-cell>
          <table:table-cell table:formula="of:=SUM([.F57];[.H57];[.J57];[.L57])" office:value-type="float" office:value="1.00213481930609" calcext:value-type="float">
            <text:p>1.002</text:p>
          </table:table-cell>
          <table:table-cell table:formula="of:=[.F57]/([.F57]+[.L57])" office:value-type="float" office:value="0.165901305036843" calcext:value-type="float">
            <text:p>0.1659</text:p>
          </table:table-cell>
          <table:table-cell table:formula="of:=SQRT(([.R57]*[.G57])^2 + ([.S57]*[.M57])^2)" office:value-type="float" office:value="0.00538120510977265" calcext:value-type="float">
            <text:p>0.0054</text:p>
          </table:table-cell>
          <table:table-cell/>
          <table:table-cell table:formula="of:=[.L57]/([.L57]+[.F57])^2" office:value-type="float" office:value="0.834098694963157" calcext:value-type="float">
            <text:p>0.834098694963157</text:p>
          </table:table-cell>
          <table:table-cell table:formula="of:=-[.F57]/([.L57]+[.F57])^2" office:value-type="float" office:value="-0.165901305036843" calcext:value-type="float">
            <text:p>-0.165901305036843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50303230853673" calcext:value-type="float">
            <text:p>0.150</text:p>
          </table:table-cell>
          <table:table-cell office:value-type="float" office:value="0.0040039795104462" calcext:value-type="float">
            <text:p>0.004</text:p>
          </table:table-cell>
          <table:table-cell table:formula="of:=[.$H57]" office:value-type="float" office:value="0" calcext:value-type="float">
            <text:p>0.000</text:p>
          </table:table-cell>
          <table:table-cell table:formula="of:=[.$I57]" office:value-type="float" office:value="0" calcext:value-type="float">
            <text:p>0.000</text:p>
          </table:table-cell>
          <table:table-cell office:value-type="float" office:value="0.478920877847948" calcext:value-type="float">
            <text:p>0.479</text:p>
          </table:table-cell>
          <table:table-cell office:value-type="float" office:value="0.00257814366439552" calcext:value-type="float">
            <text:p>0.003</text:p>
          </table:table-cell>
          <table:table-cell office:value-type="float" office:value="0.849696769146327" calcext:value-type="float">
            <text:p>0.850</text:p>
          </table:table-cell>
          <table:table-cell office:value-type="float" office:value="0.00475815550243474" calcext:value-type="float">
            <text:p>0.005</text:p>
          </table:table-cell>
          <table:table-cell table:formula="of:=SUM([.F58];[.H58];[.J58];[.L58])" office:value-type="float" office:value="1.47892087784795" calcext:value-type="float">
            <text:p>1.479</text:p>
          </table:table-cell>
          <table:table-cell table:formula="of:=[.F58]/([.F58]+[.L58])" office:value-type="float" office:value="0.150303230853673" calcext:value-type="float">
            <text:p>0.1503</text:p>
          </table:table-cell>
          <table:table-cell table:formula="of:=SQRT(([.R58]*[.G58])^2 + ([.S58]*[.M58])^2)" office:value-type="float" office:value="0.00347652309104374" calcext:value-type="float">
            <text:p>0.0035</text:p>
          </table:table-cell>
          <table:table-cell/>
          <table:table-cell table:formula="of:=[.L58]/([.L58]+[.F58])^2" office:value-type="float" office:value="0.849696769146327" calcext:value-type="float">
            <text:p>0.849696769146327</text:p>
          </table:table-cell>
          <table:table-cell table:formula="of:=-[.F58]/([.L58]+[.F58])^2" office:value-type="float" office:value="-0.150303230853673" calcext:value-type="float">
            <text:p>-0.150303230853673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208022297724735" calcext:value-type="float">
            <text:p>0.208</text:p>
          </table:table-cell>
          <table:table-cell office:value-type="float" office:value="0.00528538460342017" calcext:value-type="float">
            <text:p>0.005</text:p>
          </table:table-cell>
          <table:table-cell table:formula="of:=[.$H58]" office:value-type="float" office:value="0" calcext:value-type="float">
            <text:p>0.000</text:p>
          </table:table-cell>
          <table:table-cell table:formula="of:=[.$I58]" office:value-type="float" office:value="0" calcext:value-type="float">
            <text:p>0.000</text:p>
          </table:table-cell>
          <table:table-cell office:value-type="float" office:value="0.00460366982201489" calcext:value-type="float">
            <text:p>0.005</text:p>
          </table:table-cell>
          <table:table-cell office:value-type="float" office:value="0.00327718868685805" calcext:value-type="float">
            <text:p>0.003</text:p>
          </table:table-cell>
          <table:table-cell office:value-type="float" office:value="0.791977702275265" calcext:value-type="float">
            <text:p>0.792</text:p>
          </table:table-cell>
          <table:table-cell office:value-type="float" office:value="0.00767668208990564" calcext:value-type="float">
            <text:p>0.008</text:p>
          </table:table-cell>
          <table:table-cell table:formula="of:=SUM([.F59];[.H59];[.J59];[.L59])" office:value-type="float" office:value="1.00460366982201" calcext:value-type="float">
            <text:p>1.005</text:p>
          </table:table-cell>
          <table:table-cell table:formula="of:=[.F59]/([.F59]+[.L59])" office:value-type="float" office:value="0.208022297724735" calcext:value-type="float">
            <text:p>0.2080</text:p>
          </table:table-cell>
          <table:table-cell table:formula="of:=SQRT(([.R59]*[.G59])^2 + ([.S59]*[.M59])^2)" office:value-type="float" office:value="0.00448017546343048" calcext:value-type="float">
            <text:p>0.0045</text:p>
          </table:table-cell>
          <table:table-cell/>
          <table:table-cell table:formula="of:=[.L59]/([.L59]+[.F59])^2" office:value-type="float" office:value="0.791977702275266" calcext:value-type="float">
            <text:p>0.791977702275266</text:p>
          </table:table-cell>
          <table:table-cell table:formula="of:=-[.F59]/([.L59]+[.F59])^2" office:value-type="float" office:value="-0.208022297724735" calcext:value-type="float">
            <text:p>-0.208022297724735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D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0.150068536362108" calcext:value-type="float">
            <text:p>0.150</text:p>
          </table:table-cell>
          <table:table-cell office:value-type="float" office:value="0.000415702316792543" calcext:value-type="float">
            <text:p>0.000</text:p>
          </table:table-cell>
          <table:table-cell table:formula="of:=[.$H59]" office:value-type="float" office:value="0" calcext:value-type="float">
            <text:p>0.000</text:p>
          </table:table-cell>
          <table:table-cell table:formula="of:=[.$I59]" office:value-type="float" office:value="0" calcext:value-type="float">
            <text:p>0.000</text:p>
          </table:table-cell>
          <table:table-cell office:value-type="float" office:value="0.497223430042533" calcext:value-type="float">
            <text:p>0.497</text:p>
          </table:table-cell>
          <table:table-cell office:value-type="float" office:value="0.00410106803084318" calcext:value-type="float">
            <text:p>0.004</text:p>
          </table:table-cell>
          <table:table-cell office:value-type="float" office:value="0.849931463637892" calcext:value-type="float">
            <text:p>0.850</text:p>
          </table:table-cell>
          <table:table-cell office:value-type="float" office:value="0.00518702724103334" calcext:value-type="float">
            <text:p>0.005</text:p>
          </table:table-cell>
          <table:table-cell table:formula="of:=SUM([.F60];[.H60];[.J60];[.L60])" office:value-type="float" office:value="1.49722343004253" calcext:value-type="float">
            <text:p>1.497</text:p>
          </table:table-cell>
          <table:table-cell table:formula="of:=[.F60]/([.F60]+[.L60])" office:value-type="float" office:value="0.150068536362108" calcext:value-type="float">
            <text:p>0.1501</text:p>
          </table:table-cell>
          <table:table-cell table:formula="of:=SQRT(([.R60]*[.G60])^2 + ([.S60]*[.M60])^2)" office:value-type="float" office:value="0.000854842342813502" calcext:value-type="float">
            <text:p>0.0009</text:p>
          </table:table-cell>
          <table:table-cell/>
          <table:table-cell table:formula="of:=[.L60]/([.L60]+[.F60])^2" office:value-type="float" office:value="0.849931463637892" calcext:value-type="float">
            <text:p>0.849931463637892</text:p>
          </table:table-cell>
          <table:table-cell table:formula="of:=-[.F60]/([.L60]+[.F60])^2" office:value-type="float" office:value="-0.150068536362108" calcext:value-type="float">
            <text:p>-0.150068536362108</text:p>
          </table:table-cell>
        </table:table-row>
        <table:table-row table:style-name="ro1">
          <table:table-cell office:value-type="string" calcext:value-type="string">
            <text:p>62Fe</text:p>
          </table:table-cell>
          <table:table-cell office:value-type="string" calcext:value-type="string">
            <text:p>D</text:p>
          </table:table-cell>
          <table:table-cell office:value-type="float" office:value="21.5" calcext:value-type="float">
            <text:p>21.5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0.218576347982053" calcext:value-type="float">
            <text:p>0.219</text:p>
          </table:table-cell>
          <table:table-cell office:value-type="float" office:value="0.01096105579851" calcext:value-type="float">
            <text:p>0.011</text:p>
          </table:table-cell>
          <table:table-cell table:formula="of:=[.$H60]" office:value-type="float" office:value="0" calcext:value-type="float">
            <text:p>0.000</text:p>
          </table:table-cell>
          <table:table-cell table:formula="of:=[.$I60]" office:value-type="float" office:value="0" calcext:value-type="float">
            <text:p>0.000</text:p>
          </table:table-cell>
          <table:table-cell office:value-type="float" office:value="0.000925220599343802" calcext:value-type="float">
            <text:p>0.001</text:p>
          </table:table-cell>
          <table:table-cell office:value-type="float" office:value="0.000154203433223967" calcext:value-type="float">
            <text:p>0.000</text:p>
          </table:table-cell>
          <table:table-cell office:value-type="float" office:value="0.781423652017947" calcext:value-type="float">
            <text:p>0.781</text:p>
          </table:table-cell>
          <table:table-cell office:value-type="float" office:value="0.00609140367067969" calcext:value-type="float">
            <text:p>0.006</text:p>
          </table:table-cell>
          <table:table-cell table:formula="of:=SUM([.F61];[.H61];[.J61];[.L61])" office:value-type="float" office:value="1.00092522059934" calcext:value-type="float">
            <text:p>1.001</text:p>
          </table:table-cell>
          <table:table-cell table:formula="of:=[.F61]/([.F61]+[.L61])" office:value-type="float" office:value="0.218576347982053" calcext:value-type="float">
            <text:p>0.2186</text:p>
          </table:table-cell>
          <table:table-cell table:formula="of:=SQRT(([.R61]*[.G61])^2 + ([.S61]*[.M61])^2)" office:value-type="float" office:value="0.00866809430485855" calcext:value-type="float">
            <text:p>0.0087</text:p>
          </table:table-cell>
          <table:table-cell/>
          <table:table-cell table:formula="of:=[.L61]/([.L61]+[.F61])^2" office:value-type="float" office:value="0.781423652017947" calcext:value-type="float">
            <text:p>0.781423652017947</text:p>
          </table:table-cell>
          <table:table-cell table:formula="of:=-[.F61]/([.L61]+[.F61])^2" office:value-type="float" office:value="-0.218576347982053" calcext:value-type="float">
            <text:p>-0.21857634798205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E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54309452441958" calcext:value-type="float">
            <text:p>0.254</text:p>
          </table:table-cell>
          <table:table-cell office:value-type="float" office:value="0.00440688400258676" calcext:value-type="float">
            <text:p>0.004</text:p>
          </table:table-cell>
          <table:table-cell table:formula="of:=[.$H62]" office:value-type="float" office:value="0" calcext:value-type="float">
            <text:p>0.000</text:p>
          </table:table-cell>
          <table:table-cell table:formula="of:=[.$I62]" office:value-type="float" office:value="0" calcext:value-type="float">
            <text:p>0.000</text:p>
          </table:table-cell>
          <table:table-cell office:value-type="float" office:value="0.491374529196634" calcext:value-type="float">
            <text:p>0.491</text:p>
          </table:table-cell>
          <table:table-cell office:value-type="float" office:value="0.00347034064564717" calcext:value-type="float">
            <text:p>0.003</text:p>
          </table:table-cell>
          <table:table-cell office:value-type="float" office:value="0.745690547558042" calcext:value-type="float">
            <text:p>0.746</text:p>
          </table:table-cell>
          <table:table-cell office:value-type="float" office:value="0.00881340318285456" calcext:value-type="float">
            <text:p>0.009</text:p>
          </table:table-cell>
          <table:table-cell table:formula="of:=SUM([.F63];[.H63];[.J63];[.L63])" office:value-type="float" office:value="1.49137452919663" calcext:value-type="float">
            <text:p>1.491</text:p>
          </table:table-cell>
          <table:table-cell table:formula="of:=[.F63]/([.F63]+[.L63])" office:value-type="float" office:value="0.254309452441958" calcext:value-type="float">
            <text:p>0.2543</text:p>
          </table:table-cell>
          <table:table-cell table:formula="of:=SQRT(([.R63]*[.G63])^2 + ([.S63]*[.M63])^2)" office:value-type="float" office:value="0.00397774970240226" calcext:value-type="float">
            <text:p>0.0040</text:p>
          </table:table-cell>
          <table:table-cell/>
          <table:table-cell table:formula="of:=[.L63]/([.L63]+[.F63])^2" office:value-type="float" office:value="0.745690547558042" calcext:value-type="float">
            <text:p>0.745690547558042</text:p>
          </table:table-cell>
          <table:table-cell table:formula="of:=-[.F63]/([.L63]+[.F63])^2" office:value-type="float" office:value="-0.254309452441958" calcext:value-type="float">
            <text:p>-0.254309452441958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E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8840892247243" calcext:value-type="float">
            <text:p>0.388</text:p>
          </table:table-cell>
          <table:table-cell office:value-type="float" office:value="0.00124631024575902" calcext:value-type="float">
            <text:p>0.001</text:p>
          </table:table-cell>
          <table:table-cell table:formula="of:=[.$H63]" office:value-type="float" office:value="0" calcext:value-type="float">
            <text:p>0.000</text:p>
          </table:table-cell>
          <table:table-cell table:formula="of:=[.$I63]" office:value-type="float" office:value="0" calcext:value-type="float">
            <text:p>0.000</text:p>
          </table:table-cell>
          <table:table-cell office:value-type="float" office:value="0.001402677422986" calcext:value-type="float">
            <text:p>0.001</text:p>
          </table:table-cell>
          <table:table-cell office:value-type="float" office:value="0.00298068952384525" calcext:value-type="float">
            <text:p>0.003</text:p>
          </table:table-cell>
          <table:table-cell office:value-type="float" office:value="0.61159107752757" calcext:value-type="float">
            <text:p>0.612</text:p>
          </table:table-cell>
          <table:table-cell office:value-type="float" office:value="0.0196022781258837" calcext:value-type="float">
            <text:p>0.020</text:p>
          </table:table-cell>
          <table:table-cell table:formula="of:=SUM([.F64];[.H64];[.J64];[.L64])" office:value-type="float" office:value="1.00140267742299" calcext:value-type="float">
            <text:p>1.001</text:p>
          </table:table-cell>
          <table:table-cell table:formula="of:=[.F64]/([.F64]+[.L64])" office:value-type="float" office:value="0.38840892247243" calcext:value-type="float">
            <text:p>0.3884</text:p>
          </table:table-cell>
          <table:table-cell table:formula="of:=SQRT(([.R64]*[.G64])^2 + ([.S64]*[.M64])^2)" office:value-type="float" office:value="0.00765175937070622" calcext:value-type="float">
            <text:p>0.0077</text:p>
          </table:table-cell>
          <table:table-cell/>
          <table:table-cell table:formula="of:=[.L64]/([.L64]+[.F64])^2" office:value-type="float" office:value="0.61159107752757" calcext:value-type="float">
            <text:p>0.61159107752757</text:p>
          </table:table-cell>
          <table:table-cell table:formula="of:=-[.F64]/([.L64]+[.F64])^2" office:value-type="float" office:value="-0.38840892247243" calcext:value-type="float">
            <text:p>-0.38840892247243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Ba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wad</text:p>
          </table:table-cell>
          <table:table-cell office:value-type="float" office:value="0.165127753138575" calcext:value-type="float">
            <text:p>0.165</text:p>
          </table:table-cell>
          <table:table-cell office:value-type="float" office:value="0.00942108184050802" calcext:value-type="float">
            <text:p>0.009</text:p>
          </table:table-cell>
          <table:table-cell table:formula="of:=[.$H64]" office:value-type="float" office:value="0" calcext:value-type="float">
            <text:p>0.000</text:p>
          </table:table-cell>
          <table:table-cell table:formula="of:=[.$I64]" office:value-type="float" office:value="0" calcext:value-type="float">
            <text:p>0.000</text:p>
          </table:table-cell>
          <table:table-cell office:value-type="float" office:value="0.488514034765983" calcext:value-type="float">
            <text:p>0.489</text:p>
          </table:table-cell>
          <table:table-cell office:value-type="float" office:value="0.00309499515183719" calcext:value-type="float">
            <text:p>0.003</text:p>
          </table:table-cell>
          <table:table-cell office:value-type="float" office:value="0.834872246861425" calcext:value-type="float">
            <text:p>0.835</text:p>
          </table:table-cell>
          <table:table-cell office:value-type="float" office:value="0.0108880332813493" calcext:value-type="float">
            <text:p>0.011</text:p>
          </table:table-cell>
          <table:table-cell table:formula="of:=SUM([.F65];[.H65];[.J65];[.L65])" office:value-type="float" office:value="1.48851403476598" calcext:value-type="float">
            <text:p>1.489</text:p>
          </table:table-cell>
          <table:table-cell table:formula="of:=[.F65]/([.F65]+[.L65])" office:value-type="float" office:value="0.165127753138575" calcext:value-type="float">
            <text:p>0.1651</text:p>
          </table:table-cell>
          <table:table-cell table:formula="of:=SQRT(([.R65]*[.G65])^2 + ([.S65]*[.M65])^2)" office:value-type="float" office:value="0.00806827224925276" calcext:value-type="float">
            <text:p>0.0081</text:p>
          </table:table-cell>
          <table:table-cell/>
          <table:table-cell table:formula="of:=[.L65]/([.L65]+[.F65])^2" office:value-type="float" office:value="0.834872246861425" calcext:value-type="float">
            <text:p>0.834872246861425</text:p>
          </table:table-cell>
          <table:table-cell table:formula="of:=-[.F65]/([.L65]+[.F65])^2" office:value-type="float" office:value="-0.165127753138575" calcext:value-type="float">
            <text:p>-0.165127753138575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Ba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55967373841071" calcext:value-type="float">
            <text:p>0.356</text:p>
          </table:table-cell>
          <table:table-cell office:value-type="float" office:value="0.000995712933821177" calcext:value-type="float">
            <text:p>0.001</text:p>
          </table:table-cell>
          <table:table-cell table:formula="of:=[.$H65]" office:value-type="float" office:value="0" calcext:value-type="float">
            <text:p>0.000</text:p>
          </table:table-cell>
          <table:table-cell table:formula="of:=[.$I65]" office:value-type="float" office:value="0" calcext:value-type="float">
            <text:p>0.000</text:p>
          </table:table-cell>
          <table:table-cell table:number-columns-repeated="2" office:value-type="float" office:value="0.000425242533868227" calcext:value-type="float">
            <text:p>0.000</text:p>
          </table:table-cell>
          <table:table-cell office:value-type="float" office:value="0.644032626158929" calcext:value-type="float">
            <text:p>0.644</text:p>
          </table:table-cell>
          <table:table-cell office:value-type="float" office:value="0.0190167114023306" calcext:value-type="float">
            <text:p>0.019</text:p>
          </table:table-cell>
          <table:table-cell table:formula="of:=SUM([.F66];[.H66];[.J66];[.L66])" office:value-type="float" office:value="1.00042524253387" calcext:value-type="float">
            <text:p>1.000</text:p>
          </table:table-cell>
          <table:table-cell table:formula="of:=[.F66]/([.F66]+[.L66])" office:value-type="float" office:value="0.355967373841071" calcext:value-type="float">
            <text:p>0.3560</text:p>
          </table:table-cell>
          <table:table-cell table:formula="of:=SQRT(([.R66]*[.G66])^2 + ([.S66]*[.M66])^2)" office:value-type="float" office:value="0.0067996354253353" calcext:value-type="float">
            <text:p>0.0068</text:p>
          </table:table-cell>
          <table:table-cell/>
          <table:table-cell table:formula="of:=[.L66]/([.L66]+[.F66])^2" office:value-type="float" office:value="0.644032626158929" calcext:value-type="float">
            <text:p>0.644032626158929</text:p>
          </table:table-cell>
          <table:table-cell table:formula="of:=-[.F66]/([.L66]+[.F66])^2" office:value-type="float" office:value="-0.355967373841071" calcext:value-type="float">
            <text:p>-0.355967373841071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B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3158772396172" calcext:value-type="float">
            <text:p>0.232</text:p>
          </table:table-cell>
          <table:table-cell office:value-type="float" office:value="0.00425126615808573" calcext:value-type="float">
            <text:p>0.004</text:p>
          </table:table-cell>
          <table:table-cell table:formula="of:=[.$H66]" office:value-type="float" office:value="0" calcext:value-type="float">
            <text:p>0.000</text:p>
          </table:table-cell>
          <table:table-cell table:formula="of:=[.$I66]" office:value-type="float" office:value="0" calcext:value-type="float">
            <text:p>0.000</text:p>
          </table:table-cell>
          <table:table-cell office:value-type="float" office:value="0.489177863099599" calcext:value-type="float">
            <text:p>0.489</text:p>
          </table:table-cell>
          <table:table-cell office:value-type="float" office:value="0.00254184392361444" calcext:value-type="float">
            <text:p>0.003</text:p>
          </table:table-cell>
          <table:table-cell office:value-type="float" office:value="0.76841227603828" calcext:value-type="float">
            <text:p>0.768</text:p>
          </table:table-cell>
          <table:table-cell office:value-type="float" office:value="0.00928308716121196" calcext:value-type="float">
            <text:p>0.009</text:p>
          </table:table-cell>
          <table:table-cell table:formula="of:=SUM([.F67];[.H67];[.J67];[.L67])" office:value-type="float" office:value="1.4891778630996" calcext:value-type="float">
            <text:p>1.489</text:p>
          </table:table-cell>
          <table:table-cell table:formula="of:=[.F67]/([.F67]+[.L67])" office:value-type="float" office:value="0.23158772396172" calcext:value-type="float">
            <text:p>0.2316</text:p>
          </table:table-cell>
          <table:table-cell table:formula="of:=SQRT(([.R67]*[.G67])^2 + ([.S67]*[.M67])^2)" office:value-type="float" office:value="0.00391067049849447" calcext:value-type="float">
            <text:p>0.0039</text:p>
          </table:table-cell>
          <table:table-cell/>
          <table:table-cell table:formula="of:=[.L67]/([.L67]+[.F67])^2" office:value-type="float" office:value="0.76841227603828" calcext:value-type="float">
            <text:p>0.76841227603828</text:p>
          </table:table-cell>
          <table:table-cell table:formula="of:=-[.F67]/([.L67]+[.F67])^2" office:value-type="float" office:value="-0.23158772396172" calcext:value-type="float">
            <text:p>-0.23158772396172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B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55967373841071" calcext:value-type="float">
            <text:p>0.356</text:p>
          </table:table-cell>
          <table:table-cell office:value-type="float" office:value="0.000995712933821177" calcext:value-type="float">
            <text:p>0.001</text:p>
          </table:table-cell>
          <table:table-cell table:formula="of:=[.$H67]" office:value-type="float" office:value="0" calcext:value-type="float">
            <text:p>0.000</text:p>
          </table:table-cell>
          <table:table-cell table:formula="of:=[.$I67]" office:value-type="float" office:value="0" calcext:value-type="float">
            <text:p>0.000</text:p>
          </table:table-cell>
          <table:table-cell table:number-columns-repeated="2" office:value-type="float" office:value="0.000425242533868227" calcext:value-type="float">
            <text:p>0.000</text:p>
          </table:table-cell>
          <table:table-cell office:value-type="float" office:value="0.644032626158929" calcext:value-type="float">
            <text:p>0.644</text:p>
          </table:table-cell>
          <table:table-cell office:value-type="float" office:value="0.0190167114023306" calcext:value-type="float">
            <text:p>0.019</text:p>
          </table:table-cell>
          <table:table-cell table:formula="of:=SUM([.F68];[.H68];[.J68];[.L68])" office:value-type="float" office:value="1.00042524253387" calcext:value-type="float">
            <text:p>1.000</text:p>
          </table:table-cell>
          <table:table-cell table:formula="of:=[.F68]/([.F68]+[.L68])" office:value-type="float" office:value="0.355967373841071" calcext:value-type="float">
            <text:p>0.3560</text:p>
          </table:table-cell>
          <table:table-cell table:formula="of:=SQRT(([.R68]*[.G68])^2 + ([.S68]*[.M68])^2)" office:value-type="float" office:value="0.0067996354253353" calcext:value-type="float">
            <text:p>0.0068</text:p>
          </table:table-cell>
          <table:table-cell/>
          <table:table-cell table:formula="of:=[.L68]/([.L68]+[.F68])^2" office:value-type="float" office:value="0.644032626158929" calcext:value-type="float">
            <text:p>0.644032626158929</text:p>
          </table:table-cell>
          <table:table-cell table:formula="of:=-[.F68]/([.L68]+[.F68])^2" office:value-type="float" office:value="-0.355967373841071" calcext:value-type="float">
            <text:p>-0.355967373841071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G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436080125501304" calcext:value-type="float">
            <text:p>0.436</text:p>
          </table:table-cell>
          <table:table-cell office:value-type="float" office:value="0.0125902398438697" calcext:value-type="float">
            <text:p>0.013</text:p>
          </table:table-cell>
          <table:table-cell table:formula="of:=[.$H68]" office:value-type="float" office:value="0" calcext:value-type="float">
            <text:p>0.000</text:p>
          </table:table-cell>
          <table:table-cell table:formula="of:=[.$I68]" office:value-type="float" office:value="0" calcext:value-type="float">
            <text:p>0.000</text:p>
          </table:table-cell>
          <table:table-cell office:value-type="float" office:value="0.484786430779689" calcext:value-type="float">
            <text:p>0.485</text:p>
          </table:table-cell>
          <table:table-cell office:value-type="float" office:value="0.00437977577214852" calcext:value-type="float">
            <text:p>0.004</text:p>
          </table:table-cell>
          <table:table-cell office:value-type="float" office:value="0.563919874498696" calcext:value-type="float">
            <text:p>0.564</text:p>
          </table:table-cell>
          <table:table-cell office:value-type="float" office:value="0.0132615021137537" calcext:value-type="float">
            <text:p>0.013</text:p>
          </table:table-cell>
          <table:table-cell table:formula="of:=SUM([.F69];[.H69];[.J69];[.L69])" office:value-type="float" office:value="1.48478643077969" calcext:value-type="float">
            <text:p>1.485</text:p>
          </table:table-cell>
          <table:table-cell table:formula="of:=[.F69]/([.F69]+[.L69])" office:value-type="float" office:value="0.436080125501304" calcext:value-type="float">
            <text:p>0.4361</text:p>
          </table:table-cell>
          <table:table-cell table:formula="of:=SQRT(([.R69]*[.G69])^2 + ([.S69]*[.M69])^2)" office:value-type="float" office:value="0.00915709415515026" calcext:value-type="float">
            <text:p>0.0092</text:p>
          </table:table-cell>
          <table:table-cell/>
          <table:table-cell table:formula="of:=[.L69]/([.L69]+[.F69])^2" office:value-type="float" office:value="0.563919874498696" calcext:value-type="float">
            <text:p>0.563919874498696</text:p>
          </table:table-cell>
          <table:table-cell table:formula="of:=-[.F69]/([.L69]+[.F69])^2" office:value-type="float" office:value="-0.436080125501304" calcext:value-type="float">
            <text:p>-0.436080125501304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G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683964627947224" calcext:value-type="float">
            <text:p>0.684</text:p>
          </table:table-cell>
          <table:table-cell office:value-type="float" office:value="0.00129098646271654" calcext:value-type="float">
            <text:p>0.001</text:p>
          </table:table-cell>
          <table:table-cell table:formula="of:=[.$H69]" office:value-type="float" office:value="0" calcext:value-type="float">
            <text:p>0.000</text:p>
          </table:table-cell>
          <table:table-cell table:formula="of:=[.$I69]" office:value-type="float" office:value="0" calcext:value-type="float">
            <text:p>0.000</text:p>
          </table:table-cell>
          <table:table-cell office:value-type="float" office:value="0.00092626129920846" calcext:value-type="float">
            <text:p>0.001</text:p>
          </table:table-cell>
          <table:table-cell office:value-type="float" office:value="0.00102917922134273" calcext:value-type="float">
            <text:p>0.001</text:p>
          </table:table-cell>
          <table:table-cell office:value-type="float" office:value="0.316035372052776" calcext:value-type="float">
            <text:p>0.316</text:p>
          </table:table-cell>
          <table:table-cell office:value-type="float" office:value="0.0199439797897383" calcext:value-type="float">
            <text:p>0.020</text:p>
          </table:table-cell>
          <table:table-cell table:formula="of:=SUM([.F70];[.H70];[.J70];[.L70])" office:value-type="float" office:value="1.00092626129921" calcext:value-type="float">
            <text:p>1.001</text:p>
          </table:table-cell>
          <table:table-cell table:formula="of:=[.F70]/([.F70]+[.L70])" office:value-type="float" office:value="0.683964627947224" calcext:value-type="float">
            <text:p>0.6840</text:p>
          </table:table-cell>
          <table:table-cell table:formula="of:=SQRT(([.R70]*[.G70])^2 + ([.S70]*[.M70])^2)" office:value-type="float" office:value="0.0136470768904086" calcext:value-type="float">
            <text:p>0.0136</text:p>
          </table:table-cell>
          <table:table-cell/>
          <table:table-cell table:formula="of:=[.L70]/([.L70]+[.F70])^2" office:value-type="float" office:value="0.316035372052776" calcext:value-type="float">
            <text:p>0.316035372052776</text:p>
          </table:table-cell>
          <table:table-cell table:formula="of:=-[.F70]/([.L70]+[.F70])^2" office:value-type="float" office:value="-0.683964627947224" calcext:value-type="float">
            <text:p>-0.683964627947224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99429098954613" calcext:value-type="float">
            <text:p>0.399</text:p>
          </table:table-cell>
          <table:table-cell office:value-type="float" office:value="0.00338499236402215" calcext:value-type="float">
            <text:p>0.003</text:p>
          </table:table-cell>
          <table:table-cell table:formula="of:=[.$H70]" office:value-type="float" office:value="0" calcext:value-type="float">
            <text:p>0.000</text:p>
          </table:table-cell>
          <table:table-cell table:formula="of:=[.$I70]" office:value-type="float" office:value="0" calcext:value-type="float">
            <text:p>0.000</text:p>
          </table:table-cell>
          <table:table-cell office:value-type="float" office:value="0.481822269580716" calcext:value-type="float">
            <text:p>0.482</text:p>
          </table:table-cell>
          <table:table-cell office:value-type="float" office:value="0.00296838138638358" calcext:value-type="float">
            <text:p>0.003</text:p>
          </table:table-cell>
          <table:table-cell office:value-type="float" office:value="0.600570901045387" calcext:value-type="float">
            <text:p>0.601</text:p>
          </table:table-cell>
          <table:table-cell office:value-type="float" office:value="0.00502822254726546" calcext:value-type="float">
            <text:p>0.005</text:p>
          </table:table-cell>
          <table:table-cell table:formula="of:=SUM([.F71];[.H71];[.J71];[.L71])" office:value-type="float" office:value="1.48182226958072" calcext:value-type="float">
            <text:p>1.482</text:p>
          </table:table-cell>
          <table:table-cell table:formula="of:=[.F71]/([.F71]+[.L71])" office:value-type="float" office:value="0.399429098954613" calcext:value-type="float">
            <text:p>0.3994</text:p>
          </table:table-cell>
          <table:table-cell table:formula="of:=SQRT(([.R71]*[.G71])^2 + ([.S71]*[.M71])^2)" office:value-type="float" office:value="0.00285771593741729" calcext:value-type="float">
            <text:p>0.0029</text:p>
          </table:table-cell>
          <table:table-cell/>
          <table:table-cell table:formula="of:=[.L71]/([.L71]+[.F71])^2" office:value-type="float" office:value="0.600570901045387" calcext:value-type="float">
            <text:p>0.600570901045387</text:p>
          </table:table-cell>
          <table:table-cell table:formula="of:=-[.F71]/([.L71]+[.F71])^2" office:value-type="float" office:value="-0.399429098954613" calcext:value-type="float">
            <text:p>-0.399429098954613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636889903372777" calcext:value-type="float">
            <text:p>0.637</text:p>
          </table:table-cell>
          <table:table-cell office:value-type="float" office:value="0.00443563270417308" calcext:value-type="float">
            <text:p>0.004</text:p>
          </table:table-cell>
          <table:table-cell table:formula="of:=[.$H71]" office:value-type="float" office:value="0" calcext:value-type="float">
            <text:p>0.000</text:p>
          </table:table-cell>
          <table:table-cell table:formula="of:=[.$I71]" office:value-type="float" office:value="0" calcext:value-type="float">
            <text:p>0.000</text:p>
          </table:table-cell>
          <table:table-cell office:value-type="float" office:value="0.0010007838479468" calcext:value-type="float">
            <text:p>0.001</text:p>
          </table:table-cell>
          <table:table-cell office:value-type="float" office:value="0.00110086223274148" calcext:value-type="float">
            <text:p>0.001</text:p>
          </table:table-cell>
          <table:table-cell office:value-type="float" office:value="0.363110096627223" calcext:value-type="float">
            <text:p>0.363</text:p>
          </table:table-cell>
          <table:table-cell office:value-type="float" office:value="0.00372956138688602" calcext:value-type="float">
            <text:p>0.004</text:p>
          </table:table-cell>
          <table:table-cell table:formula="of:=SUM([.F72];[.H72];[.J72];[.L72])" office:value-type="float" office:value="1.00100078384795" calcext:value-type="float">
            <text:p>1.001</text:p>
          </table:table-cell>
          <table:table-cell table:formula="of:=[.F72]/([.F72]+[.L72])" office:value-type="float" office:value="0.636889903372777" calcext:value-type="float">
            <text:p>0.6369</text:p>
          </table:table-cell>
          <table:table-cell table:formula="of:=SQRT(([.R72]*[.G72])^2 + ([.S72]*[.M72])^2)" office:value-type="float" office:value="0.00286988703141904" calcext:value-type="float">
            <text:p>0.0029</text:p>
          </table:table-cell>
          <table:table-cell/>
          <table:table-cell table:formula="of:=[.L72]/([.L72]+[.F72])^2" office:value-type="float" office:value="0.363110096627223" calcext:value-type="float">
            <text:p>0.363110096627223</text:p>
          </table:table-cell>
          <table:table-cell table:formula="of:=-[.F72]/([.L72]+[.F72])^2" office:value-type="float" office:value="-0.636889903372777" calcext:value-type="float">
            <text:p>-0.636889903372777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D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95609911327307" calcext:value-type="float">
            <text:p>0.296</text:p>
          </table:table-cell>
          <table:table-cell office:value-type="float" office:value="0.00761600802094645" calcext:value-type="float">
            <text:p>0.008</text:p>
          </table:table-cell>
          <table:table-cell table:formula="of:=[.$H72]" office:value-type="float" office:value="0" calcext:value-type="float">
            <text:p>0.000</text:p>
          </table:table-cell>
          <table:table-cell table:formula="of:=[.$I72]" office:value-type="float" office:value="0" calcext:value-type="float">
            <text:p>0.000</text:p>
          </table:table-cell>
          <table:table-cell office:value-type="float" office:value="0.482554940382527" calcext:value-type="float">
            <text:p>0.483</text:p>
          </table:table-cell>
          <table:table-cell office:value-type="float" office:value="0.00611487791803149" calcext:value-type="float">
            <text:p>0.006</text:p>
          </table:table-cell>
          <table:table-cell office:value-type="float" office:value="0.704390088672693" calcext:value-type="float">
            <text:p>0.704</text:p>
          </table:table-cell>
          <table:table-cell office:value-type="float" office:value="0.00872730010745351" calcext:value-type="float">
            <text:p>0.009</text:p>
          </table:table-cell>
          <table:table-cell table:formula="of:=SUM([.F73];[.H73];[.J73];[.L73])" office:value-type="float" office:value="1.48255494038253" calcext:value-type="float">
            <text:p>1.483</text:p>
          </table:table-cell>
          <table:table-cell table:formula="of:=[.F73]/([.F73]+[.L73])" office:value-type="float" office:value="0.295609911327307" calcext:value-type="float">
            <text:p>0.2956</text:p>
          </table:table-cell>
          <table:table-cell table:formula="of:=SQRT(([.R73]*[.G73])^2 + ([.S73]*[.M73])^2)" office:value-type="float" office:value="0.00595274144317815" calcext:value-type="float">
            <text:p>0.0060</text:p>
          </table:table-cell>
          <table:table-cell/>
          <table:table-cell table:formula="of:=[.L73]/([.L73]+[.F73])^2" office:value-type="float" office:value="0.704390088672693" calcext:value-type="float">
            <text:p>0.704390088672693</text:p>
          </table:table-cell>
          <table:table-cell table:formula="of:=-[.F73]/([.L73]+[.F73])^2" office:value-type="float" office:value="-0.295609911327307" calcext:value-type="float">
            <text:p>-0.295609911327307</text:p>
          </table:table-cell>
        </table:table-row>
        <table:table-row table:style-name="ro1">
          <table:table-cell office:value-type="string" calcext:value-type="string">
            <text:p>63Fe</text:p>
          </table:table-cell>
          <table:table-cell office:value-type="string" calcext:value-type="string">
            <text:p>D</text:p>
          </table:table-cell>
          <table:table-cell office:value-type="float" office:value="17.5" calcext:value-type="float">
            <text:p>17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466069450653846" calcext:value-type="float">
            <text:p>0.466</text:p>
          </table:table-cell>
          <table:table-cell office:value-type="float" office:value="0.000914608897440091" calcext:value-type="float">
            <text:p>0.001</text:p>
          </table:table-cell>
          <table:table-cell table:formula="of:=[.$H73]" office:value-type="float" office:value="0" calcext:value-type="float">
            <text:p>0.000</text:p>
          </table:table-cell>
          <table:table-cell table:formula="of:=[.$I73]" office:value-type="float" office:value="0" calcext:value-type="float">
            <text:p>0.000</text:p>
          </table:table-cell>
          <table:table-cell office:value-type="float" office:value="0.000364564811516233" calcext:value-type="float">
            <text:p>0.000</text:p>
          </table:table-cell>
          <table:table-cell office:value-type="float" office:value="0.0000911412028790583" calcext:value-type="float">
            <text:p>0.000</text:p>
          </table:table-cell>
          <table:table-cell office:value-type="float" office:value="0.533930549346154" calcext:value-type="float">
            <text:p>0.534</text:p>
          </table:table-cell>
          <table:table-cell office:value-type="float" office:value="0.0163032228807986" calcext:value-type="float">
            <text:p>0.016</text:p>
          </table:table-cell>
          <table:table-cell table:formula="of:=SUM([.F74];[.H74];[.J74];[.L74])" office:value-type="float" office:value="1.00036456481152" calcext:value-type="float">
            <text:p>1.000</text:p>
          </table:table-cell>
          <table:table-cell table:formula="of:=[.F74]/([.F74]+[.L74])" office:value-type="float" office:value="0.466069450653846" calcext:value-type="float">
            <text:p>0.4661</text:p>
          </table:table-cell>
          <table:table-cell table:formula="of:=SQRT(([.R74]*[.G74])^2 + ([.S74]*[.M74])^2)" office:value-type="float" office:value="0.00761411025001233" calcext:value-type="float">
            <text:p>0.0076</text:p>
          </table:table-cell>
          <table:table-cell/>
          <table:table-cell table:formula="of:=[.L74]/([.L74]+[.F74])^2" office:value-type="float" office:value="0.533930549346154" calcext:value-type="float">
            <text:p>0.533930549346154</text:p>
          </table:table-cell>
          <table:table-cell table:formula="of:=-[.F74]/([.L74]+[.F74])^2" office:value-type="float" office:value="-0.466069450653846" calcext:value-type="float">
            <text:p>-0.46606945065384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Ca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wad</text:p>
          </table:table-cell>
          <table:table-cell office:value-type="float" office:value="0.0574571838233196" calcext:value-type="float">
            <text:p>0.057</text:p>
          </table:table-cell>
          <table:table-cell office:value-type="float" office:value="0.00746843810528418" calcext:value-type="float">
            <text:p>0.007</text:p>
          </table:table-cell>
          <table:table-cell table:formula="of:=[.$H75]" office:value-type="float" office:value="0" calcext:value-type="float">
            <text:p>0.000</text:p>
          </table:table-cell>
          <table:table-cell table:formula="of:=[.$I75]" office:value-type="float" office:value="0" calcext:value-type="float">
            <text:p>0.000</text:p>
          </table:table-cell>
          <table:table-cell office:value-type="float" office:value="0.48428751758743" calcext:value-type="float">
            <text:p>0.484</text:p>
          </table:table-cell>
          <table:table-cell office:value-type="float" office:value="0.00285785601723588" calcext:value-type="float">
            <text:p>0.003</text:p>
          </table:table-cell>
          <table:table-cell office:value-type="float" office:value="0.94254281617668" calcext:value-type="float">
            <text:p>0.943</text:p>
          </table:table-cell>
          <table:table-cell office:value-type="float" office:value="0.00585761072200197" calcext:value-type="float">
            <text:p>0.006</text:p>
          </table:table-cell>
          <table:table-cell table:formula="of:=SUM([.F76];[.H76];[.J76];[.L76])" office:value-type="float" office:value="1.48428751758743" calcext:value-type="float">
            <text:p>1.484</text:p>
          </table:table-cell>
          <table:table-cell table:formula="of:=[.F76]/([.F76]+[.L76])" office:value-type="float" office:value="0.0574571838233196" calcext:value-type="float">
            <text:p>0.0575</text:p>
          </table:table-cell>
          <table:table-cell table:formula="of:=SQRT(([.R76]*[.G76])^2 + ([.S76]*[.M76])^2)" office:value-type="float" office:value="0.00704736388362597" calcext:value-type="float">
            <text:p>0.0070</text:p>
          </table:table-cell>
          <table:table-cell/>
          <table:table-cell table:formula="of:=[.L76]/([.L76]+[.F76])^2" office:value-type="float" office:value="0.94254281617668" calcext:value-type="float">
            <text:p>0.94254281617668</text:p>
          </table:table-cell>
          <table:table-cell table:formula="of:=-[.F76]/([.L76]+[.F76])^2" office:value-type="float" office:value="-0.0574571838233196" calcext:value-type="float">
            <text:p>-0.05745718382332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Ca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mw</text:p>
          </table:table-cell>
          <table:table-cell office:value-type="float" office:value="0.144218061388901" calcext:value-type="float">
            <text:p>0.144</text:p>
          </table:table-cell>
          <table:table-cell office:value-type="float" office:value="0.000761045178833249" calcext:value-type="float">
            <text:p>0.001</text:p>
          </table:table-cell>
          <table:table-cell table:formula="of:=[.$H76]" office:value-type="float" office:value="0" calcext:value-type="float">
            <text:p>0.000</text:p>
          </table:table-cell>
          <table:table-cell table:formula="of:=[.$I76]" office:value-type="float" office:value="0" calcext:value-type="float">
            <text:p>0.000</text:p>
          </table:table-cell>
          <table:table-cell office:value-type="float" office:value="0.000606708054017931" calcext:value-type="float">
            <text:p>0.001</text:p>
          </table:table-cell>
          <table:table-cell office:value-type="float" office:value="0.00053086954726569" calcext:value-type="float">
            <text:p>0.001</text:p>
          </table:table-cell>
          <table:table-cell office:value-type="float" office:value="0.855781938611099" calcext:value-type="float">
            <text:p>0.856</text:p>
          </table:table-cell>
          <table:table-cell office:value-type="float" office:value="0.0146963873209304" calcext:value-type="float">
            <text:p>0.015</text:p>
          </table:table-cell>
          <table:table-cell table:formula="of:=SUM([.F77];[.H77];[.J77];[.L77])" office:value-type="float" office:value="1.00060670805402" calcext:value-type="float">
            <text:p>1.001</text:p>
          </table:table-cell>
          <table:table-cell table:formula="of:=[.F77]/([.F77]+[.L77])" office:value-type="float" office:value="0.144218061388901" calcext:value-type="float">
            <text:p>0.1442</text:p>
          </table:table-cell>
          <table:table-cell table:formula="of:=SQRT(([.R77]*[.G77])^2 + ([.S77]*[.M77])^2)" office:value-type="float" office:value="0.00221729373185337" calcext:value-type="float">
            <text:p>0.0022</text:p>
          </table:table-cell>
          <table:table-cell/>
          <table:table-cell table:formula="of:=[.L77]/([.L77]+[.F77])^2" office:value-type="float" office:value="0.855781938611099" calcext:value-type="float">
            <text:p>0.855781938611099</text:p>
          </table:table-cell>
          <table:table-cell table:formula="of:=-[.F77]/([.L77]+[.F77])^2" office:value-type="float" office:value="-0.144218061388901" calcext:value-type="float">
            <text:p>-0.144218061388901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B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ring</text:p>
          </table:table-cell>
          <table:table-cell office:value-type="float" office:value="0.198974175228634" calcext:value-type="float">
            <text:p>0.199</text:p>
          </table:table-cell>
          <table:table-cell office:value-type="float" office:value="0.00126199265472706" calcext:value-type="float">
            <text:p>0.001</text:p>
          </table:table-cell>
          <table:table-cell table:formula="of:=[.$H77]" office:value-type="float" office:value="0" calcext:value-type="float">
            <text:p>0.000</text:p>
          </table:table-cell>
          <table:table-cell table:formula="of:=[.$I77]" office:value-type="float" office:value="0" calcext:value-type="float">
            <text:p>0.000</text:p>
          </table:table-cell>
          <table:table-cell office:value-type="float" office:value="0.479390091393472" calcext:value-type="float">
            <text:p>0.479</text:p>
          </table:table-cell>
          <table:table-cell office:value-type="float" office:value="0.0075454893713558" calcext:value-type="float">
            <text:p>0.008</text:p>
          </table:table-cell>
          <table:table-cell office:value-type="float" office:value="0.801025824771366" calcext:value-type="float">
            <text:p>0.801</text:p>
          </table:table-cell>
          <table:table-cell office:value-type="float" office:value="0.0116226541389714" calcext:value-type="float">
            <text:p>0.012</text:p>
          </table:table-cell>
          <table:table-cell table:formula="of:=SUM([.F78];[.H78];[.J78];[.L78])" office:value-type="float" office:value="1.47939009139347" calcext:value-type="float">
            <text:p>1.479</text:p>
          </table:table-cell>
          <table:table-cell table:formula="of:=[.F78]/([.F78]+[.L78])" office:value-type="float" office:value="0.198974175228634" calcext:value-type="float">
            <text:p>0.1990</text:p>
          </table:table-cell>
          <table:table-cell table:formula="of:=SQRT(([.R78]*[.G78])^2 + ([.S78]*[.M78])^2)" office:value-type="float" office:value="0.00252389616232499" calcext:value-type="float">
            <text:p>0.0025</text:p>
          </table:table-cell>
          <table:table-cell/>
          <table:table-cell table:formula="of:=[.L78]/([.L78]+[.F78])^2" office:value-type="float" office:value="0.801025824771366" calcext:value-type="float">
            <text:p>0.801025824771366</text:p>
          </table:table-cell>
          <table:table-cell table:formula="of:=-[.F78]/([.L78]+[.F78])^2" office:value-type="float" office:value="-0.198974175228634" calcext:value-type="float">
            <text:p>-0.198974175228634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B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mw</text:p>
          </table:table-cell>
          <table:table-cell office:value-type="float" office:value="0.293679350052696" calcext:value-type="float">
            <text:p>0.294</text:p>
          </table:table-cell>
          <table:table-cell office:value-type="float" office:value="0.00124910876676477" calcext:value-type="float">
            <text:p>0.001</text:p>
          </table:table-cell>
          <table:table-cell table:formula="of:=[.$H78]" office:value-type="float" office:value="0" calcext:value-type="float">
            <text:p>0.000</text:p>
          </table:table-cell>
          <table:table-cell table:formula="of:=[.$I78]" office:value-type="float" office:value="0" calcext:value-type="float">
            <text:p>0.000</text:p>
          </table:table-cell>
          <table:table-cell office:value-type="float" office:value="0.00522791937147253" calcext:value-type="float">
            <text:p>0.005</text:p>
          </table:table-cell>
          <table:table-cell office:value-type="float" office:value="0.00456405659414268" calcext:value-type="float">
            <text:p>0.005</text:p>
          </table:table-cell>
          <table:table-cell office:value-type="float" office:value="0.706320649947304" calcext:value-type="float">
            <text:p>0.706</text:p>
          </table:table-cell>
          <table:table-cell office:value-type="float" office:value="0.0197918220650733" calcext:value-type="float">
            <text:p>0.020</text:p>
          </table:table-cell>
          <table:table-cell table:formula="of:=SUM([.F79];[.H79];[.J79];[.L79])" office:value-type="float" office:value="1.00522791937147" calcext:value-type="float">
            <text:p>1.005</text:p>
          </table:table-cell>
          <table:table-cell table:formula="of:=[.F79]/([.F79]+[.L79])" office:value-type="float" office:value="0.293679350052696" calcext:value-type="float">
            <text:p>0.2937</text:p>
          </table:table-cell>
          <table:table-cell table:formula="of:=SQRT(([.R79]*[.G79])^2 + ([.S79]*[.M79])^2)" office:value-type="float" office:value="0.00587902808060796" calcext:value-type="float">
            <text:p>0.0059</text:p>
          </table:table-cell>
          <table:table-cell/>
          <table:table-cell table:formula="of:=[.L79]/([.L79]+[.F79])^2" office:value-type="float" office:value="0.706320649947304" calcext:value-type="float">
            <text:p>0.706320649947304</text:p>
          </table:table-cell>
          <table:table-cell table:formula="of:=-[.F79]/([.L79]+[.F79])^2" office:value-type="float" office:value="-0.293679350052696" calcext:value-type="float">
            <text:p>-0.293679350052696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E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ring</text:p>
          </table:table-cell>
          <table:table-cell office:value-type="float" office:value="0.285956679397915" calcext:value-type="float">
            <text:p>0.286</text:p>
          </table:table-cell>
          <table:table-cell office:value-type="float" office:value="0.00497880668141715" calcext:value-type="float">
            <text:p>0.005</text:p>
          </table:table-cell>
          <table:table-cell table:formula="of:=[.$H79]" office:value-type="float" office:value="0" calcext:value-type="float">
            <text:p>0.000</text:p>
          </table:table-cell>
          <table:table-cell table:formula="of:=[.$I79]" office:value-type="float" office:value="0" calcext:value-type="float">
            <text:p>0.000</text:p>
          </table:table-cell>
          <table:table-cell office:value-type="float" office:value="0.481342479255988" calcext:value-type="float">
            <text:p>0.481</text:p>
          </table:table-cell>
          <table:table-cell office:value-type="float" office:value="0.00245913070875606" calcext:value-type="float">
            <text:p>0.002</text:p>
          </table:table-cell>
          <table:table-cell office:value-type="float" office:value="0.714043320602084" calcext:value-type="float">
            <text:p>0.714</text:p>
          </table:table-cell>
          <table:table-cell office:value-type="float" office:value="0.00270105552240724" calcext:value-type="float">
            <text:p>0.003</text:p>
          </table:table-cell>
          <table:table-cell table:formula="of:=SUM([.F80];[.H80];[.J80];[.L80])" office:value-type="float" office:value="1.48134247925599" calcext:value-type="float">
            <text:p>1.481</text:p>
          </table:table-cell>
          <table:table-cell table:formula="of:=[.F80]/([.F80]+[.L80])" office:value-type="float" office:value="0.285956679397915" calcext:value-type="float">
            <text:p>0.2860</text:p>
          </table:table-cell>
          <table:table-cell table:formula="of:=SQRT(([.R80]*[.G80])^2 + ([.S80]*[.M80])^2)" office:value-type="float" office:value="0.00363802119036491" calcext:value-type="float">
            <text:p>0.0036</text:p>
          </table:table-cell>
          <table:table-cell/>
          <table:table-cell table:formula="of:=[.L80]/([.L80]+[.F80])^2" office:value-type="float" office:value="0.714043320602084" calcext:value-type="float">
            <text:p>0.714043320602084</text:p>
          </table:table-cell>
          <table:table-cell table:formula="of:=-[.F80]/([.L80]+[.F80])^2" office:value-type="float" office:value="-0.285956679397915" calcext:value-type="float">
            <text:p>-0.285956679397915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E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mw</text:p>
          </table:table-cell>
          <table:table-cell office:value-type="float" office:value="0.498359916919098" calcext:value-type="float">
            <text:p>0.498</text:p>
          </table:table-cell>
          <table:table-cell office:value-type="float" office:value="0.000773130494755039" calcext:value-type="float">
            <text:p>0.001</text:p>
          </table:table-cell>
          <table:table-cell table:formula="of:=[.$H80]" office:value-type="float" office:value="0" calcext:value-type="float">
            <text:p>0.000</text:p>
          </table:table-cell>
          <table:table-cell table:formula="of:=[.$I80]" office:value-type="float" office:value="0" calcext:value-type="float">
            <text:p>0.000</text:p>
          </table:table-cell>
          <table:table-cell office:value-type="float" office:value="0.00175657616184827" calcext:value-type="float">
            <text:p>0.002</text:p>
          </table:table-cell>
          <table:table-cell office:value-type="float" office:value="0.00221883304654518" calcext:value-type="float">
            <text:p>0.002</text:p>
          </table:table-cell>
          <table:table-cell office:value-type="float" office:value="0.501640083080902" calcext:value-type="float">
            <text:p>0.502</text:p>
          </table:table-cell>
          <table:table-cell office:value-type="float" office:value="0.013781320963761" calcext:value-type="float">
            <text:p>0.014</text:p>
          </table:table-cell>
          <table:table-cell table:formula="of:=SUM([.F81];[.H81];[.J81];[.L81])" office:value-type="float" office:value="1.00175657616185" calcext:value-type="float">
            <text:p>1.002</text:p>
          </table:table-cell>
          <table:table-cell table:formula="of:=[.F81]/([.F81]+[.L81])" office:value-type="float" office:value="0.498359916919098" calcext:value-type="float">
            <text:p>0.4984</text:p>
          </table:table-cell>
          <table:table-cell table:formula="of:=SQRT(([.R81]*[.G81])^2 + ([.S81]*[.M81])^2)" office:value-type="float" office:value="0.00687899955756967" calcext:value-type="float">
            <text:p>0.0069</text:p>
          </table:table-cell>
          <table:table-cell/>
          <table:table-cell table:formula="of:=[.L81]/([.L81]+[.F81])^2" office:value-type="float" office:value="0.501640083080902" calcext:value-type="float">
            <text:p>0.501640083080902</text:p>
          </table:table-cell>
          <table:table-cell table:formula="of:=-[.F81]/([.L81]+[.F81])^2" office:value-type="float" office:value="-0.498359916919098" calcext:value-type="float">
            <text:p>-0.498359916919098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I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ring</text:p>
          </table:table-cell>
          <table:table-cell office:value-type="float" office:value="0.517978484853762" calcext:value-type="float">
            <text:p>0.518</text:p>
          </table:table-cell>
          <table:table-cell office:value-type="float" office:value="0.00718433096318314" calcext:value-type="float">
            <text:p>0.007</text:p>
          </table:table-cell>
          <table:table-cell table:formula="of:=[.$H81]" office:value-type="float" office:value="0" calcext:value-type="float">
            <text:p>0.000</text:p>
          </table:table-cell>
          <table:table-cell table:formula="of:=[.$I81]" office:value-type="float" office:value="0" calcext:value-type="float">
            <text:p>0.000</text:p>
          </table:table-cell>
          <table:table-cell office:value-type="float" office:value="0.472508472945092" calcext:value-type="float">
            <text:p>0.473</text:p>
          </table:table-cell>
          <table:table-cell office:value-type="float" office:value="0.00394343882040613" calcext:value-type="float">
            <text:p>0.004</text:p>
          </table:table-cell>
          <table:table-cell office:value-type="float" office:value="0.482021515146238" calcext:value-type="float">
            <text:p>0.482</text:p>
          </table:table-cell>
          <table:table-cell office:value-type="float" office:value="0.00503855242313141" calcext:value-type="float">
            <text:p>0.005</text:p>
          </table:table-cell>
          <table:table-cell table:formula="of:=SUM([.F82];[.H82];[.J82];[.L82])" office:value-type="float" office:value="1.47250847294509" calcext:value-type="float">
            <text:p>1.473</text:p>
          </table:table-cell>
          <table:table-cell table:formula="of:=[.F82]/([.F82]+[.L82])" office:value-type="float" office:value="0.517978484853762" calcext:value-type="float">
            <text:p>0.5180</text:p>
          </table:table-cell>
          <table:table-cell table:formula="of:=SQRT(([.R82]*[.G82])^2 + ([.S82]*[.M82])^2)" office:value-type="float" office:value="0.00433633046160527" calcext:value-type="float">
            <text:p>0.0043</text:p>
          </table:table-cell>
          <table:table-cell/>
          <table:table-cell table:formula="of:=[.L82]/([.L82]+[.F82])^2" office:value-type="float" office:value="0.482021515146238" calcext:value-type="float">
            <text:p>0.482021515146238</text:p>
          </table:table-cell>
          <table:table-cell table:formula="of:=-[.F82]/([.L82]+[.F82])^2" office:value-type="float" office:value="-0.517978484853762" calcext:value-type="float">
            <text:p>-0.517978484853762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I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mw</text:p>
          </table:table-cell>
          <table:table-cell office:value-type="float" office:value="0.784979676178352" calcext:value-type="float">
            <text:p>0.785</text:p>
          </table:table-cell>
          <table:table-cell office:value-type="float" office:value="0.00818729526666493" calcext:value-type="float">
            <text:p>0.008</text:p>
          </table:table-cell>
          <table:table-cell table:formula="of:=[.$H82]" office:value-type="float" office:value="0" calcext:value-type="float">
            <text:p>0.000</text:p>
          </table:table-cell>
          <table:table-cell table:formula="of:=[.$I82]" office:value-type="float" office:value="0" calcext:value-type="float">
            <text:p>0.000</text:p>
          </table:table-cell>
          <table:table-cell office:value-type="float" office:value="0.00435129487452489" calcext:value-type="float">
            <text:p>0.004</text:p>
          </table:table-cell>
          <table:table-cell office:value-type="float" office:value="0.00413373013079865" calcext:value-type="float">
            <text:p>0.004</text:p>
          </table:table-cell>
          <table:table-cell office:value-type="float" office:value="0.215020323821648" calcext:value-type="float">
            <text:p>0.215</text:p>
          </table:table-cell>
          <table:table-cell office:value-type="float" office:value="0.00535118452949804" calcext:value-type="float">
            <text:p>0.005</text:p>
          </table:table-cell>
          <table:table-cell table:formula="of:=SUM([.F83];[.H83];[.J83];[.L83])" office:value-type="float" office:value="1.00435129487452" calcext:value-type="float">
            <text:p>1.004</text:p>
          </table:table-cell>
          <table:table-cell table:formula="of:=[.F83]/([.F83]+[.L83])" office:value-type="float" office:value="0.784979676178352" calcext:value-type="float">
            <text:p>0.7850</text:p>
          </table:table-cell>
          <table:table-cell table:formula="of:=SQRT(([.R83]*[.G83])^2 + ([.S83]*[.M83])^2)" office:value-type="float" office:value="0.00455455030971466" calcext:value-type="float">
            <text:p>0.0046</text:p>
          </table:table-cell>
          <table:table-cell/>
          <table:table-cell table:formula="of:=[.L83]/([.L83]+[.F83])^2" office:value-type="float" office:value="0.215020323821648" calcext:value-type="float">
            <text:p>0.215020323821648</text:p>
          </table:table-cell>
          <table:table-cell table:formula="of:=-[.F83]/([.L83]+[.F83])^2" office:value-type="float" office:value="-0.784979676178352" calcext:value-type="float">
            <text:p>-0.784979676178352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ring</text:p>
          </table:table-cell>
          <table:table-cell office:value-type="float" office:value="0.456777132018485" calcext:value-type="float">
            <text:p>0.457</text:p>
          </table:table-cell>
          <table:table-cell office:value-type="float" office:value="0.0075670910424749" calcext:value-type="float">
            <text:p>0.008</text:p>
          </table:table-cell>
          <table:table-cell table:formula="of:=[.$H83]" office:value-type="float" office:value="0" calcext:value-type="float">
            <text:p>0.000</text:p>
          </table:table-cell>
          <table:table-cell table:formula="of:=[.$I83]" office:value-type="float" office:value="0" calcext:value-type="float">
            <text:p>0.000</text:p>
          </table:table-cell>
          <table:table-cell office:value-type="float" office:value="0.471769952122424" calcext:value-type="float">
            <text:p>0.472</text:p>
          </table:table-cell>
          <table:table-cell office:value-type="float" office:value="0.00671802605463492" calcext:value-type="float">
            <text:p>0.007</text:p>
          </table:table-cell>
          <table:table-cell office:value-type="float" office:value="0.543222867981515" calcext:value-type="float">
            <text:p>0.543</text:p>
          </table:table-cell>
          <table:table-cell office:value-type="float" office:value="0.00286121901871377" calcext:value-type="float">
            <text:p>0.003</text:p>
          </table:table-cell>
          <table:table-cell table:formula="of:=SUM([.F84];[.H84];[.J84];[.L84])" office:value-type="float" office:value="1.47176995212242" calcext:value-type="float">
            <text:p>1.472</text:p>
          </table:table-cell>
          <table:table-cell table:formula="of:=[.F84]/([.F84]+[.L84])" office:value-type="float" office:value="0.456777132018485" calcext:value-type="float">
            <text:p>0.4568</text:p>
          </table:table-cell>
          <table:table-cell table:formula="of:=SQRT(([.R84]*[.G84])^2 + ([.S84]*[.M84])^2)" office:value-type="float" office:value="0.00431338172737351" calcext:value-type="float">
            <text:p>0.0043</text:p>
          </table:table-cell>
          <table:table-cell/>
          <table:table-cell table:formula="of:=[.L84]/([.L84]+[.F84])^2" office:value-type="float" office:value="0.543222867981515" calcext:value-type="float">
            <text:p>0.543222867981515</text:p>
          </table:table-cell>
          <table:table-cell table:formula="of:=-[.F84]/([.L84]+[.F84])^2" office:value-type="float" office:value="-0.456777132018485" calcext:value-type="float">
            <text:p>-0.456777132018485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mw</text:p>
          </table:table-cell>
          <table:table-cell office:value-type="float" office:value="0.731228382792256" calcext:value-type="float">
            <text:p>0.731</text:p>
          </table:table-cell>
          <table:table-cell office:value-type="float" office:value="0.00855805419049817" calcext:value-type="float">
            <text:p>0.009</text:p>
          </table:table-cell>
          <table:table-cell table:formula="of:=[.$H84]" office:value-type="float" office:value="0" calcext:value-type="float">
            <text:p>0.000</text:p>
          </table:table-cell>
          <table:table-cell table:formula="of:=[.$I84]" office:value-type="float" office:value="0" calcext:value-type="float">
            <text:p>0.000</text:p>
          </table:table-cell>
          <table:table-cell office:value-type="float" office:value="0.00348159153665404" calcext:value-type="float">
            <text:p>0.003</text:p>
          </table:table-cell>
          <table:table-cell office:value-type="float" office:value="0.00232106102443603" calcext:value-type="float">
            <text:p>0.002</text:p>
          </table:table-cell>
          <table:table-cell office:value-type="float" office:value="0.268771617207744" calcext:value-type="float">
            <text:p>0.269</text:p>
          </table:table-cell>
          <table:table-cell office:value-type="float" office:value="0.00644800251931978" calcext:value-type="float">
            <text:p>0.006</text:p>
          </table:table-cell>
          <table:table-cell table:formula="of:=SUM([.F85];[.H85];[.J85];[.L85])" office:value-type="float" office:value="1.00348159153665" calcext:value-type="float">
            <text:p>1.003</text:p>
          </table:table-cell>
          <table:table-cell table:formula="of:=[.F85]/([.F85]+[.L85])" office:value-type="float" office:value="0.731228382792256" calcext:value-type="float">
            <text:p>0.7312</text:p>
          </table:table-cell>
          <table:table-cell table:formula="of:=SQRT(([.R85]*[.G85])^2 + ([.S85]*[.M85])^2)" office:value-type="float" office:value="0.00524610488569893" calcext:value-type="float">
            <text:p>0.0052</text:p>
          </table:table-cell>
          <table:table-cell/>
          <table:table-cell table:formula="of:=[.L85]/([.L85]+[.F85])^2" office:value-type="float" office:value="0.268771617207744" calcext:value-type="float">
            <text:p>0.268771617207744</text:p>
          </table:table-cell>
          <table:table-cell table:formula="of:=-[.F85]/([.L85]+[.F85])^2" office:value-type="float" office:value="-0.731228382792256" calcext:value-type="float">
            <text:p>-0.731228382792256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H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ring</text:p>
          </table:table-cell>
          <table:table-cell office:value-type="float" office:value="0.749132043840498" calcext:value-type="float">
            <text:p>0.749</text:p>
          </table:table-cell>
          <table:table-cell office:value-type="float" office:value="0.00632669254536098" calcext:value-type="float">
            <text:p>0.006</text:p>
          </table:table-cell>
          <table:table-cell table:formula="of:=[.$H85]" office:value-type="float" office:value="0" calcext:value-type="float">
            <text:p>0.000</text:p>
          </table:table-cell>
          <table:table-cell table:formula="of:=[.$I85]" office:value-type="float" office:value="0" calcext:value-type="float">
            <text:p>0.000</text:p>
          </table:table-cell>
          <table:table-cell office:value-type="float" office:value="0.476780540510234" calcext:value-type="float">
            <text:p>0.477</text:p>
          </table:table-cell>
          <table:table-cell office:value-type="float" office:value="0.00370554824230752" calcext:value-type="float">
            <text:p>0.004</text:p>
          </table:table-cell>
          <table:table-cell office:value-type="float" office:value="0.250867956159502" calcext:value-type="float">
            <text:p>0.251</text:p>
          </table:table-cell>
          <table:table-cell office:value-type="float" office:value="0.00207138679397754" calcext:value-type="float">
            <text:p>0.002</text:p>
          </table:table-cell>
          <table:table-cell table:formula="of:=SUM([.F86];[.H86];[.J86];[.L86])" office:value-type="float" office:value="1.47678054051023" calcext:value-type="float">
            <text:p>1.477</text:p>
          </table:table-cell>
          <table:table-cell table:formula="of:=[.F86]/([.F86]+[.L86])" office:value-type="float" office:value="0.749132043840498" calcext:value-type="float">
            <text:p>0.7491</text:p>
          </table:table-cell>
          <table:table-cell table:formula="of:=SQRT(([.R86]*[.G86])^2 + ([.S86]*[.M86])^2)" office:value-type="float" office:value="0.00221968350156153" calcext:value-type="float">
            <text:p>0.0022</text:p>
          </table:table-cell>
          <table:table-cell/>
          <table:table-cell table:formula="of:=[.L86]/([.L86]+[.F86])^2" office:value-type="float" office:value="0.250867956159502" calcext:value-type="float">
            <text:p>0.250867956159502</text:p>
          </table:table-cell>
          <table:table-cell table:formula="of:=-[.F86]/([.L86]+[.F86])^2" office:value-type="float" office:value="-0.749132043840498" calcext:value-type="float">
            <text:p>-0.749132043840498</text:p>
          </table:table-cell>
        </table:table-row>
        <table:table-row table:style-name="ro1">
          <table:table-cell office:value-type="string" calcext:value-type="string">
            <text:p>64Fe</text:p>
          </table:table-cell>
          <table:table-cell office:value-type="string" calcext:value-type="string">
            <text:p>H</text:p>
          </table:table-cell>
          <table:table-cell office:value-type="float" office:value="17.5" calcext:value-type="float">
            <text:p>17.5</text:p>
          </table:table-cell>
          <table:table-cell office:value-type="float" office:value="1473.15" calcext:value-type="float">
            <text:p>1473.15</text:p>
          </table:table-cell>
          <table:table-cell office:value-type="string" calcext:value-type="string">
            <text:p>mw</text:p>
          </table:table-cell>
          <table:table-cell office:value-type="float" office:value="0.922064144404025" calcext:value-type="float">
            <text:p>0.922</text:p>
          </table:table-cell>
          <table:table-cell office:value-type="float" office:value="0.00731951850447734" calcext:value-type="float">
            <text:p>0.007</text:p>
          </table:table-cell>
          <table:table-cell table:formula="of:=[.$H86]" office:value-type="float" office:value="0" calcext:value-type="float">
            <text:p>0.000</text:p>
          </table:table-cell>
          <table:table-cell table:formula="of:=[.$I86]" office:value-type="float" office:value="0" calcext:value-type="float">
            <text:p>0.000</text:p>
          </table:table-cell>
          <table:table-cell office:value-type="float" office:value="0.000816920641821946" calcext:value-type="float">
            <text:p>0.001</text:p>
          </table:table-cell>
          <table:table-cell office:value-type="float" office:value="0.00070021769299024" calcext:value-type="float">
            <text:p>0.001</text:p>
          </table:table-cell>
          <table:table-cell office:value-type="float" office:value="0.0779358555959747" calcext:value-type="float">
            <text:p>0.078</text:p>
          </table:table-cell>
          <table:table-cell office:value-type="float" office:value="0.00156567567045485" calcext:value-type="float">
            <text:p>0.002</text:p>
          </table:table-cell>
          <table:table-cell table:formula="of:=SUM([.F87];[.H87];[.J87];[.L87])" office:value-type="float" office:value="1.00081692064182" calcext:value-type="float">
            <text:p>1.001</text:p>
          </table:table-cell>
          <table:table-cell table:formula="of:=[.F87]/([.F87]+[.L87])" office:value-type="float" office:value="0.922064144404025" calcext:value-type="float">
            <text:p>0.9221</text:p>
          </table:table-cell>
          <table:table-cell table:formula="of:=SQRT(([.R87]*[.G87])^2 + ([.S87]*[.M87])^2)" office:value-type="float" office:value="0.00155227307057983" calcext:value-type="float">
            <text:p>0.0016</text:p>
          </table:table-cell>
          <table:table-cell/>
          <table:table-cell table:formula="of:=[.L87]/([.L87]+[.F87])^2" office:value-type="float" office:value="0.0779358555959747" calcext:value-type="float">
            <text:p>0.077935855595975</text:p>
          </table:table-cell>
          <table:table-cell table:formula="of:=-[.F87]/([.L87]+[.F87])^2" office:value-type="float" office:value="-0.922064144404025" calcext:value-type="float">
            <text:p>-0.92206414440402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6Fe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273.15" calcext:value-type="float">
            <text:p>1273.15</text:p>
          </table:table-cell>
          <table:table-cell office:value-type="string" calcext:value-type="string">
            <text:p>ring</text:p>
          </table:table-cell>
          <table:table-cell office:value-type="float" office:value="0.504065445778783" calcext:value-type="float">
            <text:p>0.504</text:p>
          </table:table-cell>
          <table:table-cell office:value-type="float" office:value="0.011533601140864" calcext:value-type="float">
            <text:p>0.012</text:p>
          </table:table-cell>
          <table:table-cell table:formula="of:=[.$H88]" office:value-type="float" office:value="0" calcext:value-type="float">
            <text:p>0.000</text:p>
          </table:table-cell>
          <table:table-cell table:formula="of:=[.$I88]" office:value-type="float" office:value="0" calcext:value-type="float">
            <text:p>0.000</text:p>
          </table:table-cell>
          <table:table-cell office:value-type="float" office:value="0.488347431326921" calcext:value-type="float">
            <text:p>0.488</text:p>
          </table:table-cell>
          <table:table-cell office:value-type="float" office:value="0.00337761912156949" calcext:value-type="float">
            <text:p>0.003</text:p>
          </table:table-cell>
          <table:table-cell office:value-type="float" office:value="0.495934554221217" calcext:value-type="float">
            <text:p>0.496</text:p>
          </table:table-cell>
          <table:table-cell office:value-type="float" office:value="0.0056642271421205" calcext:value-type="float">
            <text:p>0.006</text:p>
          </table:table-cell>
          <table:table-cell table:formula="of:=SUM([.F89];[.H89];[.J89];[.L89])" office:value-type="float" office:value="1.48834743132692" calcext:value-type="float">
            <text:p>1.488</text:p>
          </table:table-cell>
          <table:table-cell table:formula="of:=[.F89]/([.F89]+[.L89])" office:value-type="float" office:value="0.504065445778783" calcext:value-type="float">
            <text:p>0.5041</text:p>
          </table:table-cell>
          <table:table-cell table:formula="of:=SQRT(([.R89]*[.G89])^2 + ([.S89]*[.M89])^2)" office:value-type="float" office:value="0.00639290363573527" calcext:value-type="float">
            <text:p>0.0064</text:p>
          </table:table-cell>
          <table:table-cell/>
          <table:table-cell table:formula="of:=[.L89]/([.L89]+[.F89])^2" office:value-type="float" office:value="0.495934554221217" calcext:value-type="float">
            <text:p>0.495934554221217</text:p>
          </table:table-cell>
          <table:table-cell table:formula="of:=-[.F89]/([.L89]+[.F89])^2" office:value-type="float" office:value="-0.504065445778783" calcext:value-type="float">
            <text:p>-0.504065445778783</text:p>
          </table:table-cell>
        </table:table-row>
        <table:table-row table:style-name="ro1">
          <table:table-cell office:value-type="string" calcext:value-type="string">
            <text:p>66Fe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273.15" calcext:value-type="float">
            <text:p>1273.15</text:p>
          </table:table-cell>
          <table:table-cell office:value-type="string" calcext:value-type="string">
            <text:p>mw</text:p>
          </table:table-cell>
          <table:table-cell office:value-type="float" office:value="0.771266188434627" calcext:value-type="float">
            <text:p>0.771</text:p>
          </table:table-cell>
          <table:table-cell office:value-type="float" office:value="0.00629898882165721" calcext:value-type="float">
            <text:p>0.006</text:p>
          </table:table-cell>
          <table:table-cell table:formula="of:=[.$H89]" office:value-type="float" office:value="0" calcext:value-type="float">
            <text:p>0.000</text:p>
          </table:table-cell>
          <table:table-cell table:formula="of:=[.$I89]" office:value-type="float" office:value="0" calcext:value-type="float">
            <text:p>0.000</text:p>
          </table:table-cell>
          <table:table-cell office:value-type="float" office:value="0.00269013073582331" calcext:value-type="float">
            <text:p>0.003</text:p>
          </table:table-cell>
          <table:table-cell office:value-type="float" office:value="0.00139886798262812" calcext:value-type="float">
            <text:p>0.001</text:p>
          </table:table-cell>
          <table:table-cell office:value-type="float" office:value="0.228733811565373" calcext:value-type="float">
            <text:p>0.229</text:p>
          </table:table-cell>
          <table:table-cell office:value-type="float" office:value="0.00994494832892924" calcext:value-type="float">
            <text:p>0.010</text:p>
          </table:table-cell>
          <table:table-cell table:formula="of:=SUM([.F90];[.H90];[.J90];[.L90])" office:value-type="float" office:value="1.00269013073582" calcext:value-type="float">
            <text:p>1.003</text:p>
          </table:table-cell>
          <table:table-cell table:formula="of:=[.F90]/([.F90]+[.L90])" office:value-type="float" office:value="0.771266188434627" calcext:value-type="float">
            <text:p>0.7713</text:p>
          </table:table-cell>
          <table:table-cell table:formula="of:=SQRT(([.R90]*[.G90])^2 + ([.S90]*[.M90])^2)" office:value-type="float" office:value="0.0078043504225779" calcext:value-type="float">
            <text:p>0.0078</text:p>
          </table:table-cell>
          <table:table-cell/>
          <table:table-cell table:formula="of:=[.L90]/([.L90]+[.F90])^2" office:value-type="float" office:value="0.228733811565373" calcext:value-type="float">
            <text:p>0.228733811565373</text:p>
          </table:table-cell>
          <table:table-cell table:formula="of:=-[.F90]/([.L90]+[.F90])^2" office:value-type="float" office:value="-0.771266188434628" calcext:value-type="float">
            <text:p>-0.771266188434628</text:p>
          </table:table-cell>
        </table:table-row>
        <table:table-row table:style-name="ro1">
          <table:table-cell office:value-type="string" calcext:value-type="string">
            <text:p>66Fe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1273.15" calcext:value-type="float">
            <text:p>1273.15</text:p>
          </table:table-cell>
          <table:table-cell office:value-type="string" calcext:value-type="string">
            <text:p>ring</text:p>
          </table:table-cell>
          <table:table-cell office:value-type="float" office:value="0.54612941918413" calcext:value-type="float">
            <text:p>0.546</text:p>
          </table:table-cell>
          <table:table-cell office:value-type="float" office:value="0.00790450475134925" calcext:value-type="float">
            <text:p>0.008</text:p>
          </table:table-cell>
          <table:table-cell table:formula="of:=[.$H90]" office:value-type="float" office:value="0" calcext:value-type="float">
            <text:p>0.000</text:p>
          </table:table-cell>
          <table:table-cell table:formula="of:=[.$I90]" office:value-type="float" office:value="0" calcext:value-type="float">
            <text:p>0.000</text:p>
          </table:table-cell>
          <table:table-cell office:value-type="float" office:value="0.48636127810716" calcext:value-type="float">
            <text:p>0.486</text:p>
          </table:table-cell>
          <table:table-cell office:value-type="float" office:value="0.00859295544358939" calcext:value-type="float">
            <text:p>0.009</text:p>
          </table:table-cell>
          <table:table-cell office:value-type="float" office:value="0.45387058081587" calcext:value-type="float">
            <text:p>0.454</text:p>
          </table:table-cell>
          <table:table-cell office:value-type="float" office:value="0.00789897059745399" calcext:value-type="float">
            <text:p>0.008</text:p>
          </table:table-cell>
          <table:table-cell table:formula="of:=SUM([.F91];[.H91];[.J91];[.L91])" office:value-type="float" office:value="1.48636127810716" calcext:value-type="float">
            <text:p>1.486</text:p>
          </table:table-cell>
          <table:table-cell table:formula="of:=[.F91]/([.F91]+[.L91])" office:value-type="float" office:value="0.54612941918413" calcext:value-type="float">
            <text:p>0.5461</text:p>
          </table:table-cell>
          <table:table-cell table:formula="of:=SQRT(([.R91]*[.G91])^2 + ([.S91]*[.M91])^2)" office:value-type="float" office:value="0.00561074173511282" calcext:value-type="float">
            <text:p>0.0056</text:p>
          </table:table-cell>
          <table:table-cell/>
          <table:table-cell table:formula="of:=[.L91]/([.L91]+[.F91])^2" office:value-type="float" office:value="0.45387058081587" calcext:value-type="float">
            <text:p>0.45387058081587</text:p>
          </table:table-cell>
          <table:table-cell table:formula="of:=-[.F91]/([.L91]+[.F91])^2" office:value-type="float" office:value="-0.54612941918413" calcext:value-type="float">
            <text:p>-0.54612941918413</text:p>
          </table:table-cell>
        </table:table-row>
        <table:table-row table:style-name="ro1">
          <table:table-cell office:value-type="string" calcext:value-type="string">
            <text:p>66Fe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1273.15" calcext:value-type="float">
            <text:p>1273.15</text:p>
          </table:table-cell>
          <table:table-cell office:value-type="string" calcext:value-type="string">
            <text:p>mw</text:p>
          </table:table-cell>
          <table:table-cell office:value-type="float" office:value="0.81483964555931" calcext:value-type="float">
            <text:p>0.815</text:p>
          </table:table-cell>
          <table:table-cell office:value-type="float" office:value="0.00295465933800543" calcext:value-type="float">
            <text:p>0.003</text:p>
          </table:table-cell>
          <table:table-cell table:formula="of:=[.$H91]" office:value-type="float" office:value="0" calcext:value-type="float">
            <text:p>0.000</text:p>
          </table:table-cell>
          <table:table-cell table:formula="of:=[.$I91]" office:value-type="float" office:value="0" calcext:value-type="float">
            <text:p>0.000</text:p>
          </table:table-cell>
          <table:table-cell office:value-type="float" office:value="0.00209783640776547" calcext:value-type="float">
            <text:p>0.002</text:p>
          </table:table-cell>
          <table:table-cell office:value-type="float" office:value="0.000331237327541916" calcext:value-type="float">
            <text:p>0.000</text:p>
          </table:table-cell>
          <table:table-cell office:value-type="float" office:value="0.185160354440691" calcext:value-type="float">
            <text:p>0.185</text:p>
          </table:table-cell>
          <table:table-cell office:value-type="float" office:value="0.00230421774415082" calcext:value-type="float">
            <text:p>0.002</text:p>
          </table:table-cell>
          <table:table-cell table:formula="of:=SUM([.F92];[.H92];[.J92];[.L92])" office:value-type="float" office:value="1.00209783640777" calcext:value-type="float">
            <text:p>1.002</text:p>
          </table:table-cell>
          <table:table-cell table:formula="of:=[.F92]/([.F92]+[.L92])" office:value-type="float" office:value="0.81483964555931" calcext:value-type="float">
            <text:p>0.8148</text:p>
          </table:table-cell>
          <table:table-cell table:formula="of:=SQRT(([.R92]*[.G92])^2 + ([.S92]*[.M92])^2)" office:value-type="float" office:value="0.00195564933507164" calcext:value-type="float">
            <text:p>0.0020</text:p>
          </table:table-cell>
          <table:table-cell/>
          <table:table-cell table:formula="of:=[.L92]/([.L92]+[.F92])^2" office:value-type="float" office:value="0.185160354440691" calcext:value-type="float">
            <text:p>0.185160354440691</text:p>
          </table:table-cell>
          <table:table-cell table:formula="of:=-[.F92]/([.L92]+[.F92])^2" office:value-type="float" office:value="-0.81483964555931" calcext:value-type="float">
            <text:p>-0.81483964555931</text:p>
          </table:table-cell>
        </table:table-row>
        <table:table-row table:style-name="ro1">
          <table:table-cell office:value-type="string" calcext:value-type="string">
            <text:p>66Fe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273.15" calcext:value-type="float">
            <text:p>1273.15</text:p>
          </table:table-cell>
          <table:table-cell office:value-type="string" calcext:value-type="string">
            <text:p>ring</text:p>
          </table:table-cell>
          <table:table-cell office:value-type="float" office:value="0.4459920215541" calcext:value-type="float">
            <text:p>0.446</text:p>
          </table:table-cell>
          <table:table-cell office:value-type="float" office:value="0.0049223965417932" calcext:value-type="float">
            <text:p>0.005</text:p>
          </table:table-cell>
          <table:table-cell table:formula="of:=[.$H92]" office:value-type="float" office:value="0" calcext:value-type="float">
            <text:p>0.000</text:p>
          </table:table-cell>
          <table:table-cell table:formula="of:=[.$I92]" office:value-type="float" office:value="0" calcext:value-type="float">
            <text:p>0.000</text:p>
          </table:table-cell>
          <table:table-cell office:value-type="float" office:value="0.48445036139754" calcext:value-type="float">
            <text:p>0.484</text:p>
          </table:table-cell>
          <table:table-cell office:value-type="float" office:value="0.00479111688299347" calcext:value-type="float">
            <text:p>0.005</text:p>
          </table:table-cell>
          <table:table-cell office:value-type="float" office:value="0.5540079784459" calcext:value-type="float">
            <text:p>0.554</text:p>
          </table:table-cell>
          <table:table-cell office:value-type="float" office:value="0.00775407115320229" calcext:value-type="float">
            <text:p>0.008</text:p>
          </table:table-cell>
          <table:table-cell table:formula="of:=SUM([.F93];[.H93];[.J93];[.L93])" office:value-type="float" office:value="1.48445036139754" calcext:value-type="float">
            <text:p>1.484</text:p>
          </table:table-cell>
          <table:table-cell table:formula="of:=[.F93]/([.F93]+[.L93])" office:value-type="float" office:value="0.4459920215541" calcext:value-type="float">
            <text:p>0.4460</text:p>
          </table:table-cell>
          <table:table-cell table:formula="of:=SQRT(([.R93]*[.G93])^2 + ([.S93]*[.M93])^2)" office:value-type="float" office:value="0.00440412362776363" calcext:value-type="float">
            <text:p>0.0044</text:p>
          </table:table-cell>
          <table:table-cell/>
          <table:table-cell table:formula="of:=[.L93]/([.L93]+[.F93])^2" office:value-type="float" office:value="0.5540079784459" calcext:value-type="float">
            <text:p>0.5540079784459</text:p>
          </table:table-cell>
          <table:table-cell table:formula="of:=-[.F93]/([.L93]+[.F93])^2" office:value-type="float" office:value="-0.4459920215541" calcext:value-type="float">
            <text:p>-0.4459920215541</text:p>
          </table:table-cell>
        </table:table-row>
        <table:table-row table:style-name="ro1">
          <table:table-cell office:value-type="string" calcext:value-type="string">
            <text:p>66Fe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273.15" calcext:value-type="float">
            <text:p>1273.15</text:p>
          </table:table-cell>
          <table:table-cell office:value-type="string" calcext:value-type="string">
            <text:p>mw</text:p>
          </table:table-cell>
          <table:table-cell office:value-type="float" office:value="0.730526813209574" calcext:value-type="float">
            <text:p>0.731</text:p>
          </table:table-cell>
          <table:table-cell office:value-type="float" office:value="0.00106711159568045" calcext:value-type="float">
            <text:p>0.001</text:p>
          </table:table-cell>
          <table:table-cell table:formula="of:=[.$H93]" office:value-type="float" office:value="0" calcext:value-type="float">
            <text:p>0.000</text:p>
          </table:table-cell>
          <table:table-cell table:formula="of:=[.$I93]" office:value-type="float" office:value="0" calcext:value-type="float">
            <text:p>0.000</text:p>
          </table:table-cell>
          <table:table-cell office:value-type="float" office:value="0.00393451220977925" calcext:value-type="float">
            <text:p>0.004</text:p>
          </table:table-cell>
          <table:table-cell office:value-type="float" office:value="0.00265845419579679" calcext:value-type="float">
            <text:p>0.003</text:p>
          </table:table-cell>
          <table:table-cell office:value-type="float" office:value="0.269473186790426" calcext:value-type="float">
            <text:p>0.269</text:p>
          </table:table-cell>
          <table:table-cell office:value-type="float" office:value="0.00729162740727035" calcext:value-type="float">
            <text:p>0.007</text:p>
          </table:table-cell>
          <table:table-cell table:formula="of:=SUM([.F94];[.H94];[.J94];[.L94])" office:value-type="float" office:value="1.00393451220978" calcext:value-type="float">
            <text:p>1.004</text:p>
          </table:table-cell>
          <table:table-cell table:formula="of:=[.F94]/([.F94]+[.L94])" office:value-type="float" office:value="0.730526813209574" calcext:value-type="float">
            <text:p>0.7305</text:p>
          </table:table-cell>
          <table:table-cell table:formula="of:=SQRT(([.R94]*[.G94])^2 + ([.S94]*[.M94])^2)" office:value-type="float" office:value="0.00533448544549189" calcext:value-type="float">
            <text:p>0.0053</text:p>
          </table:table-cell>
          <table:table-cell/>
          <table:table-cell table:formula="of:=[.L94]/([.L94]+[.F94])^2" office:value-type="float" office:value="0.269473186790426" calcext:value-type="float">
            <text:p>0.269473186790426</text:p>
          </table:table-cell>
          <table:table-cell table:formula="of:=-[.F94]/([.L94]+[.F94])^2" office:value-type="float" office:value="-0.730526813209574" calcext:value-type="float">
            <text:p>-0.73052681320957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B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50436499315405" calcext:value-type="float">
            <text:p>0.150</text:p>
          </table:table-cell>
          <table:table-cell office:value-type="float" office:value="0.00675888969014074" calcext:value-type="float">
            <text:p>0.007</text:p>
          </table:table-cell>
          <table:table-cell table:formula="of:=[.$H95]" office:value-type="float" office:value="0" calcext:value-type="float">
            <text:p>0.000</text:p>
          </table:table-cell>
          <table:table-cell table:formula="of:=[.$I95]" office:value-type="float" office:value="0" calcext:value-type="float">
            <text:p>0.000</text:p>
          </table:table-cell>
          <table:table-cell office:value-type="float" office:value="0.489347622591668" calcext:value-type="float">
            <text:p>0.489</text:p>
          </table:table-cell>
          <table:table-cell office:value-type="float" office:value="0.00391869968041376" calcext:value-type="float">
            <text:p>0.004</text:p>
          </table:table-cell>
          <table:table-cell office:value-type="float" office:value="0.849563500684595" calcext:value-type="float">
            <text:p>0.850</text:p>
          </table:table-cell>
          <table:table-cell office:value-type="float" office:value="0.00693670241212175" calcext:value-type="float">
            <text:p>0.007</text:p>
          </table:table-cell>
          <table:table-cell table:formula="of:=SUM([.F96];[.H96];[.J96];[.L96])" office:value-type="float" office:value="1.48934762259167" calcext:value-type="float">
            <text:p>1.489</text:p>
          </table:table-cell>
          <table:table-cell table:formula="of:=[.F96]/([.F96]+[.L96])" office:value-type="float" office:value="0.150436499315405" calcext:value-type="float">
            <text:p>0.1504</text:p>
          </table:table-cell>
          <table:table-cell table:formula="of:=SQRT(([.R96]*[.G96])^2 + ([.S96]*[.M96])^2)" office:value-type="float" office:value="0.00583615821842847" calcext:value-type="float">
            <text:p>0.0058</text:p>
          </table:table-cell>
          <table:table-cell/>
          <table:table-cell table:formula="of:=[.L96]/([.L96]+[.F96])^2" office:value-type="float" office:value="0.849563500684595" calcext:value-type="float">
            <text:p>0.849563500684595</text:p>
          </table:table-cell>
          <table:table-cell table:formula="of:=-[.F96]/([.L96]+[.F96])^2" office:value-type="float" office:value="-0.150436499315405" calcext:value-type="float">
            <text:p>-0.150436499315405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B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202882205790248" calcext:value-type="float">
            <text:p>0.203</text:p>
          </table:table-cell>
          <table:table-cell office:value-type="float" office:value="0.00407705868095235" calcext:value-type="float">
            <text:p>0.004</text:p>
          </table:table-cell>
          <table:table-cell table:formula="of:=[.$H96]" office:value-type="float" office:value="0" calcext:value-type="float">
            <text:p>0.000</text:p>
          </table:table-cell>
          <table:table-cell table:formula="of:=[.$I96]" office:value-type="float" office:value="0" calcext:value-type="float">
            <text:p>0.000</text:p>
          </table:table-cell>
          <table:table-cell office:value-type="float" office:value="0.0020120572836041" calcext:value-type="float">
            <text:p>0.002</text:p>
          </table:table-cell>
          <table:table-cell office:value-type="float" office:value="0.00177989682780363" calcext:value-type="float">
            <text:p>0.002</text:p>
          </table:table-cell>
          <table:table-cell office:value-type="float" office:value="0.797117794209752" calcext:value-type="float">
            <text:p>0.797</text:p>
          </table:table-cell>
          <table:table-cell office:value-type="float" office:value="0.0115357133749602" calcext:value-type="float">
            <text:p>0.012</text:p>
          </table:table-cell>
          <table:table-cell table:formula="of:=SUM([.F97];[.H97];[.J97];[.L97])" office:value-type="float" office:value="1.0020120572836" calcext:value-type="float">
            <text:p>1.002</text:p>
          </table:table-cell>
          <table:table-cell table:formula="of:=[.F97]/([.F97]+[.L97])" office:value-type="float" office:value="0.202882205790248" calcext:value-type="float">
            <text:p>0.2029</text:p>
          </table:table-cell>
          <table:table-cell table:formula="of:=SQRT(([.R97]*[.G97])^2 + ([.S97]*[.M97])^2)" office:value-type="float" office:value="0.00400490375329437" calcext:value-type="float">
            <text:p>0.0040</text:p>
          </table:table-cell>
          <table:table-cell/>
          <table:table-cell table:formula="of:=[.L97]/([.L97]+[.F97])^2" office:value-type="float" office:value="0.797117794209752" calcext:value-type="float">
            <text:p>0.797117794209752</text:p>
          </table:table-cell>
          <table:table-cell table:formula="of:=-[.F97]/([.L97]+[.F97])^2" office:value-type="float" office:value="-0.202882205790248" calcext:value-type="float">
            <text:p>-0.202882205790248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D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79208871024331" calcext:value-type="float">
            <text:p>0.179</text:p>
          </table:table-cell>
          <table:table-cell office:value-type="float" office:value="0.00472431118693315" calcext:value-type="float">
            <text:p>0.005</text:p>
          </table:table-cell>
          <table:table-cell table:formula="of:=[.$H97]" office:value-type="float" office:value="0" calcext:value-type="float">
            <text:p>0.000</text:p>
          </table:table-cell>
          <table:table-cell table:formula="of:=[.$I97]" office:value-type="float" office:value="0" calcext:value-type="float">
            <text:p>0.000</text:p>
          </table:table-cell>
          <table:table-cell office:value-type="float" office:value="0.502039591005765" calcext:value-type="float">
            <text:p>0.502</text:p>
          </table:table-cell>
          <table:table-cell office:value-type="float" office:value="0.00376623849216628" calcext:value-type="float">
            <text:p>0.004</text:p>
          </table:table-cell>
          <table:table-cell office:value-type="float" office:value="0.820791128975669" calcext:value-type="float">
            <text:p>0.821</text:p>
          </table:table-cell>
          <table:table-cell office:value-type="float" office:value="0.00692413857093018" calcext:value-type="float">
            <text:p>0.007</text:p>
          </table:table-cell>
          <table:table-cell table:formula="of:=SUM([.F98];[.H98];[.J98];[.L98])" office:value-type="float" office:value="1.50203959100576" calcext:value-type="float">
            <text:p>1.502</text:p>
          </table:table-cell>
          <table:table-cell table:formula="of:=[.F98]/([.F98]+[.L98])" office:value-type="float" office:value="0.179208871024331" calcext:value-type="float">
            <text:p>0.1792</text:p>
          </table:table-cell>
          <table:table-cell table:formula="of:=SQRT(([.R98]*[.G98])^2 + ([.S98]*[.M98])^2)" office:value-type="float" office:value="0.00407137528584528" calcext:value-type="float">
            <text:p>0.0041</text:p>
          </table:table-cell>
          <table:table-cell/>
          <table:table-cell table:formula="of:=[.L98]/([.L98]+[.F98])^2" office:value-type="float" office:value="0.820791128975669" calcext:value-type="float">
            <text:p>0.820791128975669</text:p>
          </table:table-cell>
          <table:table-cell table:formula="of:=-[.F98]/([.L98]+[.F98])^2" office:value-type="float" office:value="-0.179208871024331" calcext:value-type="float">
            <text:p>-0.179208871024331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D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263007149650277" calcext:value-type="float">
            <text:p>0.263</text:p>
          </table:table-cell>
          <table:table-cell office:value-type="float" office:value="0.00244405198435982" calcext:value-type="float">
            <text:p>0.002</text:p>
          </table:table-cell>
          <table:table-cell table:formula="of:=[.$H98]" office:value-type="float" office:value="0" calcext:value-type="float">
            <text:p>0.000</text:p>
          </table:table-cell>
          <table:table-cell table:formula="of:=[.$I98]" office:value-type="float" office:value="0" calcext:value-type="float">
            <text:p>0.000</text:p>
          </table:table-cell>
          <table:table-cell office:value-type="float" office:value="0.00259787647232353" calcext:value-type="float">
            <text:p>0.003</text:p>
          </table:table-cell>
          <table:table-cell office:value-type="float" office:value="0.00194840735424264" calcext:value-type="float">
            <text:p>0.002</text:p>
          </table:table-cell>
          <table:table-cell office:value-type="float" office:value="0.736992850349723" calcext:value-type="float">
            <text:p>0.737</text:p>
          </table:table-cell>
          <table:table-cell office:value-type="float" office:value="0.0181525332598454" calcext:value-type="float">
            <text:p>0.018</text:p>
          </table:table-cell>
          <table:table-cell table:formula="of:=SUM([.F99];[.H99];[.J99];[.L99])" office:value-type="float" office:value="1.00259787647232" calcext:value-type="float">
            <text:p>1.003</text:p>
          </table:table-cell>
          <table:table-cell table:formula="of:=[.F99]/([.F99]+[.L99])" office:value-type="float" office:value="0.263007149650277" calcext:value-type="float">
            <text:p>0.2630</text:p>
          </table:table-cell>
          <table:table-cell table:formula="of:=SQRT(([.R99]*[.G99])^2 + ([.S99]*[.M99])^2)" office:value-type="float" office:value="0.00510273677039725" calcext:value-type="float">
            <text:p>0.0051</text:p>
          </table:table-cell>
          <table:table-cell/>
          <table:table-cell table:formula="of:=[.L99]/([.L99]+[.F99])^2" office:value-type="float" office:value="0.736992850349723" calcext:value-type="float">
            <text:p>0.736992850349723</text:p>
          </table:table-cell>
          <table:table-cell table:formula="of:=-[.F99]/([.L99]+[.F99])^2" office:value-type="float" office:value="-0.263007149650277" calcext:value-type="float">
            <text:p>-0.263007149650277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10086707222129" calcext:value-type="float">
            <text:p>0.210</text:p>
          </table:table-cell>
          <table:table-cell office:value-type="float" office:value="0.00584428614527153" calcext:value-type="float">
            <text:p>0.006</text:p>
          </table:table-cell>
          <table:table-cell table:formula="of:=[.$H99]" office:value-type="float" office:value="0" calcext:value-type="float">
            <text:p>0.000</text:p>
          </table:table-cell>
          <table:table-cell table:formula="of:=[.$I99]" office:value-type="float" office:value="0" calcext:value-type="float">
            <text:p>0.000</text:p>
          </table:table-cell>
          <table:table-cell office:value-type="float" office:value="0.456835712143057" calcext:value-type="float">
            <text:p>0.457</text:p>
          </table:table-cell>
          <table:table-cell office:value-type="float" office:value="0.00269736598688869" calcext:value-type="float">
            <text:p>0.003</text:p>
          </table:table-cell>
          <table:table-cell office:value-type="float" office:value="0.789913292777871" calcext:value-type="float">
            <text:p>0.790</text:p>
          </table:table-cell>
          <table:table-cell office:value-type="float" office:value="0.0169972087525086" calcext:value-type="float">
            <text:p>0.017</text:p>
          </table:table-cell>
          <table:table-cell table:formula="of:=SUM([.F100];[.H100];[.J100];[.L100])" office:value-type="float" office:value="1.45683571214306" calcext:value-type="float">
            <text:p>1.457</text:p>
          </table:table-cell>
          <table:table-cell table:formula="of:=[.F100]/([.F100]+[.L100])" office:value-type="float" office:value="0.210086707222129" calcext:value-type="float">
            <text:p>0.2101</text:p>
          </table:table-cell>
          <table:table-cell table:formula="of:=SQRT(([.R100]*[.G100])^2 + ([.S100]*[.M100])^2)" office:value-type="float" office:value="0.00583636184903238" calcext:value-type="float">
            <text:p>0.0058</text:p>
          </table:table-cell>
          <table:table-cell/>
          <table:table-cell table:formula="of:=[.L100]/([.L100]+[.F100])^2" office:value-type="float" office:value="0.789913292777871" calcext:value-type="float">
            <text:p>0.789913292777871</text:p>
          </table:table-cell>
          <table:table-cell table:formula="of:=-[.F100]/([.L100]+[.F100])^2" office:value-type="float" office:value="-0.210086707222129" calcext:value-type="float">
            <text:p>-0.210086707222129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E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00824427068511" calcext:value-type="float">
            <text:p>0.301</text:p>
          </table:table-cell>
          <table:table-cell office:value-type="float" office:value="0.00890824043710852" calcext:value-type="float">
            <text:p>0.009</text:p>
          </table:table-cell>
          <table:table-cell table:formula="of:=[.$H100]" office:value-type="float" office:value="0" calcext:value-type="float">
            <text:p>0.000</text:p>
          </table:table-cell>
          <table:table-cell table:formula="of:=[.$I100]" office:value-type="float" office:value="0" calcext:value-type="float">
            <text:p>0.000</text:p>
          </table:table-cell>
          <table:table-cell office:value-type="float" office:value="0.000327769961058908" calcext:value-type="float">
            <text:p>0.000</text:p>
          </table:table-cell>
          <table:table-cell office:value-type="float" office:value="0.0000819424902647271" calcext:value-type="float">
            <text:p>0.000</text:p>
          </table:table-cell>
          <table:table-cell office:value-type="float" office:value="0.699175572931489" calcext:value-type="float">
            <text:p>0.699</text:p>
          </table:table-cell>
          <table:table-cell office:value-type="float" office:value="0.00671814404458978" calcext:value-type="float">
            <text:p>0.007</text:p>
          </table:table-cell>
          <table:table-cell table:formula="of:=SUM([.F101];[.H101];[.J101];[.L101])" office:value-type="float" office:value="1.00032776996106" calcext:value-type="float">
            <text:p>1.000</text:p>
          </table:table-cell>
          <table:table-cell table:formula="of:=[.F101]/([.F101]+[.L101])" office:value-type="float" office:value="0.300824427068511" calcext:value-type="float">
            <text:p>0.3008</text:p>
          </table:table-cell>
          <table:table-cell table:formula="of:=SQRT(([.R101]*[.G101])^2 + ([.S101]*[.M101])^2)" office:value-type="float" office:value="0.00654810159373204" calcext:value-type="float">
            <text:p>0.0065</text:p>
          </table:table-cell>
          <table:table-cell/>
          <table:table-cell table:formula="of:=[.L101]/([.L101]+[.F101])^2" office:value-type="float" office:value="0.699175572931489" calcext:value-type="float">
            <text:p>0.699175572931489</text:p>
          </table:table-cell>
          <table:table-cell table:formula="of:=-[.F101]/([.L101]+[.F101])^2" office:value-type="float" office:value="-0.300824427068511" calcext:value-type="float">
            <text:p>-0.300824427068511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C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3296526024435" calcext:value-type="float">
            <text:p>0.133</text:p>
          </table:table-cell>
          <table:table-cell office:value-type="float" office:value="0.00680287377994349" calcext:value-type="float">
            <text:p>0.007</text:p>
          </table:table-cell>
          <table:table-cell table:formula="of:=[.$H101]" office:value-type="float" office:value="0" calcext:value-type="float">
            <text:p>0.000</text:p>
          </table:table-cell>
          <table:table-cell table:formula="of:=[.$I101]" office:value-type="float" office:value="0" calcext:value-type="float">
            <text:p>0.000</text:p>
          </table:table-cell>
          <table:table-cell office:value-type="float" office:value="0.504980981110572" calcext:value-type="float">
            <text:p>0.505</text:p>
          </table:table-cell>
          <table:table-cell office:value-type="float" office:value="0.00221861304856976" calcext:value-type="float">
            <text:p>0.002</text:p>
          </table:table-cell>
          <table:table-cell office:value-type="float" office:value="0.86703473975565" calcext:value-type="float">
            <text:p>0.867</text:p>
          </table:table-cell>
          <table:table-cell office:value-type="float" office:value="0.00771677454327978" calcext:value-type="float">
            <text:p>0.008</text:p>
          </table:table-cell>
          <table:table-cell table:formula="of:=SUM([.F102];[.H102];[.J102];[.L102])" office:value-type="float" office:value="1.50498098111057" calcext:value-type="float">
            <text:p>1.505</text:p>
          </table:table-cell>
          <table:table-cell table:formula="of:=[.F102]/([.F102]+[.L102])" office:value-type="float" office:value="0.13296526024435" calcext:value-type="float">
            <text:p>0.1330</text:p>
          </table:table-cell>
          <table:table-cell table:formula="of:=SQRT(([.R102]*[.G102])^2 + ([.S102]*[.M102])^2)" office:value-type="float" office:value="0.00598690881277193" calcext:value-type="float">
            <text:p>0.0060</text:p>
          </table:table-cell>
          <table:table-cell/>
          <table:table-cell table:formula="of:=[.L102]/([.L102]+[.F102])^2" office:value-type="float" office:value="0.86703473975565" calcext:value-type="float">
            <text:p>0.86703473975565</text:p>
          </table:table-cell>
          <table:table-cell table:formula="of:=-[.F102]/([.L102]+[.F102])^2" office:value-type="float" office:value="-0.13296526024435" calcext:value-type="float">
            <text:p>-0.13296526024435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C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184415996694926" calcext:value-type="float">
            <text:p>0.184</text:p>
          </table:table-cell>
          <table:table-cell office:value-type="float" office:value="0.00532771588084889" calcext:value-type="float">
            <text:p>0.005</text:p>
          </table:table-cell>
          <table:table-cell table:formula="of:=[.$H102]" office:value-type="float" office:value="0" calcext:value-type="float">
            <text:p>0.000</text:p>
          </table:table-cell>
          <table:table-cell table:formula="of:=[.$I102]" office:value-type="float" office:value="0" calcext:value-type="float">
            <text:p>0.000</text:p>
          </table:table-cell>
          <table:table-cell office:value-type="float" office:value="0.000844337794021783" calcext:value-type="float">
            <text:p>0.001</text:p>
          </table:table-cell>
          <table:table-cell office:value-type="float" office:value="0.000460547887648245" calcext:value-type="float">
            <text:p>0.000</text:p>
          </table:table-cell>
          <table:table-cell office:value-type="float" office:value="0.815584003305074" calcext:value-type="float">
            <text:p>0.816</text:p>
          </table:table-cell>
          <table:table-cell office:value-type="float" office:value="0.0109842963408091" calcext:value-type="float">
            <text:p>0.011</text:p>
          </table:table-cell>
          <table:table-cell table:formula="of:=SUM([.F103];[.H103];[.J103];[.L103])" office:value-type="float" office:value="1.00084433779402" calcext:value-type="float">
            <text:p>1.001</text:p>
          </table:table-cell>
          <table:table-cell table:formula="of:=[.F103]/([.F103]+[.L103])" office:value-type="float" office:value="0.184415996694926" calcext:value-type="float">
            <text:p>0.1844</text:p>
          </table:table-cell>
          <table:table-cell table:formula="of:=SQRT(([.R103]*[.G103])^2 + ([.S103]*[.M103])^2)" office:value-type="float" office:value="0.00479417782290466" calcext:value-type="float">
            <text:p>0.0048</text:p>
          </table:table-cell>
          <table:table-cell/>
          <table:table-cell table:formula="of:=[.L103]/([.L103]+[.F103])^2" office:value-type="float" office:value="0.815584003305074" calcext:value-type="float">
            <text:p>0.815584003305074</text:p>
          </table:table-cell>
          <table:table-cell table:formula="of:=-[.F103]/([.L103]+[.F103])^2" office:value-type="float" office:value="-0.184415996694926" calcext:value-type="float">
            <text:p>-0.184415996694926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A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32499024466297" calcext:value-type="float">
            <text:p>0.132</text:p>
          </table:table-cell>
          <table:table-cell office:value-type="float" office:value="0.00355842561757829" calcext:value-type="float">
            <text:p>0.004</text:p>
          </table:table-cell>
          <table:table-cell table:formula="of:=[.$H103]" office:value-type="float" office:value="0" calcext:value-type="float">
            <text:p>0.000</text:p>
          </table:table-cell>
          <table:table-cell table:formula="of:=[.$I103]" office:value-type="float" office:value="0" calcext:value-type="float">
            <text:p>0.000</text:p>
          </table:table-cell>
          <table:table-cell office:value-type="float" office:value="0.510622230497925" calcext:value-type="float">
            <text:p>0.511</text:p>
          </table:table-cell>
          <table:table-cell office:value-type="float" office:value="0.00325396519434952" calcext:value-type="float">
            <text:p>0.003</text:p>
          </table:table-cell>
          <table:table-cell office:value-type="float" office:value="0.867500975533703" calcext:value-type="float">
            <text:p>0.868</text:p>
          </table:table-cell>
          <table:table-cell office:value-type="float" office:value="0.00596989918646849" calcext:value-type="float">
            <text:p>0.006</text:p>
          </table:table-cell>
          <table:table-cell table:formula="of:=SUM([.F104];[.H104];[.J104];[.L104])" office:value-type="float" office:value="1.51062223049793" calcext:value-type="float">
            <text:p>1.511</text:p>
          </table:table-cell>
          <table:table-cell table:formula="of:=[.F104]/([.F104]+[.L104])" office:value-type="float" office:value="0.132499024466297" calcext:value-type="float">
            <text:p>0.1325</text:p>
          </table:table-cell>
          <table:table-cell table:formula="of:=SQRT(([.R104]*[.G104])^2 + ([.S104]*[.M104])^2)" office:value-type="float" office:value="0.00318667138800321" calcext:value-type="float">
            <text:p>0.0032</text:p>
          </table:table-cell>
          <table:table-cell/>
          <table:table-cell table:formula="of:=[.L104]/([.L104]+[.F104])^2" office:value-type="float" office:value="0.867500975533703" calcext:value-type="float">
            <text:p>0.867500975533703</text:p>
          </table:table-cell>
          <table:table-cell table:formula="of:=-[.F104]/([.L104]+[.F104])^2" office:value-type="float" office:value="-0.132499024466297" calcext:value-type="float">
            <text:p>-0.132499024466297</text:p>
          </table:table-cell>
        </table:table-row>
        <table:table-row table:style-name="ro1">
          <table:table-cell office:value-type="string" calcext:value-type="string">
            <text:p>67Fe</text:p>
          </table:table-cell>
          <table:table-cell office:value-type="string" calcext:value-type="string">
            <text:p>A</text:p>
          </table:table-cell>
          <table:table-cell office:value-type="float" office:value="21.5" calcext:value-type="float">
            <text:p>21.5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180610502623382" calcext:value-type="float">
            <text:p>0.181</text:p>
          </table:table-cell>
          <table:table-cell office:value-type="float" office:value="0.00652023475174663" calcext:value-type="float">
            <text:p>0.007</text:p>
          </table:table-cell>
          <table:table-cell table:formula="of:=[.$H104]" office:value-type="float" office:value="0" calcext:value-type="float">
            <text:p>0.000</text:p>
          </table:table-cell>
          <table:table-cell table:formula="of:=[.$I104]" office:value-type="float" office:value="0" calcext:value-type="float">
            <text:p>0.000</text:p>
          </table:table-cell>
          <table:table-cell office:value-type="float" office:value="0.00311877327233345" calcext:value-type="float">
            <text:p>0.003</text:p>
          </table:table-cell>
          <table:table-cell office:value-type="float" office:value="0.00491206790392519" calcext:value-type="float">
            <text:p>0.005</text:p>
          </table:table-cell>
          <table:table-cell office:value-type="float" office:value="0.819389497376618" calcext:value-type="float">
            <text:p>0.819</text:p>
          </table:table-cell>
          <table:table-cell office:value-type="float" office:value="0.0244073467303673" calcext:value-type="float">
            <text:p>0.024</text:p>
          </table:table-cell>
          <table:table-cell table:formula="of:=SUM([.F105];[.H105];[.J105];[.L105])" office:value-type="float" office:value="1.00311877327233" calcext:value-type="float">
            <text:p>1.003</text:p>
          </table:table-cell>
          <table:table-cell table:formula="of:=[.F105]/([.F105]+[.L105])" office:value-type="float" office:value="0.180610502623382" calcext:value-type="float">
            <text:p>0.1806</text:p>
          </table:table-cell>
          <table:table-cell table:formula="of:=SQRT(([.R105]*[.G105])^2 + ([.S105]*[.M105])^2)" office:value-type="float" office:value="0.0069264661330296" calcext:value-type="float">
            <text:p>0.0069</text:p>
          </table:table-cell>
          <table:table-cell/>
          <table:table-cell table:formula="of:=[.L105]/([.L105]+[.F105])^2" office:value-type="float" office:value="0.819389497376618" calcext:value-type="float">
            <text:p>0.819389497376618</text:p>
          </table:table-cell>
          <table:table-cell table:formula="of:=-[.F105]/([.L105]+[.F105])^2" office:value-type="float" office:value="-0.180610502623382" calcext:value-type="float">
            <text:p>-0.18061050262338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41908212896426" calcext:value-type="float">
            <text:p>0.342</text:p>
          </table:table-cell>
          <table:table-cell office:value-type="float" office:value="0.00225458762213271" calcext:value-type="float">
            <text:p>0.002</text:p>
          </table:table-cell>
          <table:table-cell table:formula="of:=[.$H106]" office:value-type="float" office:value="0" calcext:value-type="float">
            <text:p>0.000</text:p>
          </table:table-cell>
          <table:table-cell table:formula="of:=[.$I106]" office:value-type="float" office:value="0" calcext:value-type="float">
            <text:p>0.000</text:p>
          </table:table-cell>
          <table:table-cell office:value-type="float" office:value="0.527751491413472" calcext:value-type="float">
            <text:p>0.528</text:p>
          </table:table-cell>
          <table:table-cell office:value-type="float" office:value="0.0121322181934131" calcext:value-type="float">
            <text:p>0.012</text:p>
          </table:table-cell>
          <table:table-cell office:value-type="float" office:value="0.658091787103574" calcext:value-type="float">
            <text:p>0.658</text:p>
          </table:table-cell>
          <table:table-cell office:value-type="float" office:value="0.0198934616559554" calcext:value-type="float">
            <text:p>0.020</text:p>
          </table:table-cell>
          <table:table-cell table:formula="of:=SUM([.F107];[.H107];[.J107];[.L107])" office:value-type="float" office:value="1.52775149141347" calcext:value-type="float">
            <text:p>1.528</text:p>
          </table:table-cell>
          <table:table-cell table:formula="of:=[.F107]/([.F107]+[.L107])" office:value-type="float" office:value="0.341908212896426" calcext:value-type="float">
            <text:p>0.3419</text:p>
          </table:table-cell>
          <table:table-cell table:formula="of:=SQRT(([.R107]*[.G107])^2 + ([.S107]*[.M107])^2)" office:value-type="float" office:value="0.00696168660765204" calcext:value-type="float">
            <text:p>0.0070</text:p>
          </table:table-cell>
          <table:table-cell/>
          <table:table-cell table:formula="of:=[.L107]/([.L107]+[.F107])^2" office:value-type="float" office:value="0.658091787103574" calcext:value-type="float">
            <text:p>0.658091787103574</text:p>
          </table:table-cell>
          <table:table-cell table:formula="of:=-[.F107]/([.L107]+[.F107])^2" office:value-type="float" office:value="-0.341908212896426" calcext:value-type="float">
            <text:p>-0.341908212896426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558753441769412" calcext:value-type="float">
            <text:p>0.559</text:p>
          </table:table-cell>
          <table:table-cell office:value-type="float" office:value="0.00096600508590015" calcext:value-type="float">
            <text:p>0.001</text:p>
          </table:table-cell>
          <table:table-cell table:formula="of:=[.$H107]" office:value-type="float" office:value="0" calcext:value-type="float">
            <text:p>0.000</text:p>
          </table:table-cell>
          <table:table-cell table:formula="of:=[.$I107]" office:value-type="float" office:value="0" calcext:value-type="float">
            <text:p>0.000</text:p>
          </table:table-cell>
          <table:table-cell office:value-type="float" office:value="0.000288788571036162" calcext:value-type="float">
            <text:p>0.000</text:p>
          </table:table-cell>
          <table:table-cell office:value-type="float" office:value="0.000192525714024108" calcext:value-type="float">
            <text:p>0.000</text:p>
          </table:table-cell>
          <table:table-cell office:value-type="float" office:value="0.441246558230588" calcext:value-type="float">
            <text:p>0.441</text:p>
          </table:table-cell>
          <table:table-cell office:value-type="float" office:value="0.00373086520780335" calcext:value-type="float">
            <text:p>0.004</text:p>
          </table:table-cell>
          <table:table-cell table:formula="of:=SUM([.F108];[.H108];[.J108];[.L108])" office:value-type="float" office:value="1.00028878857104" calcext:value-type="float">
            <text:p>1.000</text:p>
          </table:table-cell>
          <table:table-cell table:formula="of:=[.F108]/([.F108]+[.L108])" office:value-type="float" office:value="0.558753441769412" calcext:value-type="float">
            <text:p>0.5588</text:p>
          </table:table-cell>
          <table:table-cell table:formula="of:=SQRT(([.R108]*[.G108])^2 + ([.S108]*[.M108])^2)" office:value-type="float" office:value="0.00212776502193503" calcext:value-type="float">
            <text:p>0.0021</text:p>
          </table:table-cell>
          <table:table-cell/>
          <table:table-cell table:formula="of:=[.L108]/([.L108]+[.F108])^2" office:value-type="float" office:value="0.441246558230588" calcext:value-type="float">
            <text:p>0.441246558230588</text:p>
          </table:table-cell>
          <table:table-cell table:formula="of:=-[.F108]/([.L108]+[.F108])^2" office:value-type="float" office:value="-0.558753441769412" calcext:value-type="float">
            <text:p>-0.558753441769412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29880918757918" calcext:value-type="float">
            <text:p>0.230</text:p>
          </table:table-cell>
          <table:table-cell office:value-type="float" office:value="0.00382426667064929" calcext:value-type="float">
            <text:p>0.004</text:p>
          </table:table-cell>
          <table:table-cell table:formula="of:=[.$H108]" office:value-type="float" office:value="0" calcext:value-type="float">
            <text:p>0.000</text:p>
          </table:table-cell>
          <table:table-cell table:formula="of:=[.$I108]" office:value-type="float" office:value="0" calcext:value-type="float">
            <text:p>0.000</text:p>
          </table:table-cell>
          <table:table-cell office:value-type="float" office:value="0.497449422580483" calcext:value-type="float">
            <text:p>0.497</text:p>
          </table:table-cell>
          <table:table-cell office:value-type="float" office:value="0.00190544978005803" calcext:value-type="float">
            <text:p>0.002</text:p>
          </table:table-cell>
          <table:table-cell office:value-type="float" office:value="0.770119081242082" calcext:value-type="float">
            <text:p>0.770</text:p>
          </table:table-cell>
          <table:table-cell office:value-type="float" office:value="0.00397651849178355" calcext:value-type="float">
            <text:p>0.004</text:p>
          </table:table-cell>
          <table:table-cell table:formula="of:=SUM([.F109];[.H109];[.J109];[.L109])" office:value-type="float" office:value="1.49744942258048" calcext:value-type="float">
            <text:p>1.497</text:p>
          </table:table-cell>
          <table:table-cell table:formula="of:=[.F109]/([.F109]+[.L109])" office:value-type="float" office:value="0.229880918757918" calcext:value-type="float">
            <text:p>0.2299</text:p>
          </table:table-cell>
          <table:table-cell table:formula="of:=SQRT(([.R109]*[.G109])^2 + ([.S109]*[.M109])^2)" office:value-type="float" office:value="0.00308374444269351" calcext:value-type="float">
            <text:p>0.0031</text:p>
          </table:table-cell>
          <table:table-cell/>
          <table:table-cell table:formula="of:=[.L109]/([.L109]+[.F109])^2" office:value-type="float" office:value="0.770119081242082" calcext:value-type="float">
            <text:p>0.770119081242082</text:p>
          </table:table-cell>
          <table:table-cell table:formula="of:=-[.F109]/([.L109]+[.F109])^2" office:value-type="float" office:value="-0.229880918757918" calcext:value-type="float">
            <text:p>-0.229880918757918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59975827434927" calcext:value-type="float">
            <text:p>0.360</text:p>
          </table:table-cell>
          <table:table-cell office:value-type="float" office:value="0.00617709999740407" calcext:value-type="float">
            <text:p>0.006</text:p>
          </table:table-cell>
          <table:table-cell table:formula="of:=[.$H109]" office:value-type="float" office:value="0" calcext:value-type="float">
            <text:p>0.000</text:p>
          </table:table-cell>
          <table:table-cell table:formula="of:=[.$I109]" office:value-type="float" office:value="0" calcext:value-type="float">
            <text:p>0.000</text:p>
          </table:table-cell>
          <table:table-cell office:value-type="float" office:value="0.000339614286096315" calcext:value-type="float">
            <text:p>0.000</text:p>
          </table:table-cell>
          <table:table-cell office:value-type="float" office:value="0.000254710714572236" calcext:value-type="float">
            <text:p>0.000</text:p>
          </table:table-cell>
          <table:table-cell office:value-type="float" office:value="0.640024172565073" calcext:value-type="float">
            <text:p>0.640</text:p>
          </table:table-cell>
          <table:table-cell office:value-type="float" office:value="0.0067077874522343" calcext:value-type="float">
            <text:p>0.007</text:p>
          </table:table-cell>
          <table:table-cell table:formula="of:=SUM([.F110];[.H110];[.J110];[.L110])" office:value-type="float" office:value="1.0003396142861" calcext:value-type="float">
            <text:p>1.000</text:p>
          </table:table-cell>
          <table:table-cell table:formula="of:=[.F110]/([.F110]+[.L110])" office:value-type="float" office:value="0.359975827434927" calcext:value-type="float">
            <text:p>0.3600</text:p>
          </table:table-cell>
          <table:table-cell table:formula="of:=SQRT(([.R110]*[.G110])^2 + ([.S110]*[.M110])^2)" office:value-type="float" office:value="0.00463255892377994" calcext:value-type="float">
            <text:p>0.0046</text:p>
          </table:table-cell>
          <table:table-cell/>
          <table:table-cell table:formula="of:=[.L110]/([.L110]+[.F110])^2" office:value-type="float" office:value="0.640024172565073" calcext:value-type="float">
            <text:p>0.640024172565073</text:p>
          </table:table-cell>
          <table:table-cell table:formula="of:=-[.F110]/([.L110]+[.F110])^2" office:value-type="float" office:value="-0.359975827434927" calcext:value-type="float">
            <text:p>-0.359975827434927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13377631477859" calcext:value-type="float">
            <text:p>0.213</text:p>
          </table:table-cell>
          <table:table-cell office:value-type="float" office:value="0.0100413003048404" calcext:value-type="float">
            <text:p>0.010</text:p>
          </table:table-cell>
          <table:table-cell table:formula="of:=[.$H110]" office:value-type="float" office:value="0" calcext:value-type="float">
            <text:p>0.000</text:p>
          </table:table-cell>
          <table:table-cell table:formula="of:=[.$I110]" office:value-type="float" office:value="0" calcext:value-type="float">
            <text:p>0.000</text:p>
          </table:table-cell>
          <table:table-cell office:value-type="float" office:value="0.488928072137433" calcext:value-type="float">
            <text:p>0.489</text:p>
          </table:table-cell>
          <table:table-cell office:value-type="float" office:value="0.00350217089277261" calcext:value-type="float">
            <text:p>0.004</text:p>
          </table:table-cell>
          <table:table-cell office:value-type="float" office:value="0.786622368522141" calcext:value-type="float">
            <text:p>0.787</text:p>
          </table:table-cell>
          <table:table-cell office:value-type="float" office:value="0.0128648834861407" calcext:value-type="float">
            <text:p>0.013</text:p>
          </table:table-cell>
          <table:table-cell table:formula="of:=SUM([.F111];[.H111];[.J111];[.L111])" office:value-type="float" office:value="1.48892807213743" calcext:value-type="float">
            <text:p>1.489</text:p>
          </table:table-cell>
          <table:table-cell table:formula="of:=[.F111]/([.F111]+[.L111])" office:value-type="float" office:value="0.213377631477859" calcext:value-type="float">
            <text:p>0.2134</text:p>
          </table:table-cell>
          <table:table-cell table:formula="of:=SQRT(([.R111]*[.G111])^2 + ([.S111]*[.M111])^2)" office:value-type="float" office:value="0.00836212278550116" calcext:value-type="float">
            <text:p>0.0084</text:p>
          </table:table-cell>
          <table:table-cell/>
          <table:table-cell table:formula="of:=[.L111]/([.L111]+[.F111])^2" office:value-type="float" office:value="0.786622368522141" calcext:value-type="float">
            <text:p>0.786622368522141</text:p>
          </table:table-cell>
          <table:table-cell table:formula="of:=-[.F111]/([.L111]+[.F111])^2" office:value-type="float" office:value="-0.213377631477859" calcext:value-type="float">
            <text:p>-0.213377631477859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1175888973836" calcext:value-type="float">
            <text:p>0.312</text:p>
          </table:table-cell>
          <table:table-cell office:value-type="float" office:value="0.0044260357016981" calcext:value-type="float">
            <text:p>0.004</text:p>
          </table:table-cell>
          <table:table-cell table:formula="of:=[.$H111]" office:value-type="float" office:value="0" calcext:value-type="float">
            <text:p>0.000</text:p>
          </table:table-cell>
          <table:table-cell table:formula="of:=[.$I111]" office:value-type="float" office:value="0" calcext:value-type="float">
            <text:p>0.000</text:p>
          </table:table-cell>
          <table:table-cell office:value-type="float" office:value="0.00181935814667983" calcext:value-type="float">
            <text:p>0.002</text:p>
          </table:table-cell>
          <table:table-cell office:value-type="float" office:value="0.00148856575637441" calcext:value-type="float">
            <text:p>0.001</text:p>
          </table:table-cell>
          <table:table-cell office:value-type="float" office:value="0.68824111026164" calcext:value-type="float">
            <text:p>0.688</text:p>
          </table:table-cell>
          <table:table-cell office:value-type="float" office:value="0.00431460484670561" calcext:value-type="float">
            <text:p>0.004</text:p>
          </table:table-cell>
          <table:table-cell table:formula="of:=SUM([.F112];[.H112];[.J112];[.L112])" office:value-type="float" office:value="1.00181935814668" calcext:value-type="float">
            <text:p>1.002</text:p>
          </table:table-cell>
          <table:table-cell table:formula="of:=[.F112]/([.F112]+[.L112])" office:value-type="float" office:value="0.31175888973836" calcext:value-type="float">
            <text:p>0.3118</text:p>
          </table:table-cell>
          <table:table-cell table:formula="of:=SQRT(([.R112]*[.G112])^2 + ([.S112]*[.M112])^2)" office:value-type="float" office:value="0.00332994731096383" calcext:value-type="float">
            <text:p>0.0033</text:p>
          </table:table-cell>
          <table:table-cell/>
          <table:table-cell table:formula="of:=[.L112]/([.L112]+[.F112])^2" office:value-type="float" office:value="0.68824111026164" calcext:value-type="float">
            <text:p>0.68824111026164</text:p>
          </table:table-cell>
          <table:table-cell table:formula="of:=-[.F112]/([.L112]+[.F112])^2" office:value-type="float" office:value="-0.31175888973836" calcext:value-type="float">
            <text:p>-0.31175888973836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1667719136851" calcext:value-type="float">
            <text:p>0.217</text:p>
          </table:table-cell>
          <table:table-cell office:value-type="float" office:value="0.00409419111597476" calcext:value-type="float">
            <text:p>0.004</text:p>
          </table:table-cell>
          <table:table-cell table:formula="of:=[.$H112]" office:value-type="float" office:value="0" calcext:value-type="float">
            <text:p>0.000</text:p>
          </table:table-cell>
          <table:table-cell table:formula="of:=[.$I112]" office:value-type="float" office:value="0" calcext:value-type="float">
            <text:p>0.000</text:p>
          </table:table-cell>
          <table:table-cell office:value-type="float" office:value="0.492724032979171" calcext:value-type="float">
            <text:p>0.493</text:p>
          </table:table-cell>
          <table:table-cell office:value-type="float" office:value="0.0036405087786996" calcext:value-type="float">
            <text:p>0.004</text:p>
          </table:table-cell>
          <table:table-cell office:value-type="float" office:value="0.78332280863149" calcext:value-type="float">
            <text:p>0.783</text:p>
          </table:table-cell>
          <table:table-cell office:value-type="float" office:value="0.00561387583825721" calcext:value-type="float">
            <text:p>0.006</text:p>
          </table:table-cell>
          <table:table-cell table:formula="of:=SUM([.F113];[.H113];[.J113];[.L113])" office:value-type="float" office:value="1.49272403297917" calcext:value-type="float">
            <text:p>1.493</text:p>
          </table:table-cell>
          <table:table-cell table:formula="of:=[.F113]/([.F113]+[.L113])" office:value-type="float" office:value="0.21667719136851" calcext:value-type="float">
            <text:p>0.2167</text:p>
          </table:table-cell>
          <table:table-cell table:formula="of:=SQRT(([.R113]*[.G113])^2 + ([.S113]*[.M113])^2)" office:value-type="float" office:value="0.0034300065903492" calcext:value-type="float">
            <text:p>0.0034</text:p>
          </table:table-cell>
          <table:table-cell/>
          <table:table-cell table:formula="of:=[.L113]/([.L113]+[.F113])^2" office:value-type="float" office:value="0.78332280863149" calcext:value-type="float">
            <text:p>0.78332280863149</text:p>
          </table:table-cell>
          <table:table-cell table:formula="of:=-[.F113]/([.L113]+[.F113])^2" office:value-type="float" office:value="-0.21667719136851" calcext:value-type="float">
            <text:p>-0.21667719136851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324761809197428" calcext:value-type="float">
            <text:p>0.325</text:p>
          </table:table-cell>
          <table:table-cell office:value-type="float" office:value="0.00513402561004265" calcext:value-type="float">
            <text:p>0.005</text:p>
          </table:table-cell>
          <table:table-cell table:formula="of:=[.$H113]" office:value-type="float" office:value="0" calcext:value-type="float">
            <text:p>0.000</text:p>
          </table:table-cell>
          <table:table-cell table:formula="of:=[.$I113]" office:value-type="float" office:value="0" calcext:value-type="float">
            <text:p>0.000</text:p>
          </table:table-cell>
          <table:table-cell office:value-type="float" office:value="0.000248890400138489" calcext:value-type="float">
            <text:p>0.000</text:p>
          </table:table-cell>
          <table:table-cell office:value-type="float" office:value="0.00016592693342566" calcext:value-type="float">
            <text:p>0.000</text:p>
          </table:table-cell>
          <table:table-cell office:value-type="float" office:value="0.675238190802572" calcext:value-type="float">
            <text:p>0.675</text:p>
          </table:table-cell>
          <table:table-cell office:value-type="float" office:value="0.00680184990735192" calcext:value-type="float">
            <text:p>0.007</text:p>
          </table:table-cell>
          <table:table-cell table:formula="of:=SUM([.F114];[.H114];[.J114];[.L114])" office:value-type="float" office:value="1.00024889040014" calcext:value-type="float">
            <text:p>1.000</text:p>
          </table:table-cell>
          <table:table-cell table:formula="of:=[.F114]/([.F114]+[.L114])" office:value-type="float" office:value="0.324761809197428" calcext:value-type="float">
            <text:p>0.3248</text:p>
          </table:table-cell>
          <table:table-cell table:formula="of:=SQRT(([.R114]*[.G114])^2 + ([.S114]*[.M114])^2)" office:value-type="float" office:value="0.00411066151806655" calcext:value-type="float">
            <text:p>0.0041</text:p>
          </table:table-cell>
          <table:table-cell/>
          <table:table-cell table:formula="of:=[.L114]/([.L114]+[.F114])^2" office:value-type="float" office:value="0.675238190802572" calcext:value-type="float">
            <text:p>0.675238190802572</text:p>
          </table:table-cell>
          <table:table-cell table:formula="of:=-[.F114]/([.L114]+[.F114])^2" office:value-type="float" office:value="-0.324761809197428" calcext:value-type="float">
            <text:p>-0.324761809197428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20402323551701" calcext:value-type="float">
            <text:p>0.320</text:p>
          </table:table-cell>
          <table:table-cell office:value-type="float" office:value="0.00977573081799841" calcext:value-type="float">
            <text:p>0.010</text:p>
          </table:table-cell>
          <table:table-cell table:formula="of:=[.$H114]" office:value-type="float" office:value="0" calcext:value-type="float">
            <text:p>0.000</text:p>
          </table:table-cell>
          <table:table-cell table:formula="of:=[.$I114]" office:value-type="float" office:value="0" calcext:value-type="float">
            <text:p>0.000</text:p>
          </table:table-cell>
          <table:table-cell office:value-type="float" office:value="0.494783750432783" calcext:value-type="float">
            <text:p>0.495</text:p>
          </table:table-cell>
          <table:table-cell office:value-type="float" office:value="0.00328367235487645" calcext:value-type="float">
            <text:p>0.003</text:p>
          </table:table-cell>
          <table:table-cell office:value-type="float" office:value="0.679597676448299" calcext:value-type="float">
            <text:p>0.680</text:p>
          </table:table-cell>
          <table:table-cell office:value-type="float" office:value="0.0146844787478025" calcext:value-type="float">
            <text:p>0.015</text:p>
          </table:table-cell>
          <table:table-cell table:formula="of:=SUM([.F115];[.H115];[.J115];[.L115])" office:value-type="float" office:value="1.49478375043278" calcext:value-type="float">
            <text:p>1.495</text:p>
          </table:table-cell>
          <table:table-cell table:formula="of:=[.F115]/([.F115]+[.L115])" office:value-type="float" office:value="0.320402323551701" calcext:value-type="float">
            <text:p>0.3204</text:p>
          </table:table-cell>
          <table:table-cell table:formula="of:=SQRT(([.R115]*[.G115])^2 + ([.S115]*[.M115])^2)" office:value-type="float" office:value="0.00814084840839497" calcext:value-type="float">
            <text:p>0.0081</text:p>
          </table:table-cell>
          <table:table-cell/>
          <table:table-cell table:formula="of:=[.L115]/([.L115]+[.F115])^2" office:value-type="float" office:value="0.679597676448299" calcext:value-type="float">
            <text:p>0.679597676448299</text:p>
          </table:table-cell>
          <table:table-cell table:formula="of:=-[.F115]/([.L115]+[.F115])^2" office:value-type="float" office:value="-0.320402323551701" calcext:value-type="float">
            <text:p>-0.320402323551701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515668143183919" calcext:value-type="float">
            <text:p>0.516</text:p>
          </table:table-cell>
          <table:table-cell office:value-type="float" office:value="0.00744732040171364" calcext:value-type="float">
            <text:p>0.007</text:p>
          </table:table-cell>
          <table:table-cell table:formula="of:=[.$H115]" office:value-type="float" office:value="0" calcext:value-type="float">
            <text:p>0.000</text:p>
          </table:table-cell>
          <table:table-cell table:formula="of:=[.$I115]" office:value-type="float" office:value="0" calcext:value-type="float">
            <text:p>0.000</text:p>
          </table:table-cell>
          <table:table-cell office:value-type="float" office:value="0.00234356510153442" calcext:value-type="float">
            <text:p>0.002</text:p>
          </table:table-cell>
          <table:table-cell office:value-type="float" office:value="0.00449964499494609" calcext:value-type="float">
            <text:p>0.004</text:p>
          </table:table-cell>
          <table:table-cell office:value-type="float" office:value="0.484331856816081" calcext:value-type="float">
            <text:p>0.484</text:p>
          </table:table-cell>
          <table:table-cell office:value-type="float" office:value="0.00992139695151234" calcext:value-type="float">
            <text:p>0.010</text:p>
          </table:table-cell>
          <table:table-cell table:formula="of:=SUM([.F116];[.H116];[.J116];[.L116])" office:value-type="float" office:value="1.00234356510153" calcext:value-type="float">
            <text:p>1.002</text:p>
          </table:table-cell>
          <table:table-cell table:formula="of:=[.F116]/([.F116]+[.L116])" office:value-type="float" office:value="0.515668143183919" calcext:value-type="float">
            <text:p>0.5157</text:p>
          </table:table-cell>
          <table:table-cell table:formula="of:=SQRT(([.R116]*[.G116])^2 + ([.S116]*[.M116])^2)" office:value-type="float" office:value="0.00625981142306991" calcext:value-type="float">
            <text:p>0.0063</text:p>
          </table:table-cell>
          <table:table-cell/>
          <table:table-cell table:formula="of:=[.L116]/([.L116]+[.F116])^2" office:value-type="float" office:value="0.484331856816081" calcext:value-type="float">
            <text:p>0.484331856816081</text:p>
          </table:table-cell>
          <table:table-cell table:formula="of:=-[.F116]/([.L116]+[.F116])^2" office:value-type="float" office:value="-0.515668143183919" calcext:value-type="float">
            <text:p>-0.515668143183919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81587617292736" calcext:value-type="float">
            <text:p>0.382</text:p>
          </table:table-cell>
          <table:table-cell office:value-type="float" office:value="0.00496741276949124" calcext:value-type="float">
            <text:p>0.005</text:p>
          </table:table-cell>
          <table:table-cell table:formula="of:=[.$H116]" office:value-type="float" office:value="0" calcext:value-type="float">
            <text:p>0.000</text:p>
          </table:table-cell>
          <table:table-cell table:formula="of:=[.$I116]" office:value-type="float" office:value="0" calcext:value-type="float">
            <text:p>0.000</text:p>
          </table:table-cell>
          <table:table-cell office:value-type="float" office:value="0.493699984343765" calcext:value-type="float">
            <text:p>0.494</text:p>
          </table:table-cell>
          <table:table-cell office:value-type="float" office:value="0.00216002180735582" calcext:value-type="float">
            <text:p>0.002</text:p>
          </table:table-cell>
          <table:table-cell office:value-type="float" office:value="0.618412382707264" calcext:value-type="float">
            <text:p>0.618</text:p>
          </table:table-cell>
          <table:table-cell office:value-type="float" office:value="0.00523225575997034" calcext:value-type="float">
            <text:p>0.005</text:p>
          </table:table-cell>
          <table:table-cell table:formula="of:=SUM([.F117];[.H117];[.J117];[.L117])" office:value-type="float" office:value="1.49369998434376" calcext:value-type="float">
            <text:p>1.494</text:p>
          </table:table-cell>
          <table:table-cell table:formula="of:=[.F117]/([.F117]+[.L117])" office:value-type="float" office:value="0.381587617292736" calcext:value-type="float">
            <text:p>0.3816</text:p>
          </table:table-cell>
          <table:table-cell table:formula="of:=SQRT(([.R117]*[.G117])^2 + ([.S117]*[.M117])^2)" office:value-type="float" office:value="0.00366372709489925" calcext:value-type="float">
            <text:p>0.0037</text:p>
          </table:table-cell>
          <table:table-cell/>
          <table:table-cell table:formula="of:=[.L117]/([.L117]+[.F117])^2" office:value-type="float" office:value="0.618412382707264" calcext:value-type="float">
            <text:p>0.618412382707264</text:p>
          </table:table-cell>
          <table:table-cell table:formula="of:=-[.F117]/([.L117]+[.F117])^2" office:value-type="float" office:value="-0.381587617292736" calcext:value-type="float">
            <text:p>-0.381587617292736</text:p>
          </table:table-cell>
        </table:table-row>
        <table:table-row table:style-name="ro1">
          <table:table-cell office:value-type="string" calcext:value-type="string">
            <text:p>68Fe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621969305892082" calcext:value-type="float">
            <text:p>0.622</text:p>
          </table:table-cell>
          <table:table-cell office:value-type="float" office:value="0.00466831271008666" calcext:value-type="float">
            <text:p>0.005</text:p>
          </table:table-cell>
          <table:table-cell table:formula="of:=[.$H117]" office:value-type="float" office:value="0" calcext:value-type="float">
            <text:p>0.000</text:p>
          </table:table-cell>
          <table:table-cell table:formula="of:=[.$I117]" office:value-type="float" office:value="0" calcext:value-type="float">
            <text:p>0.000</text:p>
          </table:table-cell>
          <table:table-cell office:value-type="float" office:value="0.000299056845346205" calcext:value-type="float">
            <text:p>0.000</text:p>
          </table:table-cell>
          <table:table-cell office:value-type="float" office:value="0.0000996856151154015" calcext:value-type="float">
            <text:p>0.000</text:p>
          </table:table-cell>
          <table:table-cell office:value-type="float" office:value="0.378030694107918" calcext:value-type="float">
            <text:p>0.378</text:p>
          </table:table-cell>
          <table:table-cell office:value-type="float" office:value="0.00921301219917096" calcext:value-type="float">
            <text:p>0.009</text:p>
          </table:table-cell>
          <table:table-cell table:formula="of:=SUM([.F118];[.H118];[.J118];[.L118])" office:value-type="float" office:value="1.00029905684535" calcext:value-type="float">
            <text:p>1.000</text:p>
          </table:table-cell>
          <table:table-cell table:formula="of:=[.F118]/([.F118]+[.L118])" office:value-type="float" office:value="0.621969305892082" calcext:value-type="float">
            <text:p>0.6220</text:p>
          </table:table-cell>
          <table:table-cell table:formula="of:=SQRT(([.R118]*[.G118])^2 + ([.S118]*[.M118])^2)" office:value-type="float" office:value="0.00599580795994145" calcext:value-type="float">
            <text:p>0.0060</text:p>
          </table:table-cell>
          <table:table-cell/>
          <table:table-cell table:formula="of:=[.L118]/([.L118]+[.F118])^2" office:value-type="float" office:value="0.378030694107918" calcext:value-type="float">
            <text:p>0.378030694107918</text:p>
          </table:table-cell>
          <table:table-cell table:formula="of:=-[.F118]/([.L118]+[.F118])^2" office:value-type="float" office:value="-0.621969305892082" calcext:value-type="float">
            <text:p>-0.62196930589208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G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28886293910563" calcext:value-type="float">
            <text:p>0.329</text:p>
          </table:table-cell>
          <table:table-cell office:value-type="float" office:value="0.00753424776886748" calcext:value-type="float">
            <text:p>0.008</text:p>
          </table:table-cell>
          <table:table-cell table:formula="of:=[.$H119]" office:value-type="float" office:value="0" calcext:value-type="float">
            <text:p>0.000</text:p>
          </table:table-cell>
          <table:table-cell table:formula="of:=[.$I119]" office:value-type="float" office:value="0" calcext:value-type="float">
            <text:p>0.000</text:p>
          </table:table-cell>
          <table:table-cell office:value-type="float" office:value="0.490691080159566" calcext:value-type="float">
            <text:p>0.491</text:p>
          </table:table-cell>
          <table:table-cell office:value-type="float" office:value="0.00535346841046893" calcext:value-type="float">
            <text:p>0.005</text:p>
          </table:table-cell>
          <table:table-cell office:value-type="float" office:value="0.671113706089437" calcext:value-type="float">
            <text:p>0.671</text:p>
          </table:table-cell>
          <table:table-cell office:value-type="float" office:value="0.00953728874663063" calcext:value-type="float">
            <text:p>0.010</text:p>
          </table:table-cell>
          <table:table-cell table:formula="of:=SUM([.F120];[.H120];[.J120];[.L120])" office:value-type="float" office:value="1.49069108015957" calcext:value-type="float">
            <text:p>1.491</text:p>
          </table:table-cell>
          <table:table-cell table:formula="of:=[.F120]/([.F120]+[.L120])" office:value-type="float" office:value="0.328886293910563" calcext:value-type="float">
            <text:p>0.3289</text:p>
          </table:table-cell>
          <table:table-cell table:formula="of:=SQRT(([.R120]*[.G120])^2 + ([.S120]*[.M120])^2)" office:value-type="float" office:value="0.00595023755580631" calcext:value-type="float">
            <text:p>0.0060</text:p>
          </table:table-cell>
          <table:table-cell/>
          <table:table-cell table:formula="of:=[.L120]/([.L120]+[.F120])^2" office:value-type="float" office:value="0.671113706089437" calcext:value-type="float">
            <text:p>0.671113706089437</text:p>
          </table:table-cell>
          <table:table-cell table:formula="of:=-[.F120]/([.L120]+[.F120])^2" office:value-type="float" office:value="-0.328886293910563" calcext:value-type="float">
            <text:p>-0.328886293910563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G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64826763897409" calcext:value-type="float">
            <text:p>0.648</text:p>
          </table:table-cell>
          <table:table-cell office:value-type="float" office:value="0.00467750567939616" calcext:value-type="float">
            <text:p>0.005</text:p>
          </table:table-cell>
          <table:table-cell table:formula="of:=[.$H120]" office:value-type="float" office:value="0" calcext:value-type="float">
            <text:p>0.000</text:p>
          </table:table-cell>
          <table:table-cell table:formula="of:=[.$I120]" office:value-type="float" office:value="0" calcext:value-type="float">
            <text:p>0.000</text:p>
          </table:table-cell>
          <table:table-cell office:value-type="float" office:value="0.0111867749011497" calcext:value-type="float">
            <text:p>0.011</text:p>
          </table:table-cell>
          <table:table-cell office:value-type="float" office:value="0.000517906245423598" calcext:value-type="float">
            <text:p>0.001</text:p>
          </table:table-cell>
          <table:table-cell office:value-type="float" office:value="0.35173236102591" calcext:value-type="float">
            <text:p>0.352</text:p>
          </table:table-cell>
          <table:table-cell office:value-type="float" office:value="0.0100362613988956" calcext:value-type="float">
            <text:p>0.010</text:p>
          </table:table-cell>
          <table:table-cell table:formula="of:=SUM([.F121];[.H121];[.J121];[.L121])" office:value-type="float" office:value="1.01118677490115" calcext:value-type="float">
            <text:p>1.011</text:p>
          </table:table-cell>
          <table:table-cell table:formula="of:=[.F121]/([.F121]+[.L121])" office:value-type="float" office:value="0.64826763897409" calcext:value-type="float">
            <text:p>0.6483</text:p>
          </table:table-cell>
          <table:table-cell table:formula="of:=SQRT(([.R121]*[.G121])^2 + ([.S121]*[.M121])^2)" office:value-type="float" office:value="0.00671097650320436" calcext:value-type="float">
            <text:p>0.0067</text:p>
          </table:table-cell>
          <table:table-cell/>
          <table:table-cell table:formula="of:=[.L121]/([.L121]+[.F121])^2" office:value-type="float" office:value="0.35173236102591" calcext:value-type="float">
            <text:p>0.35173236102591</text:p>
          </table:table-cell>
          <table:table-cell table:formula="of:=-[.F121]/([.L121]+[.F121])^2" office:value-type="float" office:value="-0.64826763897409" calcext:value-type="float">
            <text:p>-0.64826763897409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G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ag</text:p>
          </table:table-cell>
          <table:table-cell office:value-type="float" office:value="0.839350704247251" calcext:value-type="float">
            <text:p>0.839</text:p>
          </table:table-cell>
          <table:table-cell office:value-type="float" office:value="0.00664933525607207" calcext:value-type="float">
            <text:p>0.007</text:p>
          </table:table-cell>
          <table:table-cell table:formula="of:=[.$H121]" office:value-type="float" office:value="0" calcext:value-type="float">
            <text:p>0.000</text:p>
          </table:table-cell>
          <table:table-cell table:formula="of:=[.$I121]" office:value-type="float" office:value="0" calcext:value-type="float">
            <text:p>0.000</text:p>
          </table:table-cell>
          <table:table-cell office:value-type="float" office:value="0.0255665271962213" calcext:value-type="float">
            <text:p>0.026</text:p>
          </table:table-cell>
          <table:table-cell office:value-type="float" office:value="0.0014679345758596" calcext:value-type="float">
            <text:p>0.001</text:p>
          </table:table-cell>
          <table:table-cell office:value-type="float" office:value="0.160649295752749" calcext:value-type="float">
            <text:p>0.161</text:p>
          </table:table-cell>
          <table:table-cell office:value-type="float" office:value="0.00510576649384445" calcext:value-type="float">
            <text:p>0.005</text:p>
          </table:table-cell>
          <table:table-cell table:formula="of:=SUM([.F122];[.H122];[.J122];[.L122])" office:value-type="float" office:value="1.02556652719622" calcext:value-type="float">
            <text:p>1.026</text:p>
          </table:table-cell>
          <table:table-cell table:formula="of:=[.F122]/([.F122]+[.L122])" office:value-type="float" office:value="0.839350704247251" calcext:value-type="float">
            <text:p>0.8394</text:p>
          </table:table-cell>
          <table:table-cell table:formula="of:=SQRT(([.R122]*[.G122])^2 + ([.S122]*[.M122])^2)" office:value-type="float" office:value="0.00441665383008498" calcext:value-type="float">
            <text:p>0.0044</text:p>
          </table:table-cell>
          <table:table-cell/>
          <table:table-cell table:formula="of:=[.L122]/([.L122]+[.F122])^2" office:value-type="float" office:value="0.160649295752749" calcext:value-type="float">
            <text:p>0.160649295752749</text:p>
          </table:table-cell>
          <table:table-cell table:formula="of:=-[.F122]/([.L122]+[.F122])^2" office:value-type="float" office:value="-0.839350704247251" calcext:value-type="float">
            <text:p>-0.839350704247251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B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66143461483697" calcext:value-type="float">
            <text:p>0.166</text:p>
          </table:table-cell>
          <table:table-cell office:value-type="float" office:value="0.0100755316988876" calcext:value-type="float">
            <text:p>0.010</text:p>
          </table:table-cell>
          <table:table-cell table:formula="of:=[.$H122]" office:value-type="float" office:value="0" calcext:value-type="float">
            <text:p>0.000</text:p>
          </table:table-cell>
          <table:table-cell table:formula="of:=[.$I122]" office:value-type="float" office:value="0" calcext:value-type="float">
            <text:p>0.000</text:p>
          </table:table-cell>
          <table:table-cell office:value-type="float" office:value="0.489311643575915" calcext:value-type="float">
            <text:p>0.489</text:p>
          </table:table-cell>
          <table:table-cell office:value-type="float" office:value="0.00172119673619669" calcext:value-type="float">
            <text:p>0.002</text:p>
          </table:table-cell>
          <table:table-cell office:value-type="float" office:value="0.833856538516303" calcext:value-type="float">
            <text:p>0.834</text:p>
          </table:table-cell>
          <table:table-cell office:value-type="float" office:value="0.0152110093839238" calcext:value-type="float">
            <text:p>0.015</text:p>
          </table:table-cell>
          <table:table-cell table:formula="of:=SUM([.F123];[.H123];[.J123];[.L123])" office:value-type="float" office:value="1.48931164357592" calcext:value-type="float">
            <text:p>1.489</text:p>
          </table:table-cell>
          <table:table-cell table:formula="of:=[.F123]/([.F123]+[.L123])" office:value-type="float" office:value="0.166143461483697" calcext:value-type="float">
            <text:p>0.1661</text:p>
          </table:table-cell>
          <table:table-cell table:formula="of:=SQRT(([.R123]*[.G123])^2 + ([.S123]*[.M123])^2)" office:value-type="float" office:value="0.00877341425515898" calcext:value-type="float">
            <text:p>0.0088</text:p>
          </table:table-cell>
          <table:table-cell/>
          <table:table-cell table:formula="of:=[.L123]/([.L123]+[.F123])^2" office:value-type="float" office:value="0.833856538516303" calcext:value-type="float">
            <text:p>0.833856538516303</text:p>
          </table:table-cell>
          <table:table-cell table:formula="of:=-[.F123]/([.L123]+[.F123])^2" office:value-type="float" office:value="-0.166143461483697" calcext:value-type="float">
            <text:p>-0.166143461483697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B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268902799834022" calcext:value-type="float">
            <text:p>0.269</text:p>
          </table:table-cell>
          <table:table-cell office:value-type="float" office:value="0.0108647595892534" calcext:value-type="float">
            <text:p>0.011</text:p>
          </table:table-cell>
          <table:table-cell table:formula="of:=[.$H123]" office:value-type="float" office:value="0" calcext:value-type="float">
            <text:p>0.000</text:p>
          </table:table-cell>
          <table:table-cell table:formula="of:=[.$I123]" office:value-type="float" office:value="0" calcext:value-type="float">
            <text:p>0.000</text:p>
          </table:table-cell>
          <table:table-cell office:value-type="float" office:value="0.00300443243939559" calcext:value-type="float">
            <text:p>0.003</text:p>
          </table:table-cell>
          <table:table-cell office:value-type="float" office:value="0.0011368122743659" calcext:value-type="float">
            <text:p>0.001</text:p>
          </table:table-cell>
          <table:table-cell office:value-type="float" office:value="0.731097200165978" calcext:value-type="float">
            <text:p>0.731</text:p>
          </table:table-cell>
          <table:table-cell office:value-type="float" office:value="0.0193668132494299" calcext:value-type="float">
            <text:p>0.019</text:p>
          </table:table-cell>
          <table:table-cell table:formula="of:=SUM([.F124];[.H124];[.J124];[.L124])" office:value-type="float" office:value="1.0030044324394" calcext:value-type="float">
            <text:p>1.003</text:p>
          </table:table-cell>
          <table:table-cell table:formula="of:=[.F124]/([.F124]+[.L124])" office:value-type="float" office:value="0.268902799834022" calcext:value-type="float">
            <text:p>0.2689</text:p>
          </table:table-cell>
          <table:table-cell table:formula="of:=SQRT(([.R124]*[.G124])^2 + ([.S124]*[.M124])^2)" office:value-type="float" office:value="0.00949818044200322" calcext:value-type="float">
            <text:p>0.0095</text:p>
          </table:table-cell>
          <table:table-cell/>
          <table:table-cell table:formula="of:=[.L124]/([.L124]+[.F124])^2" office:value-type="float" office:value="0.731097200165978" calcext:value-type="float">
            <text:p>0.731097200165978</text:p>
          </table:table-cell>
          <table:table-cell table:formula="of:=-[.F124]/([.L124]+[.F124])^2" office:value-type="float" office:value="-0.268902799834022" calcext:value-type="float">
            <text:p>-0.268902799834022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A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39971060804671" calcext:value-type="float">
            <text:p>0.140</text:p>
          </table:table-cell>
          <table:table-cell office:value-type="float" office:value="0.00378853639339636" calcext:value-type="float">
            <text:p>0.004</text:p>
          </table:table-cell>
          <table:table-cell table:formula="of:=[.$H124]" office:value-type="float" office:value="0" calcext:value-type="float">
            <text:p>0.000</text:p>
          </table:table-cell>
          <table:table-cell table:formula="of:=[.$I124]" office:value-type="float" office:value="0" calcext:value-type="float">
            <text:p>0.000</text:p>
          </table:table-cell>
          <table:table-cell office:value-type="float" office:value="0.501522322047541" calcext:value-type="float">
            <text:p>0.502</text:p>
          </table:table-cell>
          <table:table-cell office:value-type="float" office:value="0.003550817221528" calcext:value-type="float">
            <text:p>0.004</text:p>
          </table:table-cell>
          <table:table-cell office:value-type="float" office:value="0.860028939195329" calcext:value-type="float">
            <text:p>0.860</text:p>
          </table:table-cell>
          <table:table-cell office:value-type="float" office:value="0.00821334937686541" calcext:value-type="float">
            <text:p>0.008</text:p>
          </table:table-cell>
          <table:table-cell table:formula="of:=SUM([.F125];[.H125];[.J125];[.L125])" office:value-type="float" office:value="1.50152232204754" calcext:value-type="float">
            <text:p>1.502</text:p>
          </table:table-cell>
          <table:table-cell table:formula="of:=[.F125]/([.F125]+[.L125])" office:value-type="float" office:value="0.139971060804671" calcext:value-type="float">
            <text:p>0.1400</text:p>
          </table:table-cell>
          <table:table-cell table:formula="of:=SQRT(([.R125]*[.G125])^2 + ([.S125]*[.M125])^2)" office:value-type="float" office:value="0.00345511955109708" calcext:value-type="float">
            <text:p>0.0035</text:p>
          </table:table-cell>
          <table:table-cell/>
          <table:table-cell table:formula="of:=[.L125]/([.L125]+[.F125])^2" office:value-type="float" office:value="0.860028939195329" calcext:value-type="float">
            <text:p>0.860028939195329</text:p>
          </table:table-cell>
          <table:table-cell table:formula="of:=-[.F125]/([.L125]+[.F125])^2" office:value-type="float" office:value="-0.139971060804671" calcext:value-type="float">
            <text:p>-0.139971060804671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A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218799669378835" calcext:value-type="float">
            <text:p>0.219</text:p>
          </table:table-cell>
          <table:table-cell office:value-type="float" office:value="0.00653133341429358" calcext:value-type="float">
            <text:p>0.007</text:p>
          </table:table-cell>
          <table:table-cell table:formula="of:=[.$H125]" office:value-type="float" office:value="0" calcext:value-type="float">
            <text:p>0.000</text:p>
          </table:table-cell>
          <table:table-cell table:formula="of:=[.$I125]" office:value-type="float" office:value="0" calcext:value-type="float">
            <text:p>0.000</text:p>
          </table:table-cell>
          <table:table-cell office:value-type="float" office:value="0.00140583690424387" calcext:value-type="float">
            <text:p>0.001</text:p>
          </table:table-cell>
          <table:table-cell office:value-type="float" office:value="0.000156204100471541" calcext:value-type="float">
            <text:p>0.000</text:p>
          </table:table-cell>
          <table:table-cell office:value-type="float" office:value="0.781200330621165" calcext:value-type="float">
            <text:p>0.781</text:p>
          </table:table-cell>
          <table:table-cell office:value-type="float" office:value="0.0116423298155166" calcext:value-type="float">
            <text:p>0.012</text:p>
          </table:table-cell>
          <table:table-cell table:formula="of:=SUM([.F126];[.H126];[.J126];[.L126])" office:value-type="float" office:value="1.00140583690424" calcext:value-type="float">
            <text:p>1.001</text:p>
          </table:table-cell>
          <table:table-cell table:formula="of:=[.F126]/([.F126]+[.L126])" office:value-type="float" office:value="0.218799669378835" calcext:value-type="float">
            <text:p>0.2188</text:p>
          </table:table-cell>
          <table:table-cell table:formula="of:=SQRT(([.R126]*[.G126])^2 + ([.S126]*[.M126])^2)" office:value-type="float" office:value="0.00570282297102645" calcext:value-type="float">
            <text:p>0.0057</text:p>
          </table:table-cell>
          <table:table-cell/>
          <table:table-cell table:formula="of:=[.L126]/([.L126]+[.F126])^2" office:value-type="float" office:value="0.781200330621165" calcext:value-type="float">
            <text:p>0.781200330621165</text:p>
          </table:table-cell>
          <table:table-cell table:formula="of:=-[.F126]/([.L126]+[.F126])^2" office:value-type="float" office:value="-0.218799669378835" calcext:value-type="float">
            <text:p>-0.218799669378835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D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84596643665265" calcext:value-type="float">
            <text:p>0.285</text:p>
          </table:table-cell>
          <table:table-cell office:value-type="float" office:value="0.00301274329777974" calcext:value-type="float">
            <text:p>0.003</text:p>
          </table:table-cell>
          <table:table-cell table:formula="of:=[.$H126]" office:value-type="float" office:value="0" calcext:value-type="float">
            <text:p>0.000</text:p>
          </table:table-cell>
          <table:table-cell table:formula="of:=[.$I126]" office:value-type="float" office:value="0" calcext:value-type="float">
            <text:p>0.000</text:p>
          </table:table-cell>
          <table:table-cell office:value-type="float" office:value="0.494593104041625" calcext:value-type="float">
            <text:p>0.495</text:p>
          </table:table-cell>
          <table:table-cell office:value-type="float" office:value="0.0012866626015651" calcext:value-type="float">
            <text:p>0.001</text:p>
          </table:table-cell>
          <table:table-cell office:value-type="float" office:value="0.715403356334735" calcext:value-type="float">
            <text:p>0.715</text:p>
          </table:table-cell>
          <table:table-cell office:value-type="float" office:value="0.00345234863646789" calcext:value-type="float">
            <text:p>0.003</text:p>
          </table:table-cell>
          <table:table-cell table:formula="of:=SUM([.F127];[.H127];[.J127];[.L127])" office:value-type="float" office:value="1.49459310404163" calcext:value-type="float">
            <text:p>1.495</text:p>
          </table:table-cell>
          <table:table-cell table:formula="of:=[.F127]/([.F127]+[.L127])" office:value-type="float" office:value="0.284596643665265" calcext:value-type="float">
            <text:p>0.2846</text:p>
          </table:table-cell>
          <table:table-cell table:formula="of:=SQRT(([.R127]*[.G127])^2 + ([.S127]*[.M127])^2)" office:value-type="float" office:value="0.00236871104662802" calcext:value-type="float">
            <text:p>0.0024</text:p>
          </table:table-cell>
          <table:table-cell/>
          <table:table-cell table:formula="of:=[.L127]/([.L127]+[.F127])^2" office:value-type="float" office:value="0.715403356334735" calcext:value-type="float">
            <text:p>0.715403356334735</text:p>
          </table:table-cell>
          <table:table-cell table:formula="of:=-[.F127]/([.L127]+[.F127])^2" office:value-type="float" office:value="-0.284596643665265" calcext:value-type="float">
            <text:p>-0.284596643665265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D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57153587252169" calcext:value-type="float">
            <text:p>0.572</text:p>
          </table:table-cell>
          <table:table-cell office:value-type="float" office:value="0.00364193749325914" calcext:value-type="float">
            <text:p>0.004</text:p>
          </table:table-cell>
          <table:table-cell table:formula="of:=[.$H127]" office:value-type="float" office:value="0" calcext:value-type="float">
            <text:p>0.000</text:p>
          </table:table-cell>
          <table:table-cell table:formula="of:=[.$I127]" office:value-type="float" office:value="0" calcext:value-type="float">
            <text:p>0.000</text:p>
          </table:table-cell>
          <table:table-cell office:value-type="float" office:value="0.00960090396697351" calcext:value-type="float">
            <text:p>0.010</text:p>
          </table:table-cell>
          <table:table-cell office:value-type="float" office:value="0.000296935174236294" calcext:value-type="float">
            <text:p>0.000</text:p>
          </table:table-cell>
          <table:table-cell office:value-type="float" office:value="0.428464127478311" calcext:value-type="float">
            <text:p>0.428</text:p>
          </table:table-cell>
          <table:table-cell office:value-type="float" office:value="0.00457382505228224" calcext:value-type="float">
            <text:p>0.005</text:p>
          </table:table-cell>
          <table:table-cell table:formula="of:=SUM([.F128];[.H128];[.J128];[.L128])" office:value-type="float" office:value="1.00960090396697" calcext:value-type="float">
            <text:p>1.010</text:p>
          </table:table-cell>
          <table:table-cell table:formula="of:=[.F128]/([.F128]+[.L128])" office:value-type="float" office:value="0.57153587252169" calcext:value-type="float">
            <text:p>0.5715</text:p>
          </table:table-cell>
          <table:table-cell table:formula="of:=SQRT(([.R128]*[.G128])^2 + ([.S128]*[.M128])^2)" office:value-type="float" office:value="0.00304442393318013" calcext:value-type="float">
            <text:p>0.0030</text:p>
          </table:table-cell>
          <table:table-cell/>
          <table:table-cell table:formula="of:=[.L128]/([.L128]+[.F128])^2" office:value-type="float" office:value="0.428464127478311" calcext:value-type="float">
            <text:p>0.428464127478311</text:p>
          </table:table-cell>
          <table:table-cell table:formula="of:=-[.F128]/([.L128]+[.F128])^2" office:value-type="float" office:value="-0.57153587252169" calcext:value-type="float">
            <text:p>-0.57153587252169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I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458243310673829" calcext:value-type="float">
            <text:p>0.458</text:p>
          </table:table-cell>
          <table:table-cell office:value-type="float" office:value="0.015314043801439" calcext:value-type="float">
            <text:p>0.015</text:p>
          </table:table-cell>
          <table:table-cell table:formula="of:=[.$H128]" office:value-type="float" office:value="0" calcext:value-type="float">
            <text:p>0.000</text:p>
          </table:table-cell>
          <table:table-cell table:formula="of:=[.$I128]" office:value-type="float" office:value="0" calcext:value-type="float">
            <text:p>0.000</text:p>
          </table:table-cell>
          <table:table-cell office:value-type="float" office:value="0.525431305375817" calcext:value-type="float">
            <text:p>0.525</text:p>
          </table:table-cell>
          <table:table-cell office:value-type="float" office:value="0.00366252384444269" calcext:value-type="float">
            <text:p>0.004</text:p>
          </table:table-cell>
          <table:table-cell office:value-type="float" office:value="0.541756689326171" calcext:value-type="float">
            <text:p>0.542</text:p>
          </table:table-cell>
          <table:table-cell office:value-type="float" office:value="0.0209983212917121" calcext:value-type="float">
            <text:p>0.021</text:p>
          </table:table-cell>
          <table:table-cell table:formula="of:=SUM([.F129];[.H129];[.J129];[.L129])" office:value-type="float" office:value="1.52543130537582" calcext:value-type="float">
            <text:p>1.525</text:p>
          </table:table-cell>
          <table:table-cell table:formula="of:=[.F129]/([.F129]+[.L129])" office:value-type="float" office:value="0.458243310673829" calcext:value-type="float">
            <text:p>0.4582</text:p>
          </table:table-cell>
          <table:table-cell table:formula="of:=SQRT(([.R129]*[.G129])^2 + ([.S129]*[.M129])^2)" office:value-type="float" office:value="0.0127051606323338" calcext:value-type="float">
            <text:p>0.0127</text:p>
          </table:table-cell>
          <table:table-cell/>
          <table:table-cell table:formula="of:=[.L129]/([.L129]+[.F129])^2" office:value-type="float" office:value="0.541756689326171" calcext:value-type="float">
            <text:p>0.541756689326171</text:p>
          </table:table-cell>
          <table:table-cell table:formula="of:=-[.F129]/([.L129]+[.F129])^2" office:value-type="float" office:value="-0.458243310673829" calcext:value-type="float">
            <text:p>-0.458243310673829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I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788546640213874" calcext:value-type="float">
            <text:p>0.789</text:p>
          </table:table-cell>
          <table:table-cell office:value-type="float" office:value="0.00300792615172774" calcext:value-type="float">
            <text:p>0.003</text:p>
          </table:table-cell>
          <table:table-cell table:formula="of:=[.$H129]" office:value-type="float" office:value="0" calcext:value-type="float">
            <text:p>0.000</text:p>
          </table:table-cell>
          <table:table-cell table:formula="of:=[.$I129]" office:value-type="float" office:value="0" calcext:value-type="float">
            <text:p>0.000</text:p>
          </table:table-cell>
          <table:table-cell office:value-type="float" office:value="0.0127015351657447" calcext:value-type="float">
            <text:p>0.013</text:p>
          </table:table-cell>
          <table:table-cell office:value-type="float" office:value="0.0017984474570966" calcext:value-type="float">
            <text:p>0.002</text:p>
          </table:table-cell>
          <table:table-cell office:value-type="float" office:value="0.211453359786126" calcext:value-type="float">
            <text:p>0.211</text:p>
          </table:table-cell>
          <table:table-cell office:value-type="float" office:value="0.00485907086671763" calcext:value-type="float">
            <text:p>0.005</text:p>
          </table:table-cell>
          <table:table-cell table:formula="of:=SUM([.F130];[.H130];[.J130];[.L130])" office:value-type="float" office:value="1.01270153516574" calcext:value-type="float">
            <text:p>1.013</text:p>
          </table:table-cell>
          <table:table-cell table:formula="of:=[.F130]/([.F130]+[.L130])" office:value-type="float" office:value="0.788546640213874" calcext:value-type="float">
            <text:p>0.7885</text:p>
          </table:table-cell>
          <table:table-cell table:formula="of:=SQRT(([.R130]*[.G130])^2 + ([.S130]*[.M130])^2)" office:value-type="float" office:value="0.00388403542356107" calcext:value-type="float">
            <text:p>0.0039</text:p>
          </table:table-cell>
          <table:table-cell/>
          <table:table-cell table:formula="of:=[.L130]/([.L130]+[.F130])^2" office:value-type="float" office:value="0.211453359786126" calcext:value-type="float">
            <text:p>0.211453359786126</text:p>
          </table:table-cell>
          <table:table-cell table:formula="of:=-[.F130]/([.L130]+[.F130])^2" office:value-type="float" office:value="-0.788546640213874" calcext:value-type="float">
            <text:p>-0.788546640213874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I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ag</text:p>
          </table:table-cell>
          <table:table-cell office:value-type="float" office:value="0.886218192298552" calcext:value-type="float">
            <text:p>0.886</text:p>
          </table:table-cell>
          <table:table-cell office:value-type="float" office:value="0.00827052153616739" calcext:value-type="float">
            <text:p>0.008</text:p>
          </table:table-cell>
          <table:table-cell table:formula="of:=[.$H130]" office:value-type="float" office:value="0" calcext:value-type="float">
            <text:p>0.000</text:p>
          </table:table-cell>
          <table:table-cell table:formula="of:=[.$I130]" office:value-type="float" office:value="0" calcext:value-type="float">
            <text:p>0.000</text:p>
          </table:table-cell>
          <table:table-cell office:value-type="float" office:value="0.034614775671695" calcext:value-type="float">
            <text:p>0.035</text:p>
          </table:table-cell>
          <table:table-cell office:value-type="float" office:value="0.004057409602543" calcext:value-type="float">
            <text:p>0.004</text:p>
          </table:table-cell>
          <table:table-cell office:value-type="float" office:value="0.113781807701448" calcext:value-type="float">
            <text:p>0.114</text:p>
          </table:table-cell>
          <table:table-cell office:value-type="float" office:value="0.000945031625427309" calcext:value-type="float">
            <text:p>0.001</text:p>
          </table:table-cell>
          <table:table-cell table:formula="of:=SUM([.F131];[.H131];[.J131];[.L131])" office:value-type="float" office:value="1.0346147756717" calcext:value-type="float">
            <text:p>1.035</text:p>
          </table:table-cell>
          <table:table-cell table:formula="of:=[.F131]/([.F131]+[.L131])" office:value-type="float" office:value="0.886218192298552" calcext:value-type="float">
            <text:p>0.8862</text:p>
          </table:table-cell>
          <table:table-cell table:formula="of:=SQRT(([.R131]*[.G131])^2 + ([.S131]*[.M131])^2)" office:value-type="float" office:value="0.00125974599921607" calcext:value-type="float">
            <text:p>0.0013</text:p>
          </table:table-cell>
          <table:table-cell/>
          <table:table-cell table:formula="of:=[.L131]/([.L131]+[.F131])^2" office:value-type="float" office:value="0.113781807701448" calcext:value-type="float">
            <text:p>0.113781807701448</text:p>
          </table:table-cell>
          <table:table-cell table:formula="of:=-[.F131]/([.L131]+[.F131])^2" office:value-type="float" office:value="-0.886218192298552" calcext:value-type="float">
            <text:p>-0.886218192298552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E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74441221353192" calcext:value-type="float">
            <text:p>0.274</text:p>
          </table:table-cell>
          <table:table-cell office:value-type="float" office:value="0.00365634856034817" calcext:value-type="float">
            <text:p>0.004</text:p>
          </table:table-cell>
          <table:table-cell table:formula="of:=[.$H131]" office:value-type="float" office:value="0" calcext:value-type="float">
            <text:p>0.000</text:p>
          </table:table-cell>
          <table:table-cell table:formula="of:=[.$I131]" office:value-type="float" office:value="0" calcext:value-type="float">
            <text:p>0.000</text:p>
          </table:table-cell>
          <table:table-cell office:value-type="float" office:value="0.497411382221069" calcext:value-type="float">
            <text:p>0.497</text:p>
          </table:table-cell>
          <table:table-cell office:value-type="float" office:value="0.00347210633918533" calcext:value-type="float">
            <text:p>0.003</text:p>
          </table:table-cell>
          <table:table-cell office:value-type="float" office:value="0.725558778646808" calcext:value-type="float">
            <text:p>0.726</text:p>
          </table:table-cell>
          <table:table-cell office:value-type="float" office:value="0.00670926215393349" calcext:value-type="float">
            <text:p>0.007</text:p>
          </table:table-cell>
          <table:table-cell table:formula="of:=SUM([.F132];[.H132];[.J132];[.L132])" office:value-type="float" office:value="1.49741138222107" calcext:value-type="float">
            <text:p>1.497</text:p>
          </table:table-cell>
          <table:table-cell table:formula="of:=[.F132]/([.F132]+[.L132])" office:value-type="float" office:value="0.274441221353192" calcext:value-type="float">
            <text:p>0.2744</text:p>
          </table:table-cell>
          <table:table-cell table:formula="of:=SQRT(([.R132]*[.G132])^2 + ([.S132]*[.M132])^2)" office:value-type="float" office:value="0.0032292777514231" calcext:value-type="float">
            <text:p>0.0032</text:p>
          </table:table-cell>
          <table:table-cell/>
          <table:table-cell table:formula="of:=[.L132]/([.L132]+[.F132])^2" office:value-type="float" office:value="0.725558778646808" calcext:value-type="float">
            <text:p>0.725558778646808</text:p>
          </table:table-cell>
          <table:table-cell table:formula="of:=-[.F132]/([.L132]+[.F132])^2" office:value-type="float" office:value="-0.274441221353192" calcext:value-type="float">
            <text:p>-0.274441221353192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E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526592641632584" calcext:value-type="float">
            <text:p>0.527</text:p>
          </table:table-cell>
          <table:table-cell office:value-type="float" office:value="0.00729485924624221" calcext:value-type="float">
            <text:p>0.007</text:p>
          </table:table-cell>
          <table:table-cell table:formula="of:=[.$H132]" office:value-type="float" office:value="0" calcext:value-type="float">
            <text:p>0.000</text:p>
          </table:table-cell>
          <table:table-cell table:formula="of:=[.$I132]" office:value-type="float" office:value="0" calcext:value-type="float">
            <text:p>0.000</text:p>
          </table:table-cell>
          <table:table-cell office:value-type="float" office:value="0.00603916164240401" calcext:value-type="float">
            <text:p>0.006</text:p>
          </table:table-cell>
          <table:table-cell office:value-type="float" office:value="0.000287579125828763" calcext:value-type="float">
            <text:p>0.000</text:p>
          </table:table-cell>
          <table:table-cell office:value-type="float" office:value="0.473407358367416" calcext:value-type="float">
            <text:p>0.473</text:p>
          </table:table-cell>
          <table:table-cell office:value-type="float" office:value="0.0138607044254873" calcext:value-type="float">
            <text:p>0.014</text:p>
          </table:table-cell>
          <table:table-cell table:formula="of:=SUM([.F133];[.H133];[.J133];[.L133])" office:value-type="float" office:value="1.0060391616424" calcext:value-type="float">
            <text:p>1.006</text:p>
          </table:table-cell>
          <table:table-cell table:formula="of:=[.F133]/([.F133]+[.L133])" office:value-type="float" office:value="0.526592641632584" calcext:value-type="float">
            <text:p>0.5266</text:p>
          </table:table-cell>
          <table:table-cell table:formula="of:=SQRT(([.R133]*[.G133])^2 + ([.S133]*[.M133])^2)" office:value-type="float" office:value="0.00807470405969947" calcext:value-type="float">
            <text:p>0.0081</text:p>
          </table:table-cell>
          <table:table-cell/>
          <table:table-cell table:formula="of:=[.L133]/([.L133]+[.F133])^2" office:value-type="float" office:value="0.473407358367416" calcext:value-type="float">
            <text:p>0.473407358367416</text:p>
          </table:table-cell>
          <table:table-cell table:formula="of:=-[.F133]/([.L133]+[.F133])^2" office:value-type="float" office:value="-0.526592641632584" calcext:value-type="float">
            <text:p>-0.526592641632584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G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35613213751422" calcext:value-type="float">
            <text:p>0.136</text:p>
          </table:table-cell>
          <table:table-cell office:value-type="float" office:value="0.0195200837975532" calcext:value-type="float">
            <text:p>0.020</text:p>
          </table:table-cell>
          <table:table-cell table:formula="of:=[.$H133]" office:value-type="float" office:value="0" calcext:value-type="float">
            <text:p>0.000</text:p>
          </table:table-cell>
          <table:table-cell table:formula="of:=[.$I133]" office:value-type="float" office:value="0" calcext:value-type="float">
            <text:p>0.000</text:p>
          </table:table-cell>
          <table:table-cell office:value-type="float" office:value="0.504683483306784" calcext:value-type="float">
            <text:p>0.505</text:p>
          </table:table-cell>
          <table:table-cell office:value-type="float" office:value="0.00552842179863809" calcext:value-type="float">
            <text:p>0.006</text:p>
          </table:table-cell>
          <table:table-cell office:value-type="float" office:value="0.864386786248578" calcext:value-type="float">
            <text:p>0.864</text:p>
          </table:table-cell>
          <table:table-cell office:value-type="float" office:value="0.0256385911175426" calcext:value-type="float">
            <text:p>0.026</text:p>
          </table:table-cell>
          <table:table-cell table:formula="of:=SUM([.F134];[.H134];[.J134];[.L134])" office:value-type="float" office:value="1.50468348330678" calcext:value-type="float">
            <text:p>1.505</text:p>
          </table:table-cell>
          <table:table-cell table:formula="of:=[.F134]/([.F134]+[.L134])" office:value-type="float" office:value="0.135613213751422" calcext:value-type="float">
            <text:p>0.1356</text:p>
          </table:table-cell>
          <table:table-cell table:formula="of:=SQRT(([.R134]*[.G134])^2 + ([.S134]*[.M134])^2)" office:value-type="float" office:value="0.0172274169020752" calcext:value-type="float">
            <text:p>0.0172</text:p>
          </table:table-cell>
          <table:table-cell/>
          <table:table-cell table:formula="of:=[.L134]/([.L134]+[.F134])^2" office:value-type="float" office:value="0.864386786248578" calcext:value-type="float">
            <text:p>0.864386786248578</text:p>
          </table:table-cell>
          <table:table-cell table:formula="of:=-[.F134]/([.L134]+[.F134])^2" office:value-type="float" office:value="-0.135613213751422" calcext:value-type="float">
            <text:p>-0.135613213751422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G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214960256141484" calcext:value-type="float">
            <text:p>0.215</text:p>
          </table:table-cell>
          <table:table-cell office:value-type="float" office:value="0.0321129650943071" calcext:value-type="float">
            <text:p>0.032</text:p>
          </table:table-cell>
          <table:table-cell table:formula="of:=[.$H134]" office:value-type="float" office:value="0" calcext:value-type="float">
            <text:p>0.000</text:p>
          </table:table-cell>
          <table:table-cell table:formula="of:=[.$I134]" office:value-type="float" office:value="0" calcext:value-type="float">
            <text:p>0.000</text:p>
          </table:table-cell>
          <table:table-cell office:value-type="float" office:value="0.00156738217358855" calcext:value-type="float">
            <text:p>0.002</text:p>
          </table:table-cell>
          <table:table-cell office:value-type="float" office:value="0.000313476434717709" calcext:value-type="float">
            <text:p>0.000</text:p>
          </table:table-cell>
          <table:table-cell office:value-type="float" office:value="0.785039743858516" calcext:value-type="float">
            <text:p>0.785</text:p>
          </table:table-cell>
          <table:table-cell office:value-type="float" office:value="0.0572424813230168" calcext:value-type="float">
            <text:p>0.057</text:p>
          </table:table-cell>
          <table:table-cell table:formula="of:=SUM([.F135];[.H135];[.J135];[.L135])" office:value-type="float" office:value="1.00156738217359" calcext:value-type="float">
            <text:p>1.002</text:p>
          </table:table-cell>
          <table:table-cell table:formula="of:=[.F135]/([.F135]+[.L135])" office:value-type="float" office:value="0.214960256141484" calcext:value-type="float">
            <text:p>0.2150</text:p>
          </table:table-cell>
          <table:table-cell table:formula="of:=SQRT(([.R135]*[.G135])^2 + ([.S135]*[.M135])^2)" office:value-type="float" office:value="0.0280526525778804" calcext:value-type="float">
            <text:p>0.0281</text:p>
          </table:table-cell>
          <table:table-cell/>
          <table:table-cell table:formula="of:=[.L135]/([.L135]+[.F135])^2" office:value-type="float" office:value="0.785039743858516" calcext:value-type="float">
            <text:p>0.785039743858516</text:p>
          </table:table-cell>
          <table:table-cell table:formula="of:=-[.F135]/([.L135]+[.F135])^2" office:value-type="float" office:value="-0.214960256141484" calcext:value-type="float">
            <text:p>-0.214960256141484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F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82473788654236" calcext:value-type="float">
            <text:p>0.382</text:p>
          </table:table-cell>
          <table:table-cell office:value-type="float" office:value="0.00514890087155249" calcext:value-type="float">
            <text:p>0.005</text:p>
          </table:table-cell>
          <table:table-cell table:formula="of:=[.$H135]" office:value-type="float" office:value="0" calcext:value-type="float">
            <text:p>0.000</text:p>
          </table:table-cell>
          <table:table-cell table:formula="of:=[.$I135]" office:value-type="float" office:value="0" calcext:value-type="float">
            <text:p>0.000</text:p>
          </table:table-cell>
          <table:table-cell office:value-type="float" office:value="0.492700606274396" calcext:value-type="float">
            <text:p>0.493</text:p>
          </table:table-cell>
          <table:table-cell office:value-type="float" office:value="0.0020077449318435" calcext:value-type="float">
            <text:p>0.002</text:p>
          </table:table-cell>
          <table:table-cell office:value-type="float" office:value="0.617526211345764" calcext:value-type="float">
            <text:p>0.618</text:p>
          </table:table-cell>
          <table:table-cell office:value-type="float" office:value="0.00478857159040334" calcext:value-type="float">
            <text:p>0.005</text:p>
          </table:table-cell>
          <table:table-cell table:formula="of:=SUM([.F136];[.H136];[.J136];[.L136])" office:value-type="float" office:value="1.4927006062744" calcext:value-type="float">
            <text:p>1.493</text:p>
          </table:table-cell>
          <table:table-cell table:formula="of:=[.F136]/([.F136]+[.L136])" office:value-type="float" office:value="0.382473788654236" calcext:value-type="float">
            <text:p>0.3825</text:p>
          </table:table-cell>
          <table:table-cell table:formula="of:=SQRT(([.R136]*[.G136])^2 + ([.S136]*[.M136])^2)" office:value-type="float" office:value="0.00366935152093483" calcext:value-type="float">
            <text:p>0.0037</text:p>
          </table:table-cell>
          <table:table-cell/>
          <table:table-cell table:formula="of:=[.L136]/([.L136]+[.F136])^2" office:value-type="float" office:value="0.617526211345764" calcext:value-type="float">
            <text:p>0.617526211345764</text:p>
          </table:table-cell>
          <table:table-cell table:formula="of:=-[.F136]/([.L136]+[.F136])^2" office:value-type="float" office:value="-0.382473788654236" calcext:value-type="float">
            <text:p>-0.382473788654236</text:p>
          </table:table-cell>
        </table:table-row>
        <table:table-row table:style-name="ro1">
          <table:table-cell office:value-type="string" calcext:value-type="string">
            <text:p>77Re</text:p>
          </table:table-cell>
          <table:table-cell office:value-type="string" calcext:value-type="string">
            <text:p>F</text:p>
          </table:table-cell>
          <table:table-cell office:value-type="float" office:value="22.7" calcext:value-type="float">
            <text:p>22.7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713837183274126" calcext:value-type="float">
            <text:p>0.714</text:p>
          </table:table-cell>
          <table:table-cell office:value-type="float" office:value="0.00503081830648767" calcext:value-type="float">
            <text:p>0.005</text:p>
          </table:table-cell>
          <table:table-cell table:formula="of:=[.$H136]" office:value-type="float" office:value="0" calcext:value-type="float">
            <text:p>0.000</text:p>
          </table:table-cell>
          <table:table-cell table:formula="of:=[.$I136]" office:value-type="float" office:value="0" calcext:value-type="float">
            <text:p>0.000</text:p>
          </table:table-cell>
          <table:table-cell office:value-type="float" office:value="0.0105277911654423" calcext:value-type="float">
            <text:p>0.011</text:p>
          </table:table-cell>
          <table:table-cell office:value-type="float" office:value="0.000751985083245881" calcext:value-type="float">
            <text:p>0.001</text:p>
          </table:table-cell>
          <table:table-cell office:value-type="float" office:value="0.286162816725874" calcext:value-type="float">
            <text:p>0.286</text:p>
          </table:table-cell>
          <table:table-cell office:value-type="float" office:value="0.00512434814506322" calcext:value-type="float">
            <text:p>0.005</text:p>
          </table:table-cell>
          <table:table-cell table:formula="of:=SUM([.F137];[.H137];[.J137];[.L137])" office:value-type="float" office:value="1.01052779116544" calcext:value-type="float">
            <text:p>1.011</text:p>
          </table:table-cell>
          <table:table-cell table:formula="of:=[.F137]/([.F137]+[.L137])" office:value-type="float" office:value="0.713837183274126" calcext:value-type="float">
            <text:p>0.7138</text:p>
          </table:table-cell>
          <table:table-cell table:formula="of:=SQRT(([.R137]*[.G137])^2 + ([.S137]*[.M137])^2)" office:value-type="float" office:value="0.00393104866051425" calcext:value-type="float">
            <text:p>0.0039</text:p>
          </table:table-cell>
          <table:table-cell/>
          <table:table-cell table:formula="of:=[.L137]/([.L137]+[.F137])^2" office:value-type="float" office:value="0.286162816725874" calcext:value-type="float">
            <text:p>0.286162816725874</text:p>
          </table:table-cell>
          <table:table-cell table:formula="of:=-[.F137]/([.L137]+[.F137])^2" office:value-type="float" office:value="-0.713837183274126" calcext:value-type="float">
            <text:p>-0.71383718327412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0701388221395913" calcext:value-type="float">
            <text:p>0.070</text:p>
          </table:table-cell>
          <table:table-cell office:value-type="float" office:value="0.00154945851560216" calcext:value-type="float">
            <text:p>0.002</text:p>
          </table:table-cell>
          <table:table-cell table:formula="of:=[.$H138]" office:value-type="float" office:value="0" calcext:value-type="float">
            <text:p>0.000</text:p>
          </table:table-cell>
          <table:table-cell table:formula="of:=[.$I138]" office:value-type="float" office:value="0" calcext:value-type="float">
            <text:p>0.000</text:p>
          </table:table-cell>
          <table:table-cell office:value-type="float" office:value="0.522256979839469" calcext:value-type="float">
            <text:p>0.522</text:p>
          </table:table-cell>
          <table:table-cell office:value-type="float" office:value="0.00543503006455456" calcext:value-type="float">
            <text:p>0.005</text:p>
          </table:table-cell>
          <table:table-cell office:value-type="float" office:value="0.929861177860409" calcext:value-type="float">
            <text:p>0.930</text:p>
          </table:table-cell>
          <table:table-cell office:value-type="float" office:value="0.0066287133471237" calcext:value-type="float">
            <text:p>0.007</text:p>
          </table:table-cell>
          <table:table-cell table:formula="of:=SUM([.F139];[.H139];[.J139];[.L139])" office:value-type="float" office:value="1.52225697983947" calcext:value-type="float">
            <text:p>1.522</text:p>
          </table:table-cell>
          <table:table-cell table:formula="of:=[.F139]/([.F139]+[.L139])" office:value-type="float" office:value="0.0701388221395914" calcext:value-type="float">
            <text:p>0.0701</text:p>
          </table:table-cell>
          <table:table-cell table:formula="of:=SQRT(([.R139]*[.G139])^2 + ([.S139]*[.M139])^2)" office:value-type="float" office:value="0.00151393885418265" calcext:value-type="float">
            <text:p>0.0015</text:p>
          </table:table-cell>
          <table:table-cell/>
          <table:table-cell table:formula="of:=[.L139]/([.L139]+[.F139])^2" office:value-type="float" office:value="0.929861177860409" calcext:value-type="float">
            <text:p>0.929861177860409</text:p>
          </table:table-cell>
          <table:table-cell table:formula="of:=-[.F139]/([.L139]+[.F139])^2" office:value-type="float" office:value="-0.0701388221395914" calcext:value-type="float">
            <text:p>-0.070138822139591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0914179933346144" calcext:value-type="float">
            <text:p>0.091</text:p>
          </table:table-cell>
          <table:table-cell office:value-type="float" office:value="0.00024476035698692" calcext:value-type="float">
            <text:p>0.000</text:p>
          </table:table-cell>
          <table:table-cell table:formula="of:=[.$H139]" office:value-type="float" office:value="0" calcext:value-type="float">
            <text:p>0.000</text:p>
          </table:table-cell>
          <table:table-cell table:formula="of:=[.$I139]" office:value-type="float" office:value="0" calcext:value-type="float">
            <text:p>0.000</text:p>
          </table:table-cell>
          <table:table-cell office:value-type="float" office:value="0.000439028705576771" calcext:value-type="float">
            <text:p>0.000</text:p>
          </table:table-cell>
          <table:table-cell office:value-type="float" office:value="0.000146342901858924" calcext:value-type="float">
            <text:p>0.000</text:p>
          </table:table-cell>
          <table:table-cell office:value-type="float" office:value="0.908582006665386" calcext:value-type="float">
            <text:p>0.909</text:p>
          </table:table-cell>
          <table:table-cell office:value-type="float" office:value="0.00349035104601349" calcext:value-type="float">
            <text:p>0.003</text:p>
          </table:table-cell>
          <table:table-cell table:formula="of:=SUM([.F140];[.H140];[.J140];[.L140])" office:value-type="float" office:value="1.00043902870558" calcext:value-type="float">
            <text:p>1.000</text:p>
          </table:table-cell>
          <table:table-cell table:formula="of:=[.F140]/([.F140]+[.L140])" office:value-type="float" office:value="0.0914179933346144" calcext:value-type="float">
            <text:p>0.0914</text:p>
          </table:table-cell>
          <table:table-cell table:formula="of:=SQRT(([.R140]*[.G140])^2 + ([.S140]*[.M140])^2)" office:value-type="float" office:value="0.00038893140503314" calcext:value-type="float">
            <text:p>0.0004</text:p>
          </table:table-cell>
          <table:table-cell/>
          <table:table-cell table:formula="of:=[.L140]/([.L140]+[.F140])^2" office:value-type="float" office:value="0.908582006665385" calcext:value-type="float">
            <text:p>0.908582006665385</text:p>
          </table:table-cell>
          <table:table-cell table:formula="of:=-[.F140]/([.L140]+[.F140])^2" office:value-type="float" office:value="-0.0914179933346144" calcext:value-type="float">
            <text:p>-0.091417993334614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133169243508997" calcext:value-type="float">
            <text:p>0.133</text:p>
          </table:table-cell>
          <table:table-cell office:value-type="float" office:value="0.00152251421694737" calcext:value-type="float">
            <text:p>0.002</text:p>
          </table:table-cell>
          <table:table-cell table:formula="of:=[.$H140]" office:value-type="float" office:value="0" calcext:value-type="float">
            <text:p>0.000</text:p>
          </table:table-cell>
          <table:table-cell table:formula="of:=[.$I140]" office:value-type="float" office:value="0" calcext:value-type="float">
            <text:p>0.000</text:p>
          </table:table-cell>
          <table:table-cell office:value-type="float" office:value="0.494240632967641" calcext:value-type="float">
            <text:p>0.494</text:p>
          </table:table-cell>
          <table:table-cell office:value-type="float" office:value="0.00254888342149324" calcext:value-type="float">
            <text:p>0.003</text:p>
          </table:table-cell>
          <table:table-cell office:value-type="float" office:value="0.866830756491003" calcext:value-type="float">
            <text:p>0.867</text:p>
          </table:table-cell>
          <table:table-cell office:value-type="float" office:value="0.00325672169001003" calcext:value-type="float">
            <text:p>0.003</text:p>
          </table:table-cell>
          <table:table-cell table:formula="of:=SUM([.F141];[.H141];[.J141];[.L141])" office:value-type="float" office:value="1.49424063296764" calcext:value-type="float">
            <text:p>1.494</text:p>
          </table:table-cell>
          <table:table-cell table:formula="of:=[.F141]/([.F141]+[.L141])" office:value-type="float" office:value="0.133169243508997" calcext:value-type="float">
            <text:p>0.1332</text:p>
          </table:table-cell>
          <table:table-cell table:formula="of:=SQRT(([.R141]*[.G141])^2 + ([.S141]*[.M141])^2)" office:value-type="float" office:value="0.00138919531702028" calcext:value-type="float">
            <text:p>0.0014</text:p>
          </table:table-cell>
          <table:table-cell/>
          <table:table-cell table:formula="of:=[.L141]/([.L141]+[.F141])^2" office:value-type="float" office:value="0.866830756491003" calcext:value-type="float">
            <text:p>0.866830756491003</text:p>
          </table:table-cell>
          <table:table-cell table:formula="of:=-[.F141]/([.L141]+[.F141])^2" office:value-type="float" office:value="-0.133169243508997" calcext:value-type="float">
            <text:p>-0.133169243508997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197290558057783" calcext:value-type="float">
            <text:p>0.197</text:p>
          </table:table-cell>
          <table:table-cell office:value-type="float" office:value="0.00371159661607247" calcext:value-type="float">
            <text:p>0.004</text:p>
          </table:table-cell>
          <table:table-cell table:formula="of:=[.$H141]" office:value-type="float" office:value="0" calcext:value-type="float">
            <text:p>0.000</text:p>
          </table:table-cell>
          <table:table-cell table:formula="of:=[.$I141]" office:value-type="float" office:value="0" calcext:value-type="float">
            <text:p>0.000</text:p>
          </table:table-cell>
          <table:table-cell office:value-type="float" office:value="0.00114784861830107" calcext:value-type="float">
            <text:p>0.001</text:p>
          </table:table-cell>
          <table:table-cell office:value-type="float" office:value="0.000841755653420788" calcext:value-type="float">
            <text:p>0.001</text:p>
          </table:table-cell>
          <table:table-cell office:value-type="float" office:value="0.802709441942217" calcext:value-type="float">
            <text:p>0.803</text:p>
          </table:table-cell>
          <table:table-cell office:value-type="float" office:value="0.00558942200585031" calcext:value-type="float">
            <text:p>0.006</text:p>
          </table:table-cell>
          <table:table-cell table:formula="of:=SUM([.F142];[.H142];[.J142];[.L142])" office:value-type="float" office:value="1.0011478486183" calcext:value-type="float">
            <text:p>1.001</text:p>
          </table:table-cell>
          <table:table-cell table:formula="of:=[.F142]/([.F142]+[.L142])" office:value-type="float" office:value="0.197290558057783" calcext:value-type="float">
            <text:p>0.1973</text:p>
          </table:table-cell>
          <table:table-cell table:formula="of:=SQRT(([.R142]*[.G142])^2 + ([.S142]*[.M142])^2)" office:value-type="float" office:value="0.00317686400527076" calcext:value-type="float">
            <text:p>0.0032</text:p>
          </table:table-cell>
          <table:table-cell/>
          <table:table-cell table:formula="of:=[.L142]/([.L142]+[.F142])^2" office:value-type="float" office:value="0.802709441942217" calcext:value-type="float">
            <text:p>0.802709441942217</text:p>
          </table:table-cell>
          <table:table-cell table:formula="of:=-[.F142]/([.L142]+[.F142])^2" office:value-type="float" office:value="-0.197290558057783" calcext:value-type="float">
            <text:p>-0.197290558057783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267716541648189" calcext:value-type="float">
            <text:p>0.268</text:p>
          </table:table-cell>
          <table:table-cell office:value-type="float" office:value="0.00271627984626815" calcext:value-type="float">
            <text:p>0.003</text:p>
          </table:table-cell>
          <table:table-cell table:formula="of:=[.$H142]" office:value-type="float" office:value="0" calcext:value-type="float">
            <text:p>0.000</text:p>
          </table:table-cell>
          <table:table-cell table:formula="of:=[.$I142]" office:value-type="float" office:value="0" calcext:value-type="float">
            <text:p>0.000</text:p>
          </table:table-cell>
          <table:table-cell office:value-type="float" office:value="0.506450399038001" calcext:value-type="float">
            <text:p>0.506</text:p>
          </table:table-cell>
          <table:table-cell office:value-type="float" office:value="0.00675613667264649" calcext:value-type="float">
            <text:p>0.007</text:p>
          </table:table-cell>
          <table:table-cell office:value-type="float" office:value="0.732283458351811" calcext:value-type="float">
            <text:p>0.732</text:p>
          </table:table-cell>
          <table:table-cell office:value-type="float" office:value="0.0156876382244107" calcext:value-type="float">
            <text:p>0.016</text:p>
          </table:table-cell>
          <table:table-cell table:formula="of:=SUM([.F143];[.H143];[.J143];[.L143])" office:value-type="float" office:value="1.506450399038" calcext:value-type="float">
            <text:p>1.506</text:p>
          </table:table-cell>
          <table:table-cell table:formula="of:=[.F143]/([.F143]+[.L143])" office:value-type="float" office:value="0.267716541648189" calcext:value-type="float">
            <text:p>0.2677</text:p>
          </table:table-cell>
          <table:table-cell table:formula="of:=SQRT(([.R143]*[.G143])^2 + ([.S143]*[.M143])^2)" office:value-type="float" office:value="0.00464705545905481" calcext:value-type="float">
            <text:p>0.0046</text:p>
          </table:table-cell>
          <table:table-cell/>
          <table:table-cell table:formula="of:=[.L143]/([.L143]+[.F143])^2" office:value-type="float" office:value="0.732283458351811" calcext:value-type="float">
            <text:p>0.732283458351811</text:p>
          </table:table-cell>
          <table:table-cell table:formula="of:=-[.F143]/([.L143]+[.F143])^2" office:value-type="float" office:value="-0.267716541648189" calcext:value-type="float">
            <text:p>-0.267716541648189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479998786281625" calcext:value-type="float">
            <text:p>0.480</text:p>
          </table:table-cell>
          <table:table-cell office:value-type="float" office:value="0.00223865628854409" calcext:value-type="float">
            <text:p>0.002</text:p>
          </table:table-cell>
          <table:table-cell table:formula="of:=[.$H143]" office:value-type="float" office:value="0" calcext:value-type="float">
            <text:p>0.000</text:p>
          </table:table-cell>
          <table:table-cell table:formula="of:=[.$I143]" office:value-type="float" office:value="0" calcext:value-type="float">
            <text:p>0.000</text:p>
          </table:table-cell>
          <table:table-cell office:value-type="float" office:value="0.00212313611452874" calcext:value-type="float">
            <text:p>0.002</text:p>
          </table:table-cell>
          <table:table-cell office:value-type="float" office:value="0.000461551329245378" calcext:value-type="float">
            <text:p>0.000</text:p>
          </table:table-cell>
          <table:table-cell office:value-type="float" office:value="0.520001213718375" calcext:value-type="float">
            <text:p>0.520</text:p>
          </table:table-cell>
          <table:table-cell office:value-type="float" office:value="0.00316486581516873" calcext:value-type="float">
            <text:p>0.003</text:p>
          </table:table-cell>
          <table:table-cell table:formula="of:=SUM([.F144];[.H144];[.J144];[.L144])" office:value-type="float" office:value="1.00212313611453" calcext:value-type="float">
            <text:p>1.002</text:p>
          </table:table-cell>
          <table:table-cell table:formula="of:=[.F144]/([.F144]+[.L144])" office:value-type="float" office:value="0.479998786281625" calcext:value-type="float">
            <text:p>0.4800</text:p>
          </table:table-cell>
          <table:table-cell table:formula="of:=SQRT(([.R144]*[.G144])^2 + ([.S144]*[.M144])^2)" office:value-type="float" office:value="0.00191387025861542" calcext:value-type="float">
            <text:p>0.0019</text:p>
          </table:table-cell>
          <table:table-cell/>
          <table:table-cell table:formula="of:=[.L144]/([.L144]+[.F144])^2" office:value-type="float" office:value="0.520001213718375" calcext:value-type="float">
            <text:p>0.520001213718375</text:p>
          </table:table-cell>
          <table:table-cell table:formula="of:=-[.F144]/([.L144]+[.F144])^2" office:value-type="float" office:value="-0.479998786281625" calcext:value-type="float">
            <text:p>-0.479998786281625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15019252440913" calcext:value-type="float">
            <text:p>0.315</text:p>
          </table:table-cell>
          <table:table-cell office:value-type="float" office:value="0.00315781483608243" calcext:value-type="float">
            <text:p>0.003</text:p>
          </table:table-cell>
          <table:table-cell table:formula="of:=[.$H144]" office:value-type="float" office:value="0" calcext:value-type="float">
            <text:p>0.000</text:p>
          </table:table-cell>
          <table:table-cell table:formula="of:=[.$I144]" office:value-type="float" office:value="0" calcext:value-type="float">
            <text:p>0.000</text:p>
          </table:table-cell>
          <table:table-cell office:value-type="float" office:value="0.479047999551299" calcext:value-type="float">
            <text:p>0.479</text:p>
          </table:table-cell>
          <table:table-cell office:value-type="float" office:value="0.00455740146352147" calcext:value-type="float">
            <text:p>0.005</text:p>
          </table:table-cell>
          <table:table-cell office:value-type="float" office:value="0.684980747559087" calcext:value-type="float">
            <text:p>0.685</text:p>
          </table:table-cell>
          <table:table-cell office:value-type="float" office:value="0.00310560837657846" calcext:value-type="float">
            <text:p>0.003</text:p>
          </table:table-cell>
          <table:table-cell table:formula="of:=SUM([.F145];[.H145];[.J145];[.L145])" office:value-type="float" office:value="1.4790479995513" calcext:value-type="float">
            <text:p>1.479</text:p>
          </table:table-cell>
          <table:table-cell table:formula="of:=[.F145]/([.F145]+[.L145])" office:value-type="float" office:value="0.315019252440913" calcext:value-type="float">
            <text:p>0.3150</text:p>
          </table:table-cell>
          <table:table-cell table:formula="of:=SQRT(([.R145]*[.G145])^2 + ([.S145]*[.M145])^2)" office:value-type="float" office:value="0.00237399976490167" calcext:value-type="float">
            <text:p>0.0024</text:p>
          </table:table-cell>
          <table:table-cell/>
          <table:table-cell table:formula="of:=[.L145]/([.L145]+[.F145])^2" office:value-type="float" office:value="0.684980747559087" calcext:value-type="float">
            <text:p>0.684980747559087</text:p>
          </table:table-cell>
          <table:table-cell table:formula="of:=-[.F145]/([.L145]+[.F145])^2" office:value-type="float" office:value="-0.315019252440913" calcext:value-type="float">
            <text:p>-0.315019252440913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577224250668426" calcext:value-type="float">
            <text:p>0.577</text:p>
          </table:table-cell>
          <table:table-cell office:value-type="float" office:value="0.00355563027151207" calcext:value-type="float">
            <text:p>0.004</text:p>
          </table:table-cell>
          <table:table-cell table:formula="of:=[.$H145]" office:value-type="float" office:value="0" calcext:value-type="float">
            <text:p>0.000</text:p>
          </table:table-cell>
          <table:table-cell table:formula="of:=[.$I145]" office:value-type="float" office:value="0" calcext:value-type="float">
            <text:p>0.000</text:p>
          </table:table-cell>
          <table:table-cell office:value-type="float" office:value="0.00212592128184515" calcext:value-type="float">
            <text:p>0.002</text:p>
          </table:table-cell>
          <table:table-cell office:value-type="float" office:value="0.000193265571076832" calcext:value-type="float">
            <text:p>0.000</text:p>
          </table:table-cell>
          <table:table-cell office:value-type="float" office:value="0.422775749331574" calcext:value-type="float">
            <text:p>0.423</text:p>
          </table:table-cell>
          <table:table-cell office:value-type="float" office:value="0.00230474003042766" calcext:value-type="float">
            <text:p>0.002</text:p>
          </table:table-cell>
          <table:table-cell table:formula="of:=SUM([.F146];[.H146];[.J146];[.L146])" office:value-type="float" office:value="1.00212592128185" calcext:value-type="float">
            <text:p>1.002</text:p>
          </table:table-cell>
          <table:table-cell table:formula="of:=[.F146]/([.F146]+[.L146])" office:value-type="float" office:value="0.577224250668426" calcext:value-type="float">
            <text:p>0.5772</text:p>
          </table:table-cell>
          <table:table-cell table:formula="of:=SQRT(([.R146]*[.G146])^2 + ([.S146]*[.M146])^2)" office:value-type="float" office:value="0.00200737371405579" calcext:value-type="float">
            <text:p>0.0020</text:p>
          </table:table-cell>
          <table:table-cell/>
          <table:table-cell table:formula="of:=[.L146]/([.L146]+[.F146])^2" office:value-type="float" office:value="0.422775749331574" calcext:value-type="float">
            <text:p>0.422775749331574</text:p>
          </table:table-cell>
          <table:table-cell table:formula="of:=-[.F146]/([.L146]+[.F146])^2" office:value-type="float" office:value="-0.577224250668426" calcext:value-type="float">
            <text:p>-0.577224250668426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69882420968786" calcext:value-type="float">
            <text:p>0.370</text:p>
          </table:table-cell>
          <table:table-cell office:value-type="float" office:value="0.00691160641954934" calcext:value-type="float">
            <text:p>0.007</text:p>
          </table:table-cell>
          <table:table-cell table:formula="of:=[.$H146]" office:value-type="float" office:value="0" calcext:value-type="float">
            <text:p>0.000</text:p>
          </table:table-cell>
          <table:table-cell table:formula="of:=[.$I146]" office:value-type="float" office:value="0" calcext:value-type="float">
            <text:p>0.000</text:p>
          </table:table-cell>
          <table:table-cell office:value-type="float" office:value="0.485498431862202" calcext:value-type="float">
            <text:p>0.485</text:p>
          </table:table-cell>
          <table:table-cell office:value-type="float" office:value="0.0126640173055764" calcext:value-type="float">
            <text:p>0.013</text:p>
          </table:table-cell>
          <table:table-cell office:value-type="float" office:value="0.630117579031214" calcext:value-type="float">
            <text:p>0.630</text:p>
          </table:table-cell>
          <table:table-cell office:value-type="float" office:value="0.00616008986123231" calcext:value-type="float">
            <text:p>0.006</text:p>
          </table:table-cell>
          <table:table-cell table:formula="of:=SUM([.F147];[.H147];[.J147];[.L147])" office:value-type="float" office:value="1.4854984318622" calcext:value-type="float">
            <text:p>1.485</text:p>
          </table:table-cell>
          <table:table-cell table:formula="of:=[.F147]/([.F147]+[.L147])" office:value-type="float" office:value="0.369882420968786" calcext:value-type="float">
            <text:p>0.3699</text:p>
          </table:table-cell>
          <table:table-cell table:formula="of:=SQRT(([.R147]*[.G147])^2 + ([.S147]*[.M147])^2)" office:value-type="float" office:value="0.00491515149624026" calcext:value-type="float">
            <text:p>0.0049</text:p>
          </table:table-cell>
          <table:table-cell/>
          <table:table-cell table:formula="of:=[.L147]/([.L147]+[.F147])^2" office:value-type="float" office:value="0.630117579031214" calcext:value-type="float">
            <text:p>0.630117579031214</text:p>
          </table:table-cell>
          <table:table-cell table:formula="of:=-[.F147]/([.L147]+[.F147])^2" office:value-type="float" office:value="-0.369882420968786" calcext:value-type="float">
            <text:p>-0.369882420968786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679720641111215" calcext:value-type="float">
            <text:p>0.680</text:p>
          </table:table-cell>
          <table:table-cell office:value-type="float" office:value="0.00381184147449573" calcext:value-type="float">
            <text:p>0.004</text:p>
          </table:table-cell>
          <table:table-cell table:formula="of:=[.$H147]" office:value-type="float" office:value="0" calcext:value-type="float">
            <text:p>0.000</text:p>
          </table:table-cell>
          <table:table-cell table:formula="of:=[.$I147]" office:value-type="float" office:value="0" calcext:value-type="float">
            <text:p>0.000</text:p>
          </table:table-cell>
          <table:table-cell office:value-type="float" office:value="0.00414383759371854" calcext:value-type="float">
            <text:p>0.004</text:p>
          </table:table-cell>
          <table:table-cell office:value-type="float" office:value="0.000517979699214818" calcext:value-type="float">
            <text:p>0.001</text:p>
          </table:table-cell>
          <table:table-cell office:value-type="float" office:value="0.320279358888785" calcext:value-type="float">
            <text:p>0.320</text:p>
          </table:table-cell>
          <table:table-cell office:value-type="float" office:value="0.0050960553728688" calcext:value-type="float">
            <text:p>0.005</text:p>
          </table:table-cell>
          <table:table-cell table:formula="of:=SUM([.F148];[.H148];[.J148];[.L148])" office:value-type="float" office:value="1.00414383759372" calcext:value-type="float">
            <text:p>1.004</text:p>
          </table:table-cell>
          <table:table-cell table:formula="of:=[.F148]/([.F148]+[.L148])" office:value-type="float" office:value="0.679720641111215" calcext:value-type="float">
            <text:p>0.6797</text:p>
          </table:table-cell>
          <table:table-cell table:formula="of:=SQRT(([.R148]*[.G148])^2 + ([.S148]*[.M148])^2)" office:value-type="float" office:value="0.00367274375062376" calcext:value-type="float">
            <text:p>0.0037</text:p>
          </table:table-cell>
          <table:table-cell/>
          <table:table-cell table:formula="of:=[.L148]/([.L148]+[.F148])^2" office:value-type="float" office:value="0.320279358888785" calcext:value-type="float">
            <text:p>0.320279358888785</text:p>
          </table:table-cell>
          <table:table-cell table:formula="of:=-[.F148]/([.L148]+[.F148])^2" office:value-type="float" office:value="-0.679720641111215" calcext:value-type="float">
            <text:p>-0.679720641111215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385144836944235" calcext:value-type="float">
            <text:p>0.385</text:p>
          </table:table-cell>
          <table:table-cell office:value-type="float" office:value="0.00615138160159382" calcext:value-type="float">
            <text:p>0.006</text:p>
          </table:table-cell>
          <table:table-cell table:formula="of:=[.$H148]" office:value-type="float" office:value="0" calcext:value-type="float">
            <text:p>0.000</text:p>
          </table:table-cell>
          <table:table-cell table:formula="of:=[.$I148]" office:value-type="float" office:value="0" calcext:value-type="float">
            <text:p>0.000</text:p>
          </table:table-cell>
          <table:table-cell office:value-type="float" office:value="0.506873002126682" calcext:value-type="float">
            <text:p>0.507</text:p>
          </table:table-cell>
          <table:table-cell office:value-type="float" office:value="0.0111700043467853" calcext:value-type="float">
            <text:p>0.011</text:p>
          </table:table-cell>
          <table:table-cell office:value-type="float" office:value="0.614855163055765" calcext:value-type="float">
            <text:p>0.615</text:p>
          </table:table-cell>
          <table:table-cell office:value-type="float" office:value="0.00974671328489983" calcext:value-type="float">
            <text:p>0.010</text:p>
          </table:table-cell>
          <table:table-cell table:formula="of:=SUM([.F149];[.H149];[.J149];[.L149])" office:value-type="float" office:value="1.50687300212668" calcext:value-type="float">
            <text:p>1.507</text:p>
          </table:table-cell>
          <table:table-cell table:formula="of:=[.F149]/([.F149]+[.L149])" office:value-type="float" office:value="0.385144836944235" calcext:value-type="float">
            <text:p>0.3851</text:p>
          </table:table-cell>
          <table:table-cell table:formula="of:=SQRT(([.R149]*[.G149])^2 + ([.S149]*[.M149])^2)" office:value-type="float" office:value="0.00532886858140033" calcext:value-type="float">
            <text:p>0.0053</text:p>
          </table:table-cell>
          <table:table-cell/>
          <table:table-cell table:formula="of:=[.L149]/([.L149]+[.F149])^2" office:value-type="float" office:value="0.614855163055765" calcext:value-type="float">
            <text:p>0.614855163055765</text:p>
          </table:table-cell>
          <table:table-cell table:formula="of:=-[.F149]/([.L149]+[.F149])^2" office:value-type="float" office:value="-0.385144836944235" calcext:value-type="float">
            <text:p>-0.385144836944235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695543276847223" calcext:value-type="float">
            <text:p>0.696</text:p>
          </table:table-cell>
          <table:table-cell office:value-type="float" office:value="0.00507759723815468" calcext:value-type="float">
            <text:p>0.005</text:p>
          </table:table-cell>
          <table:table-cell table:formula="of:=[.$H149]" office:value-type="float" office:value="0" calcext:value-type="float">
            <text:p>0.000</text:p>
          </table:table-cell>
          <table:table-cell table:formula="of:=[.$I149]" office:value-type="float" office:value="0" calcext:value-type="float">
            <text:p>0.000</text:p>
          </table:table-cell>
          <table:table-cell office:value-type="float" office:value="0.00450152111180878" calcext:value-type="float">
            <text:p>0.005</text:p>
          </table:table-cell>
          <table:table-cell office:value-type="float" office:value="0.00020937307496785" calcext:value-type="float">
            <text:p>0.000</text:p>
          </table:table-cell>
          <table:table-cell office:value-type="float" office:value="0.304456723152777" calcext:value-type="float">
            <text:p>0.304</text:p>
          </table:table-cell>
          <table:table-cell office:value-type="float" office:value="0.00390129066059427" calcext:value-type="float">
            <text:p>0.004</text:p>
          </table:table-cell>
          <table:table-cell table:formula="of:=SUM([.F150];[.H150];[.J150];[.L150])" office:value-type="float" office:value="1.00450152111181" calcext:value-type="float">
            <text:p>1.005</text:p>
          </table:table-cell>
          <table:table-cell table:formula="of:=[.F150]/([.F150]+[.L150])" office:value-type="float" office:value="0.695543276847223" calcext:value-type="float">
            <text:p>0.6955</text:p>
          </table:table-cell>
          <table:table-cell table:formula="of:=SQRT(([.R150]*[.G150])^2 + ([.S150]*[.M150])^2)" office:value-type="float" office:value="0.00312298017804366" calcext:value-type="float">
            <text:p>0.0031</text:p>
          </table:table-cell>
          <table:table-cell/>
          <table:table-cell table:formula="of:=[.L150]/([.L150]+[.F150])^2" office:value-type="float" office:value="0.304456723152777" calcext:value-type="float">
            <text:p>0.304456723152777</text:p>
          </table:table-cell>
          <table:table-cell table:formula="of:=-[.F150]/([.L150]+[.F150])^2" office:value-type="float" office:value="-0.695543276847223" calcext:value-type="float">
            <text:p>-0.695543276847223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ag</text:p>
          </table:table-cell>
          <table:table-cell office:value-type="float" office:value="0.777958316085027" calcext:value-type="float">
            <text:p>0.778</text:p>
          </table:table-cell>
          <table:table-cell office:value-type="float" office:value="0.00312101271349745" calcext:value-type="float">
            <text:p>0.003</text:p>
          </table:table-cell>
          <table:table-cell table:formula="of:=[.$H150]" office:value-type="float" office:value="0" calcext:value-type="float">
            <text:p>0.000</text:p>
          </table:table-cell>
          <table:table-cell table:formula="of:=[.$I150]" office:value-type="float" office:value="0" calcext:value-type="float">
            <text:p>0.000</text:p>
          </table:table-cell>
          <table:table-cell office:value-type="float" office:value="0.00559818668579838" calcext:value-type="float">
            <text:p>0.006</text:p>
          </table:table-cell>
          <table:table-cell office:value-type="float" office:value="0.00109768366388204" calcext:value-type="float">
            <text:p>0.001</text:p>
          </table:table-cell>
          <table:table-cell office:value-type="float" office:value="0.222041683914973" calcext:value-type="float">
            <text:p>0.222</text:p>
          </table:table-cell>
          <table:table-cell office:value-type="float" office:value="0.00294528394286626" calcext:value-type="float">
            <text:p>0.003</text:p>
          </table:table-cell>
          <table:table-cell table:formula="of:=SUM([.F151];[.H151];[.J151];[.L151])" office:value-type="float" office:value="1.0055981866858" calcext:value-type="float">
            <text:p>1.006</text:p>
          </table:table-cell>
          <table:table-cell table:formula="of:=[.F151]/([.F151]+[.L151])" office:value-type="float" office:value="0.777958316085027" calcext:value-type="float">
            <text:p>0.7780</text:p>
          </table:table-cell>
          <table:table-cell table:formula="of:=SQRT(([.R151]*[.G151])^2 + ([.S151]*[.M151])^2)" office:value-type="float" office:value="0.00239381179998371" calcext:value-type="float">
            <text:p>0.0024</text:p>
          </table:table-cell>
          <table:table-cell/>
          <table:table-cell table:formula="of:=[.L151]/([.L151]+[.F151])^2" office:value-type="float" office:value="0.222041683914973" calcext:value-type="float">
            <text:p>0.222041683914973</text:p>
          </table:table-cell>
          <table:table-cell table:formula="of:=-[.F151]/([.L151]+[.F151])^2" office:value-type="float" office:value="-0.777958316085027" calcext:value-type="float">
            <text:p>-0.777958316085027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ring</text:p>
          </table:table-cell>
          <table:table-cell office:value-type="float" office:value="0.0951113871345435" calcext:value-type="float">
            <text:p>0.095</text:p>
          </table:table-cell>
          <table:table-cell office:value-type="float" office:value="0.00321883515411665" calcext:value-type="float">
            <text:p>0.003</text:p>
          </table:table-cell>
          <table:table-cell table:formula="of:=[.$H151]" office:value-type="float" office:value="0" calcext:value-type="float">
            <text:p>0.000</text:p>
          </table:table-cell>
          <table:table-cell table:formula="of:=[.$I151]" office:value-type="float" office:value="0" calcext:value-type="float">
            <text:p>0.000</text:p>
          </table:table-cell>
          <table:table-cell office:value-type="float" office:value="0.50994381066124" calcext:value-type="float">
            <text:p>0.510</text:p>
          </table:table-cell>
          <table:table-cell office:value-type="float" office:value="0.00595989844454335" calcext:value-type="float">
            <text:p>0.006</text:p>
          </table:table-cell>
          <table:table-cell office:value-type="float" office:value="0.904888612865456" calcext:value-type="float">
            <text:p>0.905</text:p>
          </table:table-cell>
          <table:table-cell office:value-type="float" office:value="0.00351664627622084" calcext:value-type="float">
            <text:p>0.004</text:p>
          </table:table-cell>
          <table:table-cell table:formula="of:=SUM([.F152];[.H152];[.J152];[.L152])" office:value-type="float" office:value="1.50994381066124" calcext:value-type="float">
            <text:p>1.510</text:p>
          </table:table-cell>
          <table:table-cell table:formula="of:=[.F152]/([.F152]+[.L152])" office:value-type="float" office:value="0.0951113871345435" calcext:value-type="float">
            <text:p>0.0951</text:p>
          </table:table-cell>
          <table:table-cell table:formula="of:=SQRT(([.R152]*[.G152])^2 + ([.S152]*[.M152])^2)" office:value-type="float" office:value="0.00293182868456228" calcext:value-type="float">
            <text:p>0.0029</text:p>
          </table:table-cell>
          <table:table-cell/>
          <table:table-cell table:formula="of:=[.L152]/([.L152]+[.F152])^2" office:value-type="float" office:value="0.904888612865456" calcext:value-type="float">
            <text:p>0.904888612865456</text:p>
          </table:table-cell>
          <table:table-cell table:formula="of:=-[.F152]/([.L152]+[.F152])^2" office:value-type="float" office:value="-0.0951113871345435" calcext:value-type="float">
            <text:p>-0.095111387134544</text:p>
          </table:table-cell>
        </table:table-row>
        <table:table-row table:style-name="ro1">
          <table:table-cell office:value-type="string" calcext:value-type="string">
            <text:p>81R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873.15" calcext:value-type="float">
            <text:p>1873.15</text:p>
          </table:table-cell>
          <table:table-cell office:value-type="string" calcext:value-type="string">
            <text:p>mw</text:p>
          </table:table-cell>
          <table:table-cell office:value-type="float" office:value="0.131794121976427" calcext:value-type="float">
            <text:p>0.132</text:p>
          </table:table-cell>
          <table:table-cell office:value-type="float" office:value="0.00202468166262393" calcext:value-type="float">
            <text:p>0.002</text:p>
          </table:table-cell>
          <table:table-cell table:formula="of:=[.$H152]" office:value-type="float" office:value="0" calcext:value-type="float">
            <text:p>0.000</text:p>
          </table:table-cell>
          <table:table-cell table:formula="of:=[.$I152]" office:value-type="float" office:value="0" calcext:value-type="float">
            <text:p>0.000</text:p>
          </table:table-cell>
          <table:table-cell office:value-type="float" office:value="0.00226980530183017" calcext:value-type="float">
            <text:p>0.002</text:p>
          </table:table-cell>
          <table:table-cell office:value-type="float" office:value="0.00211848494837483" calcext:value-type="float">
            <text:p>0.002</text:p>
          </table:table-cell>
          <table:table-cell office:value-type="float" office:value="0.868205878023573" calcext:value-type="float">
            <text:p>0.868</text:p>
          </table:table-cell>
          <table:table-cell office:value-type="float" office:value="0.0053008153113936" calcext:value-type="float">
            <text:p>0.005</text:p>
          </table:table-cell>
          <table:table-cell table:formula="of:=SUM([.F153];[.H153];[.J153];[.L153])" office:value-type="float" office:value="1.00226980530183" calcext:value-type="float">
            <text:p>1.002</text:p>
          </table:table-cell>
          <table:table-cell table:formula="of:=[.F153]/([.F153]+[.L153])" office:value-type="float" office:value="0.131794121976427" calcext:value-type="float">
            <text:p>0.1318</text:p>
          </table:table-cell>
          <table:table-cell table:formula="of:=SQRT(([.R153]*[.G153])^2 + ([.S153]*[.M153])^2)" office:value-type="float" office:value="0.00189157818505138" calcext:value-type="float">
            <text:p>0.0019</text:p>
          </table:table-cell>
          <table:table-cell/>
          <table:table-cell table:formula="of:=[.L153]/([.L153]+[.F153])^2" office:value-type="float" office:value="0.868205878023573" calcext:value-type="float">
            <text:p>0.868205878023573</text:p>
          </table:table-cell>
          <table:table-cell table:formula="of:=-[.F153]/([.L153]+[.F153])^2" office:value-type="float" office:value="-0.131794121976427" calcext:value-type="float">
            <text:p>-0.131794121976427</text:p>
          </table:table-cell>
        </table:table-row>
      </table:table>
      <table:named-expressions/>
      <table:database-ranges>
        <table:database-range table:name="__Anonymous_Sheet_DB__1" table:target-range-address="'Frost et al., 2001'.A1:'Frost et al., 2001'.Q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31:30.090611242</meta:creation-date>
    <dc:date>2018-12-11T21:51:47.644738464</dc:date>
    <meta:editing-duration>PT6H26M18S</meta:editing-duration>
    <meta:editing-cycles>1</meta:editing-cycles>
    <meta:document-statistic meta:table-count="2" meta:cell-count="6940" meta:object-count="0"/>
    <meta:generator>LibreOffice/6.0.6.2$Linux_X86_64 LibreOffice_project/00m0$Build-2</meta:generator>
  </office:meta>
</office:document-meta>
</file>